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35in" fo:break-before="auto" style:use-optimal-row-height="true"/>
    </style:style>
    <style:style style:name="ro3" style:family="table-row">
      <style:table-row-properties style:row-height="0.6398in" fo:break-before="auto" style:use-optimal-row-height="true"/>
    </style:style>
    <style:style style:name="ro4" style:family="table-row">
      <style:table-row-properties style:row-height="0.3272in" fo:break-before="auto" style:use-optimal-row-height="true"/>
    </style:style>
    <style:style style:name="ro5" style:family="table-row">
      <style:table-row-properties style:row-height="1.1075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3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4"/>
    <style:style style:name="ce2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WMT" table:style-name="ta1">
        <table:table-column table:style-name="co1" table:default-cell-style-name="Default"/>
        <table:table-row table:style-name="ro1">
          <table:table-cell/>
        </table:table-row>
      </table:table>
      <table:table table:name="XOM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XOM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XOM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75.26" calcext:value-type="float">
            <text:p>75.26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0.6" calcext:value-type="float">
            <text:p>0.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.27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0.2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90.10B</text:p>
          </table:table-cell>
          <table:table-cell office:value-type="string" calcext:value-type="string">
            <text:p>Forward P/E</text:p>
          </table:table-cell>
          <table:table-cell office:value-type="float" office:value="28.61" calcext:value-type="float">
            <text:p>28.61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.59" calcext:value-type="float">
            <text:p>1.5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3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.22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7.6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58B</text:p>
          </table:table-cell>
          <table:table-cell office:value-type="string" calcext:value-type="string">
            <text:p>PEG</text:p>
          </table:table-cell>
          <table:table-cell office:value-type="float" office:value="6.19" calcext:value-type="float">
            <text:p>6.19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01" calcext:value-type="float">
            <text:p>0.0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52.2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06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8.9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95.86B</text:p>
          </table:table-cell>
          <table:table-cell office:value-type="string" calcext:value-type="string">
            <text:p>P/S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33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8%</text:p>
          </table:table-cell>
          <table:table-cell office:value-type="string" calcext:value-type="string">
            <text:p>Short Ratio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6.5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1.54" calcext:value-type="float">
            <text:p>41.54</text:p>
          </table:table-cell>
          <table:table-cell office:value-type="string" calcext:value-type="string">
            <text:p>P/B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524.3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Target Price</text:p>
          </table:table-cell>
          <table:table-cell office:value-type="float" office:value="48.11" calcext:value-type="float">
            <text:p>48.1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34.8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P/C</text:p>
          </table:table-cell>
          <table:table-cell office:value-type="float" office:value="21.52" calcext:value-type="float">
            <text:p>21.5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2.17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.8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30.11 - 70.2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0.2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16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.3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35.32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7.66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8.3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0.2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50.98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4900" calcext:value-type="float">
            <text:p>74900</text:p>
          </table:table-cell>
          <table:table-cell office:value-type="string" calcext:value-type="string">
            <text:p>Current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28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-0.60%</text:p>
          </table:table-cell>
          <table:table-cell office:value-type="string" calcext:value-type="string">
            <text:p>RSI (14)</text:p>
          </table:table-cell>
          <table:table-cell office:value-type="float" office:value="68.37" calcext:value-type="float">
            <text:p>68.37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52% 2.86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21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.70%</text:p>
          </table:table-cell>
          <table:table-cell office:value-type="string" calcext:value-type="string">
            <text:p>Rel Volume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44.96" calcext:value-type="float">
            <text:p>44.9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Feb 02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47.5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0.69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45.46" calcext:value-type="float">
            <text:p>45.4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6.6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5.7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0.82%</text:p>
          </table:table-cell>
          <table:table-cell office:value-type="string" calcext:value-type="string">
            <text:p>Volume</text:p>
          </table:table-cell>
          <table:table-cell office:value-type="float" office:value="28595396" calcext:value-type="float">
            <text:p>2859539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11%</text:p>
          </table:table-cell>
        </table:table-row>
      </table:table>
      <table:table table:name="WBA" table:style-name="ta1">
        <table:table-column table:style-name="co1" table:default-cell-style-name="Default"/>
        <table:table-row table:style-name="ro1">
          <table:table-cell office:value-type="string" calcext:value-type="string">
            <text:p>WBA</text:p>
          </table:table-cell>
        </table:table-row>
      </table:table>
      <table:table table:name="VFC" table:style-name="ta1">
        <table:table-column table:style-name="co1" table:default-cell-style-name="Default"/>
        <table:table-row table:style-name="ro1">
          <table:table-cell office:value-type="string" calcext:value-type="string">
            <text:p>VFC</text:p>
          </table:table-cell>
        </table:table-row>
      </table:table>
      <table:table table:name="UVV" table:style-name="ta1">
        <table:table-column table:style-name="co1" table:default-cell-style-name="Default"/>
        <table:table-row table:style-name="ro1">
          <table:table-cell office:value-type="string" calcext:value-type="string">
            <text:p>UVV</text:p>
          </table:table-cell>
        </table:table-row>
      </table:table>
      <table:table table:name="TROW" table:style-name="ta1">
        <table:table-column table:style-name="co1" table:default-cell-style-name="Default"/>
        <table:table-row table:style-name="ro1">
          <table:table-cell office:value-type="string" calcext:value-type="string">
            <text:p>TROW</text:p>
          </table:table-cell>
        </table:table-row>
      </table:table>
      <table:table table:name="TR" table:style-name="ta1">
        <table:table-column table:style-name="co1" table:default-cell-style-name="Default"/>
        <table:table-row table:style-name="ro1">
          <table:table-cell office:value-type="string" calcext:value-type="string">
            <text:p>TR</text:p>
          </table:table-cell>
        </table:table-row>
      </table:table>
      <table:table table:name="ROST" table:style-name="ta1">
        <table:table-column table:style-name="co1" table:default-cell-style-name="Default"/>
        <table:table-row table:style-name="ro1">
          <table:table-cell office:value-type="string" calcext:value-type="string">
            <text:p>ROST</text:p>
          </table:table-cell>
        </table:table-row>
      </table:table>
      <table:table table:name="NLY" table:style-name="ta1">
        <table:table-column table:style-name="co1" table:default-cell-style-name="Default"/>
        <table:table-row table:style-name="ro1">
          <table:table-cell office:value-type="string" calcext:value-type="string">
            <text:p>NLY</text:p>
          </table:table-cell>
        </table:table-row>
      </table:table>
      <table:table table:name="AGNC" table:style-name="ta1">
        <table:table-column table:style-name="co1" table:default-cell-style-name="Default"/>
        <table:table-row table:style-name="ro1">
          <table:table-cell office:value-type="string" calcext:value-type="string">
            <text:p>AGNC</text:p>
          </table:table-cell>
        </table:table-row>
      </table:table>
      <table:table table:name="JPM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JPM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BBV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3.45" calcext:value-type="float">
            <text:p>23.45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4.57" calcext:value-type="float">
            <text:p>4.5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77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0.1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88.39B</text:p>
          </table:table-cell>
          <table:table-cell office:value-type="string" calcext:value-type="string">
            <text:p>Forward P/E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2.19" calcext:value-type="float">
            <text:p>12.1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4.9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76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3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.32B</text:p>
          </table:table-cell>
          <table:table-cell office:value-type="string" calcext:value-type="string">
            <text:p>PEG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2.86" calcext:value-type="float">
            <text:p>2.8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0.1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7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2.82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40.65B</text:p>
          </table:table-cell>
          <table:table-cell office:value-type="string" calcext:value-type="string">
            <text:p>P/S</text:p>
          </table:table-cell>
          <table:table-cell office:value-type="float" office:value="4.63" calcext:value-type="float">
            <text:p>4.6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42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Short Ratio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0.78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8.63" calcext:value-type="float">
            <text:p>8.63</text:p>
          </table:table-cell>
          <table:table-cell office:value-type="string" calcext:value-type="string">
            <text:p>P/B</text:p>
          </table:table-cell>
          <table:table-cell office:value-type="float" office:value="12.43" calcext:value-type="float">
            <text:p>12.4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6.2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6.10%</text:p>
          </table:table-cell>
          <table:table-cell office:value-type="string" calcext:value-type="string">
            <text:p>Target Pric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8.9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P/C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0.98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03.5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62.55 - 109.1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1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P/FCF</text:p>
          </table:table-cell>
          <table:table-cell office:value-type="float" office:value="23.21" calcext:value-type="float">
            <text:p>23.2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36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1.2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.72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4.85%</text:p>
          </table:table-cell>
          <table:table-cell office:value-type="string" calcext:value-type="string">
            <text:p>Quick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0.8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8.6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71.49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14" calcext:value-type="float">
            <text:p>2.1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7000" calcext:value-type="float">
            <text:p>47000</text:p>
          </table:table-cell>
          <table:table-cell office:value-type="string" calcext:value-type="string">
            <text:p>Current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2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8.50%</text:p>
          </table:table-cell>
          <table:table-cell office:value-type="string" calcext:value-type="string">
            <text:p>RSI (14)</text:p>
          </table:table-cell>
          <table:table-cell office:value-type="float" office:value="61.44" calcext:value-type="float">
            <text:p>61.44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32% 2.0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.2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8.00%</text:p>
          </table:table-cell>
          <table:table-cell office:value-type="string" calcext:value-type="string">
            <text:p>Rel Volume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06.71" calcext:value-type="float">
            <text:p>106.7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5.39" calcext:value-type="float">
            <text:p>5.39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30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00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.21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07.27" calcext:value-type="float">
            <text:p>107.27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2.1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6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5.89%</text:p>
          </table:table-cell>
          <table:table-cell office:value-type="string" calcext:value-type="string">
            <text:p>Volume</text:p>
          </table:table-cell>
          <table:table-cell office:value-type="float" office:value="5329316" calcext:value-type="float">
            <text:p>532931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52%</text:p>
          </table:table-cell>
        </table:table-row>
      </table:table>
      <table:table table:name="FMCB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FMCB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BM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-0.02" calcext:value-type="float">
            <text:p>-0.02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1.0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66.9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7.6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.75B</text:p>
          </table:table-cell>
          <table:table-cell office:value-type="string" calcext:value-type="string">
            <text:p>Forward P/E</text:p>
          </table:table-cell>
          <table:table-cell office:value-type="float" office:value="15.42" calcext:value-type="float">
            <text:p>15.42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2.64" calcext:value-type="float">
            <text:p>2.6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.8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66.06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0.5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0.4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59" calcext:value-type="float">
            <text:p>0.5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5.6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3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8.72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.99B</text:p>
          </table:table-cell>
          <table:table-cell office:value-type="string" calcext:value-type="string">
            <text:p>P/S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99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62%</text:p>
          </table:table-cell>
          <table:table-cell office:value-type="string" calcext:value-type="string">
            <text:p>Short Ratio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3.3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2.43" calcext:value-type="float">
            <text:p>22.43</text:p>
          </table:table-cell>
          <table:table-cell office:value-type="string" calcext:value-type="string">
            <text:p>P/B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9.4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arget Pric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5.2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P/C</text:p>
          </table:table-cell>
          <table:table-cell office:value-type="float" office:value="6.97" calcext:value-type="float">
            <text:p>6.9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6.0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9.79 - 41.7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7.6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P/FCF</text:p>
          </table:table-cell>
          <table:table-cell office:value-type="float" office:value="7.42" calcext:value-type="float">
            <text:p>7.4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68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.9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.49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87%</text:p>
          </table:table-cell>
          <table:table-cell office:value-type="string" calcext:value-type="string">
            <text:p>Quick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4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5.1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05.91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14000" calcext:value-type="float">
            <text:p>1140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9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.60%</text:p>
          </table:table-cell>
          <table:table-cell office:value-type="string" calcext:value-type="string">
            <text:p>RSI (14)</text:p>
          </table:table-cell>
          <table:table-cell office:value-type="float" office:value="58.71" calcext:value-type="float">
            <text:p>58.71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4.38% 3.4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8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l Volume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41.13" calcext:value-type="float">
            <text:p>41.1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Dec 16 AMC</text:p>
          </table:table-cell>
          <table:table-cell office:value-type="string" calcext:value-type="string">
            <text:p>Payout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34.59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40.75" calcext:value-type="float">
            <text:p>40.7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3.7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3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5.10%</text:p>
          </table:table-cell>
          <table:table-cell office:value-type="string" calcext:value-type="string">
            <text:p>Volume</text:p>
          </table:table-cell>
          <table:table-cell office:value-type="float" office:value="286643" calcext:value-type="float">
            <text:p>28664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92%</text:p>
          </table:table-cell>
        </table:table-row>
      </table:table>
      <table:table table:name="ET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E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B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59.37" calcext:value-type="float">
            <text:p>59.37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1.88" calcext:value-type="float">
            <text:p>1.8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77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9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97.26B</text:p>
          </table:table-cell>
          <table:table-cell office:value-type="string" calcext:value-type="string">
            <text:p>Forward P/E</text:p>
          </table:table-cell>
          <table:table-cell office:value-type="float" office:value="25.52" calcext:value-type="float">
            <text:p>25.52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4.37" calcext:value-type="float">
            <text:p>4.3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6.8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76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4.50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.35B</text:p>
          </table:table-cell>
          <table:table-cell office:value-type="string" calcext:value-type="string">
            <text:p>PEG</text:p>
          </table:table-cell>
          <table:table-cell office:value-type="float" office:value="4.47" calcext:value-type="float">
            <text:p>4.47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35" calcext:value-type="float">
            <text:p>1.3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5.7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5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.8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2.22B</text:p>
          </table:table-cell>
          <table:table-cell office:value-type="string" calcext:value-type="string">
            <text:p>P/S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45.2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3%</text:p>
          </table:table-cell>
          <table:table-cell office:value-type="string" calcext:value-type="string">
            <text:p>Short Ratio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9.9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7.69" calcext:value-type="float">
            <text:p>17.69</text:p>
          </table:table-cell>
          <table:table-cell office:value-type="string" calcext:value-type="string">
            <text:p>P/B</text:p>
          </table:table-cell>
          <table:table-cell office:value-type="float" office:value="6.31" calcext:value-type="float">
            <text:p>6.3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3.5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5.00%</text:p>
          </table:table-cell>
          <table:table-cell office:value-type="string" calcext:value-type="string">
            <text:p>Target Price</text:p>
          </table:table-cell>
          <table:table-cell office:value-type="float" office:value="121.06" calcext:value-type="float">
            <text:p>121.06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9.12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P/C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3.28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1.0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61.61 - 115.1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9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P/FCF</text:p>
          </table:table-cell>
          <table:table-cell office:value-type="float" office:value="93.94" calcext:value-type="float">
            <text:p>93.9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2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8.2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3.07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61%</text:p>
          </table:table-cell>
          <table:table-cell office:value-type="string" calcext:value-type="string">
            <text:p>Quick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9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6.8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81.16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98" calcext:value-type="float">
            <text:p>1.9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07000" calcext:value-type="float">
            <text:p>107000</text:p>
          </table:table-cell>
          <table:table-cell office:value-type="string" calcext:value-type="string">
            <text:p>Current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9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3.50%</text:p>
          </table:table-cell>
          <table:table-cell office:value-type="string" calcext:value-type="string">
            <text:p>RSI (14)</text:p>
          </table:table-cell>
          <table:table-cell office:value-type="float" office:value="64.14" calcext:value-type="float">
            <text:p>64.14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32% 1.85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8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0.50%</text:p>
          </table:table-cell>
          <table:table-cell office:value-type="string" calcext:value-type="string">
            <text:p>Rel Volume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11.3" calcext:value-type="float">
            <text:p>111.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73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.79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11.61" calcext:value-type="float">
            <text:p>111.6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3.0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2.4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1.81%</text:p>
          </table:table-cell>
          <table:table-cell office:value-type="string" calcext:value-type="string">
            <text:p>Volume</text:p>
          </table:table-cell>
          <table:table-cell office:value-type="float" office:value="4236498" calcext:value-type="float">
            <text:p>423649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28%</text:p>
          </table:table-cell>
        </table:table-row>
      </table:table>
      <table:table table:name="my macro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K, can I write a macro like =price(“ABBV”) and have it find the ABBV tab, find the “price” cell and grab the thing in the cell to the righ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l, right?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"=STOCK("ABBV","Price")</text:p>
          </table:table-cell>
          <table:table-cell table:number-columns-repeated="2"/>
          <table:table-cell office:value-type="string" calcext:value-type="string">
            <text:p>DONE: I want a refresh button so all calcs on this screen get re-evaluated - F9</text:p>
          </table:table-cell>
        </table:table-row>
        <table:table-row table:style-name="ro1">
          <table:table-cell office:value-type="string" calcext:value-type="string">
            <text:p>ABBV</text:p>
          </table:table-cell>
          <table:table-cell office:value-type="string" calcext:value-type="string">
            <text:p>Price</text:p>
          </table:table-cell>
          <table:table-cell table:formula="of:=STOCK([.A5]; [.B5])" office:value-type="string" office:string-value="11.5" calcext:value-type="string">
            <text:p>11.5</text:p>
          </table:table-cell>
          <table:table-cell office:value-type="string" calcext:value-type="string">
            <text:p>DONE: respect 2<text:span text:style-name="T1">nd</text:span> arg and figure out how to search a page</text:p>
          </table:table-cell>
        </table:table-row>
        <table:table-row table:style-name="ro1">
          <table:table-cell table:formula="of:=STOCK(&quot;ABBV&quot;; &quot;Price&quot;)" office:value-type="string" office:string-value="11.5" calcext:value-type="string">
            <text:p>11.5</text:p>
          </table:table-cell>
          <table:table-cell table:number-columns-repeated="2"/>
          <table:table-cell office:value-type="string" calcext:value-type="string">
            <text:p>DONE: make a sub that will generate all the tabs for all aristocra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DO: when I find a missing tab, offer to make one!</text:p>
          </table:table-cell>
        </table:table-row>
        <table:table-row table:style-name="ro1">
          <table:table-cell office:value-type="string" calcext:value-type="string">
            <text:p>WMT </text:p>
          </table:table-cell>
          <table:table-cell table:style-name="ce25" office:value-type="string" calcext:value-type="string">
            <text:p>EPS (ttm)</text:p>
          </table:table-cell>
          <table:table-cell table:style-name="ce26" table:formula="of:=STOCK([.A8]; [.B8])" office:value-type="string" office:string-value="not found" calcext:value-type="string">
            <text:p>not found</text:p>
          </table:table-cell>
          <table:table-cell/>
        </table:table-row>
        <table:table-row table:style-name="ro1">
          <table:table-cell office:value-type="string" calcext:value-type="string">
            <text:p>ABBV</text:p>
          </table:table-cell>
          <table:table-cell office:value-type="string" calcext:value-type="string">
            <text:p>Dividend</text:p>
          </table:table-cell>
          <table:table-cell table:style-name="ce26" table:formula="of:=STOCK([.A9]; [.B9])" office:value-type="string" office:string-value="0.47" calcext:value-type="string">
            <text:p>0.47</text:p>
          </table:table-cell>
          <table:table-cell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Dividend %</text:p>
          </table:table-cell>
          <table:table-cell table:formula="of:=STOCK([.A10]; [.B10])" office:value-type="string" office:string-value="5.13%" calcext:value-type="string">
            <text:p>5.13%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 is linked to external data (URL = <text:a xlink:href="https://finviz.com/quote.ashx?t=ABBV" xlink:type="simple">https://finviz.com/quote.ashx?t=ABBV</text:a>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ables at that URL are not named, but it was easy to experiment to find the right one (which seems to keep mov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E: parameterize that URL to use A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E: how to manually force a refresh? <text:s/>It appears to offer to refresh every time I op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E: when I detect a missing tab, create it rather than complain about 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DO: fix ‘Protected cells can not be modified’ on Dividend Watch List. <text:s/>How did I cause thi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E: =STOCK(“WMT “, “Price”) – note the extra space? <text:s/>Should not generate a new t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roblem this solves is google sheets refreshes too often and breaks the URL</text:p>
          </table:table-cell>
          <table:table-cell table:number-columns-repeated="3"/>
        </table:table-row>
      </table:table>
      <table:table table:name="Dividend Watch List" table:style-name="ta1">
        <table:table-column table:style-name="co1" table:default-cell-style-name="Default"/>
        <table:table-column table:style-name="co1" table:default-cell-style-name="ce26"/>
        <table:table-column table:style-name="co1" table:number-columns-repeated="1022" table:default-cell-style-name="Default"/>
        <table:table-row table:style-name="ro1">
          <table:table-cell table:style-name="ce27" office:value-type="string" calcext:value-type="string">
            <text:p>In general, looking for 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1. 20+ years of unmissed dividends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2. solid dividend growth rate (where do I get that from?)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3. it always works best to START with a relatively high dividend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Ticker</text:p>
          </table:table-cell>
          <table:table-cell table:style-name="ce10" office:value-type="string" calcext:value-type="string">
            <text:p>annual dividends</text:p>
          </table:table-cell>
          <table:table-cell table:style-name="ce11" office:value-type="string" calcext:value-type="string">
            <text:p>DIV yield</text:p>
          </table:table-cell>
          <table:table-cell table:style-name="ce11" office:value-type="string" calcext:value-type="string">
            <text:p>years of continuous dividends</text:p>
          </table:table-cell>
          <table:table-cell table:style-name="ce11" office:value-type="string" calcext:value-type="string">
            <text:p>DIV growth rate (over what period?)</text:p>
          </table:table-cell>
          <table:table-cell table:style-name="ce11" office:value-type="string" calcext:value-type="string">
            <text:p>P/E</text:p>
          </table:table-cell>
          <table:table-cell table:style-name="ce11" office:value-type="string" calcext:value-type="string">
            <text:p>52W Range</text:p>
          </table:table-cell>
          <table:table-cell table:style-name="ce11" office:value-type="string" calcext:value-type="string">
            <text:p>52W Low</text:p>
          </table:table-cell>
          <table:table-cell table:style-name="ce11" office:value-type="string" calcext:value-type="string">
            <text:p>52W High</text:p>
          </table:table-cell>
          <table:table-cell table:style-name="ce11" office:value-type="string" calcext:value-type="string">
            <text:p>midpoint</text:p>
          </table:table-cell>
          <table:table-cell table:style-name="ce11" office:value-type="string" calcext:value-type="string">
            <text:p>price</text:p>
          </table:table-cell>
          <table:table-cell table:style-name="ce11" office:value-type="string" calcext:value-type="string">
            <text:p>price/mid (lower is better)</text:p>
          </table:table-cell>
          <table:table-cell table:style-name="ce8" office:value-type="string" calcext:value-type="string">
            <text:p>aristocrat</text:p>
          </table:table-cell>
          <table:table-cell table:style-name="ce8" office:value-type="string" calcext:value-type="string">
            <text:p>notes</text:p>
          </table:table-cell>
          <table:table-cell table:style-name="ce28" table:number-columns-repeated="1010"/>
        </table:table-row>
        <table:table-row table:style-name="ro1">
          <table:table-cell table:style-name="ce29" office:value-type="string" calcext:value-type="string">
            <text:p>ABBV </text:p>
          </table:table-cell>
          <table:table-cell table:formula="of:=VALUE( STOCK([.A7];&quot;Dividend&quot;) )" office:value-type="currency" office:currency="USD" office:value="0.47" calcext:value-type="currency">
            <text:p>$0.47</text:p>
          </table:table-cell>
          <table:table-cell table:formula="of:=STOCK([.A7];&quot;Dividend %&quot;)" office:value-type="string" office:string-value="4.09%" calcext:value-type="string">
            <text:p>4.09%</text:p>
          </table:table-cell>
          <table:table-cell table:style-name="ce29" office:value-type="float" office:value="47" calcext:value-type="float">
            <text:p>47</text:p>
          </table:table-cell>
          <table:table-cell/>
          <table:table-cell table:formula="of:=STOCK([.A7]; &quot;P/E&quot;)" office:value-type="string" office:string-value="24.52" calcext:value-type="string">
            <text:p>24.52</text:p>
          </table:table-cell>
          <table:table-cell table:formula="of:=STOCK([.A7];&quot;52W Range&quot;)" office:value-type="string" office:string-value="5.80 - 12.40" calcext:value-type="string">
            <text:p>5.80 - 12.40</text:p>
          </table:table-cell>
          <table:table-cell table:formula="of:=VALUE( MID([.G7];1;FIND(&quot;-&quot;;[.G7])-1) )" office:value-type="float" office:value="5.8" calcext:value-type="float">
            <text:p>5.8</text:p>
          </table:table-cell>
          <table:table-cell table:formula="of:=VALUE( MID([.G7];FIND(&quot;-&quot;;[.G7])+1;9) )" office:value-type="float" office:value="12.4" calcext:value-type="float">
            <text:p>12.4</text:p>
          </table:table-cell>
          <table:table-cell table:formula="of:=([.I7]+[.H7])/2" office:value-type="float" office:value="9.1" calcext:value-type="float">
            <text:p>9.1</text:p>
          </table:table-cell>
          <table:table-cell table:formula="of:=STOCK([.A7];&quot;Price&quot;)" office:value-type="string" office:string-value="11.5" calcext:value-type="string">
            <text:p>11.5</text:p>
          </table:table-cell>
          <table:table-cell table:formula="of:=[.K7]/[.J7]" office:value-type="float" office:value="1.26373626373626" calcext:value-type="float">
            <text:p>1.26373626373626</text:p>
          </table:table-cell>
          <table:table-cell table:style-name="ce29" office:value-type="string" calcext:value-type="string">
            <text:p>aristocrat</text:p>
          </table:table-cell>
          <table:table-cell table:style-name="ce29" office:value-type="string" calcext:value-type="string">
            <text:p><text:a xlink:href="https://dividendvaluebuilder.com/abbvie-abbv-dividend-stock-analysis/" xlink:type="simple">https://dividendvaluebuilder.com/abbvie-abbv-dividend-stock-analysis/</text:a>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ABM</text:p>
          </table:table-cell>
          <table:table-cell table:formula="of:=VALUE( STOCK([.A8];&quot;Dividend&quot;) )" office:value-type="currency" office:currency="USD" office:value="1.04" calcext:value-type="currency">
            <text:p>$1.04</text:p>
          </table:table-cell>
          <table:table-cell table:formula="of:=STOCK([.A8];&quot;Dividend %&quot;)" office:value-type="string" office:string-value="1.85%" calcext:value-type="string">
            <text:p>1.85%</text:p>
          </table:table-cell>
          <table:table-cell table:style-name="ce29" office:value-type="float" office:value="52" calcext:value-type="float">
            <text:p>52</text:p>
          </table:table-cell>
          <table:table-cell/>
          <table:table-cell table:formula="of:=STOCK([.A8]; &quot;P/E&quot;)" office:value-type="string" office:string-value="28.95" calcext:value-type="string">
            <text:p>28.95</text:p>
          </table:table-cell>
          <table:table-cell table:formula="of:=STOCK([.A8];&quot;52W Range&quot;)" office:value-type="string" office:string-value="33.81 - 58.66" calcext:value-type="string">
            <text:p>33.81 - 58.66</text:p>
          </table:table-cell>
          <table:table-cell table:formula="of:=VALUE( MID([.G8];1;FIND(&quot;-&quot;;[.G8])-1) )" office:value-type="float" office:value="33.81" calcext:value-type="float">
            <text:p>33.81</text:p>
          </table:table-cell>
          <table:table-cell table:formula="of:=VALUE( MID([.G8];FIND(&quot;-&quot;;[.G8])+1;9) )" office:value-type="float" office:value="58.66" calcext:value-type="float">
            <text:p>58.66</text:p>
          </table:table-cell>
          <table:table-cell table:formula="of:=([.I8]+[.H8])/2" office:value-type="float" office:value="46.235" calcext:value-type="float">
            <text:p>46.235</text:p>
          </table:table-cell>
          <table:table-cell table:formula="of:=STOCK([.A8];&quot;Price&quot;)" office:value-type="string" office:string-value="56.16" calcext:value-type="string">
            <text:p>56.16</text:p>
          </table:table-cell>
          <table:table-cell table:formula="of:=[.K8]/[.J8]" office:value-type="float" office:value="1.21466421542122" calcext:value-type="float">
            <text:p>1.21466421542122</text:p>
          </table:table-cell>
          <table:table-cell table:style-name="ce29" office:value-type="string" calcext:value-type="string">
            <text:p>king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ABT</text:p>
          </table:table-cell>
          <table:table-cell table:formula="of:=VALUE( STOCK([.A9];&quot;Dividend&quot;) )" office:value-type="currency" office:currency="USD" office:value="5.36" calcext:value-type="currency">
            <text:p>$5.36</text:p>
          </table:table-cell>
          <table:table-cell table:formula="of:=STOCK([.A9];&quot;Dividend %&quot;)" office:value-type="string" office:string-value="1.88%" calcext:value-type="string">
            <text:p>1.88%</text:p>
          </table:table-cell>
          <table:table-cell table:style-name="ce29" office:value-type="float" office:value="47" calcext:value-type="float">
            <text:p>47</text:p>
          </table:table-cell>
          <table:table-cell/>
          <table:table-cell table:formula="of:=STOCK([.A9]; &quot;P/E&quot;)" office:value-type="string" office:string-value="33.41" calcext:value-type="string">
            <text:p>33.41</text:p>
          </table:table-cell>
          <table:table-cell table:formula="of:=STOCK([.A9];&quot;52W Range&quot;)" office:value-type="string" office:string-value="167.43 - 327.89" calcext:value-type="string">
            <text:p>167.43 - 327.89</text:p>
          </table:table-cell>
          <table:table-cell table:formula="of:=VALUE( MID([.G9];1;FIND(&quot;-&quot;;[.G9])-1) )" office:value-type="float" office:value="167.43" calcext:value-type="float">
            <text:p>167.43</text:p>
          </table:table-cell>
          <table:table-cell table:formula="of:=VALUE( MID([.G9];FIND(&quot;-&quot;;[.G9])+1;9) )" office:value-type="float" office:value="327.89" calcext:value-type="float">
            <text:p>327.89</text:p>
          </table:table-cell>
          <table:table-cell table:formula="of:=([.I9]+[.H9])/2" office:value-type="float" office:value="247.66" calcext:value-type="float">
            <text:p>247.66</text:p>
          </table:table-cell>
          <table:table-cell table:formula="of:=STOCK([.A9];&quot;Price&quot;)" office:value-type="string" office:string-value="285.74" calcext:value-type="string">
            <text:p>285.74</text:p>
          </table:table-cell>
          <table:table-cell table:formula="of:=[.K9]/[.J9]" office:value-type="float" office:value="1.15375918598078" calcext:value-type="float">
            <text:p>1.15375918598078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2">
          <table:table-cell table:style-name="ce29" office:value-type="string" calcext:value-type="string">
            <text:p>ADM</text:p>
          </table:table-cell>
          <table:table-cell table:formula="of:=VALUE( STOCK([.A10];&quot;Dividend&quot;) )" office:value-type="currency" office:currency="USD" office:value="2.5" calcext:value-type="currency">
            <text:p>$2.50</text:p>
          </table:table-cell>
          <table:table-cell table:formula="of:=STOCK([.A10];&quot;Dividend %&quot;)" office:value-type="string" office:string-value="2.80%" calcext:value-type="string">
            <text:p>2.80%</text:p>
          </table:table-cell>
          <table:table-cell table:style-name="ce29" office:value-type="float" office:value="45" calcext:value-type="float">
            <text:p>45</text:p>
          </table:table-cell>
          <table:table-cell/>
          <table:table-cell table:formula="of:=STOCK([.A10]; &quot;P/E&quot;)" office:value-type="string" office:string-value="18.26" calcext:value-type="string">
            <text:p>18.26</text:p>
          </table:table-cell>
          <table:table-cell table:formula="of:=STOCK([.A10];&quot;52W Range&quot;)" office:value-type="string" office:string-value="77.92 - 121.08" calcext:value-type="string">
            <text:p>77.92 - 121.08</text:p>
          </table:table-cell>
          <table:table-cell table:formula="of:=VALUE( MID([.G10];1;FIND(&quot;-&quot;;[.G10])-1) )" office:value-type="float" office:value="77.92" calcext:value-type="float">
            <text:p>77.92</text:p>
          </table:table-cell>
          <table:table-cell table:formula="of:=VALUE( MID([.G10];FIND(&quot;-&quot;;[.G10])+1;9) )" office:value-type="float" office:value="121.08" calcext:value-type="float">
            <text:p>121.08</text:p>
          </table:table-cell>
          <table:table-cell table:formula="of:=([.I10]+[.H10])/2" office:value-type="float" office:value="99.5" calcext:value-type="float">
            <text:p>99.5</text:p>
          </table:table-cell>
          <table:table-cell table:formula="of:=STOCK([.A10];&quot;Price&quot;)" office:value-type="string" office:string-value="89.26" calcext:value-type="string">
            <text:p>89.26</text:p>
          </table:table-cell>
          <table:table-cell table:formula="of:=[.K10]/[.J10]" office:value-type="float" office:value="0.897085427135678" calcext:value-type="float">
            <text:p>0.897085427135678</text:p>
          </table:table-cell>
          <table:table-cell table:style-name="ce29" office:value-type="string" calcext:value-type="string">
            <text:p>aristocrat</text:p>
          </table:table-cell>
          <table:table-cell table:style-name="ce29" office:value-type="string" calcext:value-type="string">
            <text:p>Archer Daniels Midland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ADP</text:p>
          </table:table-cell>
          <table:table-cell table:formula="of:=VALUE( STOCK([.A11];&quot;Dividend&quot;) )" office:value-type="currency" office:currency="USD" office:value="1.34" calcext:value-type="currency">
            <text:p>$1.34</text:p>
          </table:table-cell>
          <table:table-cell table:formula="of:=STOCK([.A11];&quot;Dividend %&quot;)" office:value-type="string" office:string-value="1.65%" calcext:value-type="string">
            <text:p>1.65%</text:p>
          </table:table-cell>
          <table:table-cell table:style-name="ce29" office:value-type="float" office:value="45" calcext:value-type="float">
            <text:p>45</text:p>
          </table:table-cell>
          <table:table-cell/>
          <table:table-cell table:formula="of:=STOCK([.A11]; &quot;P/E&quot;)" office:value-type="string" office:string-value="36.25" calcext:value-type="string">
            <text:p>36.25</text:p>
          </table:table-cell>
          <table:table-cell table:formula="of:=STOCK([.A11];&quot;52W Range&quot;)" office:value-type="string" office:string-value="65.11 - 96.64" calcext:value-type="string">
            <text:p>65.11 - 96.64</text:p>
          </table:table-cell>
          <table:table-cell table:formula="of:=VALUE( MID([.G11];1;FIND(&quot;-&quot;;[.G11])-1) )" office:value-type="float" office:value="65.11" calcext:value-type="float">
            <text:p>65.11</text:p>
          </table:table-cell>
          <table:table-cell table:formula="of:=VALUE( MID([.G11];FIND(&quot;-&quot;;[.G11])+1;9) )" office:value-type="float" office:value="96.64" calcext:value-type="float">
            <text:p>96.64</text:p>
          </table:table-cell>
          <table:table-cell table:formula="of:=([.I11]+[.H11])/2" office:value-type="float" office:value="80.875" calcext:value-type="float">
            <text:p>80.875</text:p>
          </table:table-cell>
          <table:table-cell table:formula="of:=STOCK([.A11];&quot;Price&quot;)" office:value-type="string" office:string-value="80.98" calcext:value-type="string">
            <text:p>80.98</text:p>
          </table:table-cell>
          <table:table-cell table:formula="of:=[.K11]/[.J11]" office:value-type="float" office:value="1.00129829984544" calcext:value-type="float">
            <text:p>1.00129829984544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AFL </text:p>
          </table:table-cell>
          <table:table-cell table:formula="of:=VALUE( STOCK([.A12];&quot;Dividend&quot;) )" office:value-type="currency" office:currency="USD" office:value="3.32" calcext:value-type="currency">
            <text:p>$3.32</text:p>
          </table:table-cell>
          <table:table-cell table:formula="of:=STOCK([.A12];&quot;Dividend %&quot;)" office:value-type="string" office:string-value="1.30%" calcext:value-type="string">
            <text:p>1.30%</text:p>
          </table:table-cell>
          <table:table-cell table:style-name="ce29" office:value-type="float" office:value="37" calcext:value-type="float">
            <text:p>37</text:p>
          </table:table-cell>
          <table:table-cell/>
          <table:table-cell table:formula="of:=STOCK([.A12]; &quot;P/E&quot;)" office:value-type="string" office:string-value="93.46" calcext:value-type="string">
            <text:p>93.46</text:p>
          </table:table-cell>
          <table:table-cell table:formula="of:=STOCK([.A12];&quot;52W Range&quot;)" office:value-type="string" office:string-value="197.75 - 286.72" calcext:value-type="string">
            <text:p>197.75 - 286.72</text:p>
          </table:table-cell>
          <table:table-cell table:formula="of:=VALUE( MID([.G12];1;FIND(&quot;-&quot;;[.G12])-1) )" office:value-type="float" office:value="197.75" calcext:value-type="float">
            <text:p>197.75</text:p>
          </table:table-cell>
          <table:table-cell table:formula="of:=VALUE( MID([.G12];FIND(&quot;-&quot;;[.G12])+1;9) )" office:value-type="float" office:value="286.72" calcext:value-type="float">
            <text:p>286.72</text:p>
          </table:table-cell>
          <table:table-cell table:formula="of:=([.I12]+[.H12])/2" office:value-type="float" office:value="242.235" calcext:value-type="float">
            <text:p>242.235</text:p>
          </table:table-cell>
          <table:table-cell table:formula="of:=STOCK([.A12];&quot;Price&quot;)" office:value-type="string" office:string-value="255.06" calcext:value-type="string">
            <text:p>255.06</text:p>
          </table:table-cell>
          <table:table-cell table:formula="of:=[.K12]/[.J12]" office:value-type="float" office:value="1.052944454765" calcext:value-type="float">
            <text:p>1.052944454765</text:p>
          </table:table-cell>
          <table:table-cell table:style-name="ce29" office:value-type="string" calcext:value-type="string">
            <text:p>aristocrat</text:p>
          </table:table-cell>
          <table:table-cell table:style-name="ce29" office:value-type="string" calcext:value-type="string">
            <text:p>Aflac</text:p>
          </table:table-cell>
          <table:table-cell table:number-columns-repeated="1010"/>
        </table:table-row>
        <table:table-row table:style-name="ro3">
          <table:table-cell table:style-name="ce29" office:value-type="string" calcext:value-type="string">
            <text:p>AGNC <text:s text:c="2"/></text:p>
          </table:table-cell>
          <table:table-cell table:formula="of:=VALUE( STOCK([.A13];&quot;Dividend&quot;) )" office:value-type="string" office:string-value="" calcext:value-type="error">
            <text:p>Err:502</text:p>
          </table:table-cell>
          <table:table-cell table:formula="of:=STOCK([.A13];&quot;Dividend %&quot;)" office:value-type="string" office:string-value="not found" calcext:value-type="string">
            <text:p>not found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STOCK([.A13]; &quot;P/E&quot;)" office:value-type="string" office:string-value="not found" calcext:value-type="string">
            <text:p>not found</text:p>
          </table:table-cell>
          <table:table-cell table:formula="of:=STOCK([.A13];&quot;52W Range&quot;)" office:value-type="string" office:string-value="not found" calcext:value-type="string">
            <text:p>not found</text:p>
          </table:table-cell>
          <table:table-cell table:formula="of:=VALUE( MID([.G13];1;FIND(&quot;-&quot;;[.G13])-1) )" office:value-type="string" office:string-value="" calcext:value-type="error">
            <text:p>#VALUE!</text:p>
          </table:table-cell>
          <table:table-cell table:formula="of:=VALUE( MID([.G13];FIND(&quot;-&quot;;[.G13])+1;9) )" office:value-type="string" office:string-value="" calcext:value-type="error">
            <text:p>#VALUE!</text:p>
          </table:table-cell>
          <table:table-cell table:formula="of:=([.I13]+[.H13])/2" office:value-type="string" office:string-value="" calcext:value-type="error">
            <text:p>#VALUE!</text:p>
          </table:table-cell>
          <table:table-cell table:formula="of:=STOCK([.A13];&quot;Price&quot;)" office:value-type="string" office:string-value="not found" calcext:value-type="string">
            <text:p>not found</text:p>
          </table:table-cell>
          <table:table-cell table:formula="of:=[.K13]/[.J13]" office:value-type="string" office:string-value="" calcext:value-type="error">
            <text:p>#VALUE!</text:p>
          </table:table-cell>
          <table:table-cell table:style-name="ce29" office:value-type="string" calcext:value-type="string">
            <text:p>NOT aristocrat; not sure about this one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ALB</text:p>
          </table:table-cell>
          <table:table-cell table:formula="of:=VALUE( STOCK([.A14];&quot;Dividend&quot;) )" office:value-type="currency" office:currency="USD" office:value="1.12" calcext:value-type="currency">
            <text:p>$1.12</text:p>
          </table:table-cell>
          <table:table-cell table:formula="of:=STOCK([.A14];&quot;Dividend %&quot;)" office:value-type="string" office:string-value="4.43%" calcext:value-type="string">
            <text:p>4.43%</text:p>
          </table:table-cell>
          <table:table-cell table:style-name="ce29" office:value-type="float" office:value="25" calcext:value-type="float">
            <text:p>25</text:p>
          </table:table-cell>
          <table:table-cell/>
          <table:table-cell table:formula="of:=STOCK([.A14]; &quot;P/E&quot;)" office:value-type="string" office:string-value="15.91" calcext:value-type="string">
            <text:p>15.91</text:p>
          </table:table-cell>
          <table:table-cell table:formula="of:=STOCK([.A14];&quot;52W Range&quot;)" office:value-type="string" office:string-value="14.91 - 27.60" calcext:value-type="string">
            <text:p>14.91 - 27.60</text:p>
          </table:table-cell>
          <table:table-cell table:formula="of:=VALUE( MID([.G14];1;FIND(&quot;-&quot;;[.G14])-1) )" office:value-type="float" office:value="14.91" calcext:value-type="float">
            <text:p>14.91</text:p>
          </table:table-cell>
          <table:table-cell table:formula="of:=VALUE( MID([.G14];FIND(&quot;-&quot;;[.G14])+1;9) )" office:value-type="float" office:value="27.6" calcext:value-type="float">
            <text:p>27.6</text:p>
          </table:table-cell>
          <table:table-cell table:formula="of:=([.I14]+[.H14])/2" office:value-type="float" office:value="21.255" calcext:value-type="float">
            <text:p>21.255</text:p>
          </table:table-cell>
          <table:table-cell table:formula="of:=STOCK([.A14];&quot;Price&quot;)" office:value-type="string" office:string-value="25.28" calcext:value-type="string">
            <text:p>25.28</text:p>
          </table:table-cell>
          <table:table-cell table:formula="of:=[.K14]/[.J14]" office:value-type="float" office:value="1.18936720771583" calcext:value-type="float">
            <text:p>1.18936720771583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AMCR</text:p>
          </table:table-cell>
          <table:table-cell table:formula="of:=VALUE( STOCK([.A15];&quot;Dividend&quot;) )" office:value-type="currency" office:currency="USD" office:value="0.72" calcext:value-type="currency">
            <text:p>$0.72</text:p>
          </table:table-cell>
          <table:table-cell table:formula="of:=STOCK([.A15];&quot;Dividend %&quot;)" office:value-type="string" office:string-value="0.92%" calcext:value-type="string">
            <text:p>0.92%</text:p>
          </table:table-cell>
          <table:table-cell table:style-name="ce29" office:value-type="float" office:value="36" calcext:value-type="float">
            <text:p>36</text:p>
          </table:table-cell>
          <table:table-cell/>
          <table:table-cell table:formula="of:=STOCK([.A15]; &quot;P/E&quot;)" office:value-type="string" office:string-value="40.83" calcext:value-type="string">
            <text:p>40.83</text:p>
          </table:table-cell>
          <table:table-cell table:formula="of:=STOCK([.A15];&quot;52W Range&quot;)" office:value-type="string" office:string-value="44.68 - 83.40" calcext:value-type="string">
            <text:p>44.68 - 83.40</text:p>
          </table:table-cell>
          <table:table-cell table:formula="of:=VALUE( MID([.G15];1;FIND(&quot;-&quot;;[.G15])-1) )" office:value-type="float" office:value="44.68" calcext:value-type="float">
            <text:p>44.68</text:p>
          </table:table-cell>
          <table:table-cell table:formula="of:=VALUE( MID([.G15];FIND(&quot;-&quot;;[.G15])+1;9) )" office:value-type="float" office:value="83.4" calcext:value-type="float">
            <text:p>83.4</text:p>
          </table:table-cell>
          <table:table-cell table:formula="of:=([.I15]+[.H15])/2" office:value-type="float" office:value="64.04" calcext:value-type="float">
            <text:p>64.04</text:p>
          </table:table-cell>
          <table:table-cell table:formula="of:=STOCK([.A15];&quot;Price&quot;)" office:value-type="string" office:string-value="78.43" calcext:value-type="string">
            <text:p>78.43</text:p>
          </table:table-cell>
          <table:table-cell table:formula="of:=[.K15]/[.J15]" office:value-type="float" office:value="1.22470331043098" calcext:value-type="float">
            <text:p>1.22470331043098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AOS</text:p>
          </table:table-cell>
          <table:table-cell table:formula="of:=VALUE( STOCK([.A16];&quot;Dividend&quot;) )" office:value-type="currency" office:currency="USD" office:value="1.94" calcext:value-type="currency">
            <text:p>$1.94</text:p>
          </table:table-cell>
          <table:table-cell table:formula="of:=STOCK([.A16];&quot;Dividend %&quot;)" office:value-type="string" office:string-value="3.47%" calcext:value-type="string">
            <text:p>3.47%</text:p>
          </table:table-cell>
          <table:table-cell table:style-name="ce29" office:value-type="float" office:value="27" calcext:value-type="float">
            <text:p>27</text:p>
          </table:table-cell>
          <table:table-cell/>
          <table:table-cell table:formula="of:=STOCK([.A16]; &quot;P/E&quot;)" office:value-type="string" office:string-value="16.87" calcext:value-type="string">
            <text:p>16.87</text:p>
          </table:table-cell>
          <table:table-cell table:formula="of:=STOCK([.A16];&quot;52W Range&quot;)" office:value-type="string" office:string-value="39.05 - 60.69" calcext:value-type="string">
            <text:p>39.05 - 60.69</text:p>
          </table:table-cell>
          <table:table-cell table:formula="of:=VALUE( MID([.G16];1;FIND(&quot;-&quot;;[.G16])-1) )" office:value-type="float" office:value="39.05" calcext:value-type="float">
            <text:p>39.05</text:p>
          </table:table-cell>
          <table:table-cell table:formula="of:=VALUE( MID([.G16];FIND(&quot;-&quot;;[.G16])+1;9) )" office:value-type="float" office:value="60.69" calcext:value-type="float">
            <text:p>60.69</text:p>
          </table:table-cell>
          <table:table-cell table:formula="of:=([.I16]+[.H16])/2" office:value-type="float" office:value="49.87" calcext:value-type="float">
            <text:p>49.87</text:p>
          </table:table-cell>
          <table:table-cell table:formula="of:=STOCK([.A16];&quot;Price&quot;)" office:value-type="string" office:string-value="55.91" calcext:value-type="string">
            <text:p>55.91</text:p>
          </table:table-cell>
          <table:table-cell table:formula="of:=[.K16]/[.J16]" office:value-type="float" office:value="1.12111489873672" calcext:value-type="float">
            <text:p>1.12111489873672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APD</text:p>
          </table:table-cell>
          <table:table-cell table:formula="of:=VALUE( STOCK([.A17];&quot;Dividend&quot;) )" office:value-type="currency" office:currency="USD" office:value="0.48" calcext:value-type="currency">
            <text:p>$0.48</text:p>
          </table:table-cell>
          <table:table-cell table:formula="of:=STOCK([.A17];&quot;Dividend %&quot;)" office:value-type="string" office:string-value="1.18%" calcext:value-type="string">
            <text:p>1.18%</text:p>
          </table:table-cell>
          <table:table-cell table:style-name="ce29" office:value-type="float" office:value="37" calcext:value-type="float">
            <text:p>37</text:p>
          </table:table-cell>
          <table:table-cell/>
          <table:table-cell table:formula="of:=STOCK([.A17]; &quot;P/E&quot;)" office:value-type="string" office:string-value="23.13" calcext:value-type="string">
            <text:p>23.13</text:p>
          </table:table-cell>
          <table:table-cell table:formula="of:=STOCK([.A17];&quot;52W Range&quot;)" office:value-type="string" office:string-value="11.50 - 41.48" calcext:value-type="string">
            <text:p>11.50 - 41.48</text:p>
          </table:table-cell>
          <table:table-cell table:formula="of:=VALUE( MID([.G17];1;FIND(&quot;-&quot;;[.G17])-1) )" office:value-type="float" office:value="11.5" calcext:value-type="float">
            <text:p>11.5</text:p>
          </table:table-cell>
          <table:table-cell table:formula="of:=VALUE( MID([.G17];FIND(&quot;-&quot;;[.G17])+1;9) )" office:value-type="float" office:value="41.48" calcext:value-type="float">
            <text:p>41.48</text:p>
          </table:table-cell>
          <table:table-cell table:formula="of:=([.I17]+[.H17])/2" office:value-type="float" office:value="26.49" calcext:value-type="float">
            <text:p>26.49</text:p>
          </table:table-cell>
          <table:table-cell table:formula="of:=STOCK([.A17];&quot;Price&quot;)" office:value-type="string" office:string-value="40.69" calcext:value-type="string">
            <text:p>40.69</text:p>
          </table:table-cell>
          <table:table-cell table:formula="of:=[.K17]/[.J17]" office:value-type="float" office:value="1.53605134012835" calcext:value-type="float">
            <text:p>1.53605134012835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ATO</text:p>
          </table:table-cell>
          <table:table-cell table:formula="of:=VALUE( STOCK([.A18];&quot;Dividend&quot;) )" office:value-type="currency" office:currency="USD" office:value="4.12" calcext:value-type="currency">
            <text:p>$4.12</text:p>
          </table:table-cell>
          <table:table-cell table:formula="of:=STOCK([.A18];&quot;Dividend %&quot;)" office:value-type="string" office:string-value="2.12%" calcext:value-type="string">
            <text:p>2.12%</text:p>
          </table:table-cell>
          <table:table-cell table:style-name="ce29" office:value-type="float" office:value="32" calcext:value-type="float">
            <text:p>32</text:p>
          </table:table-cell>
          <table:table-cell/>
          <table:table-cell table:formula="of:=STOCK([.A18]; &quot;P/E&quot;)" office:value-type="string" office:string-value="32.3" calcext:value-type="string">
            <text:p>32.3</text:p>
          </table:table-cell>
          <table:table-cell table:formula="of:=STOCK([.A18];&quot;52W Range&quot;)" office:value-type="string" office:string-value="87.50 - 197.37" calcext:value-type="string">
            <text:p>87.50 - 197.37</text:p>
          </table:table-cell>
          <table:table-cell table:formula="of:=VALUE( MID([.G18];1;FIND(&quot;-&quot;;[.G18])-1) )" office:value-type="float" office:value="87.5" calcext:value-type="float">
            <text:p>87.5</text:p>
          </table:table-cell>
          <table:table-cell table:formula="of:=VALUE( MID([.G18];FIND(&quot;-&quot;;[.G18])+1;9) )" office:value-type="float" office:value="197.37" calcext:value-type="float">
            <text:p>197.37</text:p>
          </table:table-cell>
          <table:table-cell table:formula="of:=([.I18]+[.H18])/2" office:value-type="float" office:value="142.435" calcext:value-type="float">
            <text:p>142.435</text:p>
          </table:table-cell>
          <table:table-cell table:formula="of:=STOCK([.A18];&quot;Price&quot;)" office:value-type="string" office:string-value="194.26" calcext:value-type="string">
            <text:p>194.26</text:p>
          </table:table-cell>
          <table:table-cell table:formula="of:=[.K18]/[.J18]" office:value-type="float" office:value="1.36385017727384" calcext:value-type="float">
            <text:p>1.36385017727384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AWR</text:p>
          </table:table-cell>
          <table:table-cell table:formula="of:=VALUE( STOCK([.A19];&quot;Dividend&quot;) )" office:value-type="currency" office:currency="USD" office:value="3.12" calcext:value-type="currency">
            <text:p>$3.12</text:p>
          </table:table-cell>
          <table:table-cell table:formula="of:=STOCK([.A19];&quot;Dividend %&quot;)" office:value-type="string" office:string-value="2.01%" calcext:value-type="string">
            <text:p>2.01%</text:p>
          </table:table-cell>
          <table:table-cell table:style-name="ce29" office:value-type="float" office:value="64" calcext:value-type="float">
            <text:p>64</text:p>
          </table:table-cell>
          <table:table-cell/>
          <table:table-cell table:formula="of:=STOCK([.A19]; &quot;P/E&quot;)" office:value-type="string" office:string-value="30.91" calcext:value-type="string">
            <text:p>30.91</text:p>
          </table:table-cell>
          <table:table-cell table:formula="of:=STOCK([.A19];&quot;52W Range&quot;)" office:value-type="string" office:string-value="87.35 - 167.74" calcext:value-type="string">
            <text:p>87.35 - 167.74</text:p>
          </table:table-cell>
          <table:table-cell table:formula="of:=VALUE( MID([.G19];1;FIND(&quot;-&quot;;[.G19])-1) )" office:value-type="float" office:value="87.35" calcext:value-type="float">
            <text:p>87.35</text:p>
          </table:table-cell>
          <table:table-cell table:formula="of:=VALUE( MID([.G19];FIND(&quot;-&quot;;[.G19])+1;9) )" office:value-type="float" office:value="167.74" calcext:value-type="float">
            <text:p>167.74</text:p>
          </table:table-cell>
          <table:table-cell table:formula="of:=([.I19]+[.H19])/2" office:value-type="float" office:value="127.545" calcext:value-type="float">
            <text:p>127.545</text:p>
          </table:table-cell>
          <table:table-cell table:formula="of:=STOCK([.A19];&quot;Price&quot;)" office:value-type="string" office:string-value="155.4" calcext:value-type="string">
            <text:p>155.4</text:p>
          </table:table-cell>
          <table:table-cell table:formula="of:=[.K19]/[.J19]" office:value-type="float" office:value="1.21839350817359" calcext:value-type="float">
            <text:p>1.21839350817359</text:p>
          </table:table-cell>
          <table:table-cell table:style-name="ce29" office:value-type="string" calcext:value-type="string">
            <text:p>king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BDX</text:p>
          </table:table-cell>
          <table:table-cell table:formula="of:=VALUE( STOCK([.A20];&quot;Dividend&quot;) )" office:value-type="currency" office:currency="USD" office:value="1.08" calcext:value-type="currency">
            <text:p>$1.08</text:p>
          </table:table-cell>
          <table:table-cell table:formula="of:=STOCK([.A20];&quot;Dividend %&quot;)" office:value-type="string" office:string-value="1.54%" calcext:value-type="string">
            <text:p>1.54%</text:p>
          </table:table-cell>
          <table:table-cell table:style-name="ce29" office:value-type="float" office:value="48" calcext:value-type="float">
            <text:p>48</text:p>
          </table:table-cell>
          <table:table-cell/>
          <table:table-cell table:formula="of:=STOCK([.A20]; &quot;P/E&quot;)" office:value-type="string" office:string-value="26.09" calcext:value-type="string">
            <text:p>26.09</text:p>
          </table:table-cell>
          <table:table-cell table:formula="of:=STOCK([.A20];&quot;52W Range&quot;)" office:value-type="string" office:string-value="43.34 - 70.74" calcext:value-type="string">
            <text:p>43.34 - 70.74</text:p>
          </table:table-cell>
          <table:table-cell table:formula="of:=VALUE( MID([.G20];1;FIND(&quot;-&quot;;[.G20])-1) )" office:value-type="float" office:value="43.34" calcext:value-type="float">
            <text:p>43.34</text:p>
          </table:table-cell>
          <table:table-cell table:formula="of:=VALUE( MID([.G20];FIND(&quot;-&quot;;[.G20])+1;9) )" office:value-type="float" office:value="70.74" calcext:value-type="float">
            <text:p>70.74</text:p>
          </table:table-cell>
          <table:table-cell table:formula="of:=([.I20]+[.H20])/2" office:value-type="float" office:value="57.04" calcext:value-type="float">
            <text:p>57.04</text:p>
          </table:table-cell>
          <table:table-cell table:formula="of:=STOCK([.A20];&quot;Price&quot;)" office:value-type="string" office:string-value="70.05" calcext:value-type="string">
            <text:p>70.05</text:p>
          </table:table-cell>
          <table:table-cell table:formula="of:=[.K20]/[.J20]" office:value-type="float" office:value="1.22808555399719" calcext:value-type="float">
            <text:p>1.22808555399719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4">
          <table:table-cell table:style-name="ce29" office:value-type="string" calcext:value-type="string">
            <text:p>BEN</text:p>
          </table:table-cell>
          <table:table-cell table:formula="of:=VALUE( STOCK([.A21];&quot;Dividend&quot;) )" office:value-type="currency" office:currency="USD" office:value="1.76" calcext:value-type="currency">
            <text:p>$1.76</text:p>
          </table:table-cell>
          <table:table-cell table:formula="of:=STOCK([.A21];&quot;Dividend %&quot;)" office:value-type="string" office:string-value="2.14%" calcext:value-type="string">
            <text:p>2.14%</text:p>
          </table:table-cell>
          <table:table-cell table:style-name="ce29" office:value-type="float" office:value="38" calcext:value-type="float">
            <text:p>38</text:p>
          </table:table-cell>
          <table:table-cell/>
          <table:table-cell table:formula="of:=STOCK([.A21]; &quot;P/E&quot;)" office:value-type="string" office:string-value="26.29" calcext:value-type="string">
            <text:p>26.29</text:p>
          </table:table-cell>
          <table:table-cell table:formula="of:=STOCK([.A21];&quot;52W Range&quot;)" office:value-type="string" office:string-value="58.49 - 86.41" calcext:value-type="string">
            <text:p>58.49 - 86.41</text:p>
          </table:table-cell>
          <table:table-cell table:formula="of:=VALUE( MID([.G21];1;FIND(&quot;-&quot;;[.G21])-1) )" office:value-type="float" office:value="58.49" calcext:value-type="float">
            <text:p>58.49</text:p>
          </table:table-cell>
          <table:table-cell table:formula="of:=VALUE( MID([.G21];FIND(&quot;-&quot;;[.G21])+1;9) )" office:value-type="float" office:value="86.41" calcext:value-type="float">
            <text:p>86.41</text:p>
          </table:table-cell>
          <table:table-cell table:formula="of:=([.I21]+[.H21])/2" office:value-type="float" office:value="72.45" calcext:value-type="float">
            <text:p>72.45</text:p>
          </table:table-cell>
          <table:table-cell table:formula="of:=STOCK([.A21];&quot;Price&quot;)" office:value-type="string" office:string-value="82.35" calcext:value-type="string">
            <text:p>82.35</text:p>
          </table:table-cell>
          <table:table-cell table:formula="of:=[.K21]/[.J21]" office:value-type="float" office:value="1.13664596273292" calcext:value-type="float">
            <text:p>1.13664596273292</text:p>
          </table:table-cell>
          <table:table-cell table:style-name="ce29" office:value-type="string" calcext:value-type="string">
            <text:p>aristocrat</text:p>
          </table:table-cell>
          <table:table-cell table:style-name="ce29" office:value-type="string" calcext:value-type="string">
            <text:p>Franklin Templeton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BF-B</text:p>
          </table:table-cell>
          <table:table-cell table:formula="of:=VALUE( STOCK([.A22];&quot;Dividend&quot;) )" office:value-type="currency" office:currency="USD" office:value="4.44" calcext:value-type="currency">
            <text:p>$4.44</text:p>
          </table:table-cell>
          <table:table-cell table:formula="of:=STOCK([.A22];&quot;Dividend %&quot;)" office:value-type="string" office:string-value="2.24%" calcext:value-type="string">
            <text:p>2.24%</text:p>
          </table:table-cell>
          <table:table-cell table:style-name="ce29" office:value-type="float" office:value="35" calcext:value-type="float">
            <text:p>35</text:p>
          </table:table-cell>
          <table:table-cell/>
          <table:table-cell table:formula="of:=STOCK([.A22]; &quot;P/E&quot;)" office:value-type="string" office:string-value="22.04" calcext:value-type="string">
            <text:p>22.04</text:p>
          </table:table-cell>
          <table:table-cell table:formula="of:=STOCK([.A22];&quot;52W Range&quot;)" office:value-type="string" office:string-value="150.95 - 239.87" calcext:value-type="string">
            <text:p>150.95 - 239.87</text:p>
          </table:table-cell>
          <table:table-cell table:formula="of:=VALUE( MID([.G22];1;FIND(&quot;-&quot;;[.G22])-1) )" office:value-type="float" office:value="150.95" calcext:value-type="float">
            <text:p>150.95</text:p>
          </table:table-cell>
          <table:table-cell table:formula="of:=VALUE( MID([.G22];FIND(&quot;-&quot;;[.G22])+1;9) )" office:value-type="float" office:value="239.87" calcext:value-type="float">
            <text:p>239.87</text:p>
          </table:table-cell>
          <table:table-cell table:formula="of:=([.I22]+[.H22])/2" office:value-type="float" office:value="195.41" calcext:value-type="float">
            <text:p>195.41</text:p>
          </table:table-cell>
          <table:table-cell table:formula="of:=STOCK([.A22];&quot;Price&quot;)" office:value-type="string" office:string-value="197.84" calcext:value-type="string">
            <text:p>197.84</text:p>
          </table:table-cell>
          <table:table-cell table:formula="of:=[.K22]/[.J22]" office:value-type="float" office:value="1.01243539225219" calcext:value-type="float">
            <text:p>1.01243539225219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4">
          <table:table-cell table:style-name="ce29" office:value-type="string" calcext:value-type="string">
            <text:p>CAH</text:p>
          </table:table-cell>
          <table:table-cell table:formula="of:=VALUE( STOCK([.A23];&quot;Dividend&quot;) )" office:value-type="currency" office:currency="USD" office:value="2.4" calcext:value-type="currency">
            <text:p>$2.40</text:p>
          </table:table-cell>
          <table:table-cell table:formula="of:=STOCK([.A23];&quot;Dividend %&quot;)" office:value-type="string" office:string-value="2.73%" calcext:value-type="string">
            <text:p>2.73%</text:p>
          </table:table-cell>
          <table:table-cell table:style-name="ce29" office:value-type="float" office:value="32" calcext:value-type="float">
            <text:p>32</text:p>
          </table:table-cell>
          <table:table-cell/>
          <table:table-cell table:formula="of:=STOCK([.A23]; &quot;P/E&quot;)" office:value-type="string" office:string-value="18.1" calcext:value-type="string">
            <text:p>18.1</text:p>
          </table:table-cell>
          <table:table-cell table:formula="of:=STOCK([.A23];&quot;52W Range&quot;)" office:value-type="string" office:string-value="46.07 - 115.53" calcext:value-type="string">
            <text:p>46.07 - 115.53</text:p>
          </table:table-cell>
          <table:table-cell table:formula="of:=VALUE( MID([.G23];1;FIND(&quot;-&quot;;[.G23])-1) )" office:value-type="float" office:value="46.07" calcext:value-type="float">
            <text:p>46.07</text:p>
          </table:table-cell>
          <table:table-cell table:formula="of:=VALUE( MID([.G23];FIND(&quot;-&quot;;[.G23])+1;9) )" office:value-type="float" office:value="115.53" calcext:value-type="float">
            <text:p>115.53</text:p>
          </table:table-cell>
          <table:table-cell table:formula="of:=([.I23]+[.H23])/2" office:value-type="float" office:value="80.8" calcext:value-type="float">
            <text:p>80.8</text:p>
          </table:table-cell>
          <table:table-cell table:formula="of:=STOCK([.A23];&quot;Price&quot;)" office:value-type="string" office:string-value="87.78" calcext:value-type="string">
            <text:p>87.78</text:p>
          </table:table-cell>
          <table:table-cell table:formula="of:=[.K23]/[.J23]" office:value-type="float" office:value="1.08638613861386" calcext:value-type="float">
            <text:p>1.08638613861386</text:p>
          </table:table-cell>
          <table:table-cell table:style-name="ce29" office:value-type="string" calcext:value-type="string">
            <text:p>aristocrat</text:p>
          </table:table-cell>
          <table:table-cell table:style-name="ce29" office:value-type="string" calcext:value-type="string">
            <text:p>Cardinal Health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CARR</text:p>
          </table:table-cell>
          <table:table-cell table:formula="of:=VALUE( STOCK([.A24];&quot;Dividend&quot;) )" office:value-type="currency" office:currency="USD" office:value="3.51" calcext:value-type="currency">
            <text:p>$3.51</text:p>
          </table:table-cell>
          <table:table-cell table:formula="of:=STOCK([.A24];&quot;Dividend %&quot;)" office:value-type="string" office:string-value="1.00%" calcext:value-type="string">
            <text:p>1.00%</text:p>
          </table:table-cell>
          <table:table-cell table:style-name="ce29" office:value-type="float" office:value="26" calcext:value-type="float">
            <text:p>26</text:p>
          </table:table-cell>
          <table:table-cell/>
          <table:table-cell table:formula="of:=STOCK([.A24]; &quot;P/E&quot;)" office:value-type="string" office:string-value="39.38" calcext:value-type="string">
            <text:p>39.38</text:p>
          </table:table-cell>
          <table:table-cell table:formula="of:=STOCK([.A24];&quot;52W Range&quot;)" office:value-type="string" office:string-value="154.33 - 369.20" calcext:value-type="string">
            <text:p>154.33 - 369.20</text:p>
          </table:table-cell>
          <table:table-cell table:formula="of:=VALUE( MID([.G24];1;FIND(&quot;-&quot;;[.G24])-1) )" office:value-type="float" office:value="154.33" calcext:value-type="float">
            <text:p>154.33</text:p>
          </table:table-cell>
          <table:table-cell table:formula="of:=VALUE( MID([.G24];FIND(&quot;-&quot;;[.G24])+1;9) )" office:value-type="float" office:value="369.2" calcext:value-type="float">
            <text:p>369.2</text:p>
          </table:table-cell>
          <table:table-cell table:formula="of:=([.I24]+[.H24])/2" office:value-type="float" office:value="261.765" calcext:value-type="float">
            <text:p>261.765</text:p>
          </table:table-cell>
          <table:table-cell table:formula="of:=STOCK([.A24];&quot;Price&quot;)" office:value-type="string" office:string-value="350.15" calcext:value-type="string">
            <text:p>350.15</text:p>
          </table:table-cell>
          <table:table-cell table:formula="of:=[.K24]/[.J24]" office:value-type="float" office:value="1.33765018241553" calcext:value-type="float">
            <text:p>1.33765018241553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CAT</text:p>
          </table:table-cell>
          <table:table-cell table:formula="of:=VALUE( STOCK([.A25];&quot;Dividend&quot;) )" office:value-type="currency" office:currency="USD" office:value="2" calcext:value-type="currency">
            <text:p>$2.00</text:p>
          </table:table-cell>
          <table:table-cell table:formula="of:=STOCK([.A25];&quot;Dividend %&quot;)" office:value-type="string" office:string-value="2.67%" calcext:value-type="string">
            <text:p>2.67%</text:p>
          </table:table-cell>
          <table:table-cell table:style-name="ce29" office:value-type="float" office:value="26" calcext:value-type="float">
            <text:p>26</text:p>
          </table:table-cell>
          <table:table-cell/>
          <table:table-cell table:formula="of:=STOCK([.A25]; &quot;P/E&quot;)" office:value-type="string" office:string-value="12.36" calcext:value-type="string">
            <text:p>12.36</text:p>
          </table:table-cell>
          <table:table-cell table:formula="of:=STOCK([.A25];&quot;52W Range&quot;)" office:value-type="string" office:string-value="52.04 - 76.44" calcext:value-type="string">
            <text:p>52.04 - 76.44</text:p>
          </table:table-cell>
          <table:table-cell table:formula="of:=VALUE( MID([.G25];1;FIND(&quot;-&quot;;[.G25])-1) )" office:value-type="float" office:value="52.04" calcext:value-type="float">
            <text:p>52.04</text:p>
          </table:table-cell>
          <table:table-cell table:formula="of:=VALUE( MID([.G25];FIND(&quot;-&quot;;[.G25])+1;9) )" office:value-type="float" office:value="76.44" calcext:value-type="float">
            <text:p>76.44</text:p>
          </table:table-cell>
          <table:table-cell table:formula="of:=([.I25]+[.H25])/2" office:value-type="float" office:value="64.24" calcext:value-type="float">
            <text:p>64.24</text:p>
          </table:table-cell>
          <table:table-cell table:formula="of:=STOCK([.A25];&quot;Price&quot;)" office:value-type="string" office:string-value="74.86" calcext:value-type="string">
            <text:p>74.86</text:p>
          </table:table-cell>
          <table:table-cell table:formula="of:=[.K25]/[.J25]" office:value-type="float" office:value="1.16531755915318" calcext:value-type="float">
            <text:p>1.16531755915318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CB</text:p>
          </table:table-cell>
          <table:table-cell table:formula="of:=VALUE( STOCK([.A26];&quot;Dividend&quot;) )" office:value-type="currency" office:currency="USD" office:value="5.16" calcext:value-type="currency">
            <text:p>$5.16</text:p>
          </table:table-cell>
          <table:table-cell table:formula="of:=STOCK([.A26];&quot;Dividend %&quot;)" office:value-type="string" office:string-value="5.67%" calcext:value-type="string">
            <text:p>5.67%</text:p>
          </table:table-cell>
          <table:table-cell table:style-name="ce29" office:value-type="float" office:value="26" calcext:value-type="float">
            <text:p>26</text:p>
          </table:table-cell>
          <table:table-cell/>
          <table:table-cell table:formula="of:=STOCK([.A26]; &quot;P/E&quot;)" office:value-type="string" office:string-value="-" calcext:value-type="string">
            <text:p>-</text:p>
          </table:table-cell>
          <table:table-cell table:formula="of:=STOCK([.A26];&quot;52W Range&quot;)" office:value-type="string" office:string-value="51.60 - 119.09" calcext:value-type="string">
            <text:p>51.60 - 119.09</text:p>
          </table:table-cell>
          <table:table-cell table:formula="of:=VALUE( MID([.G26];1;FIND(&quot;-&quot;;[.G26])-1) )" office:value-type="float" office:value="51.6" calcext:value-type="float">
            <text:p>51.6</text:p>
          </table:table-cell>
          <table:table-cell table:formula="of:=VALUE( MID([.G26];FIND(&quot;-&quot;;[.G26])+1;9) )" office:value-type="float" office:value="119.09" calcext:value-type="float">
            <text:p>119.09</text:p>
          </table:table-cell>
          <table:table-cell table:formula="of:=([.I26]+[.H26])/2" office:value-type="float" office:value="85.345" calcext:value-type="float">
            <text:p>85.345</text:p>
          </table:table-cell>
          <table:table-cell table:formula="of:=STOCK([.A26];&quot;Price&quot;)" office:value-type="string" office:string-value="91.08" calcext:value-type="string">
            <text:p>91.08</text:p>
          </table:table-cell>
          <table:table-cell table:formula="of:=[.K26]/[.J26]" office:value-type="float" office:value="1.06719784404476" calcext:value-type="float">
            <text:p>1.06719784404476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CBSH</text:p>
          </table:table-cell>
          <table:table-cell table:formula="of:=VALUE( STOCK([.A27];&quot;Dividend&quot;) )" office:value-type="currency" office:currency="USD" office:value="0.85" calcext:value-type="currency">
            <text:p>$0.85</text:p>
          </table:table-cell>
          <table:table-cell table:formula="of:=STOCK([.A27];&quot;Dividend %&quot;)" office:value-type="string" office:string-value="1.52%" calcext:value-type="string">
            <text:p>1.52%</text:p>
          </table:table-cell>
          <table:table-cell table:style-name="ce29" office:value-type="string" calcext:value-type="string">
            <text:p>10?</text:p>
          </table:table-cell>
          <table:table-cell/>
          <table:table-cell table:formula="of:=STOCK([.A27]; &quot;P/E&quot;)" office:value-type="string" office:string-value="-" calcext:value-type="string">
            <text:p>-</text:p>
          </table:table-cell>
          <table:table-cell table:formula="of:=STOCK([.A27];&quot;52W Range&quot;)" office:value-type="string" office:string-value="39.74 - 57.36" calcext:value-type="string">
            <text:p>39.74 - 57.36</text:p>
          </table:table-cell>
          <table:table-cell table:formula="of:=VALUE( MID([.G27];1;FIND(&quot;-&quot;;[.G27])-1) )" office:value-type="float" office:value="39.74" calcext:value-type="float">
            <text:p>39.74</text:p>
          </table:table-cell>
          <table:table-cell table:formula="of:=VALUE( MID([.G27];FIND(&quot;-&quot;;[.G27])+1;9) )" office:value-type="float" office:value="57.36" calcext:value-type="float">
            <text:p>57.36</text:p>
          </table:table-cell>
          <table:table-cell table:formula="of:=([.I27]+[.H27])/2" office:value-type="float" office:value="48.55" calcext:value-type="float">
            <text:p>48.55</text:p>
          </table:table-cell>
          <table:table-cell table:formula="of:=STOCK([.A27];&quot;Price&quot;)" office:value-type="string" office:string-value="55.8" calcext:value-type="string">
            <text:p>55.8</text:p>
          </table:table-cell>
          <table:table-cell table:formula="of:=[.K27]/[.J27]" office:value-type="float" office:value="1.14933058702369" calcext:value-type="float">
            <text:p>1.14933058702369</text:p>
          </table:table-cell>
          <table:table-cell table:style-name="ce29" office:value-type="string" calcext:value-type="string">
            <text:p>king?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CINF</text:p>
          </table:table-cell>
          <table:table-cell table:formula="of:=VALUE( STOCK([.A28];&quot;Dividend&quot;) )" office:value-type="currency" office:currency="USD" office:value="3.06" calcext:value-type="currency">
            <text:p>$3.06</text:p>
          </table:table-cell>
          <table:table-cell table:formula="of:=STOCK([.A28];&quot;Dividend %&quot;)" office:value-type="string" office:string-value="4.38%" calcext:value-type="string">
            <text:p>4.38%</text:p>
          </table:table-cell>
          <table:table-cell table:style-name="ce29" office:value-type="float" office:value="37" calcext:value-type="float">
            <text:p>37</text:p>
          </table:table-cell>
          <table:table-cell/>
          <table:table-cell table:formula="of:=STOCK([.A28]; &quot;P/E&quot;)" office:value-type="string" office:string-value="17.3" calcext:value-type="string">
            <text:p>17.3</text:p>
          </table:table-cell>
          <table:table-cell table:formula="of:=STOCK([.A28];&quot;52W Range&quot;)" office:value-type="string" office:string-value="62.03 - 95.10" calcext:value-type="string">
            <text:p>62.03 - 95.10</text:p>
          </table:table-cell>
          <table:table-cell table:formula="of:=VALUE( MID([.G28];1;FIND(&quot;-&quot;;[.G28])-1) )" office:value-type="float" office:value="62.03" calcext:value-type="float">
            <text:p>62.03</text:p>
          </table:table-cell>
          <table:table-cell table:formula="of:=VALUE( MID([.G28];FIND(&quot;-&quot;;[.G28])+1;9) )" office:value-type="float" office:value="95.1" calcext:value-type="float">
            <text:p>95.1</text:p>
          </table:table-cell>
          <table:table-cell table:formula="of:=([.I28]+[.H28])/2" office:value-type="float" office:value="78.565" calcext:value-type="float">
            <text:p>78.565</text:p>
          </table:table-cell>
          <table:table-cell table:formula="of:=STOCK([.A28];&quot;Price&quot;)" office:value-type="string" office:string-value="69.93" calcext:value-type="string">
            <text:p>69.93</text:p>
          </table:table-cell>
          <table:table-cell table:formula="of:=[.K28]/[.J28]" office:value-type="float" office:value="0.890091007446064" calcext:value-type="float">
            <text:p>0.890091007446064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CL</text:p>
          </table:table-cell>
          <table:table-cell table:formula="of:=VALUE( STOCK([.A29];&quot;Dividend&quot;) )" office:value-type="currency" office:currency="USD" office:value="1.98" calcext:value-type="currency">
            <text:p>$1.98</text:p>
          </table:table-cell>
          <table:table-cell table:formula="of:=STOCK([.A29];&quot;Dividend %&quot;)" office:value-type="string" office:string-value="1.53%" calcext:value-type="string">
            <text:p>1.53%</text:p>
          </table:table-cell>
          <table:table-cell table:style-name="ce32"/>
          <table:table-cell/>
          <table:table-cell table:formula="of:=STOCK([.A29]; &quot;P/E&quot;)" office:value-type="string" office:string-value="28.18" calcext:value-type="string">
            <text:p>28.18</text:p>
          </table:table-cell>
          <table:table-cell table:formula="of:=STOCK([.A29];&quot;52W Range&quot;)" office:value-type="string" office:string-value="62.95 - 129.72" calcext:value-type="string">
            <text:p>62.95 - 129.72</text:p>
          </table:table-cell>
          <table:table-cell table:formula="of:=VALUE( MID([.G29];1;FIND(&quot;-&quot;;[.G29])-1) )" office:value-type="float" office:value="62.95" calcext:value-type="float">
            <text:p>62.95</text:p>
          </table:table-cell>
          <table:table-cell table:formula="of:=VALUE( MID([.G29];FIND(&quot;-&quot;;[.G29])+1;9) )" office:value-type="float" office:value="129.72" calcext:value-type="float">
            <text:p>129.72</text:p>
          </table:table-cell>
          <table:table-cell table:formula="of:=([.I29]+[.H29])/2" office:value-type="float" office:value="96.335" calcext:value-type="float">
            <text:p>96.335</text:p>
          </table:table-cell>
          <table:table-cell table:formula="of:=STOCK([.A29];&quot;Price&quot;)" office:value-type="string" office:string-value="129.45" calcext:value-type="string">
            <text:p>129.45</text:p>
          </table:table-cell>
          <table:table-cell table:formula="of:=[.K29]/[.J29]" office:value-type="float" office:value="1.34374837805574" calcext:value-type="float">
            <text:p>1.34374837805574</text:p>
          </table:table-cell>
          <table:table-cell table:style-name="ce29" office:value-type="string" calcext:value-type="string">
            <text:p>king</text:p>
          </table:table-cell>
          <table:table-cell table:style-name="ce29" office:value-type="string" calcext:value-type="string">
            <text:p>Colgate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CLX</text:p>
          </table:table-cell>
          <table:table-cell table:formula="of:=VALUE( STOCK([.A30];&quot;Dividend&quot;) )" office:value-type="currency" office:currency="USD" office:value="1.92" calcext:value-type="currency">
            <text:p>$1.92</text:p>
          </table:table-cell>
          <table:table-cell table:formula="of:=STOCK([.A30];&quot;Dividend %&quot;)" office:value-type="string" office:string-value="0.87%" calcext:value-type="string">
            <text:p>0.87%</text:p>
          </table:table-cell>
          <table:table-cell table:style-name="ce29" office:value-type="float" office:value="43" calcext:value-type="float">
            <text:p>43</text:p>
          </table:table-cell>
          <table:table-cell/>
          <table:table-cell table:formula="of:=STOCK([.A30]; &quot;P/E&quot;)" office:value-type="string" office:string-value="58.63" calcext:value-type="string">
            <text:p>58.63</text:p>
          </table:table-cell>
          <table:table-cell table:formula="of:=STOCK([.A30];&quot;52W Range&quot;)" office:value-type="string" office:string-value="124.60 - 231.36" calcext:value-type="string">
            <text:p>124.60 - 231.36</text:p>
          </table:table-cell>
          <table:table-cell table:formula="of:=VALUE( MID([.G30];1;FIND(&quot;-&quot;;[.G30])-1) )" office:value-type="float" office:value="124.6" calcext:value-type="float">
            <text:p>124.6</text:p>
          </table:table-cell>
          <table:table-cell table:formula="of:=VALUE( MID([.G30];FIND(&quot;-&quot;;[.G30])+1;9) )" office:value-type="float" office:value="231.36" calcext:value-type="float">
            <text:p>231.36</text:p>
          </table:table-cell>
          <table:table-cell table:formula="of:=([.I30]+[.H30])/2" office:value-type="float" office:value="177.98" calcext:value-type="float">
            <text:p>177.98</text:p>
          </table:table-cell>
          <table:table-cell table:formula="of:=STOCK([.A30];&quot;Price&quot;)" office:value-type="string" office:string-value="221.75" calcext:value-type="string">
            <text:p>221.75</text:p>
          </table:table-cell>
          <table:table-cell table:formula="of:=[.K30]/[.J30]" office:value-type="float" office:value="1.24592650859647" calcext:value-type="float">
            <text:p>1.24592650859647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CINF</text:p>
          </table:table-cell>
          <table:table-cell table:formula="of:=VALUE( STOCK([.A31];&quot;Dividend&quot;) )" office:value-type="currency" office:currency="USD" office:value="3.06" calcext:value-type="currency">
            <text:p>$3.06</text:p>
          </table:table-cell>
          <table:table-cell table:formula="of:=STOCK([.A31];&quot;Dividend %&quot;)" office:value-type="string" office:string-value="4.38%" calcext:value-type="string">
            <text:p>4.38%</text:p>
          </table:table-cell>
          <table:table-cell table:style-name="ce29" office:value-type="float" office:value="37" calcext:value-type="float">
            <text:p>37</text:p>
          </table:table-cell>
          <table:table-cell/>
          <table:table-cell table:formula="of:=STOCK([.A31]; &quot;P/E&quot;)" office:value-type="string" office:string-value="17.3" calcext:value-type="string">
            <text:p>17.3</text:p>
          </table:table-cell>
          <table:table-cell table:formula="of:=STOCK([.A31];&quot;52W Range&quot;)" office:value-type="string" office:string-value="62.03 - 95.10" calcext:value-type="string">
            <text:p>62.03 - 95.10</text:p>
          </table:table-cell>
          <table:table-cell table:formula="of:=VALUE( MID([.G31];1;FIND(&quot;-&quot;;[.G31])-1) )" office:value-type="float" office:value="62.03" calcext:value-type="float">
            <text:p>62.03</text:p>
          </table:table-cell>
          <table:table-cell table:formula="of:=VALUE( MID([.G31];FIND(&quot;-&quot;;[.G31])+1;9) )" office:value-type="float" office:value="95.1" calcext:value-type="float">
            <text:p>95.1</text:p>
          </table:table-cell>
          <table:table-cell table:formula="of:=([.I31]+[.H31])/2" office:value-type="float" office:value="78.565" calcext:value-type="float">
            <text:p>78.565</text:p>
          </table:table-cell>
          <table:table-cell table:formula="of:=STOCK([.A31];&quot;Price&quot;)" office:value-type="string" office:string-value="69.93" calcext:value-type="string">
            <text:p>69.93</text:p>
          </table:table-cell>
          <table:table-cell table:formula="of:=[.K31]/[.J31]" office:value-type="float" office:value="0.890091007446064" calcext:value-type="float">
            <text:p>0.890091007446064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CTAS</text:p>
          </table:table-cell>
          <table:table-cell table:formula="of:=VALUE( STOCK([.A32];&quot;Dividend&quot;) )" office:value-type="currency" office:currency="USD" office:value="2.02" calcext:value-type="currency">
            <text:p>$2.02</text:p>
          </table:table-cell>
          <table:table-cell table:formula="of:=STOCK([.A32];&quot;Dividend %&quot;)" office:value-type="string" office:string-value="2.47%" calcext:value-type="string">
            <text:p>2.47%</text:p>
          </table:table-cell>
          <table:table-cell table:style-name="ce29" office:value-type="float" office:value="35" calcext:value-type="float">
            <text:p>35</text:p>
          </table:table-cell>
          <table:table-cell/>
          <table:table-cell table:formula="of:=STOCK([.A32]; &quot;P/E&quot;)" office:value-type="string" office:string-value="25.21" calcext:value-type="string">
            <text:p>25.21</text:p>
          </table:table-cell>
          <table:table-cell table:formula="of:=STOCK([.A32];&quot;52W Range&quot;)" office:value-type="string" office:string-value="37.75 - 83.17" calcext:value-type="string">
            <text:p>37.75 - 83.17</text:p>
          </table:table-cell>
          <table:table-cell table:formula="of:=VALUE( MID([.G32];1;FIND(&quot;-&quot;;[.G32])-1) )" office:value-type="float" office:value="37.75" calcext:value-type="float">
            <text:p>37.75</text:p>
          </table:table-cell>
          <table:table-cell table:formula="of:=VALUE( MID([.G32];FIND(&quot;-&quot;;[.G32])+1;9) )" office:value-type="float" office:value="83.17" calcext:value-type="float">
            <text:p>83.17</text:p>
          </table:table-cell>
          <table:table-cell table:formula="of:=([.I32]+[.H32])/2" office:value-type="float" office:value="60.46" calcext:value-type="float">
            <text:p>60.46</text:p>
          </table:table-cell>
          <table:table-cell table:formula="of:=STOCK([.A32];&quot;Price&quot;)" office:value-type="string" office:string-value="81.82" calcext:value-type="string">
            <text:p>81.82</text:p>
          </table:table-cell>
          <table:table-cell table:formula="of:=[.K32]/[.J32]" office:value-type="float" office:value="1.35329143235197" calcext:value-type="float">
            <text:p>1.35329143235197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CVS</text:p>
          </table:table-cell>
          <table:table-cell table:formula="of:=VALUE( STOCK([.A33];&quot;Dividend&quot;) )" office:value-type="currency" office:currency="USD" office:value="1.8" calcext:value-type="currency">
            <text:p>$1.80</text:p>
          </table:table-cell>
          <table:table-cell table:formula="of:=STOCK([.A33];&quot;Dividend %&quot;)" office:value-type="string" office:string-value="8.42%" calcext:value-type="string">
            <text:p>8.42%</text:p>
          </table:table-cell>
          <table:table-cell table:style-name="ce29" office:value-type="float" office:value="37" calcext:value-type="float">
            <text:p>37</text:p>
          </table:table-cell>
          <table:table-cell/>
          <table:table-cell table:formula="of:=STOCK([.A33]; &quot;P/E&quot;)" office:value-type="string" office:string-value="10.44" calcext:value-type="string">
            <text:p>10.44</text:p>
          </table:table-cell>
          <table:table-cell table:formula="of:=STOCK([.A33];&quot;52W Range&quot;)" office:value-type="string" office:string-value="10.27 - 29.22" calcext:value-type="string">
            <text:p>10.27 - 29.22</text:p>
          </table:table-cell>
          <table:table-cell table:formula="of:=VALUE( MID([.G33];1;FIND(&quot;-&quot;;[.G33])-1) )" office:value-type="float" office:value="10.27" calcext:value-type="float">
            <text:p>10.27</text:p>
          </table:table-cell>
          <table:table-cell table:formula="of:=VALUE( MID([.G33];FIND(&quot;-&quot;;[.G33])+1;9) )" office:value-type="float" office:value="29.22" calcext:value-type="float">
            <text:p>29.22</text:p>
          </table:table-cell>
          <table:table-cell table:formula="of:=([.I33]+[.H33])/2" office:value-type="float" office:value="19.745" calcext:value-type="float">
            <text:p>19.745</text:p>
          </table:table-cell>
          <table:table-cell table:formula="of:=STOCK([.A33];&quot;Price&quot;)" office:value-type="string" office:string-value="21.39" calcext:value-type="string">
            <text:p>21.39</text:p>
          </table:table-cell>
          <table:table-cell table:formula="of:=[.K33]/[.J33]" office:value-type="float" office:value="1.08331223094454" calcext:value-type="float">
            <text:p>1.08331223094454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CVX</text:p>
          </table:table-cell>
          <table:table-cell table:formula="of:=VALUE( STOCK([.A34];&quot;Dividend&quot;) )" office:value-type="currency" office:currency="USD" office:value="8.31" calcext:value-type="currency">
            <text:p>$8.31</text:p>
          </table:table-cell>
          <table:table-cell table:formula="of:=STOCK([.A34];&quot;Dividend %&quot;)" office:value-type="string" office:string-value="3.55%" calcext:value-type="string">
            <text:p>3.55%</text:p>
          </table:table-cell>
          <table:table-cell table:style-name="ce29" office:value-type="float" office:value="32" calcext:value-type="float">
            <text:p>32</text:p>
          </table:table-cell>
          <table:table-cell/>
          <table:table-cell table:formula="of:=STOCK([.A34]; &quot;P/E&quot;)" office:value-type="string" office:string-value="25.63" calcext:value-type="string">
            <text:p>25.63</text:p>
          </table:table-cell>
          <table:table-cell table:formula="of:=STOCK([.A34];&quot;52W Range&quot;)" office:value-type="string" office:string-value="175.81 - 329.74" calcext:value-type="string">
            <text:p>175.81 - 329.74</text:p>
          </table:table-cell>
          <table:table-cell table:formula="of:=VALUE( MID([.G34];1;FIND(&quot;-&quot;;[.G34])-1) )" office:value-type="float" office:value="175.81" calcext:value-type="float">
            <text:p>175.81</text:p>
          </table:table-cell>
          <table:table-cell table:formula="of:=VALUE( MID([.G34];FIND(&quot;-&quot;;[.G34])+1;9) )" office:value-type="float" office:value="329.74" calcext:value-type="float">
            <text:p>329.74</text:p>
          </table:table-cell>
          <table:table-cell table:formula="of:=([.I34]+[.H34])/2" office:value-type="float" office:value="252.775" calcext:value-type="float">
            <text:p>252.775</text:p>
          </table:table-cell>
          <table:table-cell table:formula="of:=STOCK([.A34];&quot;Price&quot;)" office:value-type="string" office:string-value="233.89" calcext:value-type="string">
            <text:p>233.89</text:p>
          </table:table-cell>
          <table:table-cell table:formula="of:=[.K34]/[.J34]" office:value-type="float" office:value="0.925289288893284" calcext:value-type="float">
            <text:p>0.925289288893284</text:p>
          </table:table-cell>
          <table:table-cell table:style-name="ce29" office:value-type="string" calcext:value-type="string">
            <text:p>aristocrat</text:p>
          </table:table-cell>
          <table:table-cell table:style-name="ce29" office:value-type="string" calcext:value-type="string">
            <text:p>Chevron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CWT</text:p>
          </table:table-cell>
          <table:table-cell table:formula="of:=VALUE( STOCK([.A35];&quot;Dividend&quot;) )" office:value-type="currency" office:currency="USD" office:value="1.04" calcext:value-type="currency">
            <text:p>$1.04</text:p>
          </table:table-cell>
          <table:table-cell table:formula="of:=STOCK([.A35];&quot;Dividend %&quot;)" office:value-type="string" office:string-value="1.10%" calcext:value-type="string">
            <text:p>1.10%</text:p>
          </table:table-cell>
          <table:table-cell table:style-name="ce29" office:value-type="float" office:value="52" calcext:value-type="float">
            <text:p>52</text:p>
          </table:table-cell>
          <table:table-cell/>
          <table:table-cell table:formula="of:=STOCK([.A35]; &quot;P/E&quot;)" office:value-type="string" office:string-value="25.44" calcext:value-type="string">
            <text:p>25.44</text:p>
          </table:table-cell>
          <table:table-cell table:formula="of:=STOCK([.A35];&quot;52W Range&quot;)" office:value-type="string" office:string-value="52.55 - 95.90" calcext:value-type="string">
            <text:p>52.55 - 95.90</text:p>
          </table:table-cell>
          <table:table-cell table:formula="of:=VALUE( MID([.G35];1;FIND(&quot;-&quot;;[.G35])-1) )" office:value-type="float" office:value="52.55" calcext:value-type="float">
            <text:p>52.55</text:p>
          </table:table-cell>
          <table:table-cell table:formula="of:=VALUE( MID([.G35];FIND(&quot;-&quot;;[.G35])+1;9) )" office:value-type="float" office:value="95.9" calcext:value-type="float">
            <text:p>95.9</text:p>
          </table:table-cell>
          <table:table-cell table:formula="of:=([.I35]+[.H35])/2" office:value-type="float" office:value="74.225" calcext:value-type="float">
            <text:p>74.225</text:p>
          </table:table-cell>
          <table:table-cell table:formula="of:=STOCK([.A35];&quot;Price&quot;)" office:value-type="string" office:string-value="94.42" calcext:value-type="string">
            <text:p>94.42</text:p>
          </table:table-cell>
          <table:table-cell table:formula="of:=[.K35]/[.J35]" office:value-type="float" office:value="1.27207814078814" calcext:value-type="float">
            <text:p>1.27207814078814</text:p>
          </table:table-cell>
          <table:table-cell table:style-name="ce29" office:value-type="string" calcext:value-type="string">
            <text:p>king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DOV</text:p>
          </table:table-cell>
          <table:table-cell table:formula="of:=VALUE( STOCK([.A36];&quot;Dividend&quot;) )" office:value-type="currency" office:currency="USD" office:value="4.24" calcext:value-type="currency">
            <text:p>$4.24</text:p>
          </table:table-cell>
          <table:table-cell table:formula="of:=STOCK([.A36];&quot;Dividend %&quot;)" office:value-type="string" office:string-value="5.02%" calcext:value-type="string">
            <text:p>5.02%</text:p>
          </table:table-cell>
          <table:table-cell table:style-name="ce29" office:value-type="float" office:value="65" calcext:value-type="float">
            <text:p>65</text:p>
          </table:table-cell>
          <table:table-cell/>
          <table:table-cell table:formula="of:=STOCK([.A36]; &quot;P/E&quot;)" office:value-type="string" office:string-value="36.34" calcext:value-type="string">
            <text:p>36.34</text:p>
          </table:table-cell>
          <table:table-cell table:formula="of:=STOCK([.A36];&quot;52W Range&quot;)" office:value-type="string" office:string-value="64.11 - 131.56" calcext:value-type="string">
            <text:p>64.11 - 131.56</text:p>
          </table:table-cell>
          <table:table-cell table:formula="of:=VALUE( MID([.G36];1;FIND(&quot;-&quot;;[.G36])-1) )" office:value-type="float" office:value="64.11" calcext:value-type="float">
            <text:p>64.11</text:p>
          </table:table-cell>
          <table:table-cell table:formula="of:=VALUE( MID([.G36];FIND(&quot;-&quot;;[.G36])+1;9) )" office:value-type="float" office:value="131.56" calcext:value-type="float">
            <text:p>131.56</text:p>
          </table:table-cell>
          <table:table-cell table:formula="of:=([.I36]+[.H36])/2" office:value-type="float" office:value="97.835" calcext:value-type="float">
            <text:p>97.835</text:p>
          </table:table-cell>
          <table:table-cell table:formula="of:=STOCK([.A36];&quot;Price&quot;)" office:value-type="string" office:string-value="84.53" calcext:value-type="string">
            <text:p>84.53</text:p>
          </table:table-cell>
          <table:table-cell table:formula="of:=[.K36]/[.J36]" office:value-type="float" office:value="0.864005723922931" calcext:value-type="float">
            <text:p>0.864005723922931</text:p>
          </table:table-cell>
          <table:table-cell table:style-name="ce29" office:value-type="string" calcext:value-type="string">
            <text:p>king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ECL</text:p>
          </table:table-cell>
          <table:table-cell table:formula="of:=VALUE( STOCK([.A37];&quot;Dividend&quot;) )" office:value-type="currency" office:currency="USD" office:value="0.65" calcext:value-type="currency">
            <text:p>$0.65</text:p>
          </table:table-cell>
          <table:table-cell table:formula="of:=STOCK([.A37];&quot;Dividend %&quot;)" office:value-type="string" office:string-value="1.18%" calcext:value-type="string">
            <text:p>1.18%</text:p>
          </table:table-cell>
          <table:table-cell table:style-name="ce29" office:value-type="float" office:value="34" calcext:value-type="float">
            <text:p>34</text:p>
          </table:table-cell>
          <table:table-cell/>
          <table:table-cell table:formula="of:=STOCK([.A37]; &quot;P/E&quot;)" office:value-type="string" office:string-value="25.03" calcext:value-type="string">
            <text:p>25.03</text:p>
          </table:table-cell>
          <table:table-cell table:formula="of:=STOCK([.A37];&quot;52W Range&quot;)" office:value-type="string" office:string-value="23.68 - 57.68" calcext:value-type="string">
            <text:p>23.68 - 57.68</text:p>
          </table:table-cell>
          <table:table-cell table:formula="of:=VALUE( MID([.G37];1;FIND(&quot;-&quot;;[.G37])-1) )" office:value-type="float" office:value="23.68" calcext:value-type="float">
            <text:p>23.68</text:p>
          </table:table-cell>
          <table:table-cell table:formula="of:=VALUE( MID([.G37];FIND(&quot;-&quot;;[.G37])+1;9) )" office:value-type="float" office:value="57.68" calcext:value-type="float">
            <text:p>57.68</text:p>
          </table:table-cell>
          <table:table-cell table:formula="of:=([.I37]+[.H37])/2" office:value-type="float" office:value="40.68" calcext:value-type="float">
            <text:p>40.68</text:p>
          </table:table-cell>
          <table:table-cell table:formula="of:=STOCK([.A37];&quot;Price&quot;)" office:value-type="string" office:string-value="55.09" calcext:value-type="string">
            <text:p>55.09</text:p>
          </table:table-cell>
          <table:table-cell table:formula="of:=[.K37]/[.J37]" office:value-type="float" office:value="1.35422812192724" calcext:value-type="float">
            <text:p>1.35422812192724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ED</text:p>
          </table:table-cell>
          <table:table-cell table:formula="of:=VALUE( STOCK([.A38];&quot;Dividend&quot;) )" office:value-type="currency" office:currency="USD" office:value="4.4" calcext:value-type="currency">
            <text:p>$4.40</text:p>
          </table:table-cell>
          <table:table-cell table:formula="of:=STOCK([.A38];&quot;Dividend %&quot;)" office:value-type="string" office:string-value="2.92%" calcext:value-type="string">
            <text:p>2.92%</text:p>
          </table:table-cell>
          <table:table-cell table:style-name="ce29" office:value-type="float" office:value="45" calcext:value-type="float">
            <text:p>45</text:p>
          </table:table-cell>
          <table:table-cell/>
          <table:table-cell table:formula="of:=STOCK([.A38]; &quot;P/E&quot;)" office:value-type="string" office:string-value="13.68" calcext:value-type="string">
            <text:p>13.68</text:p>
          </table:table-cell>
          <table:table-cell table:formula="of:=STOCK([.A38];&quot;52W Range&quot;)" office:value-type="string" office:string-value="100.55 - 190.08" calcext:value-type="string">
            <text:p>100.55 - 190.08</text:p>
          </table:table-cell>
          <table:table-cell table:formula="of:=VALUE( MID([.G38];1;FIND(&quot;-&quot;;[.G38])-1) )" office:value-type="float" office:value="100.55" calcext:value-type="float">
            <text:p>100.55</text:p>
          </table:table-cell>
          <table:table-cell table:formula="of:=VALUE( MID([.G38];FIND(&quot;-&quot;;[.G38])+1;9) )" office:value-type="float" office:value="190.08" calcext:value-type="float">
            <text:p>190.08</text:p>
          </table:table-cell>
          <table:table-cell table:formula="of:=([.I38]+[.H38])/2" office:value-type="float" office:value="145.315" calcext:value-type="float">
            <text:p>145.315</text:p>
          </table:table-cell>
          <table:table-cell table:formula="of:=STOCK([.A38];&quot;Price&quot;)" office:value-type="string" office:string-value="150.77" calcext:value-type="string">
            <text:p>150.77</text:p>
          </table:table-cell>
          <table:table-cell table:formula="of:=[.K38]/[.J38]" office:value-type="float" office:value="1.03753913911159" calcext:value-type="float">
            <text:p>1.03753913911159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4">
          <table:table-cell table:style-name="ce29" office:value-type="string" calcext:value-type="string">
            <text:p>EMR</text:p>
          </table:table-cell>
          <table:table-cell table:formula="of:=VALUE( STOCK([.A39];&quot;Dividend&quot;) )" office:value-type="currency" office:currency="USD" office:value="3.16" calcext:value-type="currency">
            <text:p>$3.16</text:p>
          </table:table-cell>
          <table:table-cell table:formula="of:=STOCK([.A39];&quot;Dividend %&quot;)" office:value-type="string" office:string-value="3.06%" calcext:value-type="string">
            <text:p>3.06%</text:p>
          </table:table-cell>
          <table:table-cell table:style-name="ce29" office:value-type="float" office:value="63" calcext:value-type="float">
            <text:p>63</text:p>
          </table:table-cell>
          <table:table-cell/>
          <table:table-cell table:formula="of:=STOCK([.A39]; &quot;P/E&quot;)" office:value-type="string" office:string-value="4133.6" calcext:value-type="string">
            <text:p>4133.6</text:p>
          </table:table-cell>
          <table:table-cell table:formula="of:=STOCK([.A39];&quot;52W Range&quot;)" office:value-type="string" office:string-value="49.68 - 104.44" calcext:value-type="string">
            <text:p>49.68 - 104.44</text:p>
          </table:table-cell>
          <table:table-cell table:formula="of:=VALUE( MID([.G39];1;FIND(&quot;-&quot;;[.G39])-1) )" office:value-type="float" office:value="49.68" calcext:value-type="float">
            <text:p>49.68</text:p>
          </table:table-cell>
          <table:table-cell table:formula="of:=VALUE( MID([.G39];FIND(&quot;-&quot;;[.G39])+1;9) )" office:value-type="float" office:value="104.44" calcext:value-type="float">
            <text:p>104.44</text:p>
          </table:table-cell>
          <table:table-cell table:formula="of:=([.I39]+[.H39])/2" office:value-type="float" office:value="77.06" calcext:value-type="float">
            <text:p>77.06</text:p>
          </table:table-cell>
          <table:table-cell table:formula="of:=STOCK([.A39];&quot;Price&quot;)" office:value-type="string" office:string-value="103.34" calcext:value-type="string">
            <text:p>103.34</text:p>
          </table:table-cell>
          <table:table-cell table:formula="of:=[.K39]/[.J39]" office:value-type="float" office:value="1.34103296132883" calcext:value-type="float">
            <text:p>1.34103296132883</text:p>
          </table:table-cell>
          <table:table-cell table:style-name="ce29" office:value-type="string" calcext:value-type="string">
            <text:p>king</text:p>
          </table:table-cell>
          <table:table-cell table:style-name="ce29" office:value-type="string" calcext:value-type="string">
            <text:p>look for P/E of 18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EPD</text:p>
          </table:table-cell>
          <table:table-cell table:formula="of:=VALUE( STOCK([.A40];&quot;Dividend&quot;) )" office:value-type="currency" office:currency="USD" office:value="6.12" calcext:value-type="currency">
            <text:p>$6.12</text:p>
          </table:table-cell>
          <table:table-cell table:formula="of:=STOCK([.A40];&quot;Dividend %&quot;)" office:value-type="string" office:string-value="1.54%" calcext:value-type="string">
            <text:p>1.54%</text:p>
          </table:table-cell>
          <table:table-cell table:style-name="ce29" office:value-type="float" office:value="34" calcext:value-type="float">
            <text:p>34</text:p>
          </table:table-cell>
          <table:table-cell/>
          <table:table-cell table:formula="of:=STOCK([.A40]; &quot;P/E&quot;)" office:value-type="string" office:string-value="33.9" calcext:value-type="string">
            <text:p>33.9</text:p>
          </table:table-cell>
          <table:table-cell table:formula="of:=STOCK([.A40];&quot;52W Range&quot;)" office:value-type="string" office:string-value="200.61 - 427.90" calcext:value-type="string">
            <text:p>200.61 - 427.90</text:p>
          </table:table-cell>
          <table:table-cell table:formula="of:=VALUE( MID([.G40];1;FIND(&quot;-&quot;;[.G40])-1) )" office:value-type="float" office:value="200.61" calcext:value-type="float">
            <text:p>200.61</text:p>
          </table:table-cell>
          <table:table-cell table:formula="of:=VALUE( MID([.G40];FIND(&quot;-&quot;;[.G40])+1;9) )" office:value-type="float" office:value="427.9" calcext:value-type="float">
            <text:p>427.9</text:p>
          </table:table-cell>
          <table:table-cell table:formula="of:=([.I40]+[.H40])/2" office:value-type="float" office:value="314.255" calcext:value-type="float">
            <text:p>314.255</text:p>
          </table:table-cell>
          <table:table-cell table:formula="of:=STOCK([.A40];&quot;Price&quot;)" office:value-type="string" office:string-value="396.68" calcext:value-type="string">
            <text:p>396.68</text:p>
          </table:table-cell>
          <table:table-cell table:formula="of:=[.K40]/[.J40]" office:value-type="float" office:value="1.26228699622918" calcext:value-type="float">
            <text:p>1.26228699622918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ESS</text:p>
          </table:table-cell>
          <table:table-cell table:formula="of:=VALUE( STOCK([.A41];&quot;Dividend&quot;) )" office:value-type="currency" office:currency="USD" office:value="0.98" calcext:value-type="currency">
            <text:p>$0.98</text:p>
          </table:table-cell>
          <table:table-cell table:formula="of:=STOCK([.A41];&quot;Dividend %&quot;)" office:value-type="string" office:string-value="2.16%" calcext:value-type="string">
            <text:p>2.16%</text:p>
          </table:table-cell>
          <table:table-cell table:style-name="ce29" office:value-type="float" office:value="25" calcext:value-type="float">
            <text:p>25</text:p>
          </table:table-cell>
          <table:table-cell/>
          <table:table-cell table:formula="of:=STOCK([.A41]; &quot;P/E&quot;)" office:value-type="string" office:string-value="27.36" calcext:value-type="string">
            <text:p>27.36</text:p>
          </table:table-cell>
          <table:table-cell table:formula="of:=STOCK([.A41];&quot;52W Range&quot;)" office:value-type="string" office:string-value="39.01 - 52.97" calcext:value-type="string">
            <text:p>39.01 - 52.97</text:p>
          </table:table-cell>
          <table:table-cell table:formula="of:=VALUE( MID([.G41];1;FIND(&quot;-&quot;;[.G41])-1) )" office:value-type="float" office:value="39.01" calcext:value-type="float">
            <text:p>39.01</text:p>
          </table:table-cell>
          <table:table-cell table:formula="of:=VALUE( MID([.G41];FIND(&quot;-&quot;;[.G41])+1;9) )" office:value-type="float" office:value="52.97" calcext:value-type="float">
            <text:p>52.97</text:p>
          </table:table-cell>
          <table:table-cell table:formula="of:=([.I41]+[.H41])/2" office:value-type="float" office:value="45.99" calcext:value-type="float">
            <text:p>45.99</text:p>
          </table:table-cell>
          <table:table-cell table:formula="of:=STOCK([.A41];&quot;Price&quot;)" office:value-type="string" office:string-value="45.44" calcext:value-type="string">
            <text:p>45.44</text:p>
          </table:table-cell>
          <table:table-cell table:formula="of:=[.K41]/[.J41]" office:value-type="float" office:value="0.988040878451837" calcext:value-type="float">
            <text:p>0.988040878451837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4">
          <table:table-cell table:style-name="ce29" office:value-type="string" calcext:value-type="string">
            <text:p>ET</text:p>
          </table:table-cell>
          <table:table-cell table:formula="of:=VALUE( STOCK([.A42];&quot;Dividend&quot;) )" office:value-type="currency" office:currency="USD" office:value="1.8" calcext:value-type="currency">
            <text:p>$1.80</text:p>
          </table:table-cell>
          <table:table-cell table:formula="of:=STOCK([.A42];&quot;Dividend %&quot;)" office:value-type="string" office:string-value="1.61%" calcext:value-type="string">
            <text:p>1.61%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STOCK([.A42]; &quot;P/E&quot;)" office:value-type="string" office:string-value="59.37" calcext:value-type="string">
            <text:p>59.37</text:p>
          </table:table-cell>
          <table:table-cell table:formula="of:=STOCK([.A42];&quot;52W Range&quot;)" office:value-type="string" office:string-value="61.61 - 115.14" calcext:value-type="string">
            <text:p>61.61 - 115.14</text:p>
          </table:table-cell>
          <table:table-cell table:formula="of:=VALUE( MID([.G42];1;FIND(&quot;-&quot;;[.G42])-1) )" office:value-type="float" office:value="61.61" calcext:value-type="float">
            <text:p>61.61</text:p>
          </table:table-cell>
          <table:table-cell table:formula="of:=VALUE( MID([.G42];FIND(&quot;-&quot;;[.G42])+1;9) )" office:value-type="float" office:value="115.14" calcext:value-type="float">
            <text:p>115.14</text:p>
          </table:table-cell>
          <table:table-cell table:formula="of:=([.I42]+[.H42])/2" office:value-type="float" office:value="88.375" calcext:value-type="float">
            <text:p>88.375</text:p>
          </table:table-cell>
          <table:table-cell table:formula="of:=STOCK([.A42];&quot;Price&quot;)" office:value-type="string" office:string-value="111.61" calcext:value-type="string">
            <text:p>111.61</text:p>
          </table:table-cell>
          <table:table-cell table:formula="of:=[.K42]/[.J42]" office:value-type="float" office:value="1.26291371994342" calcext:value-type="float">
            <text:p>1.26291371994342</text:p>
          </table:table-cell>
          <table:table-cell table:style-name="ce29" office:value-type="string" calcext:value-type="string">
            <text:p>DIV cut in half 10/20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EXPD</text:p>
          </table:table-cell>
          <table:table-cell table:formula="of:=VALUE( STOCK([.A43];&quot;Dividend&quot;) )" office:value-type="currency" office:currency="USD" office:value="4.56" calcext:value-type="currency">
            <text:p>$4.56</text:p>
          </table:table-cell>
          <table:table-cell table:formula="of:=STOCK([.A43];&quot;Dividend %&quot;)" office:value-type="string" office:string-value="2.18%" calcext:value-type="string">
            <text:p>2.18%</text:p>
          </table:table-cell>
          <table:table-cell table:style-name="ce29" office:value-type="float" office:value="25" calcext:value-type="float">
            <text:p>25</text:p>
          </table:table-cell>
          <table:table-cell/>
          <table:table-cell table:formula="of:=STOCK([.A43]; &quot;P/E&quot;)" office:value-type="string" office:string-value="31.69" calcext:value-type="string">
            <text:p>31.69</text:p>
          </table:table-cell>
          <table:table-cell table:formula="of:=STOCK([.A43];&quot;52W Range&quot;)" office:value-type="string" office:string-value="115.94 - 224.69" calcext:value-type="string">
            <text:p>115.94 - 224.69</text:p>
          </table:table-cell>
          <table:table-cell table:formula="of:=VALUE( MID([.G43];1;FIND(&quot;-&quot;;[.G43])-1) )" office:value-type="float" office:value="115.94" calcext:value-type="float">
            <text:p>115.94</text:p>
          </table:table-cell>
          <table:table-cell table:formula="of:=VALUE( MID([.G43];FIND(&quot;-&quot;;[.G43])+1;9) )" office:value-type="float" office:value="224.69" calcext:value-type="float">
            <text:p>224.69</text:p>
          </table:table-cell>
          <table:table-cell table:formula="of:=([.I43]+[.H43])/2" office:value-type="float" office:value="170.315" calcext:value-type="float">
            <text:p>170.315</text:p>
          </table:table-cell>
          <table:table-cell table:formula="of:=STOCK([.A43];&quot;Price&quot;)" office:value-type="string" office:string-value="208.96" calcext:value-type="string">
            <text:p>208.96</text:p>
          </table:table-cell>
          <table:table-cell table:formula="of:=[.K43]/[.J43]" office:value-type="float" office:value="1.22690309133077" calcext:value-type="float">
            <text:p>1.22690309133077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FMCB</text:p>
          </table:table-cell>
          <table:table-cell table:formula="of:=VALUE( STOCK([.A44];&quot;Dividend&quot;) )" office:value-type="currency" office:currency="USD" office:value="0.76" calcext:value-type="currency">
            <text:p>$0.76</text:p>
          </table:table-cell>
          <table:table-cell table:formula="of:=STOCK([.A44];&quot;Dividend %&quot;)" office:value-type="string" office:string-value="1.87%" calcext:value-type="string">
            <text:p>1.87%</text:p>
          </table:table-cell>
          <table:table-cell table:style-name="ce29" office:value-type="float" office:value="55" calcext:value-type="float">
            <text:p>55</text:p>
          </table:table-cell>
          <table:table-cell/>
          <table:table-cell table:formula="of:=STOCK([.A44]; &quot;P/E&quot;)" office:value-type="string" office:string-value="-" calcext:value-type="string">
            <text:p>-</text:p>
          </table:table-cell>
          <table:table-cell table:formula="of:=STOCK([.A44];&quot;52W Range&quot;)" office:value-type="string" office:string-value="19.79 - 41.79" calcext:value-type="string">
            <text:p>19.79 - 41.79</text:p>
          </table:table-cell>
          <table:table-cell table:formula="of:=VALUE( MID([.G44];1;FIND(&quot;-&quot;;[.G44])-1) )" office:value-type="float" office:value="19.79" calcext:value-type="float">
            <text:p>19.79</text:p>
          </table:table-cell>
          <table:table-cell table:formula="of:=VALUE( MID([.G44];FIND(&quot;-&quot;;[.G44])+1;9) )" office:value-type="float" office:value="41.79" calcext:value-type="float">
            <text:p>41.79</text:p>
          </table:table-cell>
          <table:table-cell table:formula="of:=([.I44]+[.H44])/2" office:value-type="float" office:value="30.79" calcext:value-type="float">
            <text:p>30.79</text:p>
          </table:table-cell>
          <table:table-cell table:formula="of:=STOCK([.A44];&quot;Price&quot;)" office:value-type="string" office:string-value="40.75" calcext:value-type="string">
            <text:p>40.75</text:p>
          </table:table-cell>
          <table:table-cell table:formula="of:=[.K44]/[.J44]" office:value-type="float" office:value="1.32348164988633" calcext:value-type="float">
            <text:p>1.32348164988633</text:p>
          </table:table-cell>
          <table:table-cell table:style-name="ce29" office:value-type="string" calcext:value-type="string">
            <text:p>king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FRT</text:p>
          </table:table-cell>
          <table:table-cell table:formula="of:=VALUE( STOCK([.A45];&quot;Dividend&quot;) )" office:value-type="currency" office:currency="USD" office:value="4.04" calcext:value-type="currency">
            <text:p>$4.04</text:p>
          </table:table-cell>
          <table:table-cell table:formula="of:=STOCK([.A45];&quot;Dividend %&quot;)" office:value-type="string" office:string-value="2.52%" calcext:value-type="string">
            <text:p>2.52%</text:p>
          </table:table-cell>
          <table:table-cell table:style-name="ce29" office:value-type="float" office:value="51" calcext:value-type="float">
            <text:p>51</text:p>
          </table:table-cell>
          <table:table-cell/>
          <table:table-cell table:formula="of:=STOCK([.A45]; &quot;P/E&quot;)" office:value-type="string" office:string-value="25.61" calcext:value-type="string">
            <text:p>25.61</text:p>
          </table:table-cell>
          <table:table-cell table:formula="of:=STOCK([.A45];&quot;52W Range&quot;)" office:value-type="string" office:string-value="109.16 - 161.03" calcext:value-type="string">
            <text:p>109.16 - 161.03</text:p>
          </table:table-cell>
          <table:table-cell table:formula="of:=VALUE( MID([.G45];1;FIND(&quot;-&quot;;[.G45])-1) )" office:value-type="float" office:value="109.16" calcext:value-type="float">
            <text:p>109.16</text:p>
          </table:table-cell>
          <table:table-cell table:formula="of:=VALUE( MID([.G45];FIND(&quot;-&quot;;[.G45])+1;9) )" office:value-type="float" office:value="161.03" calcext:value-type="float">
            <text:p>161.03</text:p>
          </table:table-cell>
          <table:table-cell table:formula="of:=([.I45]+[.H45])/2" office:value-type="float" office:value="135.095" calcext:value-type="float">
            <text:p>135.095</text:p>
          </table:table-cell>
          <table:table-cell table:formula="of:=STOCK([.A45];&quot;Price&quot;)" office:value-type="string" office:string-value="160.04" calcext:value-type="string">
            <text:p>160.04</text:p>
          </table:table-cell>
          <table:table-cell table:formula="of:=[.K45]/[.J45]" office:value-type="float" office:value="1.1846478404086" calcext:value-type="float">
            <text:p>1.1846478404086</text:p>
          </table:table-cell>
          <table:table-cell table:style-name="ce29" office:value-type="string" calcext:value-type="string">
            <text:p>king</text:p>
          </table:table-cell>
          <table:table-cell table:style-name="ce29" office:value-type="string" calcext:value-type="string">
            <text:p>REIT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FUL</text:p>
          </table:table-cell>
          <table:table-cell table:formula="of:=VALUE( STOCK([.A46];&quot;Dividend&quot;) )" office:value-type="currency" office:currency="USD" office:value="4.28" calcext:value-type="currency">
            <text:p>$4.28</text:p>
          </table:table-cell>
          <table:table-cell table:formula="of:=STOCK([.A46];&quot;Dividend %&quot;)" office:value-type="string" office:string-value="3.25%" calcext:value-type="string">
            <text:p>3.25%</text:p>
          </table:table-cell>
          <table:table-cell table:style-name="ce29" office:value-type="float" office:value="51" calcext:value-type="float">
            <text:p>51</text:p>
          </table:table-cell>
          <table:table-cell/>
          <table:table-cell table:formula="of:=STOCK([.A46]; &quot;P/E&quot;)" office:value-type="string" office:string-value="19.16" calcext:value-type="string">
            <text:p>19.16</text:p>
          </table:table-cell>
          <table:table-cell table:formula="of:=STOCK([.A46];&quot;52W Range&quot;)" office:value-type="string" office:string-value="110.66 - 160.16" calcext:value-type="string">
            <text:p>110.66 - 160.16</text:p>
          </table:table-cell>
          <table:table-cell table:formula="of:=VALUE( MID([.G46];1;FIND(&quot;-&quot;;[.G46])-1) )" office:value-type="float" office:value="110.66" calcext:value-type="float">
            <text:p>110.66</text:p>
          </table:table-cell>
          <table:table-cell table:formula="of:=VALUE( MID([.G46];FIND(&quot;-&quot;;[.G46])+1;9) )" office:value-type="float" office:value="160.16" calcext:value-type="float">
            <text:p>160.16</text:p>
          </table:table-cell>
          <table:table-cell table:formula="of:=([.I46]+[.H46])/2" office:value-type="float" office:value="135.41" calcext:value-type="float">
            <text:p>135.41</text:p>
          </table:table-cell>
          <table:table-cell table:formula="of:=STOCK([.A46];&quot;Price&quot;)" office:value-type="string" office:string-value="131.76" calcext:value-type="string">
            <text:p>131.76</text:p>
          </table:table-cell>
          <table:table-cell table:formula="of:=[.K46]/[.J46]" office:value-type="float" office:value="0.973044826822243" calcext:value-type="float">
            <text:p>0.973044826822243</text:p>
          </table:table-cell>
          <table:table-cell table:style-name="ce29" office:value-type="string" calcext:value-type="string">
            <text:p>king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GD</text:p>
          </table:table-cell>
          <table:table-cell table:formula="of:=VALUE( STOCK([.A47];&quot;Dividend&quot;) )" office:value-type="currency" office:currency="USD" office:value="1.64" calcext:value-type="currency">
            <text:p>$1.64</text:p>
          </table:table-cell>
          <table:table-cell table:formula="of:=STOCK([.A47];&quot;Dividend %&quot;)" office:value-type="string" office:string-value="3.21%" calcext:value-type="string">
            <text:p>3.21%</text:p>
          </table:table-cell>
          <table:table-cell table:style-name="ce29" office:value-type="float" office:value="28" calcext:value-type="float">
            <text:p>28</text:p>
          </table:table-cell>
          <table:table-cell/>
          <table:table-cell table:formula="of:=STOCK([.A47]; &quot;P/E&quot;)" office:value-type="string" office:string-value="26.49" calcext:value-type="string">
            <text:p>26.49</text:p>
          </table:table-cell>
          <table:table-cell table:formula="of:=STOCK([.A47];&quot;52W Range&quot;)" office:value-type="string" office:string-value="36.27 - 60.13" calcext:value-type="string">
            <text:p>36.27 - 60.13</text:p>
          </table:table-cell>
          <table:table-cell table:formula="of:=VALUE( MID([.G47];1;FIND(&quot;-&quot;;[.G47])-1) )" office:value-type="float" office:value="36.27" calcext:value-type="float">
            <text:p>36.27</text:p>
          </table:table-cell>
          <table:table-cell table:formula="of:=VALUE( MID([.G47];FIND(&quot;-&quot;;[.G47])+1;9) )" office:value-type="float" office:value="60.13" calcext:value-type="float">
            <text:p>60.13</text:p>
          </table:table-cell>
          <table:table-cell table:formula="of:=([.I47]+[.H47])/2" office:value-type="float" office:value="48.2" calcext:value-type="float">
            <text:p>48.2</text:p>
          </table:table-cell>
          <table:table-cell table:formula="of:=STOCK([.A47];&quot;Price&quot;)" office:value-type="string" office:string-value="51.08" calcext:value-type="string">
            <text:p>51.08</text:p>
          </table:table-cell>
          <table:table-cell table:formula="of:=[.K47]/[.J47]" office:value-type="float" office:value="1.0597510373444" calcext:value-type="float">
            <text:p>1.0597510373444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GPC</text:p>
          </table:table-cell>
          <table:table-cell table:formula="of:=VALUE( STOCK([.A48];&quot;Dividend&quot;) )" office:value-type="currency" office:currency="USD" office:value="3" calcext:value-type="currency">
            <text:p>$3.00</text:p>
          </table:table-cell>
          <table:table-cell table:formula="of:=STOCK([.A48];&quot;Dividend %&quot;)" office:value-type="string" office:string-value="1.67%" calcext:value-type="string">
            <text:p>1.67%</text:p>
          </table:table-cell>
          <table:table-cell table:style-name="ce29" office:value-type="float" office:value="64" calcext:value-type="float">
            <text:p>64</text:p>
          </table:table-cell>
          <table:table-cell/>
          <table:table-cell table:formula="of:=STOCK([.A48]; &quot;P/E&quot;)" office:value-type="string" office:string-value="37.21" calcext:value-type="string">
            <text:p>37.21</text:p>
          </table:table-cell>
          <table:table-cell table:formula="of:=STOCK([.A48];&quot;52W Range&quot;)" office:value-type="string" office:string-value="114.55 - 184.97" calcext:value-type="string">
            <text:p>114.55 - 184.97</text:p>
          </table:table-cell>
          <table:table-cell table:formula="of:=VALUE( MID([.G48];1;FIND(&quot;-&quot;;[.G48])-1) )" office:value-type="float" office:value="114.55" calcext:value-type="float">
            <text:p>114.55</text:p>
          </table:table-cell>
          <table:table-cell table:formula="of:=VALUE( MID([.G48];FIND(&quot;-&quot;;[.G48])+1;9) )" office:value-type="float" office:value="184.97" calcext:value-type="float">
            <text:p>184.97</text:p>
          </table:table-cell>
          <table:table-cell table:formula="of:=([.I48]+[.H48])/2" office:value-type="float" office:value="149.76" calcext:value-type="float">
            <text:p>149.76</text:p>
          </table:table-cell>
          <table:table-cell table:formula="of:=STOCK([.A48];&quot;Price&quot;)" office:value-type="string" office:string-value="180.04" calcext:value-type="string">
            <text:p>180.04</text:p>
          </table:table-cell>
          <table:table-cell table:formula="of:=[.K48]/[.J48]" office:value-type="float" office:value="1.20219017094017" calcext:value-type="float">
            <text:p>1.20219017094017</text:p>
          </table:table-cell>
          <table:table-cell table:style-name="ce29" office:value-type="string" calcext:value-type="string">
            <text:p>king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GWW</text:p>
          </table:table-cell>
          <table:table-cell table:formula="of:=VALUE( STOCK([.A49];&quot;Dividend&quot;) )" office:value-type="currency" office:currency="USD" office:value="1.6" calcext:value-type="currency">
            <text:p>$1.60</text:p>
          </table:table-cell>
          <table:table-cell table:formula="of:=STOCK([.A49];&quot;Dividend %&quot;)" office:value-type="string" office:string-value="3.63%" calcext:value-type="string">
            <text:p>3.63%</text:p>
          </table:table-cell>
          <table:table-cell table:style-name="ce29" office:value-type="float" office:value="48" calcext:value-type="float">
            <text:p>48</text:p>
          </table:table-cell>
          <table:table-cell/>
          <table:table-cell table:formula="of:=STOCK([.A49]; &quot;P/E&quot;)" office:value-type="string" office:string-value="25.96" calcext:value-type="string">
            <text:p>25.96</text:p>
          </table:table-cell>
          <table:table-cell table:formula="of:=STOCK([.A49];&quot;52W Range&quot;)" office:value-type="string" office:string-value="22.03 - 51.76" calcext:value-type="string">
            <text:p>22.03 - 51.76</text:p>
          </table:table-cell>
          <table:table-cell table:formula="of:=VALUE( MID([.G49];1;FIND(&quot;-&quot;;[.G49])-1) )" office:value-type="float" office:value="22.03" calcext:value-type="float">
            <text:p>22.03</text:p>
          </table:table-cell>
          <table:table-cell table:formula="of:=VALUE( MID([.G49];FIND(&quot;-&quot;;[.G49])+1;9) )" office:value-type="float" office:value="51.76" calcext:value-type="float">
            <text:p>51.76</text:p>
          </table:table-cell>
          <table:table-cell table:formula="of:=([.I49]+[.H49])/2" office:value-type="float" office:value="36.895" calcext:value-type="float">
            <text:p>36.895</text:p>
          </table:table-cell>
          <table:table-cell table:formula="of:=STOCK([.A49];&quot;Price&quot;)" office:value-type="string" office:string-value="44.13" calcext:value-type="string">
            <text:p>44.13</text:p>
          </table:table-cell>
          <table:table-cell table:formula="of:=[.K49]/[.J49]" office:value-type="float" office:value="1.19609703211817" calcext:value-type="float">
            <text:p>1.19609703211817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HRL</text:p>
          </table:table-cell>
          <table:table-cell table:formula="of:=VALUE( STOCK([.A50];&quot;Dividend&quot;) )" office:value-type="currency" office:currency="USD" office:value="3.85" calcext:value-type="currency">
            <text:p>$3.85</text:p>
          </table:table-cell>
          <table:table-cell table:formula="of:=STOCK([.A50];&quot;Dividend %&quot;)" office:value-type="string" office:string-value="1.42%" calcext:value-type="string">
            <text:p>1.42%</text:p>
          </table:table-cell>
          <table:table-cell table:style-name="ce29" office:value-type="float" office:value="54" calcext:value-type="float">
            <text:p>54</text:p>
          </table:table-cell>
          <table:table-cell/>
          <table:table-cell table:formula="of:=STOCK([.A50]; &quot;P/E&quot;)" office:value-type="string" office:string-value="64.57" calcext:value-type="string">
            <text:p>64.57</text:p>
          </table:table-cell>
          <table:table-cell table:formula="of:=STOCK([.A50];&quot;52W Range&quot;)" office:value-type="string" office:string-value="146.71 - 274.58" calcext:value-type="string">
            <text:p>146.71 - 274.58</text:p>
          </table:table-cell>
          <table:table-cell table:formula="of:=VALUE( MID([.G50];1;FIND(&quot;-&quot;;[.G50])-1) )" office:value-type="float" office:value="146.71" calcext:value-type="float">
            <text:p>146.71</text:p>
          </table:table-cell>
          <table:table-cell table:formula="of:=VALUE( MID([.G50];FIND(&quot;-&quot;;[.G50])+1;9) )" office:value-type="float" office:value="274.58" calcext:value-type="float">
            <text:p>274.58</text:p>
          </table:table-cell>
          <table:table-cell table:formula="of:=([.I50]+[.H50])/2" office:value-type="float" office:value="210.645" calcext:value-type="float">
            <text:p>210.645</text:p>
          </table:table-cell>
          <table:table-cell table:formula="of:=STOCK([.A50];&quot;Price&quot;)" office:value-type="string" office:string-value="270.4" calcext:value-type="string">
            <text:p>270.4</text:p>
          </table:table-cell>
          <table:table-cell table:formula="of:=[.K50]/[.J50]" office:value-type="float" office:value="1.28367632747039" calcext:value-type="float">
            <text:p>1.28367632747039</text:p>
          </table:table-cell>
          <table:table-cell table:style-name="ce29" office:value-type="string" calcext:value-type="string">
            <text:p>king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ITW</text:p>
          </table:table-cell>
          <table:table-cell table:formula="of:=VALUE( STOCK([.A51];&quot;Dividend&quot;) )" office:value-type="currency" office:currency="USD" office:value="2.4" calcext:value-type="currency">
            <text:p>$2.40</text:p>
          </table:table-cell>
          <table:table-cell table:formula="of:=STOCK([.A51];&quot;Dividend %&quot;)" office:value-type="string" office:string-value="1.45%" calcext:value-type="string">
            <text:p>1.45%</text:p>
          </table:table-cell>
          <table:table-cell table:style-name="ce29" office:value-type="float" office:value="48" calcext:value-type="float">
            <text:p>48</text:p>
          </table:table-cell>
          <table:table-cell/>
          <table:table-cell table:formula="of:=STOCK([.A51]; &quot;P/E&quot;)" office:value-type="string" office:string-value="23.3" calcext:value-type="string">
            <text:p>23.3</text:p>
          </table:table-cell>
          <table:table-cell table:formula="of:=STOCK([.A51];&quot;52W Range&quot;)" office:value-type="string" office:string-value="60.00 - 180.67" calcext:value-type="string">
            <text:p>60.00 - 180.67</text:p>
          </table:table-cell>
          <table:table-cell table:formula="of:=VALUE( MID([.G51];1;FIND(&quot;-&quot;;[.G51])-1) )" office:value-type="float" office:value="60" calcext:value-type="float">
            <text:p>60</text:p>
          </table:table-cell>
          <table:table-cell table:formula="of:=VALUE( MID([.G51];FIND(&quot;-&quot;;[.G51])+1;9) )" office:value-type="float" office:value="180.67" calcext:value-type="float">
            <text:p>180.67</text:p>
          </table:table-cell>
          <table:table-cell table:formula="of:=([.I51]+[.H51])/2" office:value-type="float" office:value="120.335" calcext:value-type="float">
            <text:p>120.335</text:p>
          </table:table-cell>
          <table:table-cell table:formula="of:=STOCK([.A51];&quot;Price&quot;)" office:value-type="string" office:string-value="165.05" calcext:value-type="string">
            <text:p>165.05</text:p>
          </table:table-cell>
          <table:table-cell table:formula="of:=[.K51]/[.J51]" office:value-type="float" office:value="1.37158765114057" calcext:value-type="float">
            <text:p>1.37158765114057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JNJ</text:p>
          </table:table-cell>
          <table:table-cell table:formula="of:=VALUE( STOCK([.A52];&quot;Dividend&quot;) )" office:value-type="currency" office:currency="USD" office:value="5.16" calcext:value-type="currency">
            <text:p>$5.16</text:p>
          </table:table-cell>
          <table:table-cell table:formula="of:=STOCK([.A52];&quot;Dividend %&quot;)" office:value-type="string" office:string-value="2.39%" calcext:value-type="string">
            <text:p>2.39%</text:p>
          </table:table-cell>
          <table:table-cell table:style-name="ce29" office:value-type="float" office:value="58" calcext:value-type="float">
            <text:p>58</text:p>
          </table:table-cell>
          <table:table-cell/>
          <table:table-cell table:formula="of:=STOCK([.A52]; &quot;P/E&quot;)" office:value-type="string" office:string-value="32.95" calcext:value-type="string">
            <text:p>32.95</text:p>
          </table:table-cell>
          <table:table-cell table:formula="of:=STOCK([.A52];&quot;52W Range&quot;)" office:value-type="string" office:string-value="124.23 - 231.91" calcext:value-type="string">
            <text:p>124.23 - 231.91</text:p>
          </table:table-cell>
          <table:table-cell table:formula="of:=VALUE( MID([.G52];1;FIND(&quot;-&quot;;[.G52])-1) )" office:value-type="float" office:value="124.23" calcext:value-type="float">
            <text:p>124.23</text:p>
          </table:table-cell>
          <table:table-cell table:formula="of:=VALUE( MID([.G52];FIND(&quot;-&quot;;[.G52])+1;9) )" office:value-type="float" office:value="231.91" calcext:value-type="float">
            <text:p>231.91</text:p>
          </table:table-cell>
          <table:table-cell table:formula="of:=([.I52]+[.H52])/2" office:value-type="float" office:value="178.07" calcext:value-type="float">
            <text:p>178.07</text:p>
          </table:table-cell>
          <table:table-cell table:formula="of:=STOCK([.A52];&quot;Price&quot;)" office:value-type="string" office:string-value="215.87" calcext:value-type="string">
            <text:p>215.87</text:p>
          </table:table-cell>
          <table:table-cell table:formula="of:=[.K52]/[.J52]" office:value-type="float" office:value="1.21227607120795" calcext:value-type="float">
            <text:p>1.21227607120795</text:p>
          </table:table-cell>
          <table:table-cell table:style-name="ce29" office:value-type="string" calcext:value-type="string">
            <text:p>king</text:p>
          </table:table-cell>
          <table:table-cell table:style-name="ce32"/>
          <table:table-cell table:number-columns-repeated="1010"/>
        </table:table-row>
        <table:table-row table:style-name="ro3">
          <table:table-cell table:style-name="ce29" office:value-type="string" calcext:value-type="string">
            <text:p>JPM</text:p>
          </table:table-cell>
          <table:table-cell table:formula="of:=VALUE( STOCK([.A53];&quot;Dividend&quot;) )" office:value-type="currency" office:currency="USD" office:value="5.2" calcext:value-type="currency">
            <text:p>$5.20</text:p>
          </table:table-cell>
          <table:table-cell table:formula="of:=STOCK([.A53];&quot;Dividend %&quot;)" office:value-type="string" office:string-value="4.85%" calcext:value-type="string">
            <text:p>4.85%</text:p>
          </table:table-cell>
          <table:table-cell table:style-name="ce29" office:value-type="float" office:value="48" calcext:value-type="float">
            <text:p>48</text:p>
          </table:table-cell>
          <table:table-cell/>
          <table:table-cell table:formula="of:=STOCK([.A53]; &quot;P/E&quot;)" office:value-type="string" office:string-value="23.45" calcext:value-type="string">
            <text:p>23.45</text:p>
          </table:table-cell>
          <table:table-cell table:formula="of:=STOCK([.A53];&quot;52W Range&quot;)" office:value-type="string" office:string-value="62.55 - 109.15" calcext:value-type="string">
            <text:p>62.55 - 109.15</text:p>
          </table:table-cell>
          <table:table-cell table:formula="of:=VALUE( MID([.G53];1;FIND(&quot;-&quot;;[.G53])-1) )" office:value-type="float" office:value="62.55" calcext:value-type="float">
            <text:p>62.55</text:p>
          </table:table-cell>
          <table:table-cell table:formula="of:=VALUE( MID([.G53];FIND(&quot;-&quot;;[.G53])+1;9) )" office:value-type="float" office:value="109.15" calcext:value-type="float">
            <text:p>109.15</text:p>
          </table:table-cell>
          <table:table-cell table:formula="of:=([.I53]+[.H53])/2" office:value-type="float" office:value="85.85" calcext:value-type="float">
            <text:p>85.85</text:p>
          </table:table-cell>
          <table:table-cell table:formula="of:=STOCK([.A53];&quot;Price&quot;)" office:value-type="string" office:string-value="107.27" calcext:value-type="string">
            <text:p>107.27</text:p>
          </table:table-cell>
          <table:table-cell table:formula="of:=[.K53]/[.J53]" office:value-type="float" office:value="1.24950495049505" calcext:value-type="float">
            <text:p>1.24950495049505</text:p>
          </table:table-cell>
          <table:table-cell table:style-name="ce29" office:value-type="string" calcext:value-type="string">
            <text:p>NOT aristocrat; lowered div in 2009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KMB</text:p>
          </table:table-cell>
          <table:table-cell table:formula="of:=VALUE( STOCK([.A54];&quot;Dividend&quot;) )" office:value-type="currency" office:currency="USD" office:value="1.68" calcext:value-type="currency">
            <text:p>$1.68</text:p>
          </table:table-cell>
          <table:table-cell table:formula="of:=STOCK([.A54];&quot;Dividend %&quot;)" office:value-type="string" office:string-value="0.92%" calcext:value-type="string">
            <text:p>0.92%</text:p>
          </table:table-cell>
          <table:table-cell table:style-name="ce29" office:value-type="float" office:value="47" calcext:value-type="float">
            <text:p>47</text:p>
          </table:table-cell>
          <table:table-cell/>
          <table:table-cell table:formula="of:=STOCK([.A54]; &quot;P/E&quot;)" office:value-type="string" office:string-value="14.12" calcext:value-type="string">
            <text:p>14.12</text:p>
          </table:table-cell>
          <table:table-cell table:formula="of:=STOCK([.A54];&quot;52W Range&quot;)" office:value-type="string" office:string-value="112.60 - 187.67" calcext:value-type="string">
            <text:p>112.60 - 187.67</text:p>
          </table:table-cell>
          <table:table-cell table:formula="of:=VALUE( MID([.G54];1;FIND(&quot;-&quot;;[.G54])-1) )" office:value-type="float" office:value="112.6" calcext:value-type="float">
            <text:p>112.6</text:p>
          </table:table-cell>
          <table:table-cell table:formula="of:=VALUE( MID([.G54];FIND(&quot;-&quot;;[.G54])+1;9) )" office:value-type="float" office:value="187.67" calcext:value-type="float">
            <text:p>187.67</text:p>
          </table:table-cell>
          <table:table-cell table:formula="of:=([.I54]+[.H54])/2" office:value-type="float" office:value="150.135" calcext:value-type="float">
            <text:p>150.135</text:p>
          </table:table-cell>
          <table:table-cell table:formula="of:=STOCK([.A54];&quot;Price&quot;)" office:value-type="string" office:string-value="183.55" calcext:value-type="string">
            <text:p>183.55</text:p>
          </table:table-cell>
          <table:table-cell table:formula="of:=[.K54]/[.J54]" office:value-type="float" office:value="1.22256635694542" calcext:value-type="float">
            <text:p>1.22256635694542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2">
          <table:table-cell table:style-name="ce29" office:value-type="string" calcext:value-type="string">
            <text:p>KO</text:p>
          </table:table-cell>
          <table:table-cell table:formula="of:=VALUE( STOCK([.A55];&quot;Dividend&quot;) )" office:value-type="currency" office:currency="USD" office:value="2.32" calcext:value-type="currency">
            <text:p>$2.32</text:p>
          </table:table-cell>
          <table:table-cell table:formula="of:=STOCK([.A55];&quot;Dividend %&quot;)" office:value-type="string" office:string-value="1.94%" calcext:value-type="string">
            <text:p>1.94%</text:p>
          </table:table-cell>
          <table:table-cell table:style-name="ce29" office:value-type="float" office:value="58" calcext:value-type="float">
            <text:p>58</text:p>
          </table:table-cell>
          <table:table-cell/>
          <table:table-cell table:formula="of:=STOCK([.A55]; &quot;P/E&quot;)" office:value-type="string" office:string-value="46.15" calcext:value-type="string">
            <text:p>46.15</text:p>
          </table:table-cell>
          <table:table-cell table:formula="of:=STOCK([.A55];&quot;52W Range&quot;)" office:value-type="string" office:string-value="72.13 - 122.15" calcext:value-type="string">
            <text:p>72.13 - 122.15</text:p>
          </table:table-cell>
          <table:table-cell table:formula="of:=VALUE( MID([.G55];1;FIND(&quot;-&quot;;[.G55])-1) )" office:value-type="float" office:value="72.13" calcext:value-type="float">
            <text:p>72.13</text:p>
          </table:table-cell>
          <table:table-cell table:formula="of:=VALUE( MID([.G55];FIND(&quot;-&quot;;[.G55])+1;9) )" office:value-type="float" office:value="122.15" calcext:value-type="float">
            <text:p>122.15</text:p>
          </table:table-cell>
          <table:table-cell table:formula="of:=([.I55]+[.H55])/2" office:value-type="float" office:value="97.14" calcext:value-type="float">
            <text:p>97.14</text:p>
          </table:table-cell>
          <table:table-cell table:formula="of:=STOCK([.A55];&quot;Price&quot;)" office:value-type="string" office:string-value="119.71" calcext:value-type="string">
            <text:p>119.71</text:p>
          </table:table-cell>
          <table:table-cell table:formula="of:=[.K55]/[.J55]" office:value-type="float" office:value="1.23234506897262" calcext:value-type="float">
            <text:p>1.23234506897262</text:p>
          </table:table-cell>
          <table:table-cell table:style-name="ce29" office:value-type="string" calcext:value-type="string">
            <text:p>king</text:p>
          </table:table-cell>
          <table:table-cell table:style-name="ce29" office:value-type="string" calcext:value-type="string">
            <text:p>Coke; already heavy in BRK.B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LANC</text:p>
          </table:table-cell>
          <table:table-cell table:formula="of:=VALUE( STOCK([.A56];&quot;Dividend&quot;) )" office:value-type="currency" office:currency="USD" office:value="5.88" calcext:value-type="currency">
            <text:p>$5.88</text:p>
          </table:table-cell>
          <table:table-cell table:formula="of:=STOCK([.A56];&quot;Dividend %&quot;)" office:value-type="string" office:string-value="3.53%" calcext:value-type="string">
            <text:p>3.53%</text:p>
          </table:table-cell>
          <table:table-cell table:style-name="ce29" office:value-type="float" office:value="57" calcext:value-type="float">
            <text:p>57</text:p>
          </table:table-cell>
          <table:table-cell/>
          <table:table-cell table:formula="of:=STOCK([.A56]; &quot;P/E&quot;)" office:value-type="string" office:string-value="19.53" calcext:value-type="string">
            <text:p>19.53</text:p>
          </table:table-cell>
          <table:table-cell table:formula="of:=STOCK([.A56];&quot;52W Range&quot;)" office:value-type="string" office:string-value="114.04 - 182.54" calcext:value-type="string">
            <text:p>114.04 - 182.54</text:p>
          </table:table-cell>
          <table:table-cell table:formula="of:=VALUE( MID([.G56];1;FIND(&quot;-&quot;;[.G56])-1) )" office:value-type="float" office:value="114.04" calcext:value-type="float">
            <text:p>114.04</text:p>
          </table:table-cell>
          <table:table-cell table:formula="of:=VALUE( MID([.G56];FIND(&quot;-&quot;;[.G56])+1;9) )" office:value-type="float" office:value="182.54" calcext:value-type="float">
            <text:p>182.54</text:p>
          </table:table-cell>
          <table:table-cell table:formula="of:=([.I56]+[.H56])/2" office:value-type="float" office:value="148.29" calcext:value-type="float">
            <text:p>148.29</text:p>
          </table:table-cell>
          <table:table-cell table:formula="of:=STOCK([.A56];&quot;Price&quot;)" office:value-type="string" office:string-value="166.62" calcext:value-type="string">
            <text:p>166.62</text:p>
          </table:table-cell>
          <table:table-cell table:formula="of:=[.K56]/[.J56]" office:value-type="float" office:value="1.12360914424439" calcext:value-type="float">
            <text:p>1.12360914424439</text:p>
          </table:table-cell>
          <table:table-cell table:style-name="ce29" office:value-type="string" calcext:value-type="string">
            <text:p>king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LEG</text:p>
          </table:table-cell>
          <table:table-cell table:formula="of:=VALUE( STOCK([.A57];&quot;Dividend&quot;) )" office:value-type="currency" office:currency="USD" office:value="3.44" calcext:value-type="currency">
            <text:p>$3.44</text:p>
          </table:table-cell>
          <table:table-cell table:formula="of:=STOCK([.A57];&quot;Dividend %&quot;)" office:value-type="string" office:string-value="8.27%" calcext:value-type="string">
            <text:p>8.27%</text:p>
          </table:table-cell>
          <table:table-cell table:style-name="ce29" office:value-type="float" office:value="49" calcext:value-type="float">
            <text:p>49</text:p>
          </table:table-cell>
          <table:table-cell/>
          <table:table-cell table:formula="of:=STOCK([.A57]; &quot;P/E&quot;)" office:value-type="string" office:string-value="88.87" calcext:value-type="string">
            <text:p>88.87</text:p>
          </table:table-cell>
          <table:table-cell table:formula="of:=STOCK([.A57];&quot;52W Range&quot;)" office:value-type="string" office:string-value="30.95 - 51.78" calcext:value-type="string">
            <text:p>30.95 - 51.78</text:p>
          </table:table-cell>
          <table:table-cell table:formula="of:=VALUE( MID([.G57];1;FIND(&quot;-&quot;;[.G57])-1) )" office:value-type="float" office:value="30.95" calcext:value-type="float">
            <text:p>30.95</text:p>
          </table:table-cell>
          <table:table-cell table:formula="of:=VALUE( MID([.G57];FIND(&quot;-&quot;;[.G57])+1;9) )" office:value-type="float" office:value="51.78" calcext:value-type="float">
            <text:p>51.78</text:p>
          </table:table-cell>
          <table:table-cell table:formula="of:=([.I57]+[.H57])/2" office:value-type="float" office:value="41.365" calcext:value-type="float">
            <text:p>41.365</text:p>
          </table:table-cell>
          <table:table-cell table:formula="of:=STOCK([.A57];&quot;Price&quot;)" office:value-type="string" office:string-value="41.59" calcext:value-type="string">
            <text:p>41.59</text:p>
          </table:table-cell>
          <table:table-cell table:formula="of:=[.K57]/[.J57]" office:value-type="float" office:value="1.0054393811193" calcext:value-type="float">
            <text:p>1.0054393811193</text:p>
          </table:table-cell>
          <table:table-cell table:style-name="ce29" office:value-type="string" calcext:value-type="string">
            <text:p>aristocrat</text:p>
          </table:table-cell>
          <table:table-cell table:style-name="ce29" office:value-type="string" calcext:value-type="string">
            <text:p>mfgr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LIN</text:p>
          </table:table-cell>
          <table:table-cell table:formula="of:=VALUE( STOCK([.A58];&quot;Dividend&quot;) )" office:value-type="currency" office:currency="USD" office:value="1.56" calcext:value-type="currency">
            <text:p>$1.56</text:p>
          </table:table-cell>
          <table:table-cell table:formula="of:=STOCK([.A58];&quot;Dividend %&quot;)" office:value-type="string" office:string-value="0.77%" calcext:value-type="string">
            <text:p>0.77%</text:p>
          </table:table-cell>
          <table:table-cell table:style-name="ce29" office:value-type="float" office:value="27" calcext:value-type="float">
            <text:p>27</text:p>
          </table:table-cell>
          <table:table-cell/>
          <table:table-cell table:formula="of:=STOCK([.A58]; &quot;P/E&quot;)" office:value-type="string" office:string-value="47.57" calcext:value-type="string">
            <text:p>47.57</text:p>
          </table:table-cell>
          <table:table-cell table:formula="of:=STOCK([.A58];&quot;52W Range&quot;)" office:value-type="string" office:string-value="96.46 - 216.87" calcext:value-type="string">
            <text:p>96.46 - 216.87</text:p>
          </table:table-cell>
          <table:table-cell table:formula="of:=VALUE( MID([.G58];1;FIND(&quot;-&quot;;[.G58])-1) )" office:value-type="float" office:value="96.46" calcext:value-type="float">
            <text:p>96.46</text:p>
          </table:table-cell>
          <table:table-cell table:formula="of:=VALUE( MID([.G58];FIND(&quot;-&quot;;[.G58])+1;9) )" office:value-type="float" office:value="216.87" calcext:value-type="float">
            <text:p>216.87</text:p>
          </table:table-cell>
          <table:table-cell table:formula="of:=([.I58]+[.H58])/2" office:value-type="float" office:value="156.665" calcext:value-type="float">
            <text:p>156.665</text:p>
          </table:table-cell>
          <table:table-cell table:formula="of:=STOCK([.A58];&quot;Price&quot;)" office:value-type="string" office:string-value="203.27" calcext:value-type="string">
            <text:p>203.27</text:p>
          </table:table-cell>
          <table:table-cell table:formula="of:=[.K58]/[.J58]" office:value-type="float" office:value="1.29748188810519" calcext:value-type="float">
            <text:p>1.29748188810519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LOW</text:p>
          </table:table-cell>
          <table:table-cell table:formula="of:=VALUE( STOCK([.A59];&quot;Dividend&quot;) )" office:value-type="currency" office:currency="USD" office:value="1.78" calcext:value-type="currency">
            <text:p>$1.78</text:p>
          </table:table-cell>
          <table:table-cell table:formula="of:=STOCK([.A59];&quot;Dividend %&quot;)" office:value-type="string" office:string-value="4.10%" calcext:value-type="string">
            <text:p>4.10%</text:p>
          </table:table-cell>
          <table:table-cell table:style-name="ce29" office:value-type="float" office:value="57" calcext:value-type="float">
            <text:p>57</text:p>
          </table:table-cell>
          <table:table-cell/>
          <table:table-cell table:formula="of:=STOCK([.A59]; &quot;P/E&quot;)" office:value-type="string" office:string-value="-" calcext:value-type="string">
            <text:p>-</text:p>
          </table:table-cell>
          <table:table-cell table:formula="of:=STOCK([.A59];&quot;52W Range&quot;)" office:value-type="string" office:string-value="31.58 - 46.05" calcext:value-type="string">
            <text:p>31.58 - 46.05</text:p>
          </table:table-cell>
          <table:table-cell table:formula="of:=VALUE( MID([.G59];1;FIND(&quot;-&quot;;[.G59])-1) )" office:value-type="float" office:value="31.58" calcext:value-type="float">
            <text:p>31.58</text:p>
          </table:table-cell>
          <table:table-cell table:formula="of:=VALUE( MID([.G59];FIND(&quot;-&quot;;[.G59])+1;9) )" office:value-type="float" office:value="46.05" calcext:value-type="float">
            <text:p>46.05</text:p>
          </table:table-cell>
          <table:table-cell table:formula="of:=([.I59]+[.H59])/2" office:value-type="float" office:value="38.815" calcext:value-type="float">
            <text:p>38.815</text:p>
          </table:table-cell>
          <table:table-cell table:formula="of:=STOCK([.A59];&quot;Price&quot;)" office:value-type="string" office:string-value="43.45" calcext:value-type="string">
            <text:p>43.45</text:p>
          </table:table-cell>
          <table:table-cell table:formula="of:=[.K59]/[.J59]" office:value-type="float" office:value="1.11941259822234" calcext:value-type="float">
            <text:p>1.11941259822234</text:p>
          </table:table-cell>
          <table:table-cell table:style-name="ce29" office:value-type="string" calcext:value-type="string">
            <text:p>king</text:p>
          </table:table-cell>
          <table:table-cell table:style-name="ce29" office:value-type="string" calcext:value-type="string">
            <text:p>Lowe's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MCD</text:p>
          </table:table-cell>
          <table:table-cell table:formula="of:=VALUE( STOCK([.A60];&quot;Dividend&quot;) )" office:value-type="currency" office:currency="USD" office:value="1.62" calcext:value-type="currency">
            <text:p>$1.62</text:p>
          </table:table-cell>
          <table:table-cell table:formula="of:=STOCK([.A60];&quot;Dividend %&quot;)" office:value-type="string" office:string-value="2.89%" calcext:value-type="string">
            <text:p>2.89%</text:p>
          </table:table-cell>
          <table:table-cell table:style-name="ce29" office:value-type="float" office:value="43" calcext:value-type="float">
            <text:p>43</text:p>
          </table:table-cell>
          <table:table-cell/>
          <table:table-cell table:formula="of:=STOCK([.A60]; &quot;P/E&quot;)" office:value-type="string" office:string-value="39.76" calcext:value-type="string">
            <text:p>39.76</text:p>
          </table:table-cell>
          <table:table-cell table:formula="of:=STOCK([.A60];&quot;52W Range&quot;)" office:value-type="string" office:string-value="27.52 - 57.75" calcext:value-type="string">
            <text:p>27.52 - 57.75</text:p>
          </table:table-cell>
          <table:table-cell table:formula="of:=VALUE( MID([.G60];1;FIND(&quot;-&quot;;[.G60])-1) )" office:value-type="float" office:value="27.52" calcext:value-type="float">
            <text:p>27.52</text:p>
          </table:table-cell>
          <table:table-cell table:formula="of:=VALUE( MID([.G60];FIND(&quot;-&quot;;[.G60])+1;9) )" office:value-type="float" office:value="57.75" calcext:value-type="float">
            <text:p>57.75</text:p>
          </table:table-cell>
          <table:table-cell table:formula="of:=([.I60]+[.H60])/2" office:value-type="float" office:value="42.635" calcext:value-type="float">
            <text:p>42.635</text:p>
          </table:table-cell>
          <table:table-cell table:formula="of:=STOCK([.A60];&quot;Price&quot;)" office:value-type="string" office:string-value="56.02" calcext:value-type="string">
            <text:p>56.02</text:p>
          </table:table-cell>
          <table:table-cell table:formula="of:=[.K60]/[.J60]" office:value-type="float" office:value="1.31394394277002" calcext:value-type="float">
            <text:p>1.31394394277002</text:p>
          </table:table-cell>
          <table:table-cell table:style-name="ce29" office:value-type="string" calcext:value-type="string">
            <text:p>aristocrat </text:p>
          </table:table-cell>
          <table:table-cell table:style-name="ce29" office:value-type="string" calcext:value-type="string">
            <text:p>McDonald's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MCK</text:p>
          </table:table-cell>
          <table:table-cell table:formula="of:=VALUE( STOCK([.A61];&quot;Dividend&quot;) )" office:value-type="currency" office:currency="USD" office:value="1.92" calcext:value-type="currency">
            <text:p>$1.92</text:p>
          </table:table-cell>
          <table:table-cell table:formula="of:=STOCK([.A61];&quot;Dividend %&quot;)" office:value-type="string" office:string-value="4.37%" calcext:value-type="string">
            <text:p>4.37%</text:p>
          </table:table-cell>
          <table:table-cell table:style-name="ce29" office:value-type="float" office:value="34" calcext:value-type="float">
            <text:p>34</text:p>
          </table:table-cell>
          <table:table-cell/>
          <table:table-cell table:formula="of:=STOCK([.A61]; &quot;P/E&quot;)" office:value-type="string" office:string-value="21.36" calcext:value-type="string">
            <text:p>21.36</text:p>
          </table:table-cell>
          <table:table-cell table:formula="of:=STOCK([.A61];&quot;52W Range&quot;)" office:value-type="string" office:string-value="42.33 - 77.26" calcext:value-type="string">
            <text:p>42.33 - 77.26</text:p>
          </table:table-cell>
          <table:table-cell table:formula="of:=VALUE( MID([.G61];1;FIND(&quot;-&quot;;[.G61])-1) )" office:value-type="float" office:value="42.33" calcext:value-type="float">
            <text:p>42.33</text:p>
          </table:table-cell>
          <table:table-cell table:formula="of:=VALUE( MID([.G61];FIND(&quot;-&quot;;[.G61])+1;9) )" office:value-type="float" office:value="77.26" calcext:value-type="float">
            <text:p>77.26</text:p>
          </table:table-cell>
          <table:table-cell table:formula="of:=([.I61]+[.H61])/2" office:value-type="float" office:value="59.795" calcext:value-type="float">
            <text:p>59.795</text:p>
          </table:table-cell>
          <table:table-cell table:formula="of:=STOCK([.A61];&quot;Price&quot;)" office:value-type="string" office:string-value="43.93" calcext:value-type="string">
            <text:p>43.93</text:p>
          </table:table-cell>
          <table:table-cell table:formula="of:=[.K61]/[.J61]" office:value-type="float" office:value="0.734676812442512" calcext:value-type="float">
            <text:p>0.734676812442512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MDT</text:p>
          </table:table-cell>
          <table:table-cell table:formula="of:=VALUE( STOCK([.A62];&quot;Dividend&quot;) )" office:value-type="currency" office:currency="USD" office:value="2.81" calcext:value-type="currency">
            <text:p>$2.81</text:p>
          </table:table-cell>
          <table:table-cell table:formula="of:=STOCK([.A62];&quot;Dividend %&quot;)" office:value-type="string" office:string-value="4.70%" calcext:value-type="string">
            <text:p>4.70%</text:p>
          </table:table-cell>
          <table:table-cell table:style-name="ce29" office:value-type="float" office:value="42" calcext:value-type="float">
            <text:p>42</text:p>
          </table:table-cell>
          <table:table-cell/>
          <table:table-cell table:formula="of:=STOCK([.A62]; &quot;P/E&quot;)" office:value-type="string" office:string-value="49.45" calcext:value-type="string">
            <text:p>49.45</text:p>
          </table:table-cell>
          <table:table-cell table:formula="of:=STOCK([.A62];&quot;52W Range&quot;)" office:value-type="string" office:string-value="38.00 - 84.92" calcext:value-type="string">
            <text:p>38.00 - 84.92</text:p>
          </table:table-cell>
          <table:table-cell table:formula="of:=VALUE( MID([.G62];1;FIND(&quot;-&quot;;[.G62])-1) )" office:value-type="float" office:value="38" calcext:value-type="float">
            <text:p>38</text:p>
          </table:table-cell>
          <table:table-cell table:formula="of:=VALUE( MID([.G62];FIND(&quot;-&quot;;[.G62])+1;9) )" office:value-type="float" office:value="84.92" calcext:value-type="float">
            <text:p>84.92</text:p>
          </table:table-cell>
          <table:table-cell table:formula="of:=([.I62]+[.H62])/2" office:value-type="float" office:value="61.46" calcext:value-type="float">
            <text:p>61.46</text:p>
          </table:table-cell>
          <table:table-cell table:formula="of:=STOCK([.A62];&quot;Price&quot;)" office:value-type="string" office:string-value="59.74" calcext:value-type="string">
            <text:p>59.74</text:p>
          </table:table-cell>
          <table:table-cell table:formula="of:=[.K62]/[.J62]" office:value-type="float" office:value="0.972014318255776" calcext:value-type="float">
            <text:p>0.972014318255776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3">
          <table:table-cell table:style-name="ce29" office:value-type="string" calcext:value-type="string">
            <text:p>MMM</text:p>
          </table:table-cell>
          <table:table-cell table:formula="of:=VALUE( STOCK([.A63];&quot;Dividend&quot;) )" office:value-type="currency" office:currency="USD" office:value="0.8" calcext:value-type="currency">
            <text:p>$0.80</text:p>
          </table:table-cell>
          <table:table-cell table:formula="of:=STOCK([.A63];&quot;Dividend %&quot;)" office:value-type="string" office:string-value="1.20%" calcext:value-type="string">
            <text:p>1.20%</text:p>
          </table:table-cell>
          <table:table-cell table:style-name="ce29" office:value-type="float" office:value="62" calcext:value-type="float">
            <text:p>62</text:p>
          </table:table-cell>
          <table:table-cell/>
          <table:table-cell table:formula="of:=STOCK([.A63]; &quot;P/E&quot;)" office:value-type="string" office:string-value="33.22" calcext:value-type="string">
            <text:p>33.22</text:p>
          </table:table-cell>
          <table:table-cell table:formula="of:=STOCK([.A63];&quot;52W Range&quot;)" office:value-type="string" office:string-value="38.00 - 68.21" calcext:value-type="string">
            <text:p>38.00 - 68.21</text:p>
          </table:table-cell>
          <table:table-cell table:formula="of:=VALUE( MID([.G63];1;FIND(&quot;-&quot;;[.G63])-1) )" office:value-type="float" office:value="38" calcext:value-type="float">
            <text:p>38</text:p>
          </table:table-cell>
          <table:table-cell table:formula="of:=VALUE( MID([.G63];FIND(&quot;-&quot;;[.G63])+1;9) )" office:value-type="float" office:value="68.21" calcext:value-type="float">
            <text:p>68.21</text:p>
          </table:table-cell>
          <table:table-cell table:formula="of:=([.I63]+[.H63])/2" office:value-type="float" office:value="53.105" calcext:value-type="float">
            <text:p>53.105</text:p>
          </table:table-cell>
          <table:table-cell table:formula="of:=STOCK([.A63];&quot;Price&quot;)" office:value-type="string" office:string-value="66.83" calcext:value-type="string">
            <text:p>66.83</text:p>
          </table:table-cell>
          <table:table-cell table:formula="of:=[.K63]/[.J63]" office:value-type="float" office:value="1.25845024009039" calcext:value-type="float">
            <text:p>1.25845024009039</text:p>
          </table:table-cell>
          <table:table-cell table:style-name="ce29" office:value-type="string" calcext:value-type="string">
            <text:p>king</text:p>
          </table:table-cell>
          <table:table-cell table:style-name="ce29" office:value-type="string" calcext:value-type="string">
            <text:p>P/E over 10 yrs avg 17.2; buy price $151.70</text:p>
          </table:table-cell>
          <table:table-cell table:number-columns-repeated="1010"/>
        </table:table-row>
        <table:table-row table:style-name="ro2">
          <table:table-cell table:style-name="ce29" office:value-type="string" calcext:value-type="string">
            <text:p>MO</text:p>
          </table:table-cell>
          <table:table-cell table:formula="of:=VALUE( STOCK([.A64];&quot;Dividend&quot;) )" office:value-type="currency" office:currency="USD" office:value="0.72" calcext:value-type="currency">
            <text:p>$0.72</text:p>
          </table:table-cell>
          <table:table-cell table:formula="of:=STOCK([.A64];&quot;Dividend %&quot;)" office:value-type="string" office:string-value="5.13%" calcext:value-type="string">
            <text:p>5.13%</text:p>
          </table:table-cell>
          <table:table-cell table:style-name="ce29" office:value-type="float" office:value="50" calcext:value-type="float">
            <text:p>50</text:p>
          </table:table-cell>
          <table:table-cell/>
          <table:table-cell table:formula="of:=STOCK([.A64]; &quot;P/E&quot;)" office:value-type="string" office:string-value="12.2" calcext:value-type="string">
            <text:p>12.2</text:p>
          </table:table-cell>
          <table:table-cell table:formula="of:=STOCK([.A64];&quot;52W Range&quot;)" office:value-type="string" office:string-value="9.37 - 16.62" calcext:value-type="string">
            <text:p>9.37 - 16.62</text:p>
          </table:table-cell>
          <table:table-cell table:formula="of:=VALUE( MID([.G64];1;FIND(&quot;-&quot;;[.G64])-1) )" office:value-type="float" office:value="9.37" calcext:value-type="float">
            <text:p>9.37</text:p>
          </table:table-cell>
          <table:table-cell table:formula="of:=VALUE( MID([.G64];FIND(&quot;-&quot;;[.G64])+1;9) )" office:value-type="float" office:value="16.62" calcext:value-type="float">
            <text:p>16.62</text:p>
          </table:table-cell>
          <table:table-cell table:formula="of:=([.I64]+[.H64])/2" office:value-type="float" office:value="12.995" calcext:value-type="float">
            <text:p>12.995</text:p>
          </table:table-cell>
          <table:table-cell table:formula="of:=STOCK([.A64];&quot;Price&quot;)" office:value-type="string" office:string-value="14.04" calcext:value-type="string">
            <text:p>14.04</text:p>
          </table:table-cell>
          <table:table-cell table:formula="of:=[.K64]/[.J64]" office:value-type="float" office:value="1.08041554444017" calcext:value-type="float">
            <text:p>1.08041554444017</text:p>
          </table:table-cell>
          <table:table-cell table:style-name="ce29" office:value-type="string" calcext:value-type="string">
            <text:p>king</text:p>
          </table:table-cell>
          <table:table-cell table:style-name="ce29" office:value-type="string" calcext:value-type="string">
            <text:p>Altria - fair P/E is 11 --&gt; undervalued?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NDSN</text:p>
          </table:table-cell>
          <table:table-cell table:formula="of:=VALUE( STOCK([.A65];&quot;Dividend&quot;) )" office:value-type="currency" office:currency="USD" office:value="4.09" calcext:value-type="currency">
            <text:p>$4.09</text:p>
          </table:table-cell>
          <table:table-cell table:formula="of:=STOCK([.A65];&quot;Dividend %&quot;)" office:value-type="string" office:string-value="2.84%" calcext:value-type="string">
            <text:p>2.84%</text:p>
          </table:table-cell>
          <table:table-cell table:style-name="ce29" office:value-type="float" office:value="57" calcext:value-type="float">
            <text:p>57</text:p>
          </table:table-cell>
          <table:table-cell/>
          <table:table-cell table:formula="of:=STOCK([.A65]; &quot;P/E&quot;)" office:value-type="string" office:string-value="28.47" calcext:value-type="string">
            <text:p>28.47</text:p>
          </table:table-cell>
          <table:table-cell table:formula="of:=STOCK([.A65];&quot;52W Range&quot;)" office:value-type="string" office:string-value="101.42 - 148.77" calcext:value-type="string">
            <text:p>101.42 - 148.77</text:p>
          </table:table-cell>
          <table:table-cell table:formula="of:=VALUE( MID([.G65];1;FIND(&quot;-&quot;;[.G65])-1) )" office:value-type="float" office:value="101.42" calcext:value-type="float">
            <text:p>101.42</text:p>
          </table:table-cell>
          <table:table-cell table:formula="of:=VALUE( MID([.G65];FIND(&quot;-&quot;;[.G65])+1;9) )" office:value-type="float" office:value="148.77" calcext:value-type="float">
            <text:p>148.77</text:p>
          </table:table-cell>
          <table:table-cell table:formula="of:=([.I65]+[.H65])/2" office:value-type="float" office:value="125.095" calcext:value-type="float">
            <text:p>125.095</text:p>
          </table:table-cell>
          <table:table-cell table:formula="of:=STOCK([.A65];&quot;Price&quot;)" office:value-type="string" office:string-value="144.18" calcext:value-type="string">
            <text:p>144.18</text:p>
          </table:table-cell>
          <table:table-cell table:formula="of:=[.K65]/[.J65]" office:value-type="float" office:value="1.152564051321" calcext:value-type="float">
            <text:p>1.152564051321</text:p>
          </table:table-cell>
          <table:table-cell table:style-name="ce29" office:value-type="string" calcext:value-type="string">
            <text:p>king</text:p>
          </table:table-cell>
          <table:table-cell table:style-name="ce32"/>
          <table:table-cell table:number-columns-repeated="1010"/>
        </table:table-row>
        <table:table-row table:style-name="ro4">
          <table:table-cell table:style-name="ce29" office:value-type="string" calcext:value-type="string">
            <text:p>NFG</text:p>
          </table:table-cell>
          <table:table-cell table:formula="of:=VALUE( STOCK([.A66];&quot;Dividend&quot;) )" office:value-type="currency" office:currency="USD" office:value="3.16" calcext:value-type="currency">
            <text:p>$3.16</text:p>
          </table:table-cell>
          <table:table-cell table:formula="of:=STOCK([.A66];&quot;Dividend %&quot;)" office:value-type="string" office:string-value="2.28%" calcext:value-type="string">
            <text:p>2.28%</text:p>
          </table:table-cell>
          <table:table-cell table:style-name="ce29" office:value-type="float" office:value="49" calcext:value-type="float">
            <text:p>49</text:p>
          </table:table-cell>
          <table:table-cell/>
          <table:table-cell table:formula="of:=STOCK([.A66]; &quot;P/E&quot;)" office:value-type="string" office:string-value="26.54" calcext:value-type="string">
            <text:p>26.54</text:p>
          </table:table-cell>
          <table:table-cell table:formula="of:=STOCK([.A66];&quot;52W Range&quot;)" office:value-type="string" office:string-value="94.34 - 146.92" calcext:value-type="string">
            <text:p>94.34 - 146.92</text:p>
          </table:table-cell>
          <table:table-cell table:formula="of:=VALUE( MID([.G66];1;FIND(&quot;-&quot;;[.G66])-1) )" office:value-type="float" office:value="94.34" calcext:value-type="float">
            <text:p>94.34</text:p>
          </table:table-cell>
          <table:table-cell table:formula="of:=VALUE( MID([.G66];FIND(&quot;-&quot;;[.G66])+1;9) )" office:value-type="float" office:value="146.92" calcext:value-type="float">
            <text:p>146.92</text:p>
          </table:table-cell>
          <table:table-cell table:formula="of:=([.I66]+[.H66])/2" office:value-type="float" office:value="120.63" calcext:value-type="float">
            <text:p>120.63</text:p>
          </table:table-cell>
          <table:table-cell table:formula="of:=STOCK([.A66];&quot;Price&quot;)" office:value-type="string" office:string-value="138.79" calcext:value-type="string">
            <text:p>138.79</text:p>
          </table:table-cell>
          <table:table-cell table:formula="of:=[.K66]/[.J66]" office:value-type="float" office:value="1.15054298267429" calcext:value-type="float">
            <text:p>1.15054298267429</text:p>
          </table:table-cell>
          <table:table-cell table:style-name="ce29" office:value-type="string" calcext:value-type="string">
            <text:p>king</text:p>
          </table:table-cell>
          <table:table-cell table:style-name="ce29" office:value-type="string" calcext:value-type="string">
            <text:p>National Fuel Gas</text:p>
          </table:table-cell>
          <table:table-cell table:number-columns-repeated="1010"/>
        </table:table-row>
        <table:table-row table:style-name="ro4">
          <table:table-cell table:style-name="ce29" office:value-type="string" calcext:value-type="string">
            <text:p>NLY</text:p>
          </table:table-cell>
          <table:table-cell table:formula="of:=VALUE( STOCK([.A67];&quot;Dividend&quot;) )" office:value-type="string" office:string-value="" calcext:value-type="error">
            <text:p>Err:502</text:p>
          </table:table-cell>
          <table:table-cell table:formula="of:=STOCK([.A67];&quot;Dividend %&quot;)" office:value-type="string" office:string-value="not found" calcext:value-type="string">
            <text:p>not found</text:p>
          </table:table-cell>
          <table:table-cell table:style-name="ce29" office:value-type="string" calcext:value-type="string">
            <text:p>?</text:p>
          </table:table-cell>
          <table:table-cell/>
          <table:table-cell table:formula="of:=STOCK([.A67]; &quot;P/E&quot;)" office:value-type="string" office:string-value="not found" calcext:value-type="string">
            <text:p>not found</text:p>
          </table:table-cell>
          <table:table-cell table:formula="of:=STOCK([.A67];&quot;52W Range&quot;)" office:value-type="string" office:string-value="not found" calcext:value-type="string">
            <text:p>not found</text:p>
          </table:table-cell>
          <table:table-cell table:formula="of:=VALUE( MID([.G67];1;FIND(&quot;-&quot;;[.G67])-1) )" office:value-type="string" office:string-value="" calcext:value-type="error">
            <text:p>#VALUE!</text:p>
          </table:table-cell>
          <table:table-cell table:formula="of:=VALUE( MID([.G67];FIND(&quot;-&quot;;[.G67])+1;9) )" office:value-type="string" office:string-value="" calcext:value-type="error">
            <text:p>#VALUE!</text:p>
          </table:table-cell>
          <table:table-cell table:formula="of:=([.I67]+[.H67])/2" office:value-type="string" office:string-value="" calcext:value-type="error">
            <text:p>#VALUE!</text:p>
          </table:table-cell>
          <table:table-cell table:formula="of:=STOCK([.A67];&quot;Price&quot;)" office:value-type="string" office:string-value="not found" calcext:value-type="string">
            <text:p>not found</text:p>
          </table:table-cell>
          <table:table-cell table:formula="of:=[.K67]/[.J67]" office:value-type="string" office:string-value="" calcext:value-type="error">
            <text:p>#VALUE!</text:p>
          </table:table-cell>
          <table:table-cell table:style-name="ce29" office:value-type="string" calcext:value-type="string">
            <text:p>not sure about this one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NUE</text:p>
          </table:table-cell>
          <table:table-cell table:formula="of:=VALUE( STOCK([.A68];&quot;Dividend&quot;) )" office:value-type="currency" office:currency="USD" office:value="3.52" calcext:value-type="currency">
            <text:p>$3.52</text:p>
          </table:table-cell>
          <table:table-cell table:formula="of:=STOCK([.A68];&quot;Dividend %&quot;)" office:value-type="string" office:string-value="1.25%" calcext:value-type="string">
            <text:p>1.25%</text:p>
          </table:table-cell>
          <table:table-cell table:style-name="ce29" office:value-type="float" office:value="46" calcext:value-type="float">
            <text:p>46</text:p>
          </table:table-cell>
          <table:table-cell/>
          <table:table-cell table:formula="of:=STOCK([.A68]; &quot;P/E&quot;)" office:value-type="string" office:string-value="30.69" calcext:value-type="string">
            <text:p>30.69</text:p>
          </table:table-cell>
          <table:table-cell table:formula="of:=STOCK([.A68];&quot;52W Range&quot;)" office:value-type="string" office:string-value="93.00 - 286.37" calcext:value-type="string">
            <text:p>93.00 - 286.37</text:p>
          </table:table-cell>
          <table:table-cell table:formula="of:=VALUE( MID([.G68];1;FIND(&quot;-&quot;;[.G68])-1) )" office:value-type="float" office:value="93" calcext:value-type="float">
            <text:p>93</text:p>
          </table:table-cell>
          <table:table-cell table:formula="of:=VALUE( MID([.G68];FIND(&quot;-&quot;;[.G68])+1;9) )" office:value-type="float" office:value="286.37" calcext:value-type="float">
            <text:p>286.37</text:p>
          </table:table-cell>
          <table:table-cell table:formula="of:=([.I68]+[.H68])/2" office:value-type="float" office:value="189.685" calcext:value-type="float">
            <text:p>189.685</text:p>
          </table:table-cell>
          <table:table-cell table:formula="of:=STOCK([.A68];&quot;Price&quot;)" office:value-type="string" office:string-value="280.66" calcext:value-type="string">
            <text:p>280.66</text:p>
          </table:table-cell>
          <table:table-cell table:formula="of:=[.K68]/[.J68]" office:value-type="float" office:value="1.47961093391676" calcext:value-type="float">
            <text:p>1.47961093391676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2">
          <table:table-cell table:style-name="ce29" office:value-type="string" calcext:value-type="string">
            <text:p>NWN</text:p>
          </table:table-cell>
          <table:table-cell table:formula="of:=VALUE( STOCK([.A69];&quot;Dividend&quot;) )" office:value-type="currency" office:currency="USD" office:value="0.8" calcext:value-type="currency">
            <text:p>$0.80</text:p>
          </table:table-cell>
          <table:table-cell table:formula="of:=STOCK([.A69];&quot;Dividend %&quot;)" office:value-type="string" office:string-value="1.43%" calcext:value-type="string">
            <text:p>1.43%</text:p>
          </table:table-cell>
          <table:table-cell table:style-name="ce29" office:value-type="float" office:value="64" calcext:value-type="float">
            <text:p>64</text:p>
          </table:table-cell>
          <table:table-cell/>
          <table:table-cell table:formula="of:=STOCK([.A69]; &quot;P/E&quot;)" office:value-type="string" office:string-value="26.21" calcext:value-type="string">
            <text:p>26.21</text:p>
          </table:table-cell>
          <table:table-cell table:formula="of:=STOCK([.A69];&quot;52W Range&quot;)" office:value-type="string" office:string-value="22.01 - 58.82" calcext:value-type="string">
            <text:p>22.01 - 58.82</text:p>
          </table:table-cell>
          <table:table-cell table:formula="of:=VALUE( MID([.G69];1;FIND(&quot;-&quot;;[.G69])-1) )" office:value-type="float" office:value="22.01" calcext:value-type="float">
            <text:p>22.01</text:p>
          </table:table-cell>
          <table:table-cell table:formula="of:=VALUE( MID([.G69];FIND(&quot;-&quot;;[.G69])+1;9) )" office:value-type="float" office:value="58.82" calcext:value-type="float">
            <text:p>58.82</text:p>
          </table:table-cell>
          <table:table-cell table:formula="of:=([.I69]+[.H69])/2" office:value-type="float" office:value="40.415" calcext:value-type="float">
            <text:p>40.415</text:p>
          </table:table-cell>
          <table:table-cell table:formula="of:=STOCK([.A69];&quot;Price&quot;)" office:value-type="string" office:string-value="56.1" calcext:value-type="string">
            <text:p>56.1</text:p>
          </table:table-cell>
          <table:table-cell table:formula="of:=[.K69]/[.J69]" office:value-type="float" office:value="1.38809847828776" calcext:value-type="float">
            <text:p>1.38809847828776</text:p>
          </table:table-cell>
          <table:table-cell table:style-name="ce29" office:value-type="string" calcext:value-type="string">
            <text:p>king</text:p>
          </table:table-cell>
          <table:table-cell table:style-name="ce29" office:value-type="string" calcext:value-type="string">
            <text:p>natural gas distribution in Portland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O</text:p>
          </table:table-cell>
          <table:table-cell table:formula="of:=VALUE( STOCK([.A70];&quot;Dividend&quot;) )" office:value-type="currency" office:currency="USD" office:value="2.16" calcext:value-type="currency">
            <text:p>$2.16</text:p>
          </table:table-cell>
          <table:table-cell table:formula="of:=STOCK([.A70];&quot;Dividend %&quot;)" office:value-type="string" office:string-value="1.46%" calcext:value-type="string">
            <text:p>1.46%</text:p>
          </table:table-cell>
          <table:table-cell table:style-name="ce29" office:value-type="float" office:value="25" calcext:value-type="float">
            <text:p>25</text:p>
          </table:table-cell>
          <table:table-cell/>
          <table:table-cell table:formula="of:=STOCK([.A70]; &quot;P/E&quot;)" office:value-type="string" office:string-value="32.7" calcext:value-type="string">
            <text:p>32.7</text:p>
          </table:table-cell>
          <table:table-cell table:formula="of:=STOCK([.A70];&quot;52W Range&quot;)" office:value-type="string" office:string-value="69.77 - 151.32" calcext:value-type="string">
            <text:p>69.77 - 151.32</text:p>
          </table:table-cell>
          <table:table-cell table:formula="of:=VALUE( MID([.G70];1;FIND(&quot;-&quot;;[.G70])-1) )" office:value-type="float" office:value="69.77" calcext:value-type="float">
            <text:p>69.77</text:p>
          </table:table-cell>
          <table:table-cell table:formula="of:=VALUE( MID([.G70];FIND(&quot;-&quot;;[.G70])+1;9) )" office:value-type="float" office:value="151.32" calcext:value-type="float">
            <text:p>151.32</text:p>
          </table:table-cell>
          <table:table-cell table:formula="of:=([.I70]+[.H70])/2" office:value-type="float" office:value="110.545" calcext:value-type="float">
            <text:p>110.545</text:p>
          </table:table-cell>
          <table:table-cell table:formula="of:=STOCK([.A70];&quot;Price&quot;)" office:value-type="string" office:string-value="148.3" calcext:value-type="string">
            <text:p>148.3</text:p>
          </table:table-cell>
          <table:table-cell table:formula="of:=[.K70]/[.J70]" office:value-type="float" office:value="1.34153512144376" calcext:value-type="float">
            <text:p>1.34153512144376</text:p>
          </table:table-cell>
          <table:table-cell table:style-name="ce29" office:value-type="string" calcext:value-type="string">
            <text:p>aristocrat</text:p>
          </table:table-cell>
          <table:table-cell table:style-name="ce29" office:value-type="string" calcext:value-type="string">
            <text:p>REIT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OTIS</text:p>
          </table:table-cell>
          <table:table-cell table:formula="of:=VALUE( STOCK([.A71];&quot;Dividend&quot;) )" office:value-type="currency" office:currency="USD" office:value="2.25" calcext:value-type="currency">
            <text:p>$2.25</text:p>
          </table:table-cell>
          <table:table-cell table:formula="of:=STOCK([.A71];&quot;Dividend %&quot;)" office:value-type="string" office:string-value="0.52%" calcext:value-type="string">
            <text:p>0.52%</text:p>
          </table:table-cell>
          <table:table-cell table:style-name="ce29" office:value-type="float" office:value="26" calcext:value-type="float">
            <text:p>26</text:p>
          </table:table-cell>
          <table:table-cell/>
          <table:table-cell table:formula="of:=STOCK([.A71]; &quot;P/E&quot;)" office:value-type="string" office:string-value="29.05" calcext:value-type="string">
            <text:p>29.05</text:p>
          </table:table-cell>
          <table:table-cell table:formula="of:=STOCK([.A71];&quot;52W Range&quot;)" office:value-type="string" office:string-value="240.00 - 455.72" calcext:value-type="string">
            <text:p>240.00 - 455.72</text:p>
          </table:table-cell>
          <table:table-cell table:formula="of:=VALUE( MID([.G71];1;FIND(&quot;-&quot;;[.G71])-1) )" office:value-type="float" office:value="240" calcext:value-type="float">
            <text:p>240</text:p>
          </table:table-cell>
          <table:table-cell table:formula="of:=VALUE( MID([.G71];FIND(&quot;-&quot;;[.G71])+1;9) )" office:value-type="float" office:value="455.72" calcext:value-type="float">
            <text:p>455.72</text:p>
          </table:table-cell>
          <table:table-cell table:formula="of:=([.I71]+[.H71])/2" office:value-type="float" office:value="347.86" calcext:value-type="float">
            <text:p>347.86</text:p>
          </table:table-cell>
          <table:table-cell table:formula="of:=STOCK([.A71];&quot;Price&quot;)" office:value-type="string" office:string-value="431.1" calcext:value-type="string">
            <text:p>431.1</text:p>
          </table:table-cell>
          <table:table-cell table:formula="of:=[.K71]/[.J71]" office:value-type="float" office:value="1.23929166906227" calcext:value-type="float">
            <text:p>1.23929166906227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PBCT</text:p>
          </table:table-cell>
          <table:table-cell table:formula="of:=VALUE( STOCK([.A72];&quot;Dividend&quot;) )" office:value-type="currency" office:currency="USD" office:value="1.9" calcext:value-type="currency">
            <text:p>$1.90</text:p>
          </table:table-cell>
          <table:table-cell table:formula="of:=STOCK([.A72];&quot;Dividend %&quot;)" office:value-type="string" office:string-value="2.72%" calcext:value-type="string">
            <text:p>2.72%</text:p>
          </table:table-cell>
          <table:table-cell table:style-name="ce29" office:value-type="float" office:value="26" calcext:value-type="float">
            <text:p>26</text:p>
          </table:table-cell>
          <table:table-cell/>
          <table:table-cell table:formula="of:=STOCK([.A72]; &quot;P/E&quot;)" office:value-type="string" office:string-value="-" calcext:value-type="string">
            <text:p>-</text:p>
          </table:table-cell>
          <table:table-cell table:formula="of:=STOCK([.A72];&quot;52W Range&quot;)" office:value-type="string" office:string-value="40.71 - 93.45" calcext:value-type="string">
            <text:p>40.71 - 93.45</text:p>
          </table:table-cell>
          <table:table-cell table:formula="of:=VALUE( MID([.G72];1;FIND(&quot;-&quot;;[.G72])-1) )" office:value-type="float" office:value="40.71" calcext:value-type="float">
            <text:p>40.71</text:p>
          </table:table-cell>
          <table:table-cell table:formula="of:=VALUE( MID([.G72];FIND(&quot;-&quot;;[.G72])+1;9) )" office:value-type="float" office:value="93.45" calcext:value-type="float">
            <text:p>93.45</text:p>
          </table:table-cell>
          <table:table-cell table:formula="of:=([.I72]+[.H72])/2" office:value-type="float" office:value="67.08" calcext:value-type="float">
            <text:p>67.08</text:p>
          </table:table-cell>
          <table:table-cell table:formula="of:=STOCK([.A72];&quot;Price&quot;)" office:value-type="string" office:string-value="69.86" calcext:value-type="string">
            <text:p>69.86</text:p>
          </table:table-cell>
          <table:table-cell table:formula="of:=[.K72]/[.J72]" office:value-type="float" office:value="1.04144305307096" calcext:value-type="float">
            <text:p>1.04144305307096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PEP</text:p>
          </table:table-cell>
          <table:table-cell table:formula="of:=VALUE( STOCK([.A73];&quot;Dividend&quot;) )" office:value-type="currency" office:currency="USD" office:value="1.22" calcext:value-type="currency">
            <text:p>$1.22</text:p>
          </table:table-cell>
          <table:table-cell table:formula="of:=STOCK([.A73];&quot;Dividend %&quot;)" office:value-type="string" office:string-value="0.95%" calcext:value-type="string">
            <text:p>0.95%</text:p>
          </table:table-cell>
          <table:table-cell table:style-name="ce29" office:value-type="float" office:value="47" calcext:value-type="float">
            <text:p>47</text:p>
          </table:table-cell>
          <table:table-cell/>
          <table:table-cell table:formula="of:=STOCK([.A73]; &quot;P/E&quot;)" office:value-type="string" office:string-value="25.1" calcext:value-type="string">
            <text:p>25.1</text:p>
          </table:table-cell>
          <table:table-cell table:formula="of:=STOCK([.A73];&quot;52W Range&quot;)" office:value-type="string" office:string-value="69.33 - 131.08" calcext:value-type="string">
            <text:p>69.33 - 131.08</text:p>
          </table:table-cell>
          <table:table-cell table:formula="of:=VALUE( MID([.G73];1;FIND(&quot;-&quot;;[.G73])-1) )" office:value-type="float" office:value="69.33" calcext:value-type="float">
            <text:p>69.33</text:p>
          </table:table-cell>
          <table:table-cell table:formula="of:=VALUE( MID([.G73];FIND(&quot;-&quot;;[.G73])+1;9) )" office:value-type="float" office:value="131.08" calcext:value-type="float">
            <text:p>131.08</text:p>
          </table:table-cell>
          <table:table-cell table:formula="of:=([.I73]+[.H73])/2" office:value-type="float" office:value="100.205" calcext:value-type="float">
            <text:p>100.205</text:p>
          </table:table-cell>
          <table:table-cell table:formula="of:=STOCK([.A73];&quot;Price&quot;)" office:value-type="string" office:string-value="127.89" calcext:value-type="string">
            <text:p>127.89</text:p>
          </table:table-cell>
          <table:table-cell table:formula="of:=[.K73]/[.J73]" office:value-type="float" office:value="1.27628361858191" calcext:value-type="float">
            <text:p>1.27628361858191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4">
          <table:table-cell table:style-name="ce29" office:value-type="string" calcext:value-type="string">
            <text:p>PG</text:p>
          </table:table-cell>
          <table:table-cell table:formula="of:=VALUE( STOCK([.A74];&quot;Dividend&quot;) )" office:value-type="currency" office:currency="USD" office:value="5.36" calcext:value-type="currency">
            <text:p>$5.36</text:p>
          </table:table-cell>
          <table:table-cell table:formula="of:=STOCK([.A74];&quot;Dividend %&quot;)" office:value-type="string" office:string-value="0.74%" calcext:value-type="string">
            <text:p>0.74%</text:p>
          </table:table-cell>
          <table:table-cell table:style-name="ce29" office:value-type="float" office:value="64" calcext:value-type="float">
            <text:p>64</text:p>
          </table:table-cell>
          <table:table-cell/>
          <table:table-cell table:formula="of:=STOCK([.A74]; &quot;P/E&quot;)" office:value-type="string" office:string-value="35.95" calcext:value-type="string">
            <text:p>35.95</text:p>
          </table:table-cell>
          <table:table-cell table:formula="of:=STOCK([.A74];&quot;52W Range&quot;)" office:value-type="string" office:string-value="325.43 - 758.00" calcext:value-type="string">
            <text:p>325.43 - 758.00</text:p>
          </table:table-cell>
          <table:table-cell table:formula="of:=VALUE( MID([.G74];1;FIND(&quot;-&quot;;[.G74])-1) )" office:value-type="float" office:value="325.43" calcext:value-type="float">
            <text:p>325.43</text:p>
          </table:table-cell>
          <table:table-cell table:formula="of:=VALUE( MID([.G74];FIND(&quot;-&quot;;[.G74])+1;9) )" office:value-type="float" office:value="758" calcext:value-type="float">
            <text:p>758</text:p>
          </table:table-cell>
          <table:table-cell table:formula="of:=([.I74]+[.H74])/2" office:value-type="float" office:value="541.715" calcext:value-type="float">
            <text:p>541.715</text:p>
          </table:table-cell>
          <table:table-cell table:formula="of:=STOCK([.A74];&quot;Price&quot;)" office:value-type="string" office:string-value="728.77" calcext:value-type="string">
            <text:p>728.77</text:p>
          </table:table-cell>
          <table:table-cell table:formula="of:=[.K74]/[.J74]" office:value-type="float" office:value="1.34530149617419" calcext:value-type="float">
            <text:p>1.34530149617419</text:p>
          </table:table-cell>
          <table:table-cell table:style-name="ce29" office:value-type="string" calcext:value-type="string">
            <text:p>king </text:p>
          </table:table-cell>
          <table:table-cell table:style-name="ce29" office:value-type="string" calcext:value-type="string">
            <text:p>Procter and Gamble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PH</text:p>
          </table:table-cell>
          <table:table-cell table:formula="of:=VALUE( STOCK([.A75];&quot;Dividend&quot;) )" office:value-type="currency" office:currency="USD" office:value="1.28" calcext:value-type="currency">
            <text:p>$1.28</text:p>
          </table:table-cell>
          <table:table-cell table:formula="of:=STOCK([.A75];&quot;Dividend %&quot;)" office:value-type="string" office:string-value="1.84%" calcext:value-type="string">
            <text:p>1.84%</text:p>
          </table:table-cell>
          <table:table-cell table:style-name="ce29" office:value-type="float" office:value="63" calcext:value-type="float">
            <text:p>63</text:p>
          </table:table-cell>
          <table:table-cell/>
          <table:table-cell table:formula="of:=STOCK([.A75]; &quot;P/E&quot;)" office:value-type="string" office:string-value="46.91" calcext:value-type="string">
            <text:p>46.91</text:p>
          </table:table-cell>
          <table:table-cell table:formula="of:=STOCK([.A75];&quot;52W Range&quot;)" office:value-type="string" office:string-value="45.60 - 74.99" calcext:value-type="string">
            <text:p>45.60 - 74.99</text:p>
          </table:table-cell>
          <table:table-cell table:formula="of:=VALUE( MID([.G75];1;FIND(&quot;-&quot;;[.G75])-1) )" office:value-type="float" office:value="45.6" calcext:value-type="float">
            <text:p>45.6</text:p>
          </table:table-cell>
          <table:table-cell table:formula="of:=VALUE( MID([.G75];FIND(&quot;-&quot;;[.G75])+1;9) )" office:value-type="float" office:value="74.99" calcext:value-type="float">
            <text:p>74.99</text:p>
          </table:table-cell>
          <table:table-cell table:formula="of:=([.I75]+[.H75])/2" office:value-type="float" office:value="60.295" calcext:value-type="float">
            <text:p>60.295</text:p>
          </table:table-cell>
          <table:table-cell table:formula="of:=STOCK([.A75];&quot;Price&quot;)" office:value-type="string" office:string-value="69.61" calcext:value-type="string">
            <text:p>69.61</text:p>
          </table:table-cell>
          <table:table-cell table:formula="of:=[.K75]/[.J75]" office:value-type="float" office:value="1.15449042209138" calcext:value-type="float">
            <text:p>1.15449042209138</text:p>
          </table:table-cell>
          <table:table-cell table:style-name="ce29" office:value-type="string" calcext:value-type="string">
            <text:p>king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PNR</text:p>
          </table:table-cell>
          <table:table-cell table:formula="of:=VALUE( STOCK([.A76];&quot;Dividend&quot;) )" office:value-type="currency" office:currency="USD" office:value="2.68" calcext:value-type="currency">
            <text:p>$2.68</text:p>
          </table:table-cell>
          <table:table-cell table:formula="of:=STOCK([.A76];&quot;Dividend %&quot;)" office:value-type="string" office:string-value="0.82%" calcext:value-type="string">
            <text:p>0.82%</text:p>
          </table:table-cell>
          <table:table-cell table:style-name="ce29" office:value-type="float" office:value="43" calcext:value-type="float">
            <text:p>43</text:p>
          </table:table-cell>
          <table:table-cell/>
          <table:table-cell table:formula="of:=STOCK([.A76]; &quot;P/E&quot;)" office:value-type="string" office:string-value="32.72" calcext:value-type="string">
            <text:p>32.72</text:p>
          </table:table-cell>
          <table:table-cell table:formula="of:=STOCK([.A76];&quot;52W Range&quot;)" office:value-type="string" office:string-value="186.05 - 379.87" calcext:value-type="string">
            <text:p>186.05 - 379.87</text:p>
          </table:table-cell>
          <table:table-cell table:formula="of:=VALUE( MID([.G76];1;FIND(&quot;-&quot;;[.G76])-1) )" office:value-type="float" office:value="186.05" calcext:value-type="float">
            <text:p>186.05</text:p>
          </table:table-cell>
          <table:table-cell table:formula="of:=VALUE( MID([.G76];FIND(&quot;-&quot;;[.G76])+1;9) )" office:value-type="float" office:value="379.87" calcext:value-type="float">
            <text:p>379.87</text:p>
          </table:table-cell>
          <table:table-cell table:formula="of:=([.I76]+[.H76])/2" office:value-type="float" office:value="282.96" calcext:value-type="float">
            <text:p>282.96</text:p>
          </table:table-cell>
          <table:table-cell table:formula="of:=STOCK([.A76];&quot;Price&quot;)" office:value-type="string" office:string-value="326.85" calcext:value-type="string">
            <text:p>326.85</text:p>
          </table:table-cell>
          <table:table-cell table:formula="of:=[.K76]/[.J76]" office:value-type="float" office:value="1.15511026293469" calcext:value-type="float">
            <text:p>1.15511026293469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PPG</text:p>
          </table:table-cell>
          <table:table-cell table:formula="of:=VALUE( STOCK([.A77];&quot;Dividend&quot;) )" office:value-type="currency" office:currency="USD" office:value="2.8" calcext:value-type="currency">
            <text:p>$2.80</text:p>
          </table:table-cell>
          <table:table-cell table:formula="of:=STOCK([.A77];&quot;Dividend %&quot;)" office:value-type="string" office:string-value="1.58%" calcext:value-type="string">
            <text:p>1.58%</text:p>
          </table:table-cell>
          <table:table-cell table:style-name="ce29" office:value-type="float" office:value="48" calcext:value-type="float">
            <text:p>48</text:p>
          </table:table-cell>
          <table:table-cell/>
          <table:table-cell table:formula="of:=STOCK([.A77]; &quot;P/E&quot;)" office:value-type="string" office:string-value="28.65" calcext:value-type="string">
            <text:p>28.65</text:p>
          </table:table-cell>
          <table:table-cell table:formula="of:=STOCK([.A77];&quot;52W Range&quot;)" office:value-type="string" office:string-value="70.00 - 195.00" calcext:value-type="string">
            <text:p>70.00 - 195.00</text:p>
          </table:table-cell>
          <table:table-cell table:formula="of:=VALUE( MID([.G77];1;FIND(&quot;-&quot;;[.G77])-1) )" office:value-type="float" office:value="70" calcext:value-type="float">
            <text:p>70</text:p>
          </table:table-cell>
          <table:table-cell table:formula="of:=VALUE( MID([.G77];FIND(&quot;-&quot;;[.G77])+1;9) )" office:value-type="float" office:value="195" calcext:value-type="float">
            <text:p>195</text:p>
          </table:table-cell>
          <table:table-cell table:formula="of:=([.I77]+[.H77])/2" office:value-type="float" office:value="132.5" calcext:value-type="float">
            <text:p>132.5</text:p>
          </table:table-cell>
          <table:table-cell table:formula="of:=STOCK([.A77];&quot;Price&quot;)" office:value-type="string" office:string-value="176.73" calcext:value-type="string">
            <text:p>176.73</text:p>
          </table:table-cell>
          <table:table-cell table:formula="of:=[.K77]/[.J77]" office:value-type="float" office:value="1.33381132075472" calcext:value-type="float">
            <text:p>1.33381132075472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ROP</text:p>
          </table:table-cell>
          <table:table-cell table:formula="of:=VALUE( STOCK([.A78];&quot;Dividend&quot;) )" office:value-type="currency" office:currency="USD" office:value="1.8" calcext:value-type="currency">
            <text:p>$1.80</text:p>
          </table:table-cell>
          <table:table-cell table:formula="of:=STOCK([.A78];&quot;Dividend %&quot;)" office:value-type="string" office:string-value="2.32%" calcext:value-type="string">
            <text:p>2.32%</text:p>
          </table:table-cell>
          <table:table-cell table:style-name="ce29" office:value-type="float" office:value="27" calcext:value-type="float">
            <text:p>27</text:p>
          </table:table-cell>
          <table:table-cell/>
          <table:table-cell table:formula="of:=STOCK([.A78]; &quot;P/E&quot;)" office:value-type="string" office:string-value="-" calcext:value-type="string">
            <text:p>-</text:p>
          </table:table-cell>
          <table:table-cell table:formula="of:=STOCK([.A78];&quot;52W Range&quot;)" office:value-type="string" office:string-value="26.00 - 85.13" calcext:value-type="string">
            <text:p>26.00 - 85.13</text:p>
          </table:table-cell>
          <table:table-cell table:formula="of:=VALUE( MID([.G78];1;FIND(&quot;-&quot;;[.G78])-1) )" office:value-type="float" office:value="26" calcext:value-type="float">
            <text:p>26</text:p>
          </table:table-cell>
          <table:table-cell table:formula="of:=VALUE( MID([.G78];FIND(&quot;-&quot;;[.G78])+1;9) )" office:value-type="float" office:value="85.13" calcext:value-type="float">
            <text:p>85.13</text:p>
          </table:table-cell>
          <table:table-cell table:formula="of:=([.I78]+[.H78])/2" office:value-type="float" office:value="55.565" calcext:value-type="float">
            <text:p>55.565</text:p>
          </table:table-cell>
          <table:table-cell table:formula="of:=STOCK([.A78];&quot;Price&quot;)" office:value-type="string" office:string-value="77.55" calcext:value-type="string">
            <text:p>77.55</text:p>
          </table:table-cell>
          <table:table-cell table:formula="of:=[.K78]/[.J78]" office:value-type="float" office:value="1.39566273733465" calcext:value-type="float">
            <text:p>1.39566273733465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5">
          <table:table-cell table:style-name="ce29" office:value-type="string" calcext:value-type="string">
            <text:p>ROST</text:p>
          </table:table-cell>
          <table:table-cell table:formula="of:=VALUE( STOCK([.A79];&quot;Dividend&quot;) )" office:value-type="string" office:string-value="" calcext:value-type="error">
            <text:p>Err:502</text:p>
          </table:table-cell>
          <table:table-cell table:formula="of:=STOCK([.A79];&quot;Dividend %&quot;)" office:value-type="string" office:string-value="not found" calcext:value-type="string">
            <text:p>not found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STOCK([.A79]; &quot;P/E&quot;)" office:value-type="string" office:string-value="not found" calcext:value-type="string">
            <text:p>not found</text:p>
          </table:table-cell>
          <table:table-cell table:formula="of:=STOCK([.A79];&quot;52W Range&quot;)" office:value-type="string" office:string-value="not found" calcext:value-type="string">
            <text:p>not found</text:p>
          </table:table-cell>
          <table:table-cell table:formula="of:=VALUE( MID([.G79];1;FIND(&quot;-&quot;;[.G79])-1) )" office:value-type="string" office:string-value="" calcext:value-type="error">
            <text:p>#VALUE!</text:p>
          </table:table-cell>
          <table:table-cell table:formula="of:=VALUE( MID([.G79];FIND(&quot;-&quot;;[.G79])+1;9) )" office:value-type="string" office:string-value="" calcext:value-type="error">
            <text:p>#VALUE!</text:p>
          </table:table-cell>
          <table:table-cell table:formula="of:=([.I79]+[.H79])/2" office:value-type="string" office:string-value="" calcext:value-type="error">
            <text:p>#VALUE!</text:p>
          </table:table-cell>
          <table:table-cell table:formula="of:=STOCK([.A79];&quot;Price&quot;)" office:value-type="string" office:string-value="not found" calcext:value-type="string">
            <text:p>not found</text:p>
          </table:table-cell>
          <table:table-cell table:formula="of:=[.K79]/[.J79]" office:value-type="string" office:string-value="" calcext:value-type="error">
            <text:p>#VALUE!</text:p>
          </table:table-cell>
          <table:table-cell table:style-name="ce29" office:value-type="string" calcext:value-type="string">
            <text:p>DROPPED from aristocrat; dividends suspended May 2020: <text:a xlink:href="https://www.barrons.com/articles/ross-stores-posts-earnings-loss-and-suspends-dividend-51590095907" xlink:type="simple">https://www.barrons.com/articles/ross-stores-posts-earnings-loss-and-suspends-dividend-51590095907</text:a></text:p>
          </table:table-cell>
          <table:table-cell table:style-name="ce32"/>
          <table:table-cell table:number-columns-repeated="1010"/>
        </table:table-row>
        <table:table-row table:style-name="ro2">
          <table:table-cell table:style-name="ce29" office:value-type="string" calcext:value-type="string">
            <text:p>RTX</text:p>
          </table:table-cell>
          <table:table-cell table:formula="of:=VALUE( STOCK([.A80];&quot;Dividend&quot;) )" office:value-type="currency" office:currency="USD" office:value="2.08" calcext:value-type="currency">
            <text:p>$2.08</text:p>
          </table:table-cell>
          <table:table-cell table:formula="of:=STOCK([.A80];&quot;Dividend %&quot;)" office:value-type="string" office:string-value="7.17%" calcext:value-type="string">
            <text:p>7.17%</text:p>
          </table:table-cell>
          <table:table-cell table:style-name="ce29" office:value-type="float" office:value="26" calcext:value-type="float">
            <text:p>26</text:p>
          </table:table-cell>
          <table:table-cell/>
          <table:table-cell table:formula="of:=STOCK([.A80]; &quot;P/E&quot;)" office:value-type="string" office:string-value="19.09" calcext:value-type="string">
            <text:p>19.09</text:p>
          </table:table-cell>
          <table:table-cell table:formula="of:=STOCK([.A80];&quot;52W Range&quot;)" office:value-type="string" office:string-value="26.08 - 39.55" calcext:value-type="string">
            <text:p>26.08 - 39.55</text:p>
          </table:table-cell>
          <table:table-cell table:formula="of:=VALUE( MID([.G80];1;FIND(&quot;-&quot;;[.G80])-1) )" office:value-type="float" office:value="26.08" calcext:value-type="float">
            <text:p>26.08</text:p>
          </table:table-cell>
          <table:table-cell table:formula="of:=VALUE( MID([.G80];FIND(&quot;-&quot;;[.G80])+1;9) )" office:value-type="float" office:value="39.55" calcext:value-type="float">
            <text:p>39.55</text:p>
          </table:table-cell>
          <table:table-cell table:formula="of:=([.I80]+[.H80])/2" office:value-type="float" office:value="32.815" calcext:value-type="float">
            <text:p>32.815</text:p>
          </table:table-cell>
          <table:table-cell table:formula="of:=STOCK([.A80];&quot;Price&quot;)" office:value-type="string" office:string-value="29.02" calcext:value-type="string">
            <text:p>29.02</text:p>
          </table:table-cell>
          <table:table-cell table:formula="of:=[.K80]/[.J80]" office:value-type="float" office:value="0.884351668444309" calcext:value-type="float">
            <text:p>0.884351668444309</text:p>
          </table:table-cell>
          <table:table-cell table:style-name="ce29" office:value-type="string" calcext:value-type="string">
            <text:p>aristocrat</text:p>
          </table:table-cell>
          <table:table-cell table:style-name="ce29" office:value-type="string" calcext:value-type="string">
            <text:p>Raytheon just laid off 20K people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SCL</text:p>
          </table:table-cell>
          <table:table-cell table:formula="of:=VALUE( STOCK([.A81];&quot;Dividend&quot;) )" office:value-type="currency" office:currency="USD" office:value="2.72" calcext:value-type="currency">
            <text:p>$2.72</text:p>
          </table:table-cell>
          <table:table-cell table:formula="of:=STOCK([.A81];&quot;Dividend %&quot;)" office:value-type="string" office:string-value="1.40%" calcext:value-type="string">
            <text:p>1.40%</text:p>
          </table:table-cell>
          <table:table-cell table:style-name="ce29" office:value-type="float" office:value="52" calcext:value-type="float">
            <text:p>52</text:p>
          </table:table-cell>
          <table:table-cell/>
          <table:table-cell table:formula="of:=STOCK([.A81]; &quot;P/E&quot;)" office:value-type="string" office:string-value="25.66" calcext:value-type="string">
            <text:p>25.66</text:p>
          </table:table-cell>
          <table:table-cell table:formula="of:=STOCK([.A81];&quot;52W Range&quot;)" office:value-type="string" office:string-value="90.17 - 192.35" calcext:value-type="string">
            <text:p>90.17 - 192.35</text:p>
          </table:table-cell>
          <table:table-cell table:formula="of:=VALUE( MID([.G81];1;FIND(&quot;-&quot;;[.G81])-1) )" office:value-type="float" office:value="90.17" calcext:value-type="float">
            <text:p>90.17</text:p>
          </table:table-cell>
          <table:table-cell table:formula="of:=VALUE( MID([.G81];FIND(&quot;-&quot;;[.G81])+1;9) )" office:value-type="float" office:value="192.35" calcext:value-type="float">
            <text:p>192.35</text:p>
          </table:table-cell>
          <table:table-cell table:formula="of:=([.I81]+[.H81])/2" office:value-type="float" office:value="141.26" calcext:value-type="float">
            <text:p>141.26</text:p>
          </table:table-cell>
          <table:table-cell table:formula="of:=STOCK([.A81];&quot;Price&quot;)" office:value-type="string" office:string-value="193.6" calcext:value-type="string">
            <text:p>193.6</text:p>
          </table:table-cell>
          <table:table-cell table:formula="of:=[.K81]/[.J81]" office:value-type="float" office:value="1.37052244088914" calcext:value-type="float">
            <text:p>1.37052244088914</text:p>
          </table:table-cell>
          <table:table-cell table:style-name="ce29" office:value-type="string" calcext:value-type="string">
            <text:p>king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SHW</text:p>
          </table:table-cell>
          <table:table-cell table:formula="of:=VALUE( STOCK([.A82];&quot;Dividend&quot;) )" office:value-type="currency" office:currency="USD" office:value="0.36" calcext:value-type="currency">
            <text:p>$0.36</text:p>
          </table:table-cell>
          <table:table-cell table:formula="of:=STOCK([.A82];&quot;Dividend %&quot;)" office:value-type="string" office:string-value="1.18%" calcext:value-type="string">
            <text:p>1.18%</text:p>
          </table:table-cell>
          <table:table-cell table:style-name="ce29" office:value-type="float" office:value="40" calcext:value-type="float">
            <text:p>40</text:p>
          </table:table-cell>
          <table:table-cell/>
          <table:table-cell table:formula="of:=STOCK([.A82]; &quot;P/E&quot;)" office:value-type="string" office:string-value="34.68" calcext:value-type="string">
            <text:p>34.68</text:p>
          </table:table-cell>
          <table:table-cell table:formula="of:=STOCK([.A82];&quot;52W Range&quot;)" office:value-type="string" office:string-value="28.99 - 38.92" calcext:value-type="string">
            <text:p>28.99 - 38.92</text:p>
          </table:table-cell>
          <table:table-cell table:formula="of:=VALUE( MID([.G82];1;FIND(&quot;-&quot;;[.G82])-1) )" office:value-type="float" office:value="28.99" calcext:value-type="float">
            <text:p>28.99</text:p>
          </table:table-cell>
          <table:table-cell table:formula="of:=VALUE( MID([.G82];FIND(&quot;-&quot;;[.G82])+1;9) )" office:value-type="float" office:value="38.92" calcext:value-type="float">
            <text:p>38.92</text:p>
          </table:table-cell>
          <table:table-cell table:formula="of:=([.I82]+[.H82])/2" office:value-type="float" office:value="33.955" calcext:value-type="float">
            <text:p>33.955</text:p>
          </table:table-cell>
          <table:table-cell table:formula="of:=STOCK([.A82];&quot;Price&quot;)" office:value-type="string" office:string-value="30.45" calcext:value-type="string">
            <text:p>30.45</text:p>
          </table:table-cell>
          <table:table-cell table:formula="of:=[.K82]/[.J82]" office:value-type="float" office:value="0.896775143572375" calcext:value-type="float">
            <text:p>0.896775143572375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SJW</text:p>
          </table:table-cell>
          <table:table-cell table:formula="of:=VALUE( STOCK([.A83];&quot;Dividend&quot;) )" office:value-type="currency" office:currency="USD" office:value="3.6" calcext:value-type="currency">
            <text:p>$3.60</text:p>
          </table:table-cell>
          <table:table-cell table:formula="of:=STOCK([.A83];&quot;Dividend %&quot;)" office:value-type="string" office:string-value="2.33%" calcext:value-type="string">
            <text:p>2.33%</text:p>
          </table:table-cell>
          <table:table-cell table:style-name="ce29" office:value-type="float" office:value="54" calcext:value-type="float">
            <text:p>54</text:p>
          </table:table-cell>
          <table:table-cell/>
          <table:table-cell table:formula="of:=STOCK([.A83]; &quot;P/E&quot;)" office:value-type="string" office:string-value="17.31" calcext:value-type="string">
            <text:p>17.31</text:p>
          </table:table-cell>
          <table:table-cell table:formula="of:=STOCK([.A83];&quot;52W Range&quot;)" office:value-type="string" office:string-value="82.51 - 154.98" calcext:value-type="string">
            <text:p>82.51 - 154.98</text:p>
          </table:table-cell>
          <table:table-cell table:formula="of:=VALUE( MID([.G83];1;FIND(&quot;-&quot;;[.G83])-1) )" office:value-type="float" office:value="82.51" calcext:value-type="float">
            <text:p>82.51</text:p>
          </table:table-cell>
          <table:table-cell table:formula="of:=VALUE( MID([.G83];FIND(&quot;-&quot;;[.G83])+1;9) )" office:value-type="float" office:value="154.98" calcext:value-type="float">
            <text:p>154.98</text:p>
          </table:table-cell>
          <table:table-cell table:formula="of:=([.I83]+[.H83])/2" office:value-type="float" office:value="118.745" calcext:value-type="float">
            <text:p>118.745</text:p>
          </table:table-cell>
          <table:table-cell table:formula="of:=STOCK([.A83];&quot;Price&quot;)" office:value-type="string" office:string-value="154.52" calcext:value-type="string">
            <text:p>154.52</text:p>
          </table:table-cell>
          <table:table-cell table:formula="of:=[.K83]/[.J83]" office:value-type="float" office:value="1.3012758431934" calcext:value-type="float">
            <text:p>1.3012758431934</text:p>
          </table:table-cell>
          <table:table-cell table:style-name="ce29" office:value-type="string" calcext:value-type="string">
            <text:p>king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SPGI</text:p>
          </table:table-cell>
          <table:table-cell table:formula="of:=VALUE( STOCK([.A84];&quot;Dividend&quot;) )" office:value-type="currency" office:currency="USD" office:value="3.08" calcext:value-type="currency">
            <text:p>$3.08</text:p>
          </table:table-cell>
          <table:table-cell table:formula="of:=STOCK([.A84];&quot;Dividend %&quot;)" office:value-type="string" office:string-value="5.89%" calcext:value-type="string">
            <text:p>5.89%</text:p>
          </table:table-cell>
          <table:table-cell table:style-name="ce29" office:value-type="float" office:value="46" calcext:value-type="float">
            <text:p>46</text:p>
          </table:table-cell>
          <table:table-cell/>
          <table:table-cell table:formula="of:=STOCK([.A84]; &quot;P/E&quot;)" office:value-type="string" office:string-value="23.13" calcext:value-type="string">
            <text:p>23.13</text:p>
          </table:table-cell>
          <table:table-cell table:formula="of:=STOCK([.A84];&quot;52W Range&quot;)" office:value-type="string" office:string-value="37.04 - 58.30" calcext:value-type="string">
            <text:p>37.04 - 58.30</text:p>
          </table:table-cell>
          <table:table-cell table:formula="of:=VALUE( MID([.G84];1;FIND(&quot;-&quot;;[.G84])-1) )" office:value-type="float" office:value="37.04" calcext:value-type="float">
            <text:p>37.04</text:p>
          </table:table-cell>
          <table:table-cell table:formula="of:=VALUE( MID([.G84];FIND(&quot;-&quot;;[.G84])+1;9) )" office:value-type="float" office:value="58.3" calcext:value-type="float">
            <text:p>58.3</text:p>
          </table:table-cell>
          <table:table-cell table:formula="of:=([.I84]+[.H84])/2" office:value-type="float" office:value="47.67" calcext:value-type="float">
            <text:p>47.67</text:p>
          </table:table-cell>
          <table:table-cell table:formula="of:=STOCK([.A84];&quot;Price&quot;)" office:value-type="string" office:string-value="52.25" calcext:value-type="string">
            <text:p>52.25</text:p>
          </table:table-cell>
          <table:table-cell table:formula="of:=[.K84]/[.J84]" office:value-type="float" office:value="1.09607719739878" calcext:value-type="float">
            <text:p>1.09607719739878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SWK</text:p>
          </table:table-cell>
          <table:table-cell table:formula="of:=VALUE( STOCK([.A85];&quot;Dividend&quot;) )" office:value-type="currency" office:currency="USD" office:value="1.96" calcext:value-type="currency">
            <text:p>$1.96</text:p>
          </table:table-cell>
          <table:table-cell table:formula="of:=STOCK([.A85];&quot;Dividend %&quot;)" office:value-type="string" office:string-value="2.23%" calcext:value-type="string">
            <text:p>2.23%</text:p>
          </table:table-cell>
          <table:table-cell table:style-name="ce29" office:value-type="float" office:value="53" calcext:value-type="float">
            <text:p>53</text:p>
          </table:table-cell>
          <table:table-cell/>
          <table:table-cell table:formula="of:=STOCK([.A85]; &quot;P/E&quot;)" office:value-type="string" office:string-value="-" calcext:value-type="string">
            <text:p>-</text:p>
          </table:table-cell>
          <table:table-cell table:formula="of:=STOCK([.A85];&quot;52W Range&quot;)" office:value-type="string" office:string-value="45.07 - 98.18" calcext:value-type="string">
            <text:p>45.07 - 98.18</text:p>
          </table:table-cell>
          <table:table-cell table:formula="of:=VALUE( MID([.G85];1;FIND(&quot;-&quot;;[.G85])-1) )" office:value-type="float" office:value="45.07" calcext:value-type="float">
            <text:p>45.07</text:p>
          </table:table-cell>
          <table:table-cell table:formula="of:=VALUE( MID([.G85];FIND(&quot;-&quot;;[.G85])+1;9) )" office:value-type="float" office:value="98.18" calcext:value-type="float">
            <text:p>98.18</text:p>
          </table:table-cell>
          <table:table-cell table:formula="of:=([.I85]+[.H85])/2" office:value-type="float" office:value="71.625" calcext:value-type="float">
            <text:p>71.625</text:p>
          </table:table-cell>
          <table:table-cell table:formula="of:=STOCK([.A85];&quot;Price&quot;)" office:value-type="string" office:string-value="87.85" calcext:value-type="string">
            <text:p>87.85</text:p>
          </table:table-cell>
          <table:table-cell table:formula="of:=[.K85]/[.J85]" office:value-type="float" office:value="1.22652705061082" calcext:value-type="float">
            <text:p>1.22652705061082</text:p>
          </table:table-cell>
          <table:table-cell table:style-name="ce29" office:value-type="string" calcext:value-type="string">
            <text:p>king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SYY</text:p>
          </table:table-cell>
          <table:table-cell table:formula="of:=VALUE( STOCK([.A86];&quot;Dividend&quot;) )" office:value-type="currency" office:currency="USD" office:value="1.87" calcext:value-type="currency">
            <text:p>$1.87</text:p>
          </table:table-cell>
          <table:table-cell table:formula="of:=STOCK([.A86];&quot;Dividend %&quot;)" office:value-type="string" office:string-value="4.14%" calcext:value-type="string">
            <text:p>4.14%</text:p>
          </table:table-cell>
          <table:table-cell table:style-name="ce29" office:value-type="float" office:value="40" calcext:value-type="float">
            <text:p>40</text:p>
          </table:table-cell>
          <table:table-cell/>
          <table:table-cell table:formula="of:=STOCK([.A86]; &quot;P/E&quot;)" office:value-type="string" office:string-value="-" calcext:value-type="string">
            <text:p>-</text:p>
          </table:table-cell>
          <table:table-cell table:formula="of:=STOCK([.A86];&quot;52W Range&quot;)" office:value-type="string" office:string-value="33.36 - 56.80" calcext:value-type="string">
            <text:p>33.36 - 56.80</text:p>
          </table:table-cell>
          <table:table-cell table:formula="of:=VALUE( MID([.G86];1;FIND(&quot;-&quot;;[.G86])-1) )" office:value-type="float" office:value="33.36" calcext:value-type="float">
            <text:p>33.36</text:p>
          </table:table-cell>
          <table:table-cell table:formula="of:=VALUE( MID([.G86];FIND(&quot;-&quot;;[.G86])+1;9) )" office:value-type="float" office:value="56.8" calcext:value-type="float">
            <text:p>56.8</text:p>
          </table:table-cell>
          <table:table-cell table:formula="of:=([.I86]+[.H86])/2" office:value-type="float" office:value="45.08" calcext:value-type="float">
            <text:p>45.08</text:p>
          </table:table-cell>
          <table:table-cell table:formula="of:=STOCK([.A86];&quot;Price&quot;)" office:value-type="string" office:string-value="45.21" calcext:value-type="string">
            <text:p>45.21</text:p>
          </table:table-cell>
          <table:table-cell table:formula="of:=[.K86]/[.J86]" office:value-type="float" office:value="1.00288376220053" calcext:value-type="float">
            <text:p>1.00288376220053</text:p>
          </table:table-cell>
          <table:table-cell table:style-name="ce29" office:value-type="string" calcext:value-type="string">
            <text:p>aristocrat</text:p>
          </table:table-cell>
          <table:table-cell table:style-name="ce29" office:value-type="string" calcext:value-type="string">
            <text:p>Sysco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T</text:p>
          </table:table-cell>
          <table:table-cell table:formula="of:=VALUE( STOCK([.A87];&quot;Dividend&quot;) )" office:value-type="currency" office:currency="USD" office:value="2.16" calcext:value-type="currency">
            <text:p>$2.16</text:p>
          </table:table-cell>
          <table:table-cell table:formula="of:=STOCK([.A87];&quot;Dividend %&quot;)" office:value-type="string" office:string-value="1.47%" calcext:value-type="string">
            <text:p>1.47%</text:p>
          </table:table-cell>
          <table:table-cell table:style-name="ce29" office:value-type="float" office:value="36" calcext:value-type="float">
            <text:p>36</text:p>
          </table:table-cell>
          <table:table-cell/>
          <table:table-cell table:formula="of:=STOCK([.A87]; &quot;P/E&quot;)" office:value-type="string" office:string-value="21.17" calcext:value-type="string">
            <text:p>21.17</text:p>
          </table:table-cell>
          <table:table-cell table:formula="of:=STOCK([.A87];&quot;52W Range&quot;)" office:value-type="string" office:string-value="102.00 - 153.66" calcext:value-type="string">
            <text:p>102.00 - 153.66</text:p>
          </table:table-cell>
          <table:table-cell table:formula="of:=VALUE( MID([.G87];1;FIND(&quot;-&quot;;[.G87])-1) )" office:value-type="float" office:value="102" calcext:value-type="float">
            <text:p>102</text:p>
          </table:table-cell>
          <table:table-cell table:formula="of:=VALUE( MID([.G87];FIND(&quot;-&quot;;[.G87])+1;9) )" office:value-type="float" office:value="153.66" calcext:value-type="float">
            <text:p>153.66</text:p>
          </table:table-cell>
          <table:table-cell table:formula="of:=([.I87]+[.H87])/2" office:value-type="float" office:value="127.83" calcext:value-type="float">
            <text:p>127.83</text:p>
          </table:table-cell>
          <table:table-cell table:formula="of:=STOCK([.A87];&quot;Price&quot;)" office:value-type="string" office:string-value="146.63" calcext:value-type="string">
            <text:p>146.63</text:p>
          </table:table-cell>
          <table:table-cell table:formula="of:=[.K87]/[.J87]" office:value-type="float" office:value="1.14707032777908" calcext:value-type="float">
            <text:p>1.14707032777908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6">
          <table:table-cell table:style-name="ce29" office:value-type="string" calcext:value-type="string">
            <text:p>TGT</text:p>
          </table:table-cell>
          <table:table-cell table:formula="of:=VALUE( STOCK([.A88];&quot;Dividend&quot;) )" office:value-type="currency" office:currency="USD" office:value="3.48" calcext:value-type="currency">
            <text:p>$3.48</text:p>
          </table:table-cell>
          <table:table-cell table:formula="of:=STOCK([.A88];&quot;Dividend %&quot;)" office:value-type="string" office:string-value="7.66%" calcext:value-type="string">
            <text:p>7.66%</text:p>
          </table:table-cell>
          <table:table-cell table:style-name="ce29" office:value-type="float" office:value="52" calcext:value-type="float">
            <text:p>52</text:p>
          </table:table-cell>
          <table:table-cell/>
          <table:table-cell table:formula="of:=STOCK([.A88]; &quot;P/E&quot;)" office:value-type="string" office:string-value="75.26" calcext:value-type="string">
            <text:p>75.26</text:p>
          </table:table-cell>
          <table:table-cell table:formula="of:=STOCK([.A88];&quot;52W Range&quot;)" office:value-type="string" office:string-value="30.11 - 70.29" calcext:value-type="string">
            <text:p>30.11 - 70.29</text:p>
          </table:table-cell>
          <table:table-cell table:formula="of:=VALUE( MID([.G88];1;FIND(&quot;-&quot;;[.G88])-1) )" office:value-type="float" office:value="30.11" calcext:value-type="float">
            <text:p>30.11</text:p>
          </table:table-cell>
          <table:table-cell table:formula="of:=VALUE( MID([.G88];FIND(&quot;-&quot;;[.G88])+1;9) )" office:value-type="float" office:value="70.29" calcext:value-type="float">
            <text:p>70.29</text:p>
          </table:table-cell>
          <table:table-cell table:formula="of:=([.I88]+[.H88])/2" office:value-type="float" office:value="50.2" calcext:value-type="float">
            <text:p>50.2</text:p>
          </table:table-cell>
          <table:table-cell table:formula="of:=STOCK([.A88];&quot;Price&quot;)" office:value-type="string" office:string-value="45.46" calcext:value-type="string">
            <text:p>45.46</text:p>
          </table:table-cell>
          <table:table-cell table:formula="of:=[.K88]/[.J88]" office:value-type="float" office:value="0.905577689243028" calcext:value-type="float">
            <text:p>0.905577689243028</text:p>
          </table:table-cell>
          <table:table-cell table:style-name="ce29" office:value-type="string" calcext:value-type="string">
            <text:p>king</text:p>
          </table:table-cell>
          <table:table-cell table:style-name="ce29" office:value-type="string" calcext:value-type="string">
            <text:p>"52 years of div increases" - https://www.fool.com/investing/stock-market/types-of-stocks/dividend-stocks/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TR</text:p>
          </table:table-cell>
          <table:table-cell table:formula="of:=VALUE( STOCK([.A89];&quot;Dividend&quot;) )" office:value-type="string" office:string-value="" calcext:value-type="error">
            <text:p>Err:502</text:p>
          </table:table-cell>
          <table:table-cell table:formula="of:=STOCK([.A89];&quot;Dividend %&quot;)" office:value-type="string" office:string-value="not found" calcext:value-type="string">
            <text:p>not found</text:p>
          </table:table-cell>
          <table:table-cell table:style-name="ce29" office:value-type="float" office:value="52" calcext:value-type="float">
            <text:p>52</text:p>
          </table:table-cell>
          <table:table-cell/>
          <table:table-cell table:formula="of:=STOCK([.A89]; &quot;P/E&quot;)" office:value-type="string" office:string-value="not found" calcext:value-type="string">
            <text:p>not found</text:p>
          </table:table-cell>
          <table:table-cell table:formula="of:=STOCK([.A89];&quot;52W Range&quot;)" office:value-type="string" office:string-value="not found" calcext:value-type="string">
            <text:p>not found</text:p>
          </table:table-cell>
          <table:table-cell table:formula="of:=VALUE( MID([.G89];1;FIND(&quot;-&quot;;[.G89])-1) )" office:value-type="string" office:string-value="" calcext:value-type="error">
            <text:p>#VALUE!</text:p>
          </table:table-cell>
          <table:table-cell table:formula="of:=VALUE( MID([.G89];FIND(&quot;-&quot;;[.G89])+1;9) )" office:value-type="string" office:string-value="" calcext:value-type="error">
            <text:p>#VALUE!</text:p>
          </table:table-cell>
          <table:table-cell table:formula="of:=([.I89]+[.H89])/2" office:value-type="string" office:string-value="" calcext:value-type="error">
            <text:p>#VALUE!</text:p>
          </table:table-cell>
          <table:table-cell table:formula="of:=STOCK([.A89];&quot;Price&quot;)" office:value-type="string" office:string-value="not found" calcext:value-type="string">
            <text:p>not found</text:p>
          </table:table-cell>
          <table:table-cell table:formula="of:=[.K89]/[.J89]" office:value-type="string" office:string-value="" calcext:value-type="error">
            <text:p>#VALUE!</text:p>
          </table:table-cell>
          <table:table-cell table:style-name="ce29" office:value-type="string" calcext:value-type="string">
            <text:p>king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TROW</text:p>
          </table:table-cell>
          <table:table-cell table:formula="of:=VALUE( STOCK([.A90];&quot;Dividend&quot;) )" office:value-type="string" office:string-value="" calcext:value-type="error">
            <text:p>Err:502</text:p>
          </table:table-cell>
          <table:table-cell table:formula="of:=STOCK([.A90];&quot;Dividend %&quot;)" office:value-type="string" office:string-value="not found" calcext:value-type="string">
            <text:p>not found</text:p>
          </table:table-cell>
          <table:table-cell table:style-name="ce29" office:value-type="float" office:value="33" calcext:value-type="float">
            <text:p>33</text:p>
          </table:table-cell>
          <table:table-cell/>
          <table:table-cell table:formula="of:=STOCK([.A90]; &quot;P/E&quot;)" office:value-type="string" office:string-value="not found" calcext:value-type="string">
            <text:p>not found</text:p>
          </table:table-cell>
          <table:table-cell table:formula="of:=STOCK([.A90];&quot;52W Range&quot;)" office:value-type="string" office:string-value="not found" calcext:value-type="string">
            <text:p>not found</text:p>
          </table:table-cell>
          <table:table-cell table:formula="of:=VALUE( MID([.G90];1;FIND(&quot;-&quot;;[.G90])-1) )" office:value-type="string" office:string-value="" calcext:value-type="error">
            <text:p>#VALUE!</text:p>
          </table:table-cell>
          <table:table-cell table:formula="of:=VALUE( MID([.G90];FIND(&quot;-&quot;;[.G90])+1;9) )" office:value-type="string" office:string-value="" calcext:value-type="error">
            <text:p>#VALUE!</text:p>
          </table:table-cell>
          <table:table-cell table:formula="of:=([.I90]+[.H90])/2" office:value-type="string" office:string-value="" calcext:value-type="error">
            <text:p>#VALUE!</text:p>
          </table:table-cell>
          <table:table-cell table:formula="of:=STOCK([.A90];&quot;Price&quot;)" office:value-type="string" office:string-value="not found" calcext:value-type="string">
            <text:p>not found</text:p>
          </table:table-cell>
          <table:table-cell table:formula="of:=[.K90]/[.J90]" office:value-type="string" office:string-value="" calcext:value-type="error">
            <text:p>#VALUE!</text:p>
          </table:table-cell>
          <table:table-cell table:style-name="ce29" office:value-type="string" calcext:value-type="string">
            <text:p>aristocrat</text:p>
          </table:table-cell>
          <table:table-cell table:style-name="ce29" office:value-type="string" calcext:value-type="string">
            <text:p>T. Rowe Price</text:p>
          </table:table-cell>
          <table:table-cell table:number-columns-repeated="1010"/>
        </table:table-row>
        <table:table-row table:style-name="ro2">
          <table:table-cell table:style-name="ce29" office:value-type="string" calcext:value-type="string">
            <text:p>UVV</text:p>
          </table:table-cell>
          <table:table-cell table:formula="of:=VALUE( STOCK([.A91];&quot;Dividend&quot;) )" office:value-type="string" office:string-value="" calcext:value-type="error">
            <text:p>Err:502</text:p>
          </table:table-cell>
          <table:table-cell table:formula="of:=STOCK([.A91];&quot;Dividend %&quot;)" office:value-type="string" office:string-value="not found" calcext:value-type="string">
            <text:p>not found</text:p>
          </table:table-cell>
          <table:table-cell table:style-name="ce29" office:value-type="float" office:value="49" calcext:value-type="float">
            <text:p>49</text:p>
          </table:table-cell>
          <table:table-cell/>
          <table:table-cell table:formula="of:=STOCK([.A91]; &quot;P/E&quot;)" office:value-type="string" office:string-value="not found" calcext:value-type="string">
            <text:p>not found</text:p>
          </table:table-cell>
          <table:table-cell table:formula="of:=STOCK([.A91];&quot;52W Range&quot;)" office:value-type="string" office:string-value="not found" calcext:value-type="string">
            <text:p>not found</text:p>
          </table:table-cell>
          <table:table-cell table:formula="of:=VALUE( MID([.G91];1;FIND(&quot;-&quot;;[.G91])-1) )" office:value-type="string" office:string-value="" calcext:value-type="error">
            <text:p>#VALUE!</text:p>
          </table:table-cell>
          <table:table-cell table:formula="of:=VALUE( MID([.G91];FIND(&quot;-&quot;;[.G91])+1;9) )" office:value-type="string" office:string-value="" calcext:value-type="error">
            <text:p>#VALUE!</text:p>
          </table:table-cell>
          <table:table-cell table:formula="of:=([.I91]+[.H91])/2" office:value-type="string" office:string-value="" calcext:value-type="error">
            <text:p>#VALUE!</text:p>
          </table:table-cell>
          <table:table-cell table:formula="of:=STOCK([.A91];&quot;Price&quot;)" office:value-type="string" office:string-value="not found" calcext:value-type="string">
            <text:p>not found</text:p>
          </table:table-cell>
          <table:table-cell table:formula="of:=[.K91]/[.J91]" office:value-type="string" office:string-value="" calcext:value-type="error">
            <text:p>#VALUE!</text:p>
          </table:table-cell>
          <table:table-cell table:style-name="ce29" office:value-type="string" calcext:value-type="string">
            <text:p>king</text:p>
          </table:table-cell>
          <table:table-cell table:style-name="ce29" office:value-type="string" calcext:value-type="string">
            <text:p>Universal Corp, tobacco import/export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VFC</text:p>
          </table:table-cell>
          <table:table-cell table:formula="of:=VALUE( STOCK([.A92];&quot;Dividend&quot;) )" office:value-type="string" office:string-value="" calcext:value-type="error">
            <text:p>Err:502</text:p>
          </table:table-cell>
          <table:table-cell table:formula="of:=STOCK([.A92];&quot;Dividend %&quot;)" office:value-type="string" office:string-value="not found" calcext:value-type="string">
            <text:p>not found</text:p>
          </table:table-cell>
          <table:table-cell table:style-name="ce32"/>
          <table:table-cell/>
          <table:table-cell table:formula="of:=STOCK([.A92]; &quot;P/E&quot;)" office:value-type="string" office:string-value="not found" calcext:value-type="string">
            <text:p>not found</text:p>
          </table:table-cell>
          <table:table-cell table:formula="of:=STOCK([.A92];&quot;52W Range&quot;)" office:value-type="string" office:string-value="not found" calcext:value-type="string">
            <text:p>not found</text:p>
          </table:table-cell>
          <table:table-cell table:formula="of:=VALUE( MID([.G92];1;FIND(&quot;-&quot;;[.G92])-1) )" office:value-type="string" office:string-value="" calcext:value-type="error">
            <text:p>#VALUE!</text:p>
          </table:table-cell>
          <table:table-cell table:formula="of:=VALUE( MID([.G92];FIND(&quot;-&quot;;[.G92])+1;9) )" office:value-type="string" office:string-value="" calcext:value-type="error">
            <text:p>#VALUE!</text:p>
          </table:table-cell>
          <table:table-cell table:formula="of:=([.I92]+[.H92])/2" office:value-type="string" office:string-value="" calcext:value-type="error">
            <text:p>#VALUE!</text:p>
          </table:table-cell>
          <table:table-cell table:formula="of:=STOCK([.A92];&quot;Price&quot;)" office:value-type="string" office:string-value="not found" calcext:value-type="string">
            <text:p>not found</text:p>
          </table:table-cell>
          <table:table-cell table:formula="of:=[.K92]/[.J92]" office:value-type="string" office:string-value="" calcext:value-type="error">
            <text:p>#VALUE!</text:p>
          </table:table-cell>
          <table:table-cell table:style-name="ce29" office:value-type="string" calcext:value-type="string">
            <text:p>aris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WBA</text:p>
          </table:table-cell>
          <table:table-cell table:formula="of:=VALUE( STOCK([.A93];&quot;Dividend&quot;) )" office:value-type="string" office:string-value="" calcext:value-type="error">
            <text:p>Err:502</text:p>
          </table:table-cell>
          <table:table-cell table:formula="of:=STOCK([.A93];&quot;Dividend %&quot;)" office:value-type="string" office:string-value="not found" calcext:value-type="string">
            <text:p>not found</text:p>
          </table:table-cell>
          <table:table-cell table:style-name="ce29" office:value-type="float" office:value="44" calcext:value-type="float">
            <text:p>44</text:p>
          </table:table-cell>
          <table:table-cell/>
          <table:table-cell table:formula="of:=STOCK([.A93]; &quot;P/E&quot;)" office:value-type="string" office:string-value="not found" calcext:value-type="string">
            <text:p>not found</text:p>
          </table:table-cell>
          <table:table-cell table:formula="of:=STOCK([.A93];&quot;52W Range&quot;)" office:value-type="string" office:string-value="not found" calcext:value-type="string">
            <text:p>not found</text:p>
          </table:table-cell>
          <table:table-cell table:formula="of:=VALUE( MID([.G93];1;FIND(&quot;-&quot;;[.G93])-1) )" office:value-type="string" office:string-value="" calcext:value-type="error">
            <text:p>#VALUE!</text:p>
          </table:table-cell>
          <table:table-cell table:formula="of:=VALUE( MID([.G93];FIND(&quot;-&quot;;[.G93])+1;9) )" office:value-type="string" office:string-value="" calcext:value-type="error">
            <text:p>#VALUE!</text:p>
          </table:table-cell>
          <table:table-cell table:formula="of:=([.I93]+[.H93])/2" office:value-type="string" office:string-value="" calcext:value-type="error">
            <text:p>#VALUE!</text:p>
          </table:table-cell>
          <table:table-cell table:formula="of:=STOCK([.A93];&quot;Price&quot;)" office:value-type="string" office:string-value="not found" calcext:value-type="string">
            <text:p>not found</text:p>
          </table:table-cell>
          <table:table-cell table:formula="of:=[.K93]/[.J93]" office:value-type="string" office:string-value="" calcext:value-type="error">
            <text:p>#VALUE!</text:p>
          </table:table-cell>
          <table:table-cell table:style-name="ce29" office:value-type="string" calcext:value-type="string">
            <text:p>aristocrat</text:p>
          </table:table-cell>
          <table:table-cell table:style-name="ce29" office:value-type="string" calcext:value-type="string">
            <text:p>Walgreens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WMT</text:p>
          </table:table-cell>
          <table:table-cell table:formula="of:=VALUE( STOCK([.A94];&quot;Dividend&quot;) )" office:value-type="string" office:string-value="" calcext:value-type="error">
            <text:p>Err:502</text:p>
          </table:table-cell>
          <table:table-cell table:formula="of:=STOCK([.A94];&quot;Dividend %&quot;)" office:value-type="string" office:string-value="not found" calcext:value-type="string">
            <text:p>not found</text:p>
          </table:table-cell>
          <table:table-cell table:style-name="ce29" office:value-type="float" office:value="43" calcext:value-type="float">
            <text:p>43</text:p>
          </table:table-cell>
          <table:table-cell/>
          <table:table-cell table:formula="of:=STOCK([.A94]; &quot;P/E&quot;)" office:value-type="string" office:string-value="not found" calcext:value-type="string">
            <text:p>not found</text:p>
          </table:table-cell>
          <table:table-cell table:formula="of:=STOCK([.A94];&quot;52W Range&quot;)" office:value-type="string" office:string-value="not found" calcext:value-type="string">
            <text:p>not found</text:p>
          </table:table-cell>
          <table:table-cell table:formula="of:=VALUE( MID([.G94];1;FIND(&quot;-&quot;;[.G94])-1) )" office:value-type="string" office:string-value="" calcext:value-type="error">
            <text:p>#VALUE!</text:p>
          </table:table-cell>
          <table:table-cell table:formula="of:=VALUE( MID([.G94];FIND(&quot;-&quot;;[.G94])+1;9) )" office:value-type="string" office:string-value="" calcext:value-type="error">
            <text:p>#VALUE!</text:p>
          </table:table-cell>
          <table:table-cell table:formula="of:=([.I94]+[.H94])/2" office:value-type="string" office:string-value="" calcext:value-type="error">
            <text:p>#VALUE!</text:p>
          </table:table-cell>
          <table:table-cell table:formula="of:=STOCK([.A94];&quot;Price&quot;)" office:value-type="string" office:string-value="not found" calcext:value-type="string">
            <text:p>not found</text:p>
          </table:table-cell>
          <table:table-cell table:formula="of:=[.K94]/[.J94]" office:value-type="string" office:string-value="" calcext:value-type="error">
            <text:p>#VALUE!</text:p>
          </table:table-cell>
          <table:table-cell table:style-name="ce29" office:value-type="string" calcext:value-type="string">
            <text:p>aristocrat</text:p>
          </table:table-cell>
          <table:table-cell table:style-name="ce29" office:value-type="string" calcext:value-type="string">
            <text:p>Walmart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XOM</text:p>
          </table:table-cell>
          <table:table-cell table:formula="of:=VALUE( STOCK([.A95];&quot;Dividend&quot;) )" office:value-type="currency" office:currency="USD" office:value="3.48" calcext:value-type="currency">
            <text:p>$3.48</text:p>
          </table:table-cell>
          <table:table-cell table:formula="of:=STOCK([.A95];&quot;Dividend %&quot;)" office:value-type="string" office:string-value="7.66%" calcext:value-type="string">
            <text:p>7.66%</text:p>
          </table:table-cell>
          <table:table-cell table:style-name="ce29" office:value-type="float" office:value="37" calcext:value-type="float">
            <text:p>37</text:p>
          </table:table-cell>
          <table:table-cell/>
          <table:table-cell table:formula="of:=STOCK([.A95]; &quot;P/E&quot;)" office:value-type="string" office:string-value="75.26" calcext:value-type="string">
            <text:p>75.26</text:p>
          </table:table-cell>
          <table:table-cell table:formula="of:=STOCK([.A95];&quot;52W Range&quot;)" office:value-type="string" office:string-value="30.11 - 70.29" calcext:value-type="string">
            <text:p>30.11 - 70.29</text:p>
          </table:table-cell>
          <table:table-cell table:formula="of:=VALUE( MID([.G95];1;FIND(&quot;-&quot;;[.G95])-1) )" office:value-type="float" office:value="30.11" calcext:value-type="float">
            <text:p>30.11</text:p>
          </table:table-cell>
          <table:table-cell table:formula="of:=VALUE( MID([.G95];FIND(&quot;-&quot;;[.G95])+1;9) )" office:value-type="float" office:value="70.29" calcext:value-type="float">
            <text:p>70.29</text:p>
          </table:table-cell>
          <table:table-cell table:formula="of:=([.I95]+[.H95])/2" office:value-type="float" office:value="50.2" calcext:value-type="float">
            <text:p>50.2</text:p>
          </table:table-cell>
          <table:table-cell table:formula="of:=STOCK([.A95];&quot;Price&quot;)" office:value-type="string" office:string-value="45.46" calcext:value-type="string">
            <text:p>45.46</text:p>
          </table:table-cell>
          <table:table-cell table:formula="of:=[.K95]/[.J95]" office:value-type="float" office:value="0.905577689243028" calcext:value-type="float">
            <text:p>0.905577689243028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GNC   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AGNC <text:s text:c="2"/>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DM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8.12" calcext:value-type="float">
            <text:p>18.12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2.9" calcext:value-type="float">
            <text:p>2.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61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4.2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9.17B</text:p>
          </table:table-cell>
          <table:table-cell office:value-type="string" calcext:value-type="string">
            <text:p>Forward P/E</text:p>
          </table:table-cell>
          <table:table-cell office:value-type="float" office:value="14.49" calcext:value-type="float">
            <text:p>14.49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3.63" calcext:value-type="float">
            <text:p>3.6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9.5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54.2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4.3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64B</text:p>
          </table:table-cell>
          <table:table-cell office:value-type="string" calcext:value-type="string">
            <text:p>PEG</text:p>
          </table:table-cell>
          <table:table-cell office:value-type="float" office:value="4.03" calcext:value-type="float">
            <text:p>4.03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08" calcext:value-type="float">
            <text:p>1.0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2.2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85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7.62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62.71B</text:p>
          </table:table-cell>
          <table:table-cell office:value-type="string" calcext:value-type="string">
            <text:p>P/S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9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7%</text:p>
          </table:table-cell>
          <table:table-cell office:value-type="string" calcext:value-type="string">
            <text:p>Short Ratio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3.4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4.44" calcext:value-type="float">
            <text:p>34.44</text:p>
          </table:table-cell>
          <table:table-cell office:value-type="string" calcext:value-type="string">
            <text:p>P/B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5.5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50%</text:p>
          </table:table-cell>
          <table:table-cell office:value-type="string" calcext:value-type="string">
            <text:p>Target Price</text:p>
          </table:table-cell>
          <table:table-cell office:value-type="float" office:value="54.92" calcext:value-type="float">
            <text:p>54.9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9.0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8.3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28.92 - 53.5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4.2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6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4.2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.87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74%</text:p>
          </table:table-cell>
          <table:table-cell office:value-type="string" calcext:value-type="string">
            <text:p>Quick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4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.8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81.78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38100" calcext:value-type="float">
            <text:p>38100</text:p>
          </table:table-cell>
          <table:table-cell office:value-type="string" calcext:value-type="string">
            <text:p>Current Ratio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9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.80%</text:p>
          </table:table-cell>
          <table:table-cell office:value-type="string" calcext:value-type="string">
            <text:p>RSI (14)</text:p>
          </table:table-cell>
          <table:table-cell office:value-type="float" office:value="64.97" calcext:value-type="float">
            <text:p>64.97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13% 2.16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43.9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Rel Volume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52.43" calcext:value-type="float">
            <text:p>52.4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29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0.5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66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52.57" calcext:value-type="float">
            <text:p>52.57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5.3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0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0.90%</text:p>
          </table:table-cell>
          <table:table-cell office:value-type="string" calcext:value-type="string">
            <text:p>Volume</text:p>
          </table:table-cell>
          <table:table-cell office:value-type="float" office:value="2907450" calcext:value-type="float">
            <text:p>290745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27%</text:p>
          </table:table-cell>
        </table:table-row>
      </table:table>
      <table:table table:name="AFL 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AFL 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DP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9.76" calcext:value-type="float">
            <text:p>29.76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5.75" calcext:value-type="float">
            <text:p>5.7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28.6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9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72.41B</text:p>
          </table:table-cell>
          <table:table-cell office:value-type="string" calcext:value-type="string">
            <text:p>Forward P/E</text:p>
          </table:table-cell>
          <table:table-cell office:value-type="float" office:value="27.01" calcext:value-type="float">
            <text:p>27.01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6.33" calcext:value-type="float">
            <text:p>6.3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3.5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27.7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1.9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48B</text:p>
          </table:table-cell>
          <table:table-cell office:value-type="string" calcext:value-type="string">
            <text:p>PEG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29" calcext:value-type="float">
            <text:p>1.2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2.2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9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6.3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4.56B</text:p>
          </table:table-cell>
          <table:table-cell office:value-type="string" calcext:value-type="string">
            <text:p>P/S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8.5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Short Ratio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6.2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3.55" calcext:value-type="float">
            <text:p>13.55</text:p>
          </table:table-cell>
          <table:table-cell office:value-type="string" calcext:value-type="string">
            <text:p>P/B</text:p>
          </table:table-cell>
          <table:table-cell office:value-type="float" office:value="12.62" calcext:value-type="float">
            <text:p>12.6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2.5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5.70%</text:p>
          </table:table-cell>
          <table:table-cell office:value-type="string" calcext:value-type="string">
            <text:p>Target Price</text:p>
          </table:table-cell>
          <table:table-cell office:value-type="float" office:value="169.72" calcext:value-type="float">
            <text:p>169.7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0.0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1.07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4.4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03.11 - 182.3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9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72" calcext:value-type="float">
            <text:p>3.72</text:p>
          </table:table-cell>
          <table:table-cell office:value-type="string" calcext:value-type="string">
            <text:p>P/FCF</text:p>
          </table:table-cell>
          <table:table-cell office:value-type="float" office:value="51.8" calcext:value-type="float">
            <text:p>51.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4.5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30.8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6.18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17%</text:p>
          </table:table-cell>
          <table:table-cell office:value-type="string" calcext:value-type="string">
            <text:p>Quick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2.2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65.89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8000" calcext:value-type="float">
            <text:p>58000</text:p>
          </table:table-cell>
          <table:table-cell office:value-type="string" calcext:value-type="string">
            <text:p>Current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0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1.60%</text:p>
          </table:table-cell>
          <table:table-cell office:value-type="string" calcext:value-type="string">
            <text:p>RSI (14)</text:p>
          </table:table-cell>
          <table:table-cell office:value-type="float" office:value="47.3" calcext:value-type="float">
            <text:p>47.3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58% 1.75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4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7.10%</text:p>
          </table:table-cell>
          <table:table-cell office:value-type="string" calcext:value-type="string">
            <text:p>Rel Volume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68.85" calcext:value-type="float">
            <text:p>168.8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0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74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71.05" calcext:value-type="float">
            <text:p>171.0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1.7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0.07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4.64%</text:p>
          </table:table-cell>
          <table:table-cell office:value-type="string" calcext:value-type="string">
            <text:p>Volume</text:p>
          </table:table-cell>
          <table:table-cell office:value-type="float" office:value="2637756" calcext:value-type="float">
            <text:p>263775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30%</text:p>
          </table:table-cell>
        </table:table-row>
      </table:table>
      <table:table table:name="ABBV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ABBV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MCR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4.52" calcext:value-type="float">
            <text:p>24.52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0.47" calcext:value-type="float">
            <text:p>0.4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56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2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8.32B</text:p>
          </table:table-cell>
          <table:table-cell office:value-type="string" calcext:value-type="string">
            <text:p>Forward P/E</text:p>
          </table:table-cell>
          <table:table-cell office:value-type="float" office:value="15.35" calcext:value-type="float">
            <text:p>15.35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0.75" calcext:value-type="float">
            <text:p>0.7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9.29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56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3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44.20M</text:p>
          </table:table-cell>
          <table:table-cell office:value-type="string" calcext:value-type="string">
            <text:p>PEG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17" calcext:value-type="float">
            <text:p>0.1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37.5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7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.4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2.42B</text:p>
          </table:table-cell>
          <table:table-cell office:value-type="string" calcext:value-type="string">
            <text:p>P/S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46%</text:p>
          </table:table-cell>
          <table:table-cell office:value-type="string" calcext:value-type="string">
            <text:p>Short Ratio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9.42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/B</text:p>
          </table:table-cell>
          <table:table-cell office:value-type="float" office:value="3.83" calcext:value-type="float">
            <text:p>3.8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5.9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Target Price</text:p>
          </table:table-cell>
          <table:table-cell office:value-type="float" office:value="12.02" calcext:value-type="float">
            <text:p>12.0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0.5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/C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6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5.4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5.80 - 12.4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2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P/FCF</text:p>
          </table:table-cell>
          <table:table-cell office:value-type="float" office:value="45.01" calcext:value-type="float">
            <text:p>45.0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7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7.4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7.26%</text:p>
          </table:table-cell>
          <table:table-cell office:value-type="string" calcext:value-type="string">
            <text:p>Beta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4.09%</text:p>
          </table:table-cell>
          <table:table-cell office:value-type="string" calcext:value-type="string">
            <text:p>Quick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3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98.28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7000" calcext:value-type="float">
            <text:p>47000</text:p>
          </table:table-cell>
          <table:table-cell office:value-type="string" calcext:value-type="string">
            <text:p>Current Ratio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9.10%</text:p>
          </table:table-cell>
          <table:table-cell office:value-type="string" calcext:value-type="string">
            <text:p>RSI (14)</text:p>
          </table:table-cell>
          <table:table-cell office:value-type="float" office:value="48.44" calcext:value-type="float">
            <text:p>48.44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74% 1.9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79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Rel Volume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1.68" calcext:value-type="float">
            <text:p>11.6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5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97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5.26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0.5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0.0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9.48%</text:p>
          </table:table-cell>
          <table:table-cell office:value-type="string" calcext:value-type="string">
            <text:p>Volume</text:p>
          </table:table-cell>
          <table:table-cell office:value-type="float" office:value="3714656" calcext:value-type="float">
            <text:p>371465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54%</text:p>
          </table:table-cell>
        </table:table-row>
      </table:table>
      <table:table table:name="ABM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ABM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OS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8.95" calcext:value-type="float">
            <text:p>28.95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1.94" calcext:value-type="float">
            <text:p>1.9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61.41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4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9.18B</text:p>
          </table:table-cell>
          <table:table-cell office:value-type="string" calcext:value-type="string">
            <text:p>Forward P/E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2.37" calcext:value-type="float">
            <text:p>2.3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33.4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34.18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0.1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16.20M</text:p>
          </table:table-cell>
          <table:table-cell office:value-type="string" calcext:value-type="string">
            <text:p>PEG</text:p>
          </table:table-cell>
          <table:table-cell office:value-type="float" office:value="3.62" calcext:value-type="float">
            <text:p>3.62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56" calcext:value-type="float">
            <text:p>0.5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6.6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5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1.04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.81B</text:p>
          </table:table-cell>
          <table:table-cell office:value-type="string" calcext:value-type="string">
            <text:p>P/S</text:p>
          </table:table-cell>
          <table:table-cell office:value-type="float" office:value="3.26" calcext:value-type="float">
            <text:p>3.2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4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44%</text:p>
          </table:table-cell>
          <table:table-cell office:value-type="string" calcext:value-type="string">
            <text:p>Short Ratio</text:p>
          </table:table-cell>
          <table:table-cell office:value-type="float" office:value="3.22" calcext:value-type="float">
            <text:p>3.2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6.3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0.82" calcext:value-type="float">
            <text:p>10.82</text:p>
          </table:table-cell>
          <table:table-cell office:value-type="string" calcext:value-type="string">
            <text:p>P/B</text:p>
          </table:table-cell>
          <table:table-cell office:value-type="float" office:value="5.19" calcext:value-type="float">
            <text:p>5.19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9.3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0.50%</text:p>
          </table:table-cell>
          <table:table-cell office:value-type="string" calcext:value-type="string">
            <text:p>Target Price</text:p>
          </table:table-cell>
          <table:table-cell office:value-type="float" office:value="56.78" calcext:value-type="float">
            <text:p>56.7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9.3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P/C</text:p>
          </table:table-cell>
          <table:table-cell office:value-type="float" office:value="18.03" calcext:value-type="float">
            <text:p>18.0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0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8.9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33.81 - 58.6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4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P/FCF</text:p>
          </table:table-cell>
          <table:table-cell office:value-type="float" office:value="30.58" calcext:value-type="float">
            <text:p>30.5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4.2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9.0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4.26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85%</text:p>
          </table:table-cell>
          <table:table-cell office:value-type="string" calcext:value-type="string">
            <text:p>Quick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4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8.4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66.13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5100" calcext:value-type="float">
            <text:p>15100</text:p>
          </table:table-cell>
          <table:table-cell office:value-type="string" calcext:value-type="string">
            <text:p>Current Ratio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4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4.50%</text:p>
          </table:table-cell>
          <table:table-cell office:value-type="string" calcext:value-type="string">
            <text:p>RSI (14)</text:p>
          </table:table-cell>
          <table:table-cell office:value-type="float" office:value="54.22" calcext:value-type="float">
            <text:p>54.22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01% 2.4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3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20%</text:p>
          </table:table-cell>
          <table:table-cell office:value-type="string" calcext:value-type="string">
            <text:p>Rel Volume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56.83" calcext:value-type="float">
            <text:p>56.8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9.1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5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56.16" calcext:value-type="float">
            <text:p>56.1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1.1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.8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3.65%</text:p>
          </table:table-cell>
          <table:table-cell office:value-type="string" calcext:value-type="string">
            <text:p>Volume</text:p>
          </table:table-cell>
          <table:table-cell office:value-type="float" office:value="804014" calcext:value-type="float">
            <text:p>80401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18%</text:p>
          </table:table-cell>
        </table:table-row>
      </table:table>
      <table:table table:name="ABT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AB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PD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3.41" calcext:value-type="float">
            <text:p>33.41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8.55" calcext:value-type="float">
            <text:p>8.5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21.5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4.5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3.06B</text:p>
          </table:table-cell>
          <table:table-cell office:value-type="string" calcext:value-type="string">
            <text:p>Forward P/E</text:p>
          </table:table-cell>
          <table:table-cell office:value-type="float" office:value="27.09" calcext:value-type="float">
            <text:p>27.09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0.55" calcext:value-type="float">
            <text:p>10.5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20.22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6.53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90B</text:p>
          </table:table-cell>
          <table:table-cell office:value-type="string" calcext:value-type="string">
            <text:p>PEG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2.18" calcext:value-type="float">
            <text:p>2.1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8.1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7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4.6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.86B</text:p>
          </table:table-cell>
          <table:table-cell office:value-type="string" calcext:value-type="string">
            <text:p>P/S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8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2.83%</text:p>
          </table:table-cell>
          <table:table-cell office:value-type="string" calcext:value-type="string">
            <text:p>Short Ratio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4.5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4.54" calcext:value-type="float">
            <text:p>54.54</text:p>
          </table:table-cell>
          <table:table-cell office:value-type="string" calcext:value-type="string">
            <text:p>P/B</text:p>
          </table:table-cell>
          <table:table-cell office:value-type="float" office:value="5.24" calcext:value-type="float">
            <text:p>5.2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3.6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8.50%</text:p>
          </table:table-cell>
          <table:table-cell office:value-type="string" calcext:value-type="string">
            <text:p>Target Price</text:p>
          </table:table-cell>
          <table:table-cell office:value-type="float" office:value="308.15" calcext:value-type="float">
            <text:p>308.1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2.3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8.81" calcext:value-type="float">
            <text:p>28.81</text:p>
          </table:table-cell>
          <table:table-cell office:value-type="string" calcext:value-type="string">
            <text:p>P/C</text:p>
          </table:table-cell>
          <table:table-cell office:value-type="float" office:value="9.92" calcext:value-type="float">
            <text:p>9.9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0.16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6.2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67.43 - 327.8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4.5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4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8.8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2.85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88%</text:p>
          </table:table-cell>
          <table:table-cell office:value-type="string" calcext:value-type="string">
            <text:p>Quick Ratio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3.9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70.66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6.65" calcext:value-type="float">
            <text:p>6.6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>Current Ratio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1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5.30%</text:p>
          </table:table-cell>
          <table:table-cell office:value-type="string" calcext:value-type="string">
            <text:p>RSI (14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51% 2.0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3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Rel Volume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285.29" calcext:value-type="float">
            <text:p>285.2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Feb 04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8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25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285.74" calcext:value-type="float">
            <text:p>285.7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5.4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3.4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7.96%</text:p>
          </table:table-cell>
          <table:table-cell office:value-type="string" calcext:value-type="string">
            <text:p>Volume</text:p>
          </table:table-cell>
          <table:table-cell office:value-type="float" office:value="1227623" calcext:value-type="float">
            <text:p>122762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16%</text:p>
          </table:table-cell>
        </table:table-row>
      </table:table>
      <table:table table:name="ADM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ADM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TO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8.26" calcext:value-type="float">
            <text:p>18.26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4.89" calcext:value-type="float">
            <text:p>4.8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6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26.04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6.4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1.31B</text:p>
          </table:table-cell>
          <table:table-cell office:value-type="string" calcext:value-type="string">
            <text:p>Forward P/E</text:p>
          </table:table-cell>
          <table:table-cell office:value-type="float" office:value="16.52" calcext:value-type="float">
            <text:p>16.52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5.4" calcext:value-type="float">
            <text:p>5.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34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24.8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8.54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601.00M</text:p>
          </table:table-cell>
          <table:table-cell office:value-type="string" calcext:value-type="string">
            <text:p>PEG</text:p>
          </table:table-cell>
          <table:table-cell office:value-type="float" office:value="2.57" calcext:value-type="float">
            <text:p>2.57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57" calcext:value-type="float">
            <text:p>1.5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9.3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3.75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7.7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.82B</text:p>
          </table:table-cell>
          <table:table-cell office:value-type="string" calcext:value-type="string">
            <text:p>P/S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2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44%</text:p>
          </table:table-cell>
          <table:table-cell office:value-type="string" calcext:value-type="string">
            <text:p>Short Ratio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9.92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4.73" calcext:value-type="float">
            <text:p>54.73</text:p>
          </table:table-cell>
          <table:table-cell office:value-type="string" calcext:value-type="string">
            <text:p>P/B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7.1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10%</text:p>
          </table:table-cell>
          <table:table-cell office:value-type="string" calcext:value-type="string">
            <text:p>Target Price</text:p>
          </table:table-cell>
          <table:table-cell office:value-type="float" office:value="108.5" calcext:value-type="float">
            <text:p>108.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9.6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P/C</text:p>
          </table:table-cell>
          <table:table-cell office:value-type="float" office:value="543.97" calcext:value-type="float">
            <text:p>543.9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7.1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9.4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77.92 - 121.0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6.4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0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6.28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80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76.6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4.55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16" calcext:value-type="float">
            <text:p>2.1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694" calcext:value-type="float">
            <text:p>4694</text:p>
          </table:table-cell>
          <table:table-cell office:value-type="string" calcext:value-type="string">
            <text:p>Current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7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9.20%</text:p>
          </table:table-cell>
          <table:table-cell office:value-type="string" calcext:value-type="string">
            <text:p>RSI (14)</text:p>
          </table:table-cell>
          <table:table-cell office:value-type="float" office:value="34.74" calcext:value-type="float">
            <text:p>34.74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75% 2.3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8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Rel Volume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89.77" calcext:value-type="float">
            <text:p>89.7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Feb 02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7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959.37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89.26" calcext:value-type="float">
            <text:p>89.2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6.2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7.3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9.70%</text:p>
          </table:table-cell>
          <table:table-cell office:value-type="string" calcext:value-type="string">
            <text:p>Volume</text:p>
          </table:table-cell>
          <table:table-cell office:value-type="float" office:value="1054351" calcext:value-type="float">
            <text:p>105435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57%</text:p>
          </table:table-cell>
        </table:table-row>
      </table:table>
      <table:table table:name="ADP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ADP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WR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2.23" calcext:value-type="float">
            <text:p>2.2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6.8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8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.95B</text:p>
          </table:table-cell>
          <table:table-cell office:value-type="string" calcext:value-type="string">
            <text:p>Forward P/E</text:p>
          </table:table-cell>
          <table:table-cell office:value-type="float" office:value="33.78" calcext:value-type="float">
            <text:p>33.78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2.4" calcext:value-type="float">
            <text:p>2.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6.5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8.3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82.60M</text:p>
          </table:table-cell>
          <table:table-cell office:value-type="string" calcext:value-type="string">
            <text:p>PEG</text:p>
          </table:table-cell>
          <table:table-cell office:value-type="float" office:value="7.47" calcext:value-type="float">
            <text:p>7.47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48" calcext:value-type="float">
            <text:p>0.4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3.9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3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5.8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477.00M</text:p>
          </table:table-cell>
          <table:table-cell office:value-type="string" calcext:value-type="string">
            <text:p>P/S</text:p>
          </table:table-cell>
          <table:table-cell office:value-type="float" office:value="6.19" calcext:value-type="float">
            <text:p>6.1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32.1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Short Ratio</text:p>
          </table:table-cell>
          <table:table-cell office:value-type="float" office:value="4.66" calcext:value-type="float">
            <text:p>4.6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.9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7.18" calcext:value-type="float">
            <text:p>17.18</text:p>
          </table:table-cell>
          <table:table-cell office:value-type="string" calcext:value-type="string">
            <text:p>P/B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.0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80%</text:p>
          </table:table-cell>
          <table:table-cell office:value-type="string" calcext:value-type="string">
            <text:p>Target Price</text:p>
          </table:table-cell>
          <table:table-cell office:value-type="float" office:value="77.8" calcext:value-type="float">
            <text:p>77.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3.4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P/C</text:p>
          </table:table-cell>
          <table:table-cell office:value-type="float" office:value="364.71" calcext:value-type="float">
            <text:p>364.7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8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3.0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65.11 - 96.6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85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7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9.4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6.20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-0.03" calcext:value-type="float">
            <text:p>-0.0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65%</text:p>
          </table:table-cell>
          <table:table-cell office:value-type="string" calcext:value-type="string">
            <text:p>Quick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80.4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24.37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84" calcext:value-type="float">
            <text:p>1.8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Current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0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6.60%</text:p>
          </table:table-cell>
          <table:table-cell office:value-type="string" calcext:value-type="string">
            <text:p>RSI (14)</text:p>
          </table:table-cell>
          <table:table-cell office:value-type="float" office:value="60.26" calcext:value-type="float">
            <text:p>60.26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61% 2.3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5.2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6.80%</text:p>
          </table:table-cell>
          <table:table-cell office:value-type="string" calcext:value-type="string">
            <text:p>Rel Volum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80.09" calcext:value-type="float">
            <text:p>80.0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2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7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87.10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80.98" calcext:value-type="float">
            <text:p>80.9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3.6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7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4.07%</text:p>
          </table:table-cell>
          <table:table-cell office:value-type="string" calcext:value-type="string">
            <text:p>Volume</text:p>
          </table:table-cell>
          <table:table-cell office:value-type="float" office:value="113021" calcext:value-type="float">
            <text:p>11302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11%</text:p>
          </table:table-cell>
        </table:table-row>
      </table:table>
      <table:table table:name="AFL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AFL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BDX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93.46" calcext:value-type="float">
            <text:p>93.46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2.73" calcext:value-type="float">
            <text:p>2.7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90.4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9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73.73B</text:p>
          </table:table-cell>
          <table:table-cell office:value-type="string" calcext:value-type="string">
            <text:p>Forward P/E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3.39" calcext:value-type="float">
            <text:p>13.3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76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88.9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6.1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67.00M</text:p>
          </table:table-cell>
          <table:table-cell office:value-type="string" calcext:value-type="string">
            <text:p>PEG</text:p>
          </table:table-cell>
          <table:table-cell office:value-type="float" office:value="9.84" calcext:value-type="float">
            <text:p>9.84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3.01" calcext:value-type="float">
            <text:p>3.0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7.0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6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7.9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7.12B</text:p>
          </table:table-cell>
          <table:table-cell office:value-type="string" calcext:value-type="string">
            <text:p>P/S</text:p>
          </table:table-cell>
          <table:table-cell office:value-type="float" office:value="4.31" calcext:value-type="float">
            <text:p>4.3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27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8%</text:p>
          </table:table-cell>
          <table:table-cell office:value-type="string" calcext:value-type="string">
            <text:p>Short Ratio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0.9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81.82" calcext:value-type="float">
            <text:p>81.82</text:p>
          </table:table-cell>
          <table:table-cell office:value-type="string" calcext:value-type="string">
            <text:p>P/B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.9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40%</text:p>
          </table:table-cell>
          <table:table-cell office:value-type="string" calcext:value-type="string">
            <text:p>Target Price</text:p>
          </table:table-cell>
          <table:table-cell office:value-type="float" office:value="275.57" calcext:value-type="float">
            <text:p>275.5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6.7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9.84" calcext:value-type="float">
            <text:p>9.84</text:p>
          </table:table-cell>
          <table:table-cell office:value-type="string" calcext:value-type="string">
            <text:p>P/C</text:p>
          </table:table-cell>
          <table:table-cell office:value-type="float" office:value="25.92" calcext:value-type="float">
            <text:p>25.9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9.5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3.4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97.75 - 286.7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9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32" calcext:value-type="float">
            <text:p>3.32</text:p>
          </table:table-cell>
          <table:table-cell office:value-type="string" calcext:value-type="string">
            <text:p>P/FCF</text:p>
          </table:table-cell>
          <table:table-cell office:value-type="float" office:value="43.29" calcext:value-type="float">
            <text:p>43.2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4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3.3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1.04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30%</text:p>
          </table:table-cell>
          <table:table-cell office:value-type="string" calcext:value-type="string">
            <text:p>Quick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0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4.8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28.98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4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8.70%</text:p>
          </table:table-cell>
          <table:table-cell office:value-type="string" calcext:value-type="string">
            <text:p>RSI (14)</text:p>
          </table:table-cell>
          <table:table-cell office:value-type="float" office:value="66.19" calcext:value-type="float">
            <text:p>66.19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1.81% 1.71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3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Rel Volume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253.5" calcext:value-type="float">
            <text:p>253.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5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14.5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36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255.06" calcext:value-type="float">
            <text:p>255.0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3.19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8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3.93%</text:p>
          </table:table-cell>
          <table:table-cell office:value-type="string" calcext:value-type="string">
            <text:p>Volume</text:p>
          </table:table-cell>
          <table:table-cell office:value-type="float" office:value="1455190" calcext:value-type="float">
            <text:p>145519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62%</text:p>
          </table:table-cell>
        </table:table-row>
      </table:table>
      <table:table table:name="ALB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ALB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BEN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5.91" calcext:value-type="float">
            <text:p>15.91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1.59" calcext:value-type="float">
            <text:p>1.5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18.7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91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1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2.90B</text:p>
          </table:table-cell>
          <table:table-cell office:value-type="string" calcext:value-type="string">
            <text:p>Forward P/E</text:p>
          </table:table-cell>
          <table:table-cell office:value-type="float" office:value="8.71" calcext:value-type="float">
            <text:p>8.71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2.9" calcext:value-type="float">
            <text:p>2.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0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89.02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5.51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83.10M</text:p>
          </table:table-cell>
          <table:table-cell office:value-type="string" calcext:value-type="string">
            <text:p>PEG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71" calcext:value-type="float">
            <text:p>0.7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48.8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7.6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3.26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.57B</text:p>
          </table:table-cell>
          <table:table-cell office:value-type="string" calcext:value-type="string">
            <text:p>P/S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32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7%</text:p>
          </table:table-cell>
          <table:table-cell office:value-type="string" calcext:value-type="string">
            <text:p>Short Ratio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9.8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P/B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4.5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80%</text:p>
          </table:table-cell>
          <table:table-cell office:value-type="string" calcext:value-type="string">
            <text:p>Target Price</text:p>
          </table:table-cell>
          <table:table-cell office:value-type="float" office:value="22.21" calcext:value-type="float">
            <text:p>22.2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0.32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7.76" calcext:value-type="float">
            <text:p>7.76</text:p>
          </table:table-cell>
          <table:table-cell office:value-type="string" calcext:value-type="string">
            <text:p>P/C</text:p>
          </table:table-cell>
          <table:table-cell office:value-type="float" office:value="3.26" calcext:value-type="float">
            <text:p>3.2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3.89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.8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4.91 - 27.6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16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P/FCF</text:p>
          </table:table-cell>
          <table:table-cell office:value-type="float" office:value="33.54" calcext:value-type="float">
            <text:p>33.5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13.5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5.7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8.41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4.43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6.90%</text:p>
          </table:table-cell>
          <table:table-cell office:value-type="string" calcext:value-type="string">
            <text:p>Gross Margin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69.55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1800" calcext:value-type="float">
            <text:p>11800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0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8.80%</text:p>
          </table:table-cell>
          <table:table-cell office:value-type="string" calcext:value-type="string">
            <text:p>RSI (14)</text:p>
          </table:table-cell>
          <table:table-cell office:value-type="float" office:value="62.07" calcext:value-type="float">
            <text:p>62.07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95% 2.4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75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4.10%</text:p>
          </table:table-cell>
          <table:table-cell office:value-type="string" calcext:value-type="string">
            <text:p>Rel Volume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25.49" calcext:value-type="float">
            <text:p>25.4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2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7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.01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25.28" calcext:value-type="float">
            <text:p>25.2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2.3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2.3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1.89%</text:p>
          </table:table-cell>
          <table:table-cell office:value-type="string" calcext:value-type="string">
            <text:p>Volume</text:p>
          </table:table-cell>
          <table:table-cell office:value-type="float" office:value="3299577" calcext:value-type="float">
            <text:p>329957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82%</text:p>
          </table:table-cell>
        </table:table-row>
      </table:table>
      <table:table table:name="AMCR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AMC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BF-B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40.83" calcext:value-type="float">
            <text:p>40.83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1.92" calcext:value-type="float">
            <text:p>1.92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78.51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1.2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6.33B</text:p>
          </table:table-cell>
          <table:table-cell office:value-type="string" calcext:value-type="string">
            <text:p>Forward P/E</text:p>
          </table:table-cell>
          <table:table-cell office:value-type="float" office:value="41.39" calcext:value-type="float">
            <text:p>41.39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.9" calcext:value-type="float">
            <text:p>1.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51.76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6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923.00M</text:p>
          </table:table-cell>
          <table:table-cell office:value-type="string" calcext:value-type="string">
            <text:p>PEG</text:p>
          </table:table-cell>
          <table:table-cell office:value-type="float" office:value="4.63" calcext:value-type="float">
            <text:p>4.63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43" calcext:value-type="float">
            <text:p>0.4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50.6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17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0.5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.35B</text:p>
          </table:table-cell>
          <table:table-cell office:value-type="string" calcext:value-type="string">
            <text:p>P/S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5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5%</text:p>
          </table:table-cell>
          <table:table-cell office:value-type="string" calcext:value-type="string">
            <text:p>Short Ratio</text:p>
          </table:table-cell>
          <table:table-cell office:value-type="float" office:value="4.79" calcext:value-type="float">
            <text:p>4.7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1.0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P/B</text:p>
          </table:table-cell>
          <table:table-cell office:value-type="float" office:value="15.62" calcext:value-type="float">
            <text:p>15.6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0.5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5.50%</text:p>
          </table:table-cell>
          <table:table-cell office:value-type="string" calcext:value-type="string">
            <text:p>Target Price</text:p>
          </table:table-cell>
          <table:table-cell office:value-type="float" office:value="74.13" calcext:value-type="float">
            <text:p>74.1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6.40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P/C</text:p>
          </table:table-cell>
          <table:table-cell office:value-type="float" office:value="37.68" calcext:value-type="float">
            <text:p>37.68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82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3.3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44.68 - 83.4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1.26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P/FCF</text:p>
          </table:table-cell>
          <table:table-cell office:value-type="float" office:value="92.67" calcext:value-type="float">
            <text:p>92.67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9.9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5.96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0.92%</text:p>
          </table:table-cell>
          <table:table-cell office:value-type="string" calcext:value-type="string">
            <text:p>Quick Ratio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.4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1.4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75.54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64" calcext:value-type="float">
            <text:p>1.6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Current Ratio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0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36.10%</text:p>
          </table:table-cell>
          <table:table-cell office:value-type="string" calcext:value-type="string">
            <text:p>RSI (14)</text:p>
          </table:table-cell>
          <table:table-cell office:value-type="float" office:value="51.4" calcext:value-type="float">
            <text:p>51.4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12% 2.0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4.9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7.60%</text:p>
          </table:table-cell>
          <table:table-cell office:value-type="string" calcext:value-type="string">
            <text:p>Rel Volum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77.56" calcext:value-type="float">
            <text:p>77.5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Dec 0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6.1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56.36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78.43" calcext:value-type="float">
            <text:p>78.4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0.8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.0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1.05%</text:p>
          </table:table-cell>
          <table:table-cell office:value-type="string" calcext:value-type="string">
            <text:p>Volume</text:p>
          </table:table-cell>
          <table:table-cell office:value-type="float" office:value="772903" calcext:value-type="float">
            <text:p>77290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12%</text:p>
          </table:table-cell>
        </table:table-row>
      </table:table>
      <table:table table:name="AOS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AOS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AH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6.87" calcext:value-type="float">
            <text:p>16.87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3.31" calcext:value-type="float">
            <text:p>3.3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93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4.3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6.52B</text:p>
          </table:table-cell>
          <table:table-cell office:value-type="string" calcext:value-type="string">
            <text:p>Forward P/E</text:p>
          </table:table-cell>
          <table:table-cell office:value-type="float" office:value="9.06" calcext:value-type="float">
            <text:p>9.06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6.17" calcext:value-type="float">
            <text:p>6.1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92.9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9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973.00M</text:p>
          </table:table-cell>
          <table:table-cell office:value-type="string" calcext:value-type="string">
            <text:p>PEG</text:p>
          </table:table-cell>
          <table:table-cell office:value-type="float" office:value="3.32" calcext:value-type="float">
            <text:p>3.32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44" calcext:value-type="float">
            <text:p>1.4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7.5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6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4.8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54.65B</text:p>
          </table:table-cell>
          <table:table-cell office:value-type="string" calcext:value-type="string">
            <text:p>P/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378.6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1%</text:p>
          </table:table-cell>
          <table:table-cell office:value-type="string" calcext:value-type="string">
            <text:p>Short Ratio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3.2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P/B</text:p>
          </table:table-cell>
          <table:table-cell office:value-type="float" office:value="11.53" calcext:value-type="float">
            <text:p>11.5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5.0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40%</text:p>
          </table:table-cell>
          <table:table-cell office:value-type="string" calcext:value-type="string">
            <text:p>Target Price</text:p>
          </table:table-cell>
          <table:table-cell office:value-type="float" office:value="62.31" calcext:value-type="float">
            <text:p>62.3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1.15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9.29" calcext:value-type="float">
            <text:p>9.29</text:p>
          </table:table-cell>
          <table:table-cell office:value-type="string" calcext:value-type="string">
            <text:p>P/C</text:p>
          </table:table-cell>
          <table:table-cell office:value-type="float" office:value="6.02" calcext:value-type="float">
            <text:p>6.0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08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1.9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39.05 - 60.6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4.3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P/FCF</text:p>
          </table:table-cell>
          <table:table-cell office:value-type="float" office:value="8.55" calcext:value-type="float">
            <text:p>8.55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40.6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-47.1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7.88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3.47%</text:p>
          </table:table-cell>
          <table:table-cell office:value-type="string" calcext:value-type="string">
            <text:p>Quick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8.3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43.17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Current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4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RSI (14)</text:p>
          </table:table-cell>
          <table:table-cell office:value-type="float" office:value="59.69" calcext:value-type="float">
            <text:p>59.69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21% 2.21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4.74" calcext:value-type="float">
            <text:p>4.7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94.8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0.60%</text:p>
          </table:table-cell>
          <table:table-cell office:value-type="string" calcext:value-type="string">
            <text:p>Rel Volume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56.31" calcext:value-type="float">
            <text:p>56.3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Feb 05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8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07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55.91" calcext:value-type="float">
            <text:p>55.9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3.09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4.4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8.58%</text:p>
          </table:table-cell>
          <table:table-cell office:value-type="string" calcext:value-type="string">
            <text:p>Volume</text:p>
          </table:table-cell>
          <table:table-cell office:value-type="float" office:value="2135413" calcext:value-type="float">
            <text:p>213541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71%</text:p>
          </table:table-cell>
        </table:table-row>
      </table:table>
      <table:table table:name="APD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APD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ARR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3.13" calcext:value-type="float">
            <text:p>23.13</text:p>
          </table:table-cell>
          <table:table-cell office:value-type="string" calcext:value-type="string">
            <text:p>EPS (ttm)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4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866.4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7.8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5.61B</text:p>
          </table:table-cell>
          <table:table-cell office:value-type="string" calcext:value-type="string">
            <text:p>Forward P/E</text:p>
          </table:table-cell>
          <table:table-cell office:value-type="float" office:value="21.36" calcext:value-type="float">
            <text:p>21.36</text:p>
          </table:table-cell>
          <table:table-cell office:value-type="string" calcext:value-type="string">
            <text:p>EPS next Y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866.18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9.0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54B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4.1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97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7.36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7.36B</text:p>
          </table:table-cell>
          <table:table-cell office:value-type="string" calcext:value-type="string">
            <text:p>P/S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EPS this Y</text:p>
          </table:table-cell>
          <table:table-cell table:style-name="ce35" office:value-type="string" calcext:value-type="string">
            <text:p>-22.6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8%</text:p>
          </table:table-cell>
          <table:table-cell office:value-type="string" calcext:value-type="string">
            <text:p>Short Ratio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63.48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P/B</text:p>
          </table:table-cell>
          <table:table-cell office:value-type="float" office:value="6.92" calcext:value-type="float">
            <text:p>6.92</text:p>
          </table:table-cell>
          <table:table-cell office:value-type="string" calcext:value-type="string">
            <text:p>EPS next Y</text:p>
          </table:table-cell>
          <table:table-cell table:style-name="ce35" office:value-type="string" calcext:value-type="string">
            <text:p>11.80%</text:p>
          </table:table-cell>
          <table:table-cell office:value-type="string" calcext:value-type="string">
            <text:p>ROA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Target Price</text:p>
          </table:table-cell>
          <table:table-cell office:value-type="float" office:value="42.13" calcext:value-type="float">
            <text:p>42.13</text:p>
          </table:table-cell>
          <table:table-cell office:value-type="string" calcext:value-type="string">
            <text:p>Perf Year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P/C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EPS next 5Y</text:p>
          </table:table-cell>
          <table:table-cell table:style-name="ce35" office:value-type="string" calcext:value-type="string">
            <text:p>-4.83%</text:p>
          </table:table-cell>
          <table:table-cell office:value-type="string" calcext:value-type="string">
            <text:p>ROE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1.50 - 41.4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7.8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/FCF</text:p>
          </table:table-cell>
          <table:table-cell office:value-type="float" office:value="15.82" calcext:value-type="float">
            <text:p>15.8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4.0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.90%</text:p>
          </table:table-cell>
          <table:table-cell office:value-type="string" calcext:value-type="string">
            <text:p>Beta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18%</text:p>
          </table:table-cell>
          <table:table-cell office:value-type="string" calcext:value-type="string">
            <text:p>Quick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9.4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253.83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2635" calcext:value-type="float">
            <text:p>52635</text:p>
          </table:table-cell>
          <table:table-cell office:value-type="string" calcext:value-type="string">
            <text:p>Current Ratio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ales Q/Q</text:p>
          </table:table-cell>
          <table:table-cell table:style-name="ce35" office:value-type="string" calcext:value-type="string">
            <text:p>3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3.80%</text:p>
          </table:table-cell>
          <table:table-cell office:value-type="string" calcext:value-type="string">
            <text:p>RSI (14)</text:p>
          </table:table-cell>
          <table:table-cell office:value-type="float" office:value="65.23" calcext:value-type="float">
            <text:p>65.23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79% 2.75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EPS Q/Q</text:p>
          </table:table-cell>
          <table:table-cell table:style-name="ce35" office:value-type="string" calcext:value-type="string">
            <text:p>48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8.90%</text:p>
          </table:table-cell>
          <table:table-cell office:value-type="string" calcext:value-type="string">
            <text:p>Rel Volume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41.09" calcext:value-type="float">
            <text:p>41.0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Earnings</text:p>
          </table:table-cell>
          <table:table-cell office:value-type="string" calcext:value-type="string">
            <text:p>Oct 29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9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5.27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40.69" calcext:value-type="float">
            <text:p>40.6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6.88%</text:p>
          </table:table-cell>
          <table:table-cell office:value-type="string" calcext:value-type="string">
            <text:p>SMA50</text:p>
          </table:table-cell>
          <table:table-cell table:style-name="ce35" office:value-type="string" calcext:value-type="string">
            <text:p>7.8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47.38%</text:p>
          </table:table-cell>
          <table:table-cell office:value-type="string" calcext:value-type="string">
            <text:p>Volume</text:p>
          </table:table-cell>
          <table:table-cell office:value-type="float" office:value="6959276" calcext:value-type="float">
            <text:p>695927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97%</text:p>
          </table:table-cell>
        </table:table-row>
      </table:table>
      <table:table table:name="ATO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ATO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AT" table:filter-name="calc_HTML_WebQuery" table:filter-options="0 0" table:last-column-spanned="12" table:last-row-spanned="12"/>
            <text:p>Index</text:p>
          </table:table-cell>
          <table:table-cell table:style-name="ce36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6.01" calcext:value-type="float">
            <text:p>6.0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42.3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6.7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05.52B</text:p>
          </table:table-cell>
          <table:table-cell office:value-type="string" calcext:value-type="string">
            <text:p>Forward P/E</text:p>
          </table:table-cell>
          <table:table-cell office:value-type="float" office:value="26.21" calcext:value-type="float">
            <text:p>26.21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7.41" calcext:value-type="float">
            <text:p>7.41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7.4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42.2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8.6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.32B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47" calcext:value-type="float">
            <text:p>1.4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9.6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4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4.0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43.66B</text:p>
          </table:table-cell>
          <table:table-cell office:value-type="string" calcext:value-type="string">
            <text:p>P/S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3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3%</text:p>
          </table:table-cell>
          <table:table-cell office:value-type="string" calcext:value-type="string">
            <text:p>Short Ratio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51.7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7.57" calcext:value-type="float">
            <text:p>27.57</text:p>
          </table:table-cell>
          <table:table-cell office:value-type="string" calcext:value-type="string">
            <text:p>P/B</text:p>
          </table:table-cell>
          <table:table-cell office:value-type="float" office:value="7.05" calcext:value-type="float">
            <text:p>7.0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6.0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30%</text:p>
          </table:table-cell>
          <table:table-cell office:value-type="string" calcext:value-type="string">
            <text:p>Target Price</text:p>
          </table:table-cell>
          <table:table-cell office:value-type="float" office:value="175.47" calcext:value-type="float">
            <text:p>175.4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31.8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2.72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3.1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87.50 - 197.3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6.7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P/FCF</text:p>
          </table:table-cell>
          <table:table-cell office:value-type="float" office:value="30.86" calcext:value-type="float">
            <text:p>30.8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1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2.2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.58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12%</text:p>
          </table:table-cell>
          <table:table-cell office:value-type="string" calcext:value-type="string">
            <text:p>Quick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0.4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22.01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4.61" calcext:value-type="float">
            <text:p>4.6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02300" calcext:value-type="float">
            <text:p>1023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22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1.50%</text:p>
          </table:table-cell>
          <table:table-cell office:value-type="string" calcext:value-type="string">
            <text:p>RSI (14)</text:p>
          </table:table-cell>
          <table:table-cell office:value-type="float" office:value="73.81" calcext:value-type="float">
            <text:p>73.81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29% 2.2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54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7.60%</text:p>
          </table:table-cell>
          <table:table-cell office:value-type="string" calcext:value-type="string">
            <text:p>Rel Volume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94.23" calcext:value-type="float">
            <text:p>194.2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9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7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.31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94.26" calcext:value-type="float">
            <text:p>194.2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7.2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1.5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35.78%</text:p>
          </table:table-cell>
          <table:table-cell office:value-type="string" calcext:value-type="string">
            <text:p>Volume</text:p>
          </table:table-cell>
          <table:table-cell office:value-type="float" office:value="3183298" calcext:value-type="float">
            <text:p>318329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02%</text:p>
          </table:table-cell>
        </table:table-row>
      </table:table>
      <table:table table:name="AWR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AW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B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0.91" calcext:value-type="float">
            <text:p>30.91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5.03" calcext:value-type="float">
            <text:p>5.0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51.7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0.9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70.35B</text:p>
          </table:table-cell>
          <table:table-cell office:value-type="string" calcext:value-type="string">
            <text:p>Forward P/E</text:p>
          </table:table-cell>
          <table:table-cell office:value-type="float" office:value="13.56" calcext:value-type="float">
            <text:p>13.56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1.46" calcext:value-type="float">
            <text:p>11.4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2.6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49.37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.9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29B</text:p>
          </table:table-cell>
          <table:table-cell office:value-type="string" calcext:value-type="string">
            <text:p>PEG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2.8" calcext:value-type="float">
            <text:p>2.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1.5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6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8.1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4.89B</text:p>
          </table:table-cell>
          <table:table-cell office:value-type="string" calcext:value-type="string">
            <text:p>P/S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5.1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2.34%</text:p>
          </table:table-cell>
          <table:table-cell office:value-type="string" calcext:value-type="string">
            <text:p>Shor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1.0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24.86" calcext:value-type="float">
            <text:p>124.86</text:p>
          </table:table-cell>
          <table:table-cell office:value-type="string" calcext:value-type="string">
            <text:p>P/B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5.8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30%</text:p>
          </table:table-cell>
          <table:table-cell office:value-type="string" calcext:value-type="string">
            <text:p>Target Price</text:p>
          </table:table-cell>
          <table:table-cell office:value-type="float" office:value="159.44" calcext:value-type="float">
            <text:p>159.44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0.9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77" calcext:value-type="float">
            <text:p>3.77</text:p>
          </table:table-cell>
          <table:table-cell office:value-type="string" calcext:value-type="string">
            <text:p>P/C</text:p>
          </table:table-cell>
          <table:table-cell office:value-type="float" office:value="41.21" calcext:value-type="float">
            <text:p>41.2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43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.2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87.35 - 167.7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96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P/FCF</text:p>
          </table:table-cell>
          <table:table-cell office:value-type="float" office:value="9.64" calcext:value-type="float">
            <text:p>9.6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2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7.36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01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2.20%</text:p>
          </table:table-cell>
          <table:table-cell office:value-type="string" calcext:value-type="string">
            <text:p>Gross Margin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77.90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4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7.50%</text:p>
          </table:table-cell>
          <table:table-cell office:value-type="string" calcext:value-type="string">
            <text:p>RSI (14)</text:p>
          </table:table-cell>
          <table:table-cell office:value-type="float" office:value="58.41" calcext:value-type="float">
            <text:p>58.41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72% 1.96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0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6.60%</text:p>
          </table:table-cell>
          <table:table-cell office:value-type="string" calcext:value-type="string">
            <text:p>Rel Volume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55.86" calcext:value-type="float">
            <text:p>155.8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Feb 02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9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91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55.4" calcext:value-type="float">
            <text:p>155.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1.89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2.03%</text:p>
          </table:table-cell>
          <table:table-cell office:value-type="string" calcext:value-type="string">
            <text:p>Volume</text:p>
          </table:table-cell>
          <table:table-cell office:value-type="float" office:value="1285848" calcext:value-type="float">
            <text:p>128584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30%</text:p>
          </table:table-cell>
        </table:table-row>
      </table:table>
      <table:table table:name="BDX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BDX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BSH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26.09" calcext:value-type="float">
            <text:p>26.09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2.69" calcext:value-type="float">
            <text:p>2.6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2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16.26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6.6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8.27B</text:p>
          </table:table-cell>
          <table:table-cell office:value-type="string" calcext:value-type="string">
            <text:p>Forward P/E</text:p>
          </table:table-cell>
          <table:table-cell office:value-type="float" office:value="20.77" calcext:value-type="float">
            <text:p>20.77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3.37" calcext:value-type="float">
            <text:p>3.3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.5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13.56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0.30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13.8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94" calcext:value-type="float">
            <text:p>0.9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9.2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9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0.4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84.60M</text:p>
          </table:table-cell>
          <table:table-cell office:value-type="string" calcext:value-type="string">
            <text:p>P/S</text:p>
          </table:table-cell>
          <table:table-cell office:value-type="float" office:value="9.35" calcext:value-type="float">
            <text:p>9.3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3%</text:p>
          </table:table-cell>
          <table:table-cell office:value-type="string" calcext:value-type="string">
            <text:p>Short Ratio</text:p>
          </table:table-cell>
          <table:table-cell office:value-type="float" office:value="7.72" calcext:value-type="float">
            <text:p>7.7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2.3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8.43" calcext:value-type="float">
            <text:p>28.43</text:p>
          </table:table-cell>
          <table:table-cell office:value-type="string" calcext:value-type="string">
            <text:p>P/B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3.3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10%</text:p>
          </table:table-cell>
          <table:table-cell office:value-type="string" calcext:value-type="string">
            <text:p>Target Price</text:p>
          </table:table-cell>
          <table:table-cell office:value-type="float" office:value="63.88" calcext:value-type="float">
            <text:p>63.8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8.7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0.39" calcext:value-type="float">
            <text:p>20.39</text:p>
          </table:table-cell>
          <table:table-cell office:value-type="string" calcext:value-type="string">
            <text:p>P/C</text:p>
          </table:table-cell>
          <table:table-cell office:value-type="float" office:value="3.44" calcext:value-type="float">
            <text:p>3.4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8.7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43.34 - 70.7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6.6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P/FCF</text:p>
          </table:table-cell>
          <table:table-cell office:value-type="float" office:value="18.51" calcext:value-type="float">
            <text:p>18.5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1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2.1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0.98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54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7.40%</text:p>
          </table:table-cell>
          <table:table-cell office:value-type="string" calcext:value-type="string">
            <text:p>Gross Margin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61.62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91.30%</text:p>
          </table:table-cell>
          <table:table-cell office:value-type="string" calcext:value-type="string">
            <text:p>RSI (14)</text:p>
          </table:table-cell>
          <table:table-cell office:value-type="float" office:value="68.97" calcext:value-type="float">
            <text:p>68.97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93% 2.35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9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5.50%</text:p>
          </table:table-cell>
          <table:table-cell office:value-type="string" calcext:value-type="string">
            <text:p>Rel Volume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70.61" calcext:value-type="float">
            <text:p>70.6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20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7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37.57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70.05" calcext:value-type="float">
            <text:p>70.0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7.1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9.2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1.62%</text:p>
          </table:table-cell>
          <table:table-cell office:value-type="string" calcext:value-type="string">
            <text:p>Volume</text:p>
          </table:table-cell>
          <table:table-cell office:value-type="float" office:value="328447" calcext:value-type="float">
            <text:p>32844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79%</text:p>
          </table:table-cell>
        </table:table-row>
      </table:table>
      <table:table table:name="BEN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BEN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L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6.29" calcext:value-type="float">
            <text:p>26.29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3.13" calcext:value-type="float">
            <text:p>3.1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859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3.7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70.12B</text:p>
          </table:table-cell>
          <table:table-cell office:value-type="string" calcext:value-type="string">
            <text:p>Forward P/E</text:p>
          </table:table-cell>
          <table:table-cell office:value-type="float" office:value="25.35" calcext:value-type="float">
            <text:p>25.35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3.25" calcext:value-type="float">
            <text:p>3.2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1.1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855.1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3.31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69B</text:p>
          </table:table-cell>
          <table:table-cell office:value-type="string" calcext:value-type="string">
            <text:p>PEG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76" calcext:value-type="float">
            <text:p>0.7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0.7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9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4.5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6.16B</text:p>
          </table:table-cell>
          <table:table-cell office:value-type="string" calcext:value-type="string">
            <text:p>P/S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3.2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4%</text:p>
          </table:table-cell>
          <table:table-cell office:value-type="string" calcext:value-type="string">
            <text:p>Short Ratio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1.7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P/B</text:p>
          </table:table-cell>
          <table:table-cell office:value-type="float" office:value="108.36" calcext:value-type="float">
            <text:p>108.36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.39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7.70%</text:p>
          </table:table-cell>
          <table:table-cell office:value-type="string" calcext:value-type="string">
            <text:p>Target Price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7.8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P/C</text:p>
          </table:table-cell>
          <table:table-cell office:value-type="float" office:value="65.59" calcext:value-type="float">
            <text:p>65.5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7.13%</text:p>
          </table:table-cell>
          <table:table-cell office:value-type="string" calcext:value-type="string">
            <text:p>ROE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58.49 - 86.41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3.7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P/FCF</text:p>
          </table:table-cell>
          <table:table-cell office:value-type="float" office:value="40.48" calcext:value-type="float">
            <text:p>40.4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3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34.8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4.70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14%</text:p>
          </table:table-cell>
          <table:table-cell office:value-type="string" calcext:value-type="string">
            <text:p>Quick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1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0.6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40.79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34300" calcext:value-type="float">
            <text:p>34300</text:p>
          </table:table-cell>
          <table:table-cell office:value-type="string" calcext:value-type="string">
            <text:p>Current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3.80%</text:p>
          </table:table-cell>
          <table:table-cell office:value-type="string" calcext:value-type="string">
            <text:p>RSI (14)</text:p>
          </table:table-cell>
          <table:table-cell office:value-type="float" office:value="38.73" calcext:value-type="float">
            <text:p>38.73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09% 1.3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1.08" calcext:value-type="float">
            <text:p>11.08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0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6.70%</text:p>
          </table:table-cell>
          <table:table-cell office:value-type="string" calcext:value-type="string">
            <text:p>Rel Volume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81.8" calcext:value-type="float">
            <text:p>81.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0.68" calcext:value-type="float">
            <text:p>10.68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9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5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.46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82.35" calcext:value-type="float">
            <text:p>82.3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2.68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1.9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7.63%</text:p>
          </table:table-cell>
          <table:table-cell office:value-type="string" calcext:value-type="string">
            <text:p>Volume</text:p>
          </table:table-cell>
          <table:table-cell office:value-type="float" office:value="5569260" calcext:value-type="float">
            <text:p>556926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67%</text:p>
          </table:table-cell>
        </table:table-row>
      </table:table>
      <table:table table:name="BF-B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BF-B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LX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2.04" calcext:value-type="float">
            <text:p>22.04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8.98" calcext:value-type="float">
            <text:p>8.9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26.35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0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4.76B</text:p>
          </table:table-cell>
          <table:table-cell office:value-type="string" calcext:value-type="string">
            <text:p>Forward P/E</text:p>
          </table:table-cell>
          <table:table-cell office:value-type="float" office:value="24.61" calcext:value-type="float">
            <text:p>24.61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8.04" calcext:value-type="float">
            <text:p>8.0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54.3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25.8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2.4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15B</text:p>
          </table:table-cell>
          <table:table-cell office:value-type="string" calcext:value-type="string">
            <text:p>PEG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74" calcext:value-type="float">
            <text:p>1.7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5.9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0.0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7.06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7.13B</text:p>
          </table:table-cell>
          <table:table-cell office:value-type="string" calcext:value-type="string">
            <text:p>P/S</text:p>
          </table:table-cell>
          <table:table-cell office:value-type="float" office:value="3.47" calcext:value-type="float">
            <text:p>3.4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6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1%</text:p>
          </table:table-cell>
          <table:table-cell office:value-type="string" calcext:value-type="string">
            <text:p>Short Ratio</text:p>
          </table:table-cell>
          <table:table-cell office:value-type="float" office:value="8.96" calcext:value-type="float">
            <text:p>8.9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13.8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P/B</text:p>
          </table:table-cell>
          <table:table-cell office:value-type="float" office:value="22.43" calcext:value-type="float">
            <text:p>22.4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0.7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8.90%</text:p>
          </table:table-cell>
          <table:table-cell office:value-type="string" calcext:value-type="string">
            <text:p>Target Price</text:p>
          </table:table-cell>
          <table:table-cell office:value-type="float" office:value="222.79" calcext:value-type="float">
            <text:p>222.7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9.4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87" calcext:value-type="float">
            <text:p>6.87</text:p>
          </table:table-cell>
          <table:table-cell office:value-type="string" calcext:value-type="string">
            <text:p>P/C</text:p>
          </table:table-cell>
          <table:table-cell office:value-type="float" office:value="28.79" calcext:value-type="float">
            <text:p>28.7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94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40.7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50.95 - 239.8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0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P/FCF</text:p>
          </table:table-cell>
          <table:table-cell office:value-type="float" office:value="29.16" calcext:value-type="float">
            <text:p>29.1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5.4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7.52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24%</text:p>
          </table:table-cell>
          <table:table-cell office:value-type="string" calcext:value-type="string">
            <text:p>Quick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3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6.6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31.06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Current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7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0.40%</text:p>
          </table:table-cell>
          <table:table-cell office:value-type="string" calcext:value-type="string">
            <text:p>RSI (14)</text:p>
          </table:table-cell>
          <table:table-cell office:value-type="float" office:value="39.31" calcext:value-type="float">
            <text:p>39.31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1.94% 1.5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02.4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6.10%</text:p>
          </table:table-cell>
          <table:table-cell office:value-type="string" calcext:value-type="string">
            <text:p>Rel Volu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96.43" calcext:value-type="float">
            <text:p>196.4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Feb 04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7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42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97.84" calcext:value-type="float">
            <text:p>197.8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1.78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2.9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5.20%</text:p>
          </table:table-cell>
          <table:table-cell office:value-type="string" calcext:value-type="string">
            <text:p>Volume</text:p>
          </table:table-cell>
          <table:table-cell office:value-type="float" office:value="1411284" calcext:value-type="float">
            <text:p>141128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72%</text:p>
          </table:table-cell>
        </table:table-row>
      </table:table>
      <table:table table:name="CAH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CAH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INF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4.85" calcext:value-type="float">
            <text:p>4.8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6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60.9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0.4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4.11B</text:p>
          </table:table-cell>
          <table:table-cell office:value-type="string" calcext:value-type="string">
            <text:p>Forward P/E</text:p>
          </table:table-cell>
          <table:table-cell office:value-type="float" office:value="23.02" calcext:value-type="float">
            <text:p>23.02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3.81" calcext:value-type="float">
            <text:p>3.81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9.09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49.88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8.0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93.0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16" calcext:value-type="float">
            <text:p>1.1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7.6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4.9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8.8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6.99B</text:p>
          </table:table-cell>
          <table:table-cell office:value-type="string" calcext:value-type="string">
            <text:p>P/S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593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22%</text:p>
          </table:table-cell>
          <table:table-cell office:value-type="string" calcext:value-type="string">
            <text:p>Short Ratio</text:p>
          </table:table-cell>
          <table:table-cell office:value-type="float" office:value="7.91" calcext:value-type="float">
            <text:p>7.9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4.5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60.57" calcext:value-type="float">
            <text:p>60.57</text:p>
          </table:table-cell>
          <table:table-cell office:value-type="string" calcext:value-type="string">
            <text:p>P/B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4.3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20%</text:p>
          </table:table-cell>
          <table:table-cell office:value-type="string" calcext:value-type="string">
            <text:p>Target Price</text:p>
          </table:table-cell>
          <table:table-cell office:value-type="float" office:value="82.17" calcext:value-type="float">
            <text:p>82.1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6.35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5.69" calcext:value-type="float">
            <text:p>5.69</text:p>
          </table:table-cell>
          <table:table-cell office:value-type="string" calcext:value-type="string">
            <text:p>P/C</text:p>
          </table:table-cell>
          <table:table-cell office:value-type="float" office:value="15.43" calcext:value-type="float">
            <text:p>15.4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3.33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8.6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46.07 - 115.53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4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P/FCF</text:p>
          </table:table-cell>
          <table:table-cell office:value-type="float" office:value="13.32" calcext:value-type="float">
            <text:p>13.3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30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9.1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4.02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73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9.90%</text:p>
          </table:table-cell>
          <table:table-cell office:value-type="string" calcext:value-type="string">
            <text:p>Gross Margin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90.54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51" calcext:value-type="float">
            <text:p>2.5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31.00%</text:p>
          </table:table-cell>
          <table:table-cell office:value-type="string" calcext:value-type="string">
            <text:p>Oper. Margin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RSI (14)</text:p>
          </table:table-cell>
          <table:table-cell office:value-type="float" office:value="61.51" calcext:value-type="float">
            <text:p>61.51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20% 2.8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99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30%</text:p>
          </table:table-cell>
          <table:table-cell office:value-type="string" calcext:value-type="string">
            <text:p>Rel Volume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87.68" calcext:value-type="float">
            <text:p>87.6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26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7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929.61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87.78" calcext:value-type="float">
            <text:p>87.7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4.3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9.0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7.41%</text:p>
          </table:table-cell>
          <table:table-cell office:value-type="string" calcext:value-type="string">
            <text:p>Volume</text:p>
          </table:table-cell>
          <table:table-cell office:value-type="float" office:value="685042" calcext:value-type="float">
            <text:p>68504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11%</text:p>
          </table:table-cell>
        </table:table-row>
      </table:table>
      <table:table table:name="CARR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CAR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TAS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9.38" calcext:value-type="float">
            <text:p>39.38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8.89" calcext:value-type="float">
            <text:p>8.8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05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0.9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7.28B</text:p>
          </table:table-cell>
          <table:table-cell office:value-type="string" calcext:value-type="string">
            <text:p>Forward P/E</text:p>
          </table:table-cell>
          <table:table-cell office:value-type="float" office:value="35.44" calcext:value-type="float">
            <text:p>35.44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9.88" calcext:value-type="float">
            <text:p>9.8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1.54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89.8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2.6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956.30M</text:p>
          </table:table-cell>
          <table:table-cell office:value-type="string" calcext:value-type="string">
            <text:p>PEG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2.14" calcext:value-type="float">
            <text:p>2.1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6.7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9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6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6.93B</text:p>
          </table:table-cell>
          <table:table-cell office:value-type="string" calcext:value-type="string">
            <text:p>P/S</text:p>
          </table:table-cell>
          <table:table-cell office:value-type="float" office:value="5.38" calcext:value-type="float">
            <text:p>5.3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.6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22%</text:p>
          </table:table-cell>
          <table:table-cell office:value-type="string" calcext:value-type="string">
            <text:p>Short Ratio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1.2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4.27" calcext:value-type="float">
            <text:p>34.27</text:p>
          </table:table-cell>
          <table:table-cell office:value-type="string" calcext:value-type="string">
            <text:p>P/B</text:p>
          </table:table-cell>
          <table:table-cell office:value-type="float" office:value="10.22" calcext:value-type="float">
            <text:p>10.2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.2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1.90%</text:p>
          </table:table-cell>
          <table:table-cell office:value-type="string" calcext:value-type="string">
            <text:p>Target Price</text:p>
          </table:table-cell>
          <table:table-cell office:value-type="float" office:value="373.7" calcext:value-type="float">
            <text:p>373.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5.3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61" calcext:value-type="float">
            <text:p>6.61</text:p>
          </table:table-cell>
          <table:table-cell office:value-type="string" calcext:value-type="string">
            <text:p>P/C</text:p>
          </table:table-cell>
          <table:table-cell office:value-type="float" office:value="53.01" calcext:value-type="float">
            <text:p>53.0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2.5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7.8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54.33 - 369.2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9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51" calcext:value-type="float">
            <text:p>3.51</text:p>
          </table:table-cell>
          <table:table-cell office:value-type="string" calcext:value-type="string">
            <text:p>P/FCF</text:p>
          </table:table-cell>
          <table:table-cell office:value-type="float" office:value="32.95" calcext:value-type="float">
            <text:p>32.95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9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7.0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5.16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48" calcext:value-type="float">
            <text:p>1.4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00%</text:p>
          </table:table-cell>
          <table:table-cell office:value-type="string" calcext:value-type="string">
            <text:p>Quick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0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5.8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26.88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9.55" calcext:value-type="float">
            <text:p>9.5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Current Ratio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51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7.70%</text:p>
          </table:table-cell>
          <table:table-cell office:value-type="string" calcext:value-type="string">
            <text:p>RSI (14)</text:p>
          </table:table-cell>
          <table:table-cell office:value-type="float" office:value="49.8" calcext:value-type="float">
            <text:p>49.8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79% 2.6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42.9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3.80%</text:p>
          </table:table-cell>
          <table:table-cell office:value-type="string" calcext:value-type="string">
            <text:p>Rel Volume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355.06" calcext:value-type="float">
            <text:p>355.0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Dec 22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7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29.86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350.15" calcext:value-type="float">
            <text:p>350.1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0.2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8.98%</text:p>
          </table:table-cell>
          <table:table-cell office:value-type="string" calcext:value-type="string">
            <text:p>Volume</text:p>
          </table:table-cell>
          <table:table-cell office:value-type="float" office:value="398402" calcext:value-type="float">
            <text:p>39840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38%</text:p>
          </table:table-cell>
        </table:table-row>
      </table:table>
      <table:table table:name="CAT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CA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VS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2.36" calcext:value-type="float">
            <text:p>12.36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6.06" calcext:value-type="float">
            <text:p>6.0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31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9.6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96.85B</text:p>
          </table:table-cell>
          <table:table-cell office:value-type="string" calcext:value-type="string">
            <text:p>Forward P/E</text:p>
          </table:table-cell>
          <table:table-cell office:value-type="float" office:value="9.93" calcext:value-type="float">
            <text:p>9.93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7.54" calcext:value-type="float">
            <text:p>7.5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.16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31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.3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.96B</text:p>
          </table:table-cell>
          <table:table-cell office:value-type="string" calcext:value-type="string">
            <text:p>PEG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23" calcext:value-type="float">
            <text:p>1.2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8.0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1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3.8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66.04B</text:p>
          </table:table-cell>
          <table:table-cell office:value-type="string" calcext:value-type="string">
            <text:p>P/S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861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9%</text:p>
          </table:table-cell>
          <table:table-cell office:value-type="string" calcext:value-type="string">
            <text:p>Short Ratio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9.4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2.52" calcext:value-type="float">
            <text:p>52.52</text:p>
          </table:table-cell>
          <table:table-cell office:value-type="string" calcext:value-type="string">
            <text:p>P/B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.3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50%</text:p>
          </table:table-cell>
          <table:table-cell office:value-type="string" calcext:value-type="string">
            <text:p>Target Price</text:p>
          </table:table-cell>
          <table:table-cell office:value-type="float" office:value="82.48" calcext:value-type="float">
            <text:p>82.4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.7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9.34" calcext:value-type="float">
            <text:p>9.34</text:p>
          </table:table-cell>
          <table:table-cell office:value-type="string" calcext:value-type="string">
            <text:p>P/C</text:p>
          </table:table-cell>
          <table:table-cell office:value-type="float" office:value="8.01" calcext:value-type="float">
            <text:p>8.0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6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2.0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52.04 - 76.4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9.6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/FCF</text:p>
          </table:table-cell>
          <table:table-cell office:value-type="float" office:value="9.67" calcext:value-type="float">
            <text:p>9.67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5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7.2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.07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67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3.0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8.5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43.85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90000" calcext:value-type="float">
            <text:p>290000</text:p>
          </table:table-cell>
          <table:table-cell office:value-type="string" calcext:value-type="string">
            <text:p>Current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3.5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5.10%</text:p>
          </table:table-cell>
          <table:table-cell office:value-type="string" calcext:value-type="string">
            <text:p>RSI (14)</text:p>
          </table:table-cell>
          <table:table-cell office:value-type="float" office:value="71.46" calcext:value-type="float">
            <text:p>71.46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09% 2.16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0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Rel Volume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73.99" calcext:value-type="float">
            <text:p>73.9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6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2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.54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74.86" calcext:value-type="float">
            <text:p>74.8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7.2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0.5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7.99%</text:p>
          </table:table-cell>
          <table:table-cell office:value-type="string" calcext:value-type="string">
            <text:p>Volume</text:p>
          </table:table-cell>
          <table:table-cell office:value-type="float" office:value="11214832" calcext:value-type="float">
            <text:p>1121483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18%</text:p>
          </table:table-cell>
        </table:table-row>
      </table:table>
      <table:table table:name="CB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CB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VX" table:filter-name="calc_HTML_WebQuery" table:filter-options="0 0" table:last-column-spanned="12" table:last-row-spanned="12"/>
            <text:p>Index</text:p>
          </table:table-cell>
          <table:table-cell table:style-name="ce36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-6.41" calcext:value-type="float">
            <text:p>-6.4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4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93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7.8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73.68B</text:p>
          </table:table-cell>
          <table:table-cell office:value-type="string" calcext:value-type="string">
            <text:p>Forward P/E</text:p>
          </table:table-cell>
          <table:table-cell office:value-type="float" office:value="29.43" calcext:value-type="float">
            <text:p>29.43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3.1" calcext:value-type="float">
            <text:p>3.1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.3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87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50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11915.0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09" calcext:value-type="float">
            <text:p>0.0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2.9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9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1.0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04.06B</text:p>
          </table:table-cell>
          <table:table-cell office:value-type="string" calcext:value-type="string">
            <text:p>P/S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80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3%</text:p>
          </table:table-cell>
          <table:table-cell office:value-type="string" calcext:value-type="string">
            <text:p>Short Ratio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6.8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71.09" calcext:value-type="float">
            <text:p>71.09</text:p>
          </table:table-cell>
          <table:table-cell office:value-type="string" calcext:value-type="string">
            <text:p>P/B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466.7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5.00%</text:p>
          </table:table-cell>
          <table:table-cell office:value-type="string" calcext:value-type="string">
            <text:p>Target Price</text:p>
          </table:table-cell>
          <table:table-cell office:value-type="float" office:value="102.82" calcext:value-type="float">
            <text:p>102.8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22.4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62" calcext:value-type="float">
            <text:p>3.62</text:p>
          </table:table-cell>
          <table:table-cell office:value-type="string" calcext:value-type="string">
            <text:p>P/C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2.6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8.3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51.60 - 119.0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7.85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31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3.52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5.67%</text:p>
          </table:table-cell>
          <table:table-cell office:value-type="string" calcext:value-type="string">
            <text:p>Quick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6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5.4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76.51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58" calcext:value-type="float">
            <text:p>2.5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8200" calcext:value-type="float">
            <text:p>48200</text:p>
          </table:table-cell>
          <table:table-cell office:value-type="string" calcext:value-type="string">
            <text:p>Current Ratio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0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-12.80%</text:p>
          </table:table-cell>
          <table:table-cell office:value-type="string" calcext:value-type="string">
            <text:p>RSI (14)</text:p>
          </table:table-cell>
          <table:table-cell office:value-type="float" office:value="61.72" calcext:value-type="float">
            <text:p>61.72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86% 2.6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07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11.00%</text:p>
          </table:table-cell>
          <table:table-cell office:value-type="string" calcext:value-type="string">
            <text:p>Rel Volume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90.22" calcext:value-type="float">
            <text:p>90.2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9 BMO</text:p>
          </table:table-cell>
          <table:table-cell office:value-type="string" calcext:value-type="string">
            <text:p>Payout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1.05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91.08" calcext:value-type="float">
            <text:p>91.0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3.98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7.7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7.69%</text:p>
          </table:table-cell>
          <table:table-cell office:value-type="string" calcext:value-type="string">
            <text:p>Volume</text:p>
          </table:table-cell>
          <table:table-cell office:value-type="float" office:value="11139288" calcext:value-type="float">
            <text:p>1113928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95%</text:p>
          </table:table-cell>
        </table:table-row>
      </table:table>
      <table:table table:name="CBSH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CBSH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W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-0.64" calcext:value-type="float">
            <text:p>-0.6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6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9.58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3.2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.81B</text:p>
          </table:table-cell>
          <table:table-cell office:value-type="string" calcext:value-type="string">
            <text:p>Forward P/E</text:p>
          </table:table-cell>
          <table:table-cell office:value-type="float" office:value="32.44" calcext:value-type="float">
            <text:p>32.44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.72" calcext:value-type="float">
            <text:p>1.72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9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9.4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1.7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28.3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5" calcext:value-type="float">
            <text:p>0.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7.5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4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3.97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782.00M</text:p>
          </table:table-cell>
          <table:table-cell office:value-type="string" calcext:value-type="string">
            <text:p>P/S</text:p>
          </table:table-cell>
          <table:table-cell office:value-type="float" office:value="3.59" calcext:value-type="float">
            <text:p>3.5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53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7%</text:p>
          </table:table-cell>
          <table:table-cell office:value-type="string" calcext:value-type="string">
            <text:p>Short Ratio</text:p>
          </table:table-cell>
          <table:table-cell office:value-type="float" office:value="3.32" calcext:value-type="float">
            <text:p>3.3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6.2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7.96" calcext:value-type="float">
            <text:p>17.96</text:p>
          </table:table-cell>
          <table:table-cell office:value-type="string" calcext:value-type="string">
            <text:p>P/B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.1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80%</text:p>
          </table:table-cell>
          <table:table-cell office:value-type="string" calcext:value-type="string">
            <text:p>Target Pr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2.2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P/C</text:p>
          </table:table-cell>
          <table:table-cell office:value-type="float" office:value="24.77" calcext:value-type="float">
            <text:p>24.7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0.7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1.6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39.74 - 57.3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3.2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24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-1.3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.72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52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3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6.3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40.41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Current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30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8.60%</text:p>
          </table:table-cell>
          <table:table-cell office:value-type="string" calcext:value-type="string">
            <text:p>RSI (14)</text:p>
          </table:table-cell>
          <table:table-cell office:value-type="float" office:value="64.17" calcext:value-type="float">
            <text:p>64.17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06% 2.56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20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80%</text:p>
          </table:table-cell>
          <table:table-cell office:value-type="string" calcext:value-type="string">
            <text:p>Rel Volume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56.31" calcext:value-type="float">
            <text:p>56.3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6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4.7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10.94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4.5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9.5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6.60%</text:p>
          </table:table-cell>
          <table:table-cell office:value-type="string" calcext:value-type="string">
            <text:p>Volume</text:p>
          </table:table-cell>
          <table:table-cell office:value-type="float" office:value="251117" calcext:value-type="float">
            <text:p>25111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91%</text:p>
          </table:table-cell>
        </table:table-row>
      </table:table>
      <table:table table:name="CL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CL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DOV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8.18" calcext:value-type="float">
            <text:p>28.18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4.59" calcext:value-type="float">
            <text:p>4.5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44.0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5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8.65B</text:p>
          </table:table-cell>
          <table:table-cell office:value-type="string" calcext:value-type="string">
            <text:p>Forward P/E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6.23" calcext:value-type="float">
            <text:p>6.2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3.8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42.82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6.1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669.50M</text:p>
          </table:table-cell>
          <table:table-cell office:value-type="string" calcext:value-type="string">
            <text:p>PEG</text:p>
          </table:table-cell>
          <table:table-cell office:value-type="float" office:value="7.43" calcext:value-type="float">
            <text:p>7.43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38" calcext:value-type="float">
            <text:p>1.3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5.8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4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4.6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6.68B</text:p>
          </table:table-cell>
          <table:table-cell office:value-type="string" calcext:value-type="string">
            <text:p>P/S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9.5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32%</text:p>
          </table:table-cell>
          <table:table-cell office:value-type="string" calcext:value-type="string">
            <text:p>Short Ratio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6.0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2.54" calcext:value-type="float">
            <text:p>22.54</text:p>
          </table:table-cell>
          <table:table-cell office:value-type="string" calcext:value-type="string">
            <text:p>P/B</text:p>
          </table:table-cell>
          <table:table-cell office:value-type="float" office:value="5.74" calcext:value-type="float">
            <text:p>5.7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3.2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7.50%</text:p>
          </table:table-cell>
          <table:table-cell office:value-type="string" calcext:value-type="string">
            <text:p>Target Price</text:p>
          </table:table-cell>
          <table:table-cell office:value-type="float" office:value="136.42" calcext:value-type="float">
            <text:p>136.4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0.5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P/C</text:p>
          </table:table-cell>
          <table:table-cell office:value-type="float" office:value="43.63" calcext:value-type="float">
            <text:p>43.6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3.8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1.7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62.95 - 129.7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5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P/FCF</text:p>
          </table:table-cell>
          <table:table-cell office:value-type="float" office:value="31.57" calcext:value-type="float">
            <text:p>31.57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2.9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0.21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53%</text:p>
          </table:table-cell>
          <table:table-cell office:value-type="string" calcext:value-type="string">
            <text:p>Quick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1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7.3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05.64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69" calcext:value-type="float">
            <text:p>2.6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4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3.70%</text:p>
          </table:table-cell>
          <table:table-cell office:value-type="string" calcext:value-type="string">
            <text:p>RSI (14)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61% 2.1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Rel Volume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29.45" calcext:value-type="float">
            <text:p>129.4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20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2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740.18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29.45" calcext:value-type="float">
            <text:p>129.4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4.6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5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2.18%</text:p>
          </table:table-cell>
          <table:table-cell office:value-type="string" calcext:value-type="string">
            <text:p>Volume</text:p>
          </table:table-cell>
          <table:table-cell office:value-type="float" office:value="547702" calcext:value-type="float">
            <text:p>54770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00%</text:p>
          </table:table-cell>
        </table:table-row>
      </table:table>
      <table:table table:name="CLX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CLX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ECL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58.63" calcext:value-type="float">
            <text:p>58.63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3.78" calcext:value-type="float">
            <text:p>3.7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85.4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4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4.44B</text:p>
          </table:table-cell>
          <table:table-cell office:value-type="string" calcext:value-type="string">
            <text:p>Forward P/E</text:p>
          </table:table-cell>
          <table:table-cell office:value-type="float" office:value="41.58" calcext:value-type="float">
            <text:p>41.58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5.33" calcext:value-type="float">
            <text:p>5.3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5.6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83.92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1.1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10B</text:p>
          </table:table-cell>
          <table:table-cell office:value-type="string" calcext:value-type="string">
            <text:p>PEG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25" calcext:value-type="float">
            <text:p>1.2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8.4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05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0.07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2.55B</text:p>
          </table:table-cell>
          <table:table-cell office:value-type="string" calcext:value-type="string">
            <text:p>P/S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6%</text:p>
          </table:table-cell>
          <table:table-cell office:value-type="string" calcext:value-type="string">
            <text:p>Short Ratio</text:p>
          </table:table-cell>
          <table:table-cell office:value-type="float" office:value="2.98" calcext:value-type="float">
            <text:p>2.9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0.5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1.07" calcext:value-type="float">
            <text:p>21.07</text:p>
          </table:table-cell>
          <table:table-cell office:value-type="string" calcext:value-type="string">
            <text:p>P/B</text:p>
          </table:table-cell>
          <table:table-cell office:value-type="float" office:value="10.52" calcext:value-type="float">
            <text:p>10.5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1.7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5.40%</text:p>
          </table:table-cell>
          <table:table-cell office:value-type="string" calcext:value-type="string">
            <text:p>Target Price</text:p>
          </table:table-cell>
          <table:table-cell office:value-type="float" office:value="209.57" calcext:value-type="float">
            <text:p>209.5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6.6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P/C</text:p>
          </table:table-cell>
          <table:table-cell office:value-type="float" office:value="62.28" calcext:value-type="float">
            <text:p>62.28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16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14.7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24.60 - 231.3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4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P/FCF</text:p>
          </table:table-cell>
          <table:table-cell office:value-type="float" office:value="74.91" calcext:value-type="float">
            <text:p>74.9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2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1.2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4.15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0.87%</text:p>
          </table:table-cell>
          <table:table-cell office:value-type="string" calcext:value-type="string">
            <text:p>Quick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1.9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77.97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5.17" calcext:value-type="float">
            <text:p>5.1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0200" calcext:value-type="float">
            <text:p>50200</text:p>
          </table:table-cell>
          <table:table-cell office:value-type="string" calcext:value-type="string">
            <text:p>Current Ratio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6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1.50%</text:p>
          </table:table-cell>
          <table:table-cell office:value-type="string" calcext:value-type="string">
            <text:p>RSI (14)</text:p>
          </table:table-cell>
          <table:table-cell office:value-type="float" office:value="55.79" calcext:value-type="float">
            <text:p>55.79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00% 2.2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42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8.60%</text:p>
          </table:table-cell>
          <table:table-cell office:value-type="string" calcext:value-type="string">
            <text:p>Rel Volume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225.74" calcext:value-type="float">
            <text:p>225.74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27 BMO</text:p>
          </table:table-cell>
          <table:table-cell office:value-type="string" calcext:value-type="string">
            <text:p>Payout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995.58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221.75" calcext:value-type="float">
            <text:p>221.7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1.4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4.3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0.80%</text:p>
          </table:table-cell>
          <table:table-cell office:value-type="string" calcext:value-type="string">
            <text:p>Volume</text:p>
          </table:table-cell>
          <table:table-cell office:value-type="float" office:value="979661" calcext:value-type="float">
            <text:p>97966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77%</text:p>
          </table:table-cell>
        </table:table-row>
      </table:table>
      <table:table table:name="CINF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CINF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ED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4.04" calcext:value-type="float">
            <text:p>4.0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34.5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3.2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3.92B</text:p>
          </table:table-cell>
          <table:table-cell office:value-type="string" calcext:value-type="string">
            <text:p>Forward P/E</text:p>
          </table:table-cell>
          <table:table-cell office:value-type="float" office:value="15.57" calcext:value-type="float">
            <text:p>15.57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4.49" calcext:value-type="float">
            <text:p>4.4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66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34.3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6.21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35B</text:p>
          </table:table-cell>
          <table:table-cell office:value-type="string" calcext:value-type="string">
            <text:p>PEG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79" calcext:value-type="float">
            <text:p>0.7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4.9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7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15.0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2.24B</text:p>
          </table:table-cell>
          <table:table-cell office:value-type="string" calcext:value-type="string">
            <text:p>P/S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0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35%</text:p>
          </table:table-cell>
          <table:table-cell office:value-type="string" calcext:value-type="string">
            <text:p>Short Ratio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3.52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5.29" calcext:value-type="float">
            <text:p>55.29</text:p>
          </table:table-cell>
          <table:table-cell office:value-type="string" calcext:value-type="string">
            <text:p>P/B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.3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30%</text:p>
          </table:table-cell>
          <table:table-cell office:value-type="string" calcext:value-type="string">
            <text:p>Target Price</text:p>
          </table:table-cell>
          <table:table-cell office:value-type="float" office:value="78.56" calcext:value-type="float">
            <text:p>78.56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9.5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P/C</text:p>
          </table:table-cell>
          <table:table-cell office:value-type="float" office:value="156.32" calcext:value-type="float">
            <text:p>156.3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2.54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.4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62.03 - 95.1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3.2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06" calcext:value-type="float">
            <text:p>3.06</text:p>
          </table:table-cell>
          <table:table-cell office:value-type="string" calcext:value-type="string">
            <text:p>P/FCF</text:p>
          </table:table-cell>
          <table:table-cell office:value-type="float" office:value="14.19" calcext:value-type="float">
            <text:p>14.1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6.47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4.38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82.8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2.74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4890" calcext:value-type="float">
            <text:p>14890</text:p>
          </table:table-cell>
          <table:table-cell office:value-type="string" calcext:value-type="string">
            <text:p>Current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2.20%</text:p>
          </table:table-cell>
          <table:table-cell office:value-type="string" calcext:value-type="string">
            <text:p>RSI (14)</text:p>
          </table:table-cell>
          <table:table-cell office:value-type="float" office:value="38.04" calcext:value-type="float">
            <text:p>38.04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23% 1.9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3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10%</text:p>
          </table:table-cell>
          <table:table-cell office:value-type="string" calcext:value-type="string">
            <text:p>Rel Volume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69.91" calcext:value-type="float">
            <text:p>69.9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5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74.8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34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69.93" calcext:value-type="float">
            <text:p>69.9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2.0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7.7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7.98%</text:p>
          </table:table-cell>
          <table:table-cell office:value-type="string" calcext:value-type="string">
            <text:p>Volume</text:p>
          </table:table-cell>
          <table:table-cell office:value-type="float" office:value="2503176" calcext:value-type="float">
            <text:p>250317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03%</text:p>
          </table:table-cell>
        </table:table-row>
      </table:table>
      <table:table table:name="CTAS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CTAS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EMR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5.21" calcext:value-type="float">
            <text:p>25.21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3.25" calcext:value-type="float">
            <text:p>3.2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97.2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8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9.08B</text:p>
          </table:table-cell>
          <table:table-cell office:value-type="string" calcext:value-type="string">
            <text:p>Forward P/E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3.95" calcext:value-type="float">
            <text:p>3.9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48.6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93.98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0.5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97B</text:p>
          </table:table-cell>
          <table:table-cell office:value-type="string" calcext:value-type="string">
            <text:p>PEG</text:p>
          </table:table-cell>
          <table:table-cell office:value-type="float" office:value="8.49" calcext:value-type="float">
            <text:p>8.49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68" calcext:value-type="float">
            <text:p>0.6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6.4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4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8.1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6.79B</text:p>
          </table:table-cell>
          <table:table-cell office:value-type="string" calcext:value-type="string">
            <text:p>P/S</text:p>
          </table:table-cell>
          <table:table-cell office:value-type="float" office:value="2.92" calcext:value-type="float">
            <text:p>2.9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2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1%</text:p>
          </table:table-cell>
          <table:table-cell office:value-type="string" calcext:value-type="string">
            <text:p>Short Ratio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6.8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4.07" calcext:value-type="float">
            <text:p>14.07</text:p>
          </table:table-cell>
          <table:table-cell office:value-type="string" calcext:value-type="string">
            <text:p>P/B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2.9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9.00%</text:p>
          </table:table-cell>
          <table:table-cell office:value-type="string" calcext:value-type="string">
            <text:p>Target Price</text:p>
          </table:table-cell>
          <table:table-cell office:value-type="float" office:value="82.55" calcext:value-type="float">
            <text:p>82.5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5.1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5.53" calcext:value-type="float">
            <text:p>5.53</text:p>
          </table:table-cell>
          <table:table-cell office:value-type="string" calcext:value-type="string">
            <text:p>P/C</text:p>
          </table:table-cell>
          <table:table-cell office:value-type="float" office:value="14.81" calcext:value-type="float">
            <text:p>14.8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2.97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4.4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37.75 - 83.1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8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P/FCF</text:p>
          </table:table-cell>
          <table:table-cell office:value-type="float" office:value="36.74" calcext:value-type="float">
            <text:p>36.7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2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3.5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.62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47%</text:p>
          </table:table-cell>
          <table:table-cell office:value-type="string" calcext:value-type="string">
            <text:p>Quick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1.8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16.74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06" calcext:value-type="float">
            <text:p>2.0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83500" calcext:value-type="float">
            <text:p>835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8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4.90%</text:p>
          </table:table-cell>
          <table:table-cell office:value-type="string" calcext:value-type="string">
            <text:p>RSI (14)</text:p>
          </table:table-cell>
          <table:table-cell office:value-type="float" office:value="58.68" calcext:value-type="float">
            <text:p>58.68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94% 2.2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3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70%</text:p>
          </table:table-cell>
          <table:table-cell office:value-type="string" calcext:value-type="string">
            <text:p>Rel Volume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82.07" calcext:value-type="float">
            <text:p>82.0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Feb 02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1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82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81.82" calcext:value-type="float">
            <text:p>81.82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1.5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47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4.82%</text:p>
          </table:table-cell>
          <table:table-cell office:value-type="string" calcext:value-type="string">
            <text:p>Volume</text:p>
          </table:table-cell>
          <table:table-cell office:value-type="float" office:value="2155093" calcext:value-type="float">
            <text:p>215509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30%</text:p>
          </table:table-cell>
        </table:table-row>
      </table:table>
      <table:table table:name="CVS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CVS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EPD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10.44" calcext:value-type="float">
            <text:p>10.44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2.05" calcext:value-type="float">
            <text:p>2.0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.19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9.1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6.52B</text:p>
          </table:table-cell>
          <table:table-cell office:value-type="string" calcext:value-type="string">
            <text:p>Forward P/E</text:p>
          </table:table-cell>
          <table:table-cell office:value-type="float" office:value="10.95" calcext:value-type="float">
            <text:p>10.95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.95" calcext:value-type="float">
            <text:p>1.9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2.5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47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.10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.50B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5" calcext:value-type="float">
            <text:p>0.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31.8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37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4.8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8.16B</text:p>
          </table:table-cell>
          <table:table-cell office:value-type="string" calcext:value-type="string">
            <text:p>P/S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9.20%</text:p>
          </table:table-cell>
          <table:table-cell office:value-type="string" calcext:value-type="string">
            <text:p>Inst Trans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Short Ratio</text:p>
          </table:table-cell>
          <table:table-cell office:value-type="float" office:value="4.16" calcext:value-type="float">
            <text:p>4.1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4.0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P/B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5.9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7.20%</text:p>
          </table:table-cell>
          <table:table-cell office:value-type="string" calcext:value-type="string">
            <text:p>Target Price</text:p>
          </table:table-cell>
          <table:table-cell office:value-type="float" office:value="25.33" calcext:value-type="float">
            <text:p>25.3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25.1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P/C</text:p>
          </table:table-cell>
          <table:table-cell office:value-type="float" office:value="45.07" calcext:value-type="float">
            <text:p>45.0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0.9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8.1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0.27 - 29.2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9.1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7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1.5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6.80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8.42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7.3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0.4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08.28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Current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3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0.40%</text:p>
          </table:table-cell>
          <table:table-cell office:value-type="string" calcext:value-type="string">
            <text:p>RSI (14)</text:p>
          </table:table-cell>
          <table:table-cell office:value-type="float" office:value="64.98" calcext:value-type="float">
            <text:p>64.98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91% 2.85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3.2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6.00%</text:p>
          </table:table-cell>
          <table:table-cell office:value-type="string" calcext:value-type="string">
            <text:p>Rel Volume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21.31" calcext:value-type="float">
            <text:p>21.3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6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.37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21.39" calcext:value-type="float">
            <text:p>21.3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4.5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0.4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9.10%</text:p>
          </table:table-cell>
          <table:table-cell office:value-type="string" calcext:value-type="string">
            <text:p>Volume</text:p>
          </table:table-cell>
          <table:table-cell office:value-type="float" office:value="7254068" calcext:value-type="float">
            <text:p>725406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38%</text:p>
          </table:table-cell>
        </table:table-row>
      </table:table>
      <table:table table:name="CVX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CVX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ESS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5.63" calcext:value-type="float">
            <text:p>25.63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9.13" calcext:value-type="float">
            <text:p>9.1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2.62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65.2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1.4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5.10B</text:p>
          </table:table-cell>
          <table:table-cell office:value-type="string" calcext:value-type="string">
            <text:p>Forward P/E</text:p>
          </table:table-cell>
          <table:table-cell office:value-type="float" office:value="55.21" calcext:value-type="float">
            <text:p>55.21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4.24" calcext:value-type="float">
            <text:p>4.2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63.5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7.3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601.90M</text:p>
          </table:table-cell>
          <table:table-cell office:value-type="string" calcext:value-type="string">
            <text:p>PEG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03" calcext:value-type="float">
            <text:p>1.0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9.2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4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8.2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51B</text:p>
          </table:table-cell>
          <table:table-cell office:value-type="string" calcext:value-type="string">
            <text:p>P/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2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9%</text:p>
          </table:table-cell>
          <table:table-cell office:value-type="string" calcext:value-type="string">
            <text:p>Short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.8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93.25" calcext:value-type="float">
            <text:p>93.25</text:p>
          </table:table-cell>
          <table:table-cell office:value-type="string" calcext:value-type="string">
            <text:p>P/B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48.59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60%</text:p>
          </table:table-cell>
          <table:table-cell office:value-type="string" calcext:value-type="string">
            <text:p>Target Price</text:p>
          </table:table-cell>
          <table:table-cell office:value-type="float" office:value="259.95" calcext:value-type="float">
            <text:p>259.9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21.90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8.65" calcext:value-type="float">
            <text:p>8.65</text:p>
          </table:table-cell>
          <table:table-cell office:value-type="string" calcext:value-type="string">
            <text:p>P/C</text:p>
          </table:table-cell>
          <table:table-cell office:value-type="float" office:value="27.03" calcext:value-type="float">
            <text:p>27.0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7.9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9.7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75.81 - 329.7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1.4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8.31" calcext:value-type="float">
            <text:p>8.31</text:p>
          </table:table-cell>
          <table:table-cell office:value-type="string" calcext:value-type="string">
            <text:p>P/FCF</text:p>
          </table:table-cell>
          <table:table-cell office:value-type="float" office:value="54.07" calcext:value-type="float">
            <text:p>54.07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6.40%</text:p>
          </table:table-cell>
          <table:table-cell office:value-type="string" calcext:value-type="string">
            <text:p>ROI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9.07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3.55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8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71.4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33.04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5.91" calcext:value-type="float">
            <text:p>5.9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1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31.10%</text:p>
          </table:table-cell>
          <table:table-cell office:value-type="string" calcext:value-type="string">
            <text:p>RSI (14)</text:p>
          </table:table-cell>
          <table:table-cell office:value-type="float" office:value="46.66" calcext:value-type="float">
            <text:p>46.66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97% 2.5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5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9.90%</text:p>
          </table:table-cell>
          <table:table-cell office:value-type="string" calcext:value-type="string">
            <text:p>Rel Volume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231.5" calcext:value-type="float">
            <text:p>231.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28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8.1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524.32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233.89" calcext:value-type="float">
            <text:p>233.8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1.4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2.2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.08%</text:p>
          </table:table-cell>
          <table:table-cell office:value-type="string" calcext:value-type="string">
            <text:p>Volume</text:p>
          </table:table-cell>
          <table:table-cell office:value-type="float" office:value="215266" calcext:value-type="float">
            <text:p>21526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03%</text:p>
          </table:table-cell>
        </table:table-row>
      </table:table>
      <table:table table:name="CWT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CW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EXPD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5.44" calcext:value-type="float">
            <text:p>25.44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3.71" calcext:value-type="float">
            <text:p>3.7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68.31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0.7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5.93B</text:p>
          </table:table-cell>
          <table:table-cell office:value-type="string" calcext:value-type="string">
            <text:p>Forward P/E</text:p>
          </table:table-cell>
          <table:table-cell office:value-type="float" office:value="23.45" calcext:value-type="float">
            <text:p>23.45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4.03" calcext:value-type="float">
            <text:p>4.0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71.66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68.2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4.84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634.80M</text:p>
          </table:table-cell>
          <table:table-cell office:value-type="string" calcext:value-type="string">
            <text:p>PE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06" calcext:value-type="float">
            <text:p>1.0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5.6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07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0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.99B</text:p>
          </table:table-cell>
          <table:table-cell office:value-type="string" calcext:value-type="string">
            <text:p>P/S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5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8%</text:p>
          </table:table-cell>
          <table:table-cell office:value-type="string" calcext:value-type="string">
            <text:p>Short Ratio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1.7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4.87" calcext:value-type="float">
            <text:p>14.87</text:p>
          </table:table-cell>
          <table:table-cell office:value-type="string" calcext:value-type="string">
            <text:p>P/B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.0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6.50%</text:p>
          </table:table-cell>
          <table:table-cell office:value-type="string" calcext:value-type="string">
            <text:p>Target Price</text:p>
          </table:table-cell>
          <table:table-cell office:value-type="float" office:value="89.23" calcext:value-type="float">
            <text:p>89.2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2.9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8.68" calcext:value-type="float">
            <text:p>8.68</text:p>
          </table:table-cell>
          <table:table-cell office:value-type="string" calcext:value-type="string">
            <text:p>P/C</text:p>
          </table:table-cell>
          <table:table-cell office:value-type="float" office:value="10.87" calcext:value-type="float">
            <text:p>10.8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49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8.6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52.55 - 95.9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7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P/FCF</text:p>
          </table:table-cell>
          <table:table-cell office:value-type="float" office:value="29.15" calcext:value-type="float">
            <text:p>29.15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2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5.6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.54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10%</text:p>
          </table:table-cell>
          <table:table-cell office:value-type="string" calcext:value-type="string">
            <text:p>Quick Ratio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0.5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79.68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82" calcext:value-type="float">
            <text:p>1.8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Current Ratio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18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9.30%</text:p>
          </table:table-cell>
          <table:table-cell office:value-type="string" calcext:value-type="string">
            <text:p>RSI (14)</text:p>
          </table:table-cell>
          <table:table-cell office:value-type="float" office:value="58.19" calcext:value-type="float">
            <text:p>58.19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64% 1.9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7.10%</text:p>
          </table:table-cell>
          <table:table-cell office:value-type="string" calcext:value-type="string">
            <text:p>Rel Volume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94.14" calcext:value-type="float">
            <text:p>94.14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3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7.1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8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94.42" calcext:value-type="float">
            <text:p>94.42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1.4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4.0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3.87%</text:p>
          </table:table-cell>
          <table:table-cell office:value-type="string" calcext:value-type="string">
            <text:p>Volume</text:p>
          </table:table-cell>
          <table:table-cell office:value-type="float" office:value="1111444" calcext:value-type="float">
            <text:p>111144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30%</text:p>
          </table:table-cell>
        </table:table-row>
      </table:table>
      <table:table table:name="DOV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DOV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FR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6.34" calcext:value-type="float">
            <text:p>36.34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2.33" calcext:value-type="float">
            <text:p>2.3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86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75.4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0.6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.40B</text:p>
          </table:table-cell>
          <table:table-cell office:value-type="string" calcext:value-type="string">
            <text:p>Forward P/E</text:p>
          </table:table-cell>
          <table:table-cell office:value-type="float" office:value="44.37" calcext:value-type="float">
            <text:p>44.37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.91" calcext:value-type="float">
            <text:p>1.91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74.9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5.7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75.20M</text:p>
          </table:table-cell>
          <table:table-cell office:value-type="string" calcext:value-type="string">
            <text:p>PEG</text:p>
          </table:table-cell>
          <table:table-cell office:value-type="float" office:value="5.42" calcext:value-type="float">
            <text:p>5.42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36" calcext:value-type="float">
            <text:p>0.3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7.0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3.36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6.0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55.10M</text:p>
          </table:table-cell>
          <table:table-cell office:value-type="string" calcext:value-type="string">
            <text:p>P/S</text:p>
          </table:table-cell>
          <table:table-cell office:value-type="float" office:value="7.49" calcext:value-type="float">
            <text:p>7.4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53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7%</text:p>
          </table:table-cell>
          <table:table-cell office:value-type="string" calcext:value-type="string">
            <text:p>Short Ratio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5.7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P/B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51.67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30%</text:p>
          </table:table-cell>
          <table:table-cell office:value-type="string" calcext:value-type="string">
            <text:p>Target Price</text:p>
          </table:table-cell>
          <table:table-cell office:value-type="float" office:value="92.88" calcext:value-type="float">
            <text:p>92.8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32.2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P/C</text:p>
          </table:table-cell>
          <table:table-cell office:value-type="float" office:value="7.42" calcext:value-type="float">
            <text:p>7.4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.7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64.11 - 131.5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6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24" calcext:value-type="float">
            <text:p>4.24</text:p>
          </table:table-cell>
          <table:table-cell office:value-type="string" calcext:value-type="string">
            <text:p>P/FCF</text:p>
          </table:table-cell>
          <table:table-cell office:value-type="float" office:value="421.26" calcext:value-type="float">
            <text:p>421.2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4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8.1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35.75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5.02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6.4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6.2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31.85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72" calcext:value-type="float">
            <text:p>2.7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1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36.70%</text:p>
          </table:table-cell>
          <table:table-cell office:value-type="string" calcext:value-type="string">
            <text:p>RSI (14)</text:p>
          </table:table-cell>
          <table:table-cell office:value-type="float" office:value="45.19" calcext:value-type="float">
            <text:p>45.19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08% 3.0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48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0.50%</text:p>
          </table:table-cell>
          <table:table-cell office:value-type="string" calcext:value-type="string">
            <text:p>Rel Volume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84.65" calcext:value-type="float">
            <text:p>84.6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5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81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51.37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84.53" calcext:value-type="float">
            <text:p>84.5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3.2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1.3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4.52%</text:p>
          </table:table-cell>
          <table:table-cell office:value-type="string" calcext:value-type="string">
            <text:p>Volume</text:p>
          </table:table-cell>
          <table:table-cell office:value-type="float" office:value="381183" calcext:value-type="float">
            <text:p>38118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14%</text:p>
          </table:table-cell>
        </table:table-row>
      </table:table>
      <table:table table:name="ECL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ECL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FUL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25.03" calcext:value-type="float">
            <text:p>25.03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2.2" calcext:value-type="float">
            <text:p>2.2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2.1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6.1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.93B</text:p>
          </table:table-cell>
          <table:table-cell office:value-type="string" calcext:value-type="string">
            <text:p>Forward P/E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3.26" calcext:value-type="float">
            <text:p>3.2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8.0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1.3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4.16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15.30M</text:p>
          </table:table-cell>
          <table:table-cell office:value-type="string" calcext:value-type="string">
            <text:p>PEG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85" calcext:value-type="float">
            <text:p>0.85</text:p>
          </table:table-cell>
          <table:table-cell office:value-type="string" calcext:value-type="string">
            <text:p>Inst Own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5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0.2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.75B</text:p>
          </table:table-cell>
          <table:table-cell office:value-type="string" calcext:value-type="string">
            <text:p>P/S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38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ort Ratio</text:p>
          </table:table-cell>
          <table:table-cell office:value-type="float" office:value="4.23" calcext:value-type="float">
            <text:p>4.2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7.7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P/B</text:p>
          </table:table-cell>
          <table:table-cell office:value-type="float" office:value="2.19" calcext:value-type="float">
            <text:p>2.19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4.2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90%</text:p>
          </table:table-cell>
          <table:table-cell office:value-type="string" calcext:value-type="string">
            <text:p>Target Price</text:p>
          </table:table-cell>
          <table:table-cell office:value-type="float" office:value="58.57" calcext:value-type="float">
            <text:p>58.5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3.7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P/C</text:p>
          </table:table-cell>
          <table:table-cell office:value-type="float" office:value="39.13" calcext:value-type="float">
            <text:p>39.1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01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9.3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23.68 - 57.6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6.1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P/FCF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1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1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4.49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78" calcext:value-type="float">
            <text:p>1.7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18%</text:p>
          </table:table-cell>
          <table:table-cell office:value-type="string" calcext:value-type="string">
            <text:p>Quick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6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7.1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32.64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Current Ratio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4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7.20%</text:p>
          </table:table-cell>
          <table:table-cell office:value-type="string" calcext:value-type="string">
            <text:p>RSI (14)</text:p>
          </table:table-cell>
          <table:table-cell office:value-type="float" office:value="59.05" calcext:value-type="float">
            <text:p>59.05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4.11% 2.7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8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4.20%</text:p>
          </table:table-cell>
          <table:table-cell office:value-type="string" calcext:value-type="string">
            <text:p>Rel Volume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56.65" calcext:value-type="float">
            <text:p>56.6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8.8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12.53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55.09" calcext:value-type="float">
            <text:p>55.0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3.7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4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3.65%</text:p>
          </table:table-cell>
          <table:table-cell office:value-type="string" calcext:value-type="string">
            <text:p>Volume</text:p>
          </table:table-cell>
          <table:table-cell office:value-type="float" office:value="406485" calcext:value-type="float">
            <text:p>40648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2.75%</text:p>
          </table:table-cell>
        </table:table-row>
      </table:table>
      <table:table table:name="ED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ED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GD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3.68" calcext:value-type="float">
            <text:p>13.68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11.02" calcext:value-type="float">
            <text:p>11.02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86.45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3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3.54B</text:p>
          </table:table-cell>
          <table:table-cell office:value-type="string" calcext:value-type="string">
            <text:p>Forward P/E</text:p>
          </table:table-cell>
          <table:table-cell office:value-type="float" office:value="13.19" calcext:value-type="float">
            <text:p>13.19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1.43" calcext:value-type="float">
            <text:p>11.4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.5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70.06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1.8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.19B</text:p>
          </table:table-cell>
          <table:table-cell office:value-type="string" calcext:value-type="string">
            <text:p>PEG</text:p>
          </table:table-cell>
          <table:table-cell office:value-type="float" office:value="4.16" calcext:value-type="float">
            <text:p>4.16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3.55" calcext:value-type="float">
            <text:p>3.5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7.0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3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9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8.22B</text:p>
          </table:table-cell>
          <table:table-cell office:value-type="string" calcext:value-type="string">
            <text:p>P/S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ort Ratio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6.2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1.37" calcext:value-type="float">
            <text:p>51.37</text:p>
          </table:table-cell>
          <table:table-cell office:value-type="string" calcext:value-type="string">
            <text:p>P/B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.3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6.30%</text:p>
          </table:table-cell>
          <table:table-cell office:value-type="string" calcext:value-type="string">
            <text:p>Target Price</text:p>
          </table:table-cell>
          <table:table-cell office:value-type="float" office:value="163.11" calcext:value-type="float">
            <text:p>163.1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6.9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P/C</text:p>
          </table:table-cell>
          <table:table-cell office:value-type="float" office:value="29.64" calcext:value-type="float">
            <text:p>29.6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3.29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3.0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00.55 - 190.0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3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P/FCF</text:p>
          </table:table-cell>
          <table:table-cell office:value-type="float" office:value="30.79" calcext:value-type="float">
            <text:p>30.7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8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5.2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0.68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92%</text:p>
          </table:table-cell>
          <table:table-cell office:value-type="string" calcext:value-type="string">
            <text:p>Quick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0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6.9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49.95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02900" calcext:value-type="float">
            <text:p>102900</text:p>
          </table:table-cell>
          <table:table-cell office:value-type="string" calcext:value-type="string">
            <text:p>Current Ratio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1.00%</text:p>
          </table:table-cell>
          <table:table-cell office:value-type="string" calcext:value-type="string">
            <text:p>RSI (14)</text:p>
          </table:table-cell>
          <table:table-cell office:value-type="float" office:value="52.87" calcext:value-type="float">
            <text:p>52.87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67% 1.9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7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8.30%</text:p>
          </table:table-cell>
          <table:table-cell office:value-type="string" calcext:value-type="string">
            <text:p>Rel Volume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51.72" calcext:value-type="float">
            <text:p>151.7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8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44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50.77" calcext:value-type="float">
            <text:p>150.77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0.4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.7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4.17%</text:p>
          </table:table-cell>
          <table:table-cell office:value-type="string" calcext:value-type="string">
            <text:p>Volume</text:p>
          </table:table-cell>
          <table:table-cell office:value-type="float" office:value="2243491" calcext:value-type="float">
            <text:p>224349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63%</text:p>
          </table:table-cell>
        </table:table-row>
      </table:table>
      <table:table table:name="EMR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EM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GPC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4133.6" calcext:value-type="float">
            <text:p>4133.6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0.03" calcext:value-type="float">
            <text:p>0.0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44.27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9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4.97B</text:p>
          </table:table-cell>
          <table:table-cell office:value-type="string" calcext:value-type="string">
            <text:p>Forward P/E</text:p>
          </table:table-cell>
          <table:table-cell office:value-type="float" office:value="17.94" calcext:value-type="float">
            <text:p>17.94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5.76" calcext:value-type="float">
            <text:p>5.7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2.29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40.3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6.9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5.2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35" calcext:value-type="float">
            <text:p>1.3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0.2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2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.17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6.99B</text:p>
          </table:table-cell>
          <table:table-cell office:value-type="string" calcext:value-type="string">
            <text:p>P/S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22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2%</text:p>
          </table:table-cell>
          <table:table-cell office:value-type="string" calcext:value-type="string">
            <text:p>Short Ratio</text:p>
          </table:table-cell>
          <table:table-cell office:value-type="float" office:value="2.22" calcext:value-type="float">
            <text:p>2.2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0.7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0.89" calcext:value-type="float">
            <text:p>20.89</text:p>
          </table:table-cell>
          <table:table-cell office:value-type="string" calcext:value-type="string">
            <text:p>P/B</text:p>
          </table:table-cell>
          <table:table-cell office:value-type="float" office:value="4.95" calcext:value-type="float">
            <text:p>4.9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0.79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1.40%</text:p>
          </table:table-cell>
          <table:table-cell office:value-type="string" calcext:value-type="string">
            <text:p>Target Pri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.5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21" calcext:value-type="float">
            <text:p>6.21</text:p>
          </table:table-cell>
          <table:table-cell office:value-type="string" calcext:value-type="string">
            <text:p>P/C</text:p>
          </table:table-cell>
          <table:table-cell office:value-type="float" office:value="16.63" calcext:value-type="float">
            <text:p>16.6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1.1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5.9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49.68 - 104.4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9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P/FCF</text:p>
          </table:table-cell>
          <table:table-cell office:value-type="float" office:value="16.45" calcext:value-type="float">
            <text:p>16.45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1.5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9.2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.05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3.06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4.8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4.1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08.01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32" calcext:value-type="float">
            <text:p>2.3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Current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.20%</text:p>
          </table:table-cell>
          <table:table-cell office:value-type="string" calcext:value-type="string">
            <text:p>RSI (14)</text:p>
          </table:table-cell>
          <table:table-cell office:value-type="float" office:value="63.46" calcext:value-type="float">
            <text:p>63.46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96% 2.2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0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1.10%</text:p>
          </table:table-cell>
          <table:table-cell office:value-type="string" calcext:value-type="string">
            <text:p>Rel Volume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03.74" calcext:value-type="float">
            <text:p>103.74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22 BMO</text:p>
          </table:table-cell>
          <table:table-cell office:value-type="string" calcext:value-type="string">
            <text:p>Payout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778.11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03.34" calcext:value-type="float">
            <text:p>103.3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4.7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8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5.29%</text:p>
          </table:table-cell>
          <table:table-cell office:value-type="string" calcext:value-type="string">
            <text:p>Volume</text:p>
          </table:table-cell>
          <table:table-cell office:value-type="float" office:value="735233" calcext:value-type="float">
            <text:p>73523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39%</text:p>
          </table:table-cell>
        </table:table-row>
      </table:table>
      <table:table table:name="EPD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EPD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GWW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11.7" calcext:value-type="float">
            <text:p>11.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3.6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8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1.47B</text:p>
          </table:table-cell>
          <table:table-cell office:value-type="string" calcext:value-type="string">
            <text:p>Forward P/E</text:p>
          </table:table-cell>
          <table:table-cell office:value-type="float" office:value="21.56" calcext:value-type="float">
            <text:p>21.56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8.4" calcext:value-type="float">
            <text:p>18.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4.8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6.3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2.46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630.00M</text:p>
          </table:table-cell>
          <table:table-cell office:value-type="string" calcext:value-type="string">
            <text:p>PEG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3.82" calcext:value-type="float">
            <text:p>3.82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3.7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57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.77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1.70B</text:p>
          </table:table-cell>
          <table:table-cell office:value-type="string" calcext:value-type="string">
            <text:p>P/S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2.1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26%</text:p>
          </table:table-cell>
          <table:table-cell office:value-type="string" calcext:value-type="string">
            <text:p>Short Ratio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7.5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9.76" calcext:value-type="float">
            <text:p>39.76</text:p>
          </table:table-cell>
          <table:table-cell office:value-type="string" calcext:value-type="string">
            <text:p>P/B</text:p>
          </table:table-cell>
          <table:table-cell office:value-type="float" office:value="9.98" calcext:value-type="float">
            <text:p>9.9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2.6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9.30%</text:p>
          </table:table-cell>
          <table:table-cell office:value-type="string" calcext:value-type="string">
            <text:p>Target Price</text:p>
          </table:table-cell>
          <table:table-cell office:value-type="float" office:value="396.2" calcext:value-type="float">
            <text:p>396.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5.5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5.87" calcext:value-type="float">
            <text:p>15.87</text:p>
          </table:table-cell>
          <table:table-cell office:value-type="string" calcext:value-type="string">
            <text:p>P/C</text:p>
          </table:table-cell>
          <table:table-cell office:value-type="float" office:value="24.99" calcext:value-type="float">
            <text:p>24.9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8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32.6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200.61 - 427.9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86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P/FCF</text:p>
          </table:table-cell>
          <table:table-cell office:value-type="float" office:value="41.52" calcext:value-type="float">
            <text:p>41.5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3.3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7.30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54%</text:p>
          </table:table-cell>
          <table:table-cell office:value-type="string" calcext:value-type="string">
            <text:p>Quick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2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6.7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97.74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8.88" calcext:value-type="float">
            <text:p>8.8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3800" calcext:value-type="float">
            <text:p>23800</text:p>
          </table:table-cell>
          <table:table-cell office:value-type="string" calcext:value-type="string">
            <text:p>Current Rat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7.90%</text:p>
          </table:table-cell>
          <table:table-cell office:value-type="string" calcext:value-type="string">
            <text:p>RSI (14)</text:p>
          </table:table-cell>
          <table:table-cell office:value-type="float" office:value="42.9" calcext:value-type="float">
            <text:p>42.9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98% 2.0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3.9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5.40%</text:p>
          </table:table-cell>
          <table:table-cell office:value-type="string" calcext:value-type="string">
            <text:p>Rel Volume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400.01" calcext:value-type="float">
            <text:p>400.0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Feb 02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9.8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14.08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396.68" calcext:value-type="float">
            <text:p>396.6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2.3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0.8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6.26%</text:p>
          </table:table-cell>
          <table:table-cell office:value-type="string" calcext:value-type="string">
            <text:p>Volume</text:p>
          </table:table-cell>
          <table:table-cell office:value-type="float" office:value="417469" calcext:value-type="float">
            <text:p>41746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83%</text:p>
          </table:table-cell>
        </table:table-row>
      </table:table>
      <table:table table:name="ESS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ESS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HRL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7.36" calcext:value-type="float">
            <text:p>27.36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1.66" calcext:value-type="float">
            <text:p>1.6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39.7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5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4.69B</text:p>
          </table:table-cell>
          <table:table-cell office:value-type="string" calcext:value-type="string">
            <text:p>Forward P/E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.87" calcext:value-type="float">
            <text:p>1.8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0.92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81.9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4.30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908.10M</text:p>
          </table:table-cell>
          <table:table-cell office:value-type="string" calcext:value-type="string">
            <text:p>PEG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41" calcext:value-type="float">
            <text:p>0.4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44.9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8.0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7.4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9.61B</text:p>
          </table:table-cell>
          <table:table-cell office:value-type="string" calcext:value-type="string">
            <text:p>P/S</text:p>
          </table:table-cell>
          <table:table-cell office:value-type="float" office:value="2.57" calcext:value-type="float">
            <text:p>2.5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7.5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Short Ratio</text:p>
          </table:table-cell>
          <table:table-cell office:value-type="float" office:value="12.01" calcext:value-type="float">
            <text:p>12.0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5.7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1.91" calcext:value-type="float">
            <text:p>11.91</text:p>
          </table:table-cell>
          <table:table-cell office:value-type="string" calcext:value-type="string">
            <text:p>P/B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.3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Target Price</text:p>
          </table:table-cell>
          <table:table-cell office:value-type="float" office:value="46.22" calcext:value-type="float">
            <text:p>46.2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.1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P/C</text:p>
          </table:table-cell>
          <table:table-cell office:value-type="float" office:value="14.26" calcext:value-type="float">
            <text:p>14.2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0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4.6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39.01 - 52.9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5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P/FCF</text:p>
          </table:table-cell>
          <table:table-cell office:value-type="float" office:value="90.39" calcext:value-type="float">
            <text:p>90.3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5.5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1.6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4.22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-0.06" calcext:value-type="float">
            <text:p>-0.0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16%</text:p>
          </table:table-cell>
          <table:table-cell office:value-type="string" calcext:value-type="string">
            <text:p>Quick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9.0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6.48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9100" calcext:value-type="float">
            <text:p>19100</text:p>
          </table:table-cell>
          <table:table-cell office:value-type="string" calcext:value-type="string">
            <text:p>Current Ratio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1.50%</text:p>
          </table:table-cell>
          <table:table-cell office:value-type="string" calcext:value-type="string">
            <text:p>RSI (14)</text:p>
          </table:table-cell>
          <table:table-cell office:value-type="float" office:value="32.24" calcext:value-type="float">
            <text:p>32.24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1.81% 1.5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9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9.50%</text:p>
          </table:table-cell>
          <table:table-cell office:value-type="string" calcext:value-type="string">
            <text:p>Rel Volume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45.72" calcext:value-type="float">
            <text:p>45.7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24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3.8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90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45.44" calcext:value-type="float">
            <text:p>45.4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3.1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5.9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6.81%</text:p>
          </table:table-cell>
          <table:table-cell office:value-type="string" calcext:value-type="string">
            <text:p>Volume</text:p>
          </table:table-cell>
          <table:table-cell office:value-type="float" office:value="2170225" calcext:value-type="float">
            <text:p>217022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61%</text:p>
          </table:table-cell>
        </table:table-row>
      </table:table>
      <table:table table:name="EXPD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EXPD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ITW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1.69" calcext:value-type="float">
            <text:p>31.69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6.59" calcext:value-type="float">
            <text:p>6.5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16.5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4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6.23B</text:p>
          </table:table-cell>
          <table:table-cell office:value-type="string" calcext:value-type="string">
            <text:p>Forward P/E</text:p>
          </table:table-cell>
          <table:table-cell office:value-type="float" office:value="27.4" calcext:value-type="float">
            <text:p>27.4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7.63" calcext:value-type="float">
            <text:p>7.6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5.6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15.82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.2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11B</text:p>
          </table:table-cell>
          <table:table-cell office:value-type="string" calcext:value-type="string">
            <text:p>PEG</text:p>
          </table:table-cell>
          <table:table-cell office:value-type="float" office:value="11.07" calcext:value-type="float">
            <text:p>11.07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78" calcext:value-type="float">
            <text:p>1.7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0.2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16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97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2.57B</text:p>
          </table:table-cell>
          <table:table-cell office:value-type="string" calcext:value-type="string">
            <text:p>P/S</text:p>
          </table:table-cell>
          <table:table-cell office:value-type="float" office:value="5.27" calcext:value-type="float">
            <text:p>5.2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2%</text:p>
          </table:table-cell>
          <table:table-cell office:value-type="string" calcext:value-type="string">
            <text:p>Short Ratio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0.0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8.52" calcext:value-type="float">
            <text:p>8.52</text:p>
          </table:table-cell>
          <table:table-cell office:value-type="string" calcext:value-type="string">
            <text:p>P/B</text:p>
          </table:table-cell>
          <table:table-cell office:value-type="float" office:value="24.53" calcext:value-type="float">
            <text:p>24.5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9.4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4.40%</text:p>
          </table:table-cell>
          <table:table-cell office:value-type="string" calcext:value-type="string">
            <text:p>Target Price</text:p>
          </table:table-cell>
          <table:table-cell office:value-type="float" office:value="210.29" calcext:value-type="float">
            <text:p>210.2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6.3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84" calcext:value-type="float">
            <text:p>6.84</text:p>
          </table:table-cell>
          <table:table-cell office:value-type="string" calcext:value-type="string">
            <text:p>P/C</text:p>
          </table:table-cell>
          <table:table-cell office:value-type="float" office:value="30.54" calcext:value-type="float">
            <text:p>30.5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2.86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81.4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15.94 - 224.6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4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56" calcext:value-type="float">
            <text:p>4.56</text:p>
          </table:table-cell>
          <table:table-cell office:value-type="string" calcext:value-type="string">
            <text:p>P/FCF</text:p>
          </table:table-cell>
          <table:table-cell office:value-type="float" office:value="55.43" calcext:value-type="float">
            <text:p>55.43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0.6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4.8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7.00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18%</text:p>
          </table:table-cell>
          <table:table-cell office:value-type="string" calcext:value-type="string">
            <text:p>Quick Ratio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1.1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80.23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Current Ratio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4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2.50%</text:p>
          </table:table-cell>
          <table:table-cell office:value-type="string" calcext:value-type="string">
            <text:p>RSI (14)</text:p>
          </table:table-cell>
          <table:table-cell office:value-type="float" office:value="58.92" calcext:value-type="float">
            <text:p>58.92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52% 1.9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0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6.80%</text:p>
          </table:table-cell>
          <table:table-cell office:value-type="string" calcext:value-type="string">
            <text:p>Rel Volume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209.26" calcext:value-type="float">
            <text:p>209.2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23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4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7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208.96" calcext:value-type="float">
            <text:p>208.9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2.5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.6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2.73%</text:p>
          </table:table-cell>
          <table:table-cell office:value-type="string" calcext:value-type="string">
            <text:p>Volume</text:p>
          </table:table-cell>
          <table:table-cell office:value-type="float" office:value="861419" calcext:value-type="float">
            <text:p>86141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14%</text:p>
          </table:table-cell>
        </table:table-row>
      </table:table>
      <table:table table:name="FRT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FR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JNJ" table:filter-name="calc_HTML_WebQuery" table:filter-options="0 0" table:last-column-spanned="12" table:last-row-spanned="12"/>
            <text:p>Index</text:p>
          </table:table-cell>
          <table:table-cell table:style-name="ce36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25.61" calcext:value-type="float">
            <text:p>25.61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6.25" calcext:value-type="float">
            <text:p>6.2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8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.63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6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22.18B</text:p>
          </table:table-cell>
          <table:table-cell office:value-type="string" calcext:value-type="string">
            <text:p>Forward P/E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8.99" calcext:value-type="float">
            <text:p>8.9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.5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.63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5.60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6.69B</text:p>
          </table:table-cell>
          <table:table-cell office:value-type="string" calcext:value-type="string">
            <text:p>PEG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83" calcext:value-type="float">
            <text:p>1.8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9.8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4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7.4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0.86B</text:p>
          </table:table-cell>
          <table:table-cell office:value-type="string" calcext:value-type="string">
            <text:p>P/S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5%</text:p>
          </table:table-cell>
          <table:table-cell office:value-type="string" calcext:value-type="string">
            <text:p>Short Ratio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2.4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4.49" calcext:value-type="float">
            <text:p>24.49</text:p>
          </table:table-cell>
          <table:table-cell office:value-type="string" calcext:value-type="string">
            <text:p>P/B</text:p>
          </table:table-cell>
          <table:table-cell office:value-type="float" office:value="6.53" calcext:value-type="float">
            <text:p>6.5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2.3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0.60%</text:p>
          </table:table-cell>
          <table:table-cell office:value-type="string" calcext:value-type="string">
            <text:p>Target Price</text:p>
          </table:table-cell>
          <table:table-cell office:value-type="float" office:value="167.41" calcext:value-type="float">
            <text:p>167.4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0.0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1.67" calcext:value-type="float">
            <text:p>11.67</text:p>
          </table:table-cell>
          <table:table-cell office:value-type="string" calcext:value-type="string">
            <text:p>P/C</text:p>
          </table:table-cell>
          <table:table-cell office:value-type="float" office:value="13.72" calcext:value-type="float">
            <text:p>13.7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38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7.4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09.16 - 161.03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6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P/FCF</text:p>
          </table:table-cell>
          <table:table-cell office:value-type="float" office:value="52.88" calcext:value-type="float">
            <text:p>52.8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0.2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7.3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0.61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52%</text:p>
          </table:table-cell>
          <table:table-cell office:value-type="string" calcext:value-type="string">
            <text:p>Quick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5.8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46.61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32200" calcext:value-type="float">
            <text:p>1322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1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3.60%</text:p>
          </table:table-cell>
          <table:table-cell office:value-type="string" calcext:value-type="string">
            <text:p>RSI (14)</text:p>
          </table:table-cell>
          <table:table-cell office:value-type="float" office:value="70.04" calcext:value-type="float">
            <text:p>70.04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1.84% 1.5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02.8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1.00%</text:p>
          </table:table-cell>
          <table:table-cell office:value-type="string" calcext:value-type="string">
            <text:p>Rel Volume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60.37" calcext:value-type="float">
            <text:p>160.3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6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0.8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7.29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60.04" calcext:value-type="float">
            <text:p>160.0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3.8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7.6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9.01%</text:p>
          </table:table-cell>
          <table:table-cell office:value-type="string" calcext:value-type="string">
            <text:p>Volume</text:p>
          </table:table-cell>
          <table:table-cell office:value-type="float" office:value="8219456" calcext:value-type="float">
            <text:p>821945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21%</text:p>
          </table:table-cell>
        </table:table-row>
      </table:table>
      <table:table table:name="FUL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FUL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KMB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9.16" calcext:value-type="float">
            <text:p>19.16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6.88" calcext:value-type="float">
            <text:p>6.8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4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41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2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4.76B</text:p>
          </table:table-cell>
          <table:table-cell office:value-type="string" calcext:value-type="string">
            <text:p>Forward P/E</text:p>
          </table:table-cell>
          <table:table-cell office:value-type="float" office:value="16.85" calcext:value-type="float">
            <text:p>16.85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7.82" calcext:value-type="float">
            <text:p>7.82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.5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38.9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3.5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36B</text:p>
          </table:table-cell>
          <table:table-cell office:value-type="string" calcext:value-type="string">
            <text:p>PEG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61" calcext:value-type="float">
            <text:p>1.6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5.5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1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12.34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8.89B</text:p>
          </table:table-cell>
          <table:table-cell office:value-type="string" calcext:value-type="string">
            <text:p>P/S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42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5%</text:p>
          </table:table-cell>
          <table:table-cell office:value-type="string" calcext:value-type="string">
            <text:p>Short Ratio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8.0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P/B</text:p>
          </table:table-cell>
          <table:table-cell office:value-type="float" office:value="134.45" calcext:value-type="float">
            <text:p>134.4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.0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4.80%</text:p>
          </table:table-cell>
          <table:table-cell office:value-type="string" calcext:value-type="string">
            <text:p>Target Price</text:p>
          </table:table-cell>
          <table:table-cell office:value-type="float" office:value="150.79" calcext:value-type="float">
            <text:p>150.7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5.52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4.47" calcext:value-type="float">
            <text:p>4.47</text:p>
          </table:table-cell>
          <table:table-cell office:value-type="string" calcext:value-type="string">
            <text:p>P/C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20%</text:p>
          </table:table-cell>
          <table:table-cell office:value-type="string" calcext:value-type="string">
            <text:p>ROE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10.66 - 160.1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2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P/FCF</text:p>
          </table:table-cell>
          <table:table-cell office:value-type="float" office:value="41.1" calcext:value-type="float">
            <text:p>41.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9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30.6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7.73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3.25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1.3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7.3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9.07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11" calcext:value-type="float">
            <text:p>2.1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Current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7.10%</text:p>
          </table:table-cell>
          <table:table-cell office:value-type="string" calcext:value-type="string">
            <text:p>RSI (14)</text:p>
          </table:table-cell>
          <table:table-cell office:value-type="float" office:value="36.16" calcext:value-type="float">
            <text:p>36.16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1.69% 1.4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25.07" calcext:value-type="float">
            <text:p>25.0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8.9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2.50%</text:p>
          </table:table-cell>
          <table:table-cell office:value-type="string" calcext:value-type="string">
            <text:p>Rel Volume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31.6" calcext:value-type="float">
            <text:p>131.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3.52" calcext:value-type="float">
            <text:p>23.52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5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0.7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14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31.76" calcext:value-type="float">
            <text:p>131.7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1.9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3.3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7.29%</text:p>
          </table:table-cell>
          <table:table-cell office:value-type="string" calcext:value-type="string">
            <text:p>Volume</text:p>
          </table:table-cell>
          <table:table-cell office:value-type="float" office:value="1648377" calcext:value-type="float">
            <text:p>164837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12%</text:p>
          </table:table-cell>
        </table:table-row>
      </table:table>
      <table:table table:name="GD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GD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KO" table:filter-name="calc_HTML_WebQuery" table:filter-options="0 0" table:last-column-spanned="12" table:last-row-spanned="12"/>
            <text:p>Index</text:p>
          </table:table-cell>
          <table:table-cell table:style-name="ce36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26.49" calcext:value-type="float">
            <text:p>26.49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1.93" calcext:value-type="float">
            <text:p>1.9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.30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6.8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14.70B</text:p>
          </table:table-cell>
          <table:table-cell office:value-type="string" calcext:value-type="string">
            <text:p>Forward P/E</text:p>
          </table:table-cell>
          <table:table-cell office:value-type="float" office:value="24.17" calcext:value-type="float">
            <text:p>24.17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2.11" calcext:value-type="float">
            <text:p>2.11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5.2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.27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3.9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8.33B</text:p>
          </table:table-cell>
          <table:table-cell office:value-type="string" calcext:value-type="string">
            <text:p>PEG</text:p>
          </table:table-cell>
          <table:table-cell office:value-type="float" office:value="11.12" calcext:value-type="float">
            <text:p>11.12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41" calcext:value-type="float">
            <text:p>0.4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8.2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5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.2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3.47B</text:p>
          </table:table-cell>
          <table:table-cell office:value-type="string" calcext:value-type="string">
            <text:p>P/S</text:p>
          </table:table-cell>
          <table:table-cell office:value-type="float" office:value="6.41" calcext:value-type="float">
            <text:p>6.4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38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Short Ratio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3.1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P/B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1.5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9.00%</text:p>
          </table:table-cell>
          <table:table-cell office:value-type="string" calcext:value-type="string">
            <text:p>Target Price</text:p>
          </table:table-cell>
          <table:table-cell office:value-type="float" office:value="57.29" calcext:value-type="float">
            <text:p>57.2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7.70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P/C</text:p>
          </table:table-cell>
          <table:table-cell office:value-type="float" office:value="10.16" calcext:value-type="float">
            <text:p>10.1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2.38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5.5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36.27 - 60.13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6.86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P/FCF</text:p>
          </table:table-cell>
          <table:table-cell office:value-type="float" office:value="100.99" calcext:value-type="float">
            <text:p>100.9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5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2.0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5.05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3.21%</text:p>
          </table:table-cell>
          <table:table-cell office:value-type="string" calcext:value-type="string">
            <text:p>Quick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4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9.9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40.83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86200" calcext:value-type="float">
            <text:p>86200</text:p>
          </table:table-cell>
          <table:table-cell office:value-type="string" calcext:value-type="string">
            <text:p>Current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9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9.10%</text:p>
          </table:table-cell>
          <table:table-cell office:value-type="string" calcext:value-type="string">
            <text:p>RSI (14)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77% 1.65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33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4.90%</text:p>
          </table:table-cell>
          <table:table-cell office:value-type="string" calcext:value-type="string">
            <text:p>Rel Volume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49.96" calcext:value-type="float">
            <text:p>49.9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22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3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6.05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51.08" calcext:value-type="float">
            <text:p>51.0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3.8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2.3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5.19%</text:p>
          </table:table-cell>
          <table:table-cell office:value-type="string" calcext:value-type="string">
            <text:p>Volume</text:p>
          </table:table-cell>
          <table:table-cell office:value-type="float" office:value="29644823" calcext:value-type="float">
            <text:p>2964482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2.24%</text:p>
          </table:table-cell>
        </table:table-row>
      </table:table>
      <table:table table:name="GPC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GPC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LANC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37.21" calcext:value-type="float">
            <text:p>37.21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4.84" calcext:value-type="float">
            <text:p>4.8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7.46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0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5.02B</text:p>
          </table:table-cell>
          <table:table-cell office:value-type="string" calcext:value-type="string">
            <text:p>Forward P/E</text:p>
          </table:table-cell>
          <table:table-cell office:value-type="float" office:value="30.21" calcext:value-type="float">
            <text:p>30.21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5.96" calcext:value-type="float">
            <text:p>5.9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7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8.07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.4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33.00M</text:p>
          </table:table-cell>
          <table:table-cell office:value-type="string" calcext:value-type="string">
            <text:p>PEG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44" calcext:value-type="float">
            <text:p>1.4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57.3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5.3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.4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35B</text:p>
          </table:table-cell>
          <table:table-cell office:value-type="string" calcext:value-type="string">
            <text:p>P/S</text:p>
          </table:table-cell>
          <table:table-cell office:value-type="float" office:value="3.73" calcext:value-type="float">
            <text:p>3.7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8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8%</text:p>
          </table:table-cell>
          <table:table-cell office:value-type="string" calcext:value-type="string">
            <text:p>Short Ratio</text:p>
          </table:table-cell>
          <table:table-cell office:value-type="float" office:value="7.76" calcext:value-type="float">
            <text:p>7.7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5.0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9.17" calcext:value-type="float">
            <text:p>29.17</text:p>
          </table:table-cell>
          <table:table-cell office:value-type="string" calcext:value-type="string">
            <text:p>P/B</text:p>
          </table:table-cell>
          <table:table-cell office:value-type="float" office:value="6.17" calcext:value-type="float">
            <text:p>6.17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5.50%</text:p>
          </table:table-cell>
          <table:table-cell office:value-type="string" calcext:value-type="string">
            <text:p>ROA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Target Price</text:p>
          </table:table-cell>
          <table:table-cell office:value-type="float" office:value="195.67" calcext:value-type="float">
            <text:p>195.6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4.4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68" calcext:value-type="float">
            <text:p>6.68</text:p>
          </table:table-cell>
          <table:table-cell office:value-type="string" calcext:value-type="string">
            <text:p>P/C</text:p>
          </table:table-cell>
          <table:table-cell office:value-type="float" office:value="26.96" calcext:value-type="float">
            <text:p>26.9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ROE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14.55 - 184.9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0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7.0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.67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67%</text:p>
          </table:table-cell>
          <table:table-cell office:value-type="string" calcext:value-type="string">
            <text:p>Quick Ratio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3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6.6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57.17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4.38" calcext:value-type="float">
            <text:p>4.3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Current Ratio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3.60%</text:p>
          </table:table-cell>
          <table:table-cell office:value-type="string" calcext:value-type="string">
            <text:p>Oper. Margin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RSI (14)</text:p>
          </table:table-cell>
          <table:table-cell office:value-type="float" office:value="57.21" calcext:value-type="float">
            <text:p>57.21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89% 2.3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9.00%</text:p>
          </table:table-cell>
          <table:table-cell office:value-type="string" calcext:value-type="string">
            <text:p>Profit Margin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Rel Volume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82.19" calcext:value-type="float">
            <text:p>182.1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4 BMO</text:p>
          </table:table-cell>
          <table:table-cell office:value-type="string" calcext:value-type="string">
            <text:p>Payout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23.65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80.04" calcext:value-type="float">
            <text:p>180.0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2.69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3.8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0.99%</text:p>
          </table:table-cell>
          <table:table-cell office:value-type="string" calcext:value-type="string">
            <text:p>Volume</text:p>
          </table:table-cell>
          <table:table-cell office:value-type="float" office:value="84888" calcext:value-type="float">
            <text:p>8488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18%</text:p>
          </table:table-cell>
        </table:table-row>
      </table:table>
      <table:table table:name="GWW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GWW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LEG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5.96" calcext:value-type="float">
            <text:p>25.96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1.7" calcext:value-type="float">
            <text:p>1.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1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35.8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0.3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5.96B</text:p>
          </table:table-cell>
          <table:table-cell office:value-type="string" calcext:value-type="string">
            <text:p>Forward P/E</text:p>
          </table:table-cell>
          <table:table-cell office:value-type="float" office:value="16.79" calcext:value-type="float">
            <text:p>16.79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2.63" calcext:value-type="float">
            <text:p>2.6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4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30.9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3.84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31.20M</text:p>
          </table:table-cell>
          <table:table-cell office:value-type="string" calcext:value-type="string">
            <text:p>PEG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7" calcext:value-type="float">
            <text:p>0.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5.3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7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0.2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4.24B</text:p>
          </table:table-cell>
          <table:table-cell office:value-type="string" calcext:value-type="string">
            <text:p>P/S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9.6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7%</text:p>
          </table:table-cell>
          <table:table-cell office:value-type="string" calcext:value-type="string">
            <text:p>Short Ratio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6.4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9.57" calcext:value-type="float">
            <text:p>9.57</text:p>
          </table:table-cell>
          <table:table-cell office:value-type="string" calcext:value-type="string">
            <text:p>P/B</text:p>
          </table:table-cell>
          <table:table-cell office:value-type="float" office:value="4.61" calcext:value-type="float">
            <text:p>4.6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6.9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90%</text:p>
          </table:table-cell>
          <table:table-cell office:value-type="string" calcext:value-type="string">
            <text:p>Target Price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1.15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P/C</text:p>
          </table:table-cell>
          <table:table-cell office:value-type="float" office:value="24.32" calcext:value-type="float">
            <text:p>24.3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2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8.3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22.03 - 51.7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3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P/FCF</text:p>
          </table:table-cell>
          <table:table-cell office:value-type="float" office:value="17.96" calcext:value-type="float">
            <text:p>17.9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9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2.1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4.74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3.63%</text:p>
          </table:table-cell>
          <table:table-cell office:value-type="string" calcext:value-type="string">
            <text:p>Quick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4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1.4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00.32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Current Ratio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2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9.10%</text:p>
          </table:table-cell>
          <table:table-cell office:value-type="string" calcext:value-type="string">
            <text:p>RSI (14)</text:p>
          </table:table-cell>
          <table:table-cell office:value-type="float" office:value="55.35" calcext:value-type="float">
            <text:p>55.35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36% 3.2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4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5.40%</text:p>
          </table:table-cell>
          <table:table-cell office:value-type="string" calcext:value-type="string">
            <text:p>Rel Volume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44.96" calcext:value-type="float">
            <text:p>44.9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2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93.7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1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44.13" calcext:value-type="float">
            <text:p>44.1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3.99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3.6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6.81%</text:p>
          </table:table-cell>
          <table:table-cell office:value-type="string" calcext:value-type="string">
            <text:p>Volume</text:p>
          </table:table-cell>
          <table:table-cell office:value-type="float" office:value="803568" calcext:value-type="float">
            <text:p>80356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85%</text:p>
          </table:table-cell>
        </table:table-row>
      </table:table>
      <table:table table:name="HRL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HRL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LIN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64.57" calcext:value-type="float">
            <text:p>64.57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4.19" calcext:value-type="float">
            <text:p>4.1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25.6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6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41.92B</text:p>
          </table:table-cell>
          <table:table-cell office:value-type="string" calcext:value-type="string">
            <text:p>Forward P/E</text:p>
          </table:table-cell>
          <table:table-cell office:value-type="float" office:value="29.54" calcext:value-type="float">
            <text:p>29.54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9.15" calcext:value-type="float">
            <text:p>9.1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3.2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23.27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8.4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24B</text:p>
          </table:table-cell>
          <table:table-cell office:value-type="string" calcext:value-type="string">
            <text:p>PEG</text:p>
          </table:table-cell>
          <table:table-cell office:value-type="float" office:value="5.51" calcext:value-type="float">
            <text:p>5.51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2.14" calcext:value-type="float">
            <text:p>2.1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2.0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55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3.7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7.05B</text:p>
          </table:table-cell>
          <table:table-cell office:value-type="string" calcext:value-type="string">
            <text:p>P/S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70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37%</text:p>
          </table:table-cell>
          <table:table-cell office:value-type="string" calcext:value-type="string">
            <text:p>Short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9.6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87.84" calcext:value-type="float">
            <text:p>87.84</text:p>
          </table:table-cell>
          <table:table-cell office:value-type="string" calcext:value-type="string">
            <text:p>P/B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3.2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60%</text:p>
          </table:table-cell>
          <table:table-cell office:value-type="string" calcext:value-type="string">
            <text:p>Target Price</text:p>
          </table:table-cell>
          <table:table-cell office:value-type="float" office:value="283.55" calcext:value-type="float">
            <text:p>283.5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9.4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9.91" calcext:value-type="float">
            <text:p>9.91</text:p>
          </table:table-cell>
          <table:table-cell office:value-type="string" calcext:value-type="string">
            <text:p>P/C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1.71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.8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46.71 - 274.5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6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P/FCF</text:p>
          </table:table-cell>
          <table:table-cell office:value-type="float" office:value="79.24" calcext:value-type="float">
            <text:p>79.2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6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3.4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.52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42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8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2.8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84.31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5.59" calcext:value-type="float">
            <text:p>5.5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4648" calcext:value-type="float">
            <text:p>74648</text:p>
          </table:table-cell>
          <table:table-cell office:value-type="string" calcext:value-type="string">
            <text:p>Current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2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0.90%</text:p>
          </table:table-cell>
          <table:table-cell office:value-type="string" calcext:value-type="string">
            <text:p>RSI (14)</text:p>
          </table:table-cell>
          <table:table-cell office:value-type="float" office:value="66.95" calcext:value-type="float">
            <text:p>66.95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91% 1.7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8.30%</text:p>
          </table:table-cell>
          <table:table-cell office:value-type="string" calcext:value-type="string">
            <text:p>Rel Volume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270.72" calcext:value-type="float">
            <text:p>270.7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8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70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270.4" calcext:value-type="float">
            <text:p>270.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5.1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7.6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9.35%</text:p>
          </table:table-cell>
          <table:table-cell office:value-type="string" calcext:value-type="string">
            <text:p>Volume</text:p>
          </table:table-cell>
          <table:table-cell office:value-type="float" office:value="1876589" calcext:value-type="float">
            <text:p>187658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12%</text:p>
          </table:table-cell>
        </table:table-row>
      </table:table>
      <table:table table:name="ITW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ITW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LOW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7.08" calcext:value-type="float">
            <text:p>7.0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6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752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8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19.95B</text:p>
          </table:table-cell>
          <table:table-cell office:value-type="string" calcext:value-type="string">
            <text:p>Forward P/E</text:p>
          </table:table-cell>
          <table:table-cell office:value-type="float" office:value="17.71" calcext:value-type="float">
            <text:p>17.71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9.32" calcext:value-type="float">
            <text:p>9.32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2.5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732.18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9.13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5.35B</text:p>
          </table:table-cell>
          <table:table-cell office:value-type="string" calcext:value-type="string">
            <text:p>PEG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18" calcext:value-type="float">
            <text:p>1.1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9.6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2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3.4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5.31B</text:p>
          </table:table-cell>
          <table:table-cell office:value-type="string" calcext:value-type="string">
            <text:p>P/S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92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6%</text:p>
          </table:table-cell>
          <table:table-cell office:value-type="string" calcext:value-type="string">
            <text:p>Short Ratio</text:p>
          </table:table-cell>
          <table:table-cell office:value-type="float" office:value="3.26" calcext:value-type="float">
            <text:p>3.2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0.1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.42" calcext:value-type="float">
            <text:p>5.42</text:p>
          </table:table-cell>
          <table:table-cell office:value-type="string" calcext:value-type="string">
            <text:p>P/B</text:p>
          </table:table-cell>
          <table:table-cell office:value-type="float" office:value="30.45" calcext:value-type="float">
            <text:p>30.4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7.1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1.40%</text:p>
          </table:table-cell>
          <table:table-cell office:value-type="string" calcext:value-type="string">
            <text:p>Target Price</text:p>
          </table:table-cell>
          <table:table-cell office:value-type="float" office:value="189.63" calcext:value-type="float">
            <text:p>189.6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35.2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3.35" calcext:value-type="float">
            <text:p>13.35</text:p>
          </table:table-cell>
          <table:table-cell office:value-type="string" calcext:value-type="string">
            <text:p>P/C</text:p>
          </table:table-cell>
          <table:table-cell office:value-type="float" office:value="12.37" calcext:value-type="float">
            <text:p>12.3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23.92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76.5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60.00 - 180.6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8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P/FCF</text:p>
          </table:table-cell>
          <table:table-cell office:value-type="float" office:value="14.51" calcext:value-type="float">
            <text:p>14.5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5.2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3.4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8.65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45%</text:p>
          </table:table-cell>
          <table:table-cell office:value-type="string" calcext:value-type="string">
            <text:p>Quick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2.9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75.08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Current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8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9.40%</text:p>
          </table:table-cell>
          <table:table-cell office:value-type="string" calcext:value-type="string">
            <text:p>RSI (14)</text:p>
          </table:table-cell>
          <table:table-cell office:value-type="float" office:value="61.86" calcext:value-type="float">
            <text:p>61.86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46% 1.9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5.35" calcext:value-type="float">
            <text:p>5.3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32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6.30%</text:p>
          </table:table-cell>
          <table:table-cell office:value-type="string" calcext:value-type="string">
            <text:p>Rel Volume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63.71" calcext:value-type="float">
            <text:p>163.7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1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1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5.03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65.05" calcext:value-type="float">
            <text:p>165.0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1.9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3.8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5.71%</text:p>
          </table:table-cell>
          <table:table-cell office:value-type="string" calcext:value-type="string">
            <text:p>Volume</text:p>
          </table:table-cell>
          <table:table-cell office:value-type="float" office:value="4938091" calcext:value-type="float">
            <text:p>493809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82%</text:p>
          </table:table-cell>
        </table:table-row>
      </table:table>
      <table:table table:name="JNJ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JNJ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MCD" table:filter-name="calc_HTML_WebQuery" table:filter-options="0 0" table:last-column-spanned="12" table:last-row-spanned="12"/>
            <text:p>Index</text:p>
          </table:table-cell>
          <table:table-cell table:style-name="ce36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32.95" calcext:value-type="float">
            <text:p>32.95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6.55" calcext:value-type="float">
            <text:p>6.5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6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744.5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0.6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57.95B</text:p>
          </table:table-cell>
          <table:table-cell office:value-type="string" calcext:value-type="string">
            <text:p>Forward P/E</text:p>
          </table:table-cell>
          <table:table-cell office:value-type="float" office:value="25.93" calcext:value-type="float">
            <text:p>25.93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8.33" calcext:value-type="float">
            <text:p>8.3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7.5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744.4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3.5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.93B</text:p>
          </table:table-cell>
          <table:table-cell office:value-type="string" calcext:value-type="string">
            <text:p>PEG</text:p>
          </table:table-cell>
          <table:table-cell office:value-type="float" office:value="5.99" calcext:value-type="float">
            <text:p>5.99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8" calcext:value-type="float">
            <text:p>1.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8.8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8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4.4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9.24B</text:p>
          </table:table-cell>
          <table:table-cell office:value-type="string" calcext:value-type="string">
            <text:p>P/S</text:p>
          </table:table-cell>
          <table:table-cell office:value-type="float" office:value="8.21" calcext:value-type="float">
            <text:p>8.2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4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4%</text:p>
          </table:table-cell>
          <table:table-cell office:value-type="string" calcext:value-type="string">
            <text:p>Short Ratio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6.7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-11.38" calcext:value-type="float">
            <text:p>-11.38</text:p>
          </table:table-cell>
          <table:table-cell office:value-type="string" calcext:value-type="string">
            <text:p>P/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4.5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9.90%</text:p>
          </table:table-cell>
          <table:table-cell office:value-type="string" calcext:value-type="string">
            <text:p>Target Price</text:p>
          </table:table-cell>
          <table:table-cell office:value-type="float" office:value="241.68" calcext:value-type="float">
            <text:p>241.6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3.6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5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55.6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24.23 - 231.91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6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P/FCF</text:p>
          </table:table-cell>
          <table:table-cell office:value-type="float" office:value="300.51" calcext:value-type="float">
            <text:p>300.5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0.5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7.4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6.92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39%</text:p>
          </table:table-cell>
          <table:table-cell office:value-type="string" calcext:value-type="string">
            <text:p>Quick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5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1.0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73.77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05000" calcext:value-type="float">
            <text:p>205000</text:p>
          </table:table-cell>
          <table:table-cell office:value-type="string" calcext:value-type="string">
            <text:p>Current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.5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38.80%</text:p>
          </table:table-cell>
          <table:table-cell office:value-type="string" calcext:value-type="string">
            <text:p>RSI (14)</text:p>
          </table:table-cell>
          <table:table-cell office:value-type="float" office:value="56.33" calcext:value-type="float">
            <text:p>56.33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1.72% 1.4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1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5.60%</text:p>
          </table:table-cell>
          <table:table-cell office:value-type="string" calcext:value-type="string">
            <text:p>Rel Volume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211.98" calcext:value-type="float">
            <text:p>211.9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75.7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.11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215.87" calcext:value-type="float">
            <text:p>215.87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1.8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0.9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7.18%</text:p>
          </table:table-cell>
          <table:table-cell office:value-type="string" calcext:value-type="string">
            <text:p>Volume</text:p>
          </table:table-cell>
          <table:table-cell office:value-type="float" office:value="2634438" calcext:value-type="float">
            <text:p>263443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84%</text:p>
          </table:table-cell>
        </table:table-row>
      </table:table>
      <table:table table:name="KMB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KMB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MCK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4.12" calcext:value-type="float">
            <text:p>14.12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13" calcext:value-type="float">
            <text:p>1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5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62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5.5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9.39B</text:p>
          </table:table-cell>
          <table:table-cell office:value-type="string" calcext:value-type="string">
            <text:p>Forward P/E</text:p>
          </table:table-cell>
          <table:table-cell office:value-type="float" office:value="10.34" calcext:value-type="float">
            <text:p>10.34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7.76" calcext:value-type="float">
            <text:p>17.7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2.4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58.86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.73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23B</text:p>
          </table:table-cell>
          <table:table-cell office:value-type="string" calcext:value-type="string">
            <text:p>PEG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4.1" calcext:value-type="float">
            <text:p>4.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9.1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8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9.2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34.19B</text:p>
          </table:table-cell>
          <table:table-cell office:value-type="string" calcext:value-type="string">
            <text:p>P/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9.6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8%</text:p>
          </table:table-cell>
          <table:table-cell office:value-type="string" calcext:value-type="string">
            <text:p>Short Ratio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8.3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6.36" calcext:value-type="float">
            <text:p>36.36</text:p>
          </table:table-cell>
          <table:table-cell office:value-type="string" calcext:value-type="string">
            <text:p>P/B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8.4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70%</text:p>
          </table:table-cell>
          <table:table-cell office:value-type="string" calcext:value-type="string">
            <text:p>Target Price</text:p>
          </table:table-cell>
          <table:table-cell office:value-type="float" office:value="201.25" calcext:value-type="float">
            <text:p>201.2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9.90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9.31" calcext:value-type="float">
            <text:p>19.31</text:p>
          </table:table-cell>
          <table:table-cell office:value-type="string" calcext:value-type="string">
            <text:p>P/C</text:p>
          </table:table-cell>
          <table:table-cell office:value-type="float" office:value="9.51" calcext:value-type="float">
            <text:p>9.5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9.34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39.4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12.60 - 187.6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5.5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P/FCF</text:p>
          </table:table-cell>
          <table:table-cell office:value-type="float" office:value="7.74" calcext:value-type="float">
            <text:p>7.7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8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3.1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.20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0.92%</text:p>
          </table:table-cell>
          <table:table-cell office:value-type="string" calcext:value-type="string">
            <text:p>Quick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2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.2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63.01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3.76" calcext:value-type="float">
            <text:p>3.7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Current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.5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.40%</text:p>
          </table:table-cell>
          <table:table-cell office:value-type="string" calcext:value-type="string">
            <text:p>RSI (14)</text:p>
          </table:table-cell>
          <table:table-cell office:value-type="float" office:value="68.68" calcext:value-type="float">
            <text:p>68.68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77% 2.0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88.9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.00%</text:p>
          </table:table-cell>
          <table:table-cell office:value-type="string" calcext:value-type="string">
            <text:p>Rel Volume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83.02" calcext:value-type="float">
            <text:p>183.0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Feb 02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2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10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83.55" calcext:value-type="float">
            <text:p>183.5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5.3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2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9.04%</text:p>
          </table:table-cell>
          <table:table-cell office:value-type="string" calcext:value-type="string">
            <text:p>Volume</text:p>
          </table:table-cell>
          <table:table-cell office:value-type="float" office:value="1170203" calcext:value-type="float">
            <text:p>117020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29%</text:p>
          </table:table-cell>
        </table:table-row>
      </table:table>
      <table:table table:name="KO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KO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MD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46.15" calcext:value-type="float">
            <text:p>46.15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2.59" calcext:value-type="float">
            <text:p>2.5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34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1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59.77B</text:p>
          </table:table-cell>
          <table:table-cell office:value-type="string" calcext:value-type="string">
            <text:p>Forward P/E</text:p>
          </table:table-cell>
          <table:table-cell office:value-type="float" office:value="20.54" calcext:value-type="float">
            <text:p>20.54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5.83" calcext:value-type="float">
            <text:p>5.8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6.12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34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7.6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.50B</text:p>
          </table:table-cell>
          <table:table-cell office:value-type="string" calcext:value-type="string">
            <text:p>PEG</text:p>
          </table:table-cell>
          <table:table-cell office:value-type="float" office:value="4.59" calcext:value-type="float">
            <text:p>4.59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15" calcext:value-type="float">
            <text:p>1.1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3.4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4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1.0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7.87B</text:p>
          </table:table-cell>
          <table:table-cell office:value-type="string" calcext:value-type="string">
            <text:p>P/S</text:p>
          </table:table-cell>
          <table:table-cell office:value-type="float" office:value="5.73" calcext:value-type="float">
            <text:p>5.7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2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2%</text:p>
          </table:table-cell>
          <table:table-cell office:value-type="string" calcext:value-type="string">
            <text:p>Short Ratio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1.82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7.31" calcext:value-type="float">
            <text:p>37.31</text:p>
          </table:table-cell>
          <table:table-cell office:value-type="string" calcext:value-type="string">
            <text:p>P/B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8.7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80%</text:p>
          </table:table-cell>
          <table:table-cell office:value-type="string" calcext:value-type="string">
            <text:p>Target Price</text:p>
          </table:table-cell>
          <table:table-cell office:value-type="float" office:value="129.04" calcext:value-type="float">
            <text:p>129.04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.1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P/C</text:p>
          </table:table-cell>
          <table:table-cell office:value-type="float" office:value="11.19" calcext:value-type="float">
            <text:p>11.1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0.0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.0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72.13 - 122.1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1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P/FCF</text:p>
          </table:table-cell>
          <table:table-cell office:value-type="float" office:value="91.46" calcext:value-type="float">
            <text:p>91.4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7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.00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94%</text:p>
          </table:table-cell>
          <table:table-cell office:value-type="string" calcext:value-type="string">
            <text:p>Quick Ratio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7.4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5.1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65.96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09" calcext:value-type="float">
            <text:p>2.0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Current Ratio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0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1.70%</text:p>
          </table:table-cell>
          <table:table-cell office:value-type="string" calcext:value-type="string">
            <text:p>RSI (14)</text:p>
          </table:table-cell>
          <table:table-cell office:value-type="float" office:value="67.45" calcext:value-type="float">
            <text:p>67.45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05% 1.65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64.2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2.70%</text:p>
          </table:table-cell>
          <table:table-cell office:value-type="string" calcext:value-type="string">
            <text:p>Rel Volume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18.7" calcext:value-type="float">
            <text:p>118.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24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4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.46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19.71" calcext:value-type="float">
            <text:p>119.7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3.9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7.2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7.16%</text:p>
          </table:table-cell>
          <table:table-cell office:value-type="string" calcext:value-type="string">
            <text:p>Volume</text:p>
          </table:table-cell>
          <table:table-cell office:value-type="float" office:value="3528279" calcext:value-type="float">
            <text:p>352827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85%</text:p>
          </table:table-cell>
        </table:table-row>
      </table:table>
      <table:table table:name="LANC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LANC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MMM" table:filter-name="calc_HTML_WebQuery" table:filter-options="0 0" table:last-column-spanned="12" table:last-row-spanned="12"/>
            <text:p>Index</text:p>
          </table:table-cell>
          <table:table-cell table:style-name="ce36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19.53" calcext:value-type="float">
            <text:p>19.53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8.53" calcext:value-type="float">
            <text:p>8.5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9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77.8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4.6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97.90B</text:p>
          </table:table-cell>
          <table:table-cell office:value-type="string" calcext:value-type="string">
            <text:p>Forward P/E</text:p>
          </table:table-cell>
          <table:table-cell office:value-type="float" office:value="17.55" calcext:value-type="float">
            <text:p>17.55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9.49" calcext:value-type="float">
            <text:p>9.4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3.0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75.7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3.3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.96B</text:p>
          </table:table-cell>
          <table:table-cell office:value-type="string" calcext:value-type="string">
            <text:p>PEG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2.16" calcext:value-type="float">
            <text:p>2.1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6.6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3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0.6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1.71B</text:p>
          </table:table-cell>
          <table:table-cell office:value-type="string" calcext:value-type="string">
            <text:p>P/S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4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2%</text:p>
          </table:table-cell>
          <table:table-cell office:value-type="string" calcext:value-type="string">
            <text:p>Short Ratio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9.0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0.56" calcext:value-type="float">
            <text:p>20.56</text:p>
          </table:table-cell>
          <table:table-cell office:value-type="string" calcext:value-type="string">
            <text:p>P/B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1.5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0.90%</text:p>
          </table:table-cell>
          <table:table-cell office:value-type="string" calcext:value-type="string">
            <text:p>Target Price</text:p>
          </table:table-cell>
          <table:table-cell office:value-type="float" office:value="177.56" calcext:value-type="float">
            <text:p>177.56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8.05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7.76" calcext:value-type="float">
            <text:p>7.76</text:p>
          </table:table-cell>
          <table:table-cell office:value-type="string" calcext:value-type="string">
            <text:p>P/C</text:p>
          </table:table-cell>
          <table:table-cell office:value-type="float" office:value="21.46" calcext:value-type="float">
            <text:p>21.4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6.2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14.04 - 182.5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4.6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P/FCF</text:p>
          </table:table-cell>
          <table:table-cell office:value-type="float" office:value="33.17" calcext:value-type="float">
            <text:p>33.17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6.4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8.72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3.53%</text:p>
          </table:table-cell>
          <table:table-cell office:value-type="string" calcext:value-type="string">
            <text:p>Quick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8.1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46.11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96163" calcext:value-type="float">
            <text:p>96163</text:p>
          </table:table-cell>
          <table:table-cell office:value-type="string" calcext:value-type="string">
            <text:p>Current Ratio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0.90%</text:p>
          </table:table-cell>
          <table:table-cell office:value-type="string" calcext:value-type="string">
            <text:p>RSI (14)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86% 1.6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0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5.70%</text:p>
          </table:table-cell>
          <table:table-cell office:value-type="string" calcext:value-type="string">
            <text:p>Rel Volume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69.72" calcext:value-type="float">
            <text:p>169.7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6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8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44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66.62" calcext:value-type="float">
            <text:p>166.62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4.3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2.5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4.08%</text:p>
          </table:table-cell>
          <table:table-cell office:value-type="string" calcext:value-type="string">
            <text:p>Volume</text:p>
          </table:table-cell>
          <table:table-cell office:value-type="float" office:value="4805681" calcext:value-type="float">
            <text:p>480568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83%</text:p>
          </table:table-cell>
        </table:table-row>
      </table:table>
      <table:table table:name="LEG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LEG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MO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88.87" calcext:value-type="float">
            <text:p>88.87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0.47" calcext:value-type="float">
            <text:p>0.4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86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4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77.64B</text:p>
          </table:table-cell>
          <table:table-cell office:value-type="string" calcext:value-type="string">
            <text:p>Forward P/E</text:p>
          </table:table-cell>
          <table:table-cell office:value-type="float" office:value="9.05" calcext:value-type="float">
            <text:p>9.05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4.6" calcext:value-type="float">
            <text:p>4.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62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86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1.5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866.00M</text:p>
          </table:table-cell>
          <table:table-cell office:value-type="string" calcext:value-type="string">
            <text:p>PEG</text:p>
          </table:table-cell>
          <table:table-cell office:value-type="float" office:value="15.87" calcext:value-type="float">
            <text:p>15.87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3.1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7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0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5.86B</text:p>
          </table:table-cell>
          <table:table-cell office:value-type="string" calcext:value-type="string">
            <text:p>P/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17.2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7%</text:p>
          </table:table-cell>
          <table:table-cell office:value-type="string" calcext:value-type="string">
            <text:p>Short Ratio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.28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P/B</text:p>
          </table:table-cell>
          <table:table-cell office:value-type="float" office:value="24.61" calcext:value-type="float">
            <text:p>24.6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5.1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Target Price</text:p>
          </table:table-cell>
          <table:table-cell office:value-type="float" office:value="47.68" calcext:value-type="float">
            <text:p>47.6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7.7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P/C</text:p>
          </table:table-cell>
          <table:table-cell office:value-type="float" office:value="18.83" calcext:value-type="float">
            <text:p>18.8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6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3.4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30.95 - 51.7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4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44" calcext:value-type="float">
            <text:p>3.44</text:p>
          </table:table-cell>
          <table:table-cell office:value-type="string" calcext:value-type="string">
            <text:p>P/FCF</text:p>
          </table:table-cell>
          <table:table-cell office:value-type="float" office:value="40.91" calcext:value-type="float">
            <text:p>40.9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17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-5.0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9.67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8.27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0.1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34.38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Current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3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4.30%</text:p>
          </table:table-cell>
          <table:table-cell office:value-type="string" calcext:value-type="string">
            <text:p>RSI (14)</text:p>
          </table:table-cell>
          <table:table-cell office:value-type="float" office:value="51.21" calcext:value-type="float">
            <text:p>51.21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1.80% 1.8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9.32" calcext:value-type="float">
            <text:p>9.3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64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.80%</text:p>
          </table:table-cell>
          <table:table-cell office:value-type="string" calcext:value-type="string">
            <text:p>Rel Volume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41.78" calcext:value-type="float">
            <text:p>41.7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8.84" calcext:value-type="float">
            <text:p>8.84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9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59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9.31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41.59" calcext:value-type="float">
            <text:p>41.5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1.3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2.7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3.46%</text:p>
          </table:table-cell>
          <table:table-cell office:value-type="string" calcext:value-type="string">
            <text:p>Volume</text:p>
          </table:table-cell>
          <table:table-cell office:value-type="float" office:value="8302684" calcext:value-type="float">
            <text:p>830268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45%</text:p>
          </table:table-cell>
        </table:table-row>
      </table:table>
      <table:table table:name="LIN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LIN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NDSN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47.57" calcext:value-type="float">
            <text:p>47.57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4.27" calcext:value-type="float">
            <text:p>4.2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7.9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1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1.91B</text:p>
          </table:table-cell>
          <table:table-cell office:value-type="string" calcext:value-type="string">
            <text:p>Forward P/E</text:p>
          </table:table-cell>
          <table:table-cell office:value-type="float" office:value="28.35" calcext:value-type="float">
            <text:p>28.35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7.17" calcext:value-type="float">
            <text:p>7.1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3.16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1.1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.1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49.50M</text:p>
          </table:table-cell>
          <table:table-cell office:value-type="string" calcext:value-type="string">
            <text:p>PEG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06" calcext:value-type="float">
            <text:p>1.0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1.0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5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.3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.12B</text:p>
          </table:table-cell>
          <table:table-cell office:value-type="string" calcext:value-type="string">
            <text:p>P/S</text:p>
          </table:table-cell>
          <table:table-cell office:value-type="float" office:value="5.62" calcext:value-type="float">
            <text:p>5.6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27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43%</text:p>
          </table:table-cell>
          <table:table-cell office:value-type="string" calcext:value-type="string">
            <text:p>Short Ratio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9.0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0.33" calcext:value-type="float">
            <text:p>30.33</text:p>
          </table:table-cell>
          <table:table-cell office:value-type="string" calcext:value-type="string">
            <text:p>P/B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1.4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Target Price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3.4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P/C</text:p>
          </table:table-cell>
          <table:table-cell office:value-type="float" office:value="57.19" calcext:value-type="float">
            <text:p>57.1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3.0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4.6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96.46 - 216.8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15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P/FCF</text:p>
          </table:table-cell>
          <table:table-cell office:value-type="float" office:value="32.77" calcext:value-type="float">
            <text:p>32.77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4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0.3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6.27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0.77%</text:p>
          </table:table-cell>
          <table:table-cell office:value-type="string" calcext:value-type="string">
            <text:p>Quick Rat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4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3.3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10.74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5.12" calcext:value-type="float">
            <text:p>5.1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555" calcext:value-type="float">
            <text:p>7555</text:p>
          </table:table-cell>
          <table:table-cell office:value-type="string" calcext:value-type="string">
            <text:p>Current Ratio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4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6.50%</text:p>
          </table:table-cell>
          <table:table-cell office:value-type="string" calcext:value-type="string">
            <text:p>RSI (14)</text:p>
          </table:table-cell>
          <table:table-cell office:value-type="float" office:value="55.21" calcext:value-type="float">
            <text:p>55.21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24% 2.3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82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80%</text:p>
          </table:table-cell>
          <table:table-cell office:value-type="string" calcext:value-type="string">
            <text:p>Rel Volume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205.29" calcext:value-type="float">
            <text:p>205.2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Dec 15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5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20.68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203.27" calcext:value-type="float">
            <text:p>203.27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2.18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.57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8.92%</text:p>
          </table:table-cell>
          <table:table-cell office:value-type="string" calcext:value-type="string">
            <text:p>Volume</text:p>
          </table:table-cell>
          <table:table-cell office:value-type="float" office:value="338718" calcext:value-type="float">
            <text:p>33871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98%</text:p>
          </table:table-cell>
        </table:table-row>
      </table:table>
      <table:table table:name="LOW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LOW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NFG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-1.36" calcext:value-type="float">
            <text:p>-1.3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1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90.98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5.6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.01B</text:p>
          </table:table-cell>
          <table:table-cell office:value-type="string" calcext:value-type="string">
            <text:p>Forward P/E</text:p>
          </table:table-cell>
          <table:table-cell office:value-type="float" office:value="10.11" calcext:value-type="float">
            <text:p>10.11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4.3" calcext:value-type="float">
            <text:p>4.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89.6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3.33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123.8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05" calcext:value-type="float">
            <text:p>1.0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5.3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5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5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55B</text:p>
          </table:table-cell>
          <table:table-cell office:value-type="string" calcext:value-type="string">
            <text:p>P/S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40.1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14%</text:p>
          </table:table-cell>
          <table:table-cell office:value-type="string" calcext:value-type="string">
            <text:p>Short Ratio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8.3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1.68" calcext:value-type="float">
            <text:p>21.68</text:p>
          </table:table-cell>
          <table:table-cell office:value-type="string" calcext:value-type="string">
            <text:p>P/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5.29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1.80%</text:p>
          </table:table-cell>
          <table:table-cell office:value-type="string" calcext:value-type="string">
            <text:p>Target Price</text:p>
          </table:table-cell>
          <table:table-cell office:value-type="float" office:value="51.2" calcext:value-type="float">
            <text:p>51.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3.3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P/C</text:p>
          </table:table-cell>
          <table:table-cell office:value-type="float" office:value="195.61" calcext:value-type="float">
            <text:p>195.6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5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5.9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31.58 - 46.0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5.6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0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5.65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4.10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2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84.9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37.59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162" calcext:value-type="float">
            <text:p>2162</text:p>
          </table:table-cell>
          <table:table-cell office:value-type="string" calcext:value-type="string">
            <text:p>Current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.90%</text:p>
          </table:table-cell>
          <table:table-cell office:value-type="string" calcext:value-type="string">
            <text:p>RSI (14)</text:p>
          </table:table-cell>
          <table:table-cell office:value-type="float" office:value="58.33" calcext:value-type="float">
            <text:p>58.33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99% 2.3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393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8.00%</text:p>
          </table:table-cell>
          <table:table-cell office:value-type="string" calcext:value-type="string">
            <text:p>Rel Volume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44.08" calcext:value-type="float">
            <text:p>44.0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5 AMC</text:p>
          </table:table-cell>
          <table:table-cell office:value-type="string" calcext:value-type="string">
            <text:p>Payout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51.53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43.45" calcext:value-type="float">
            <text:p>43.4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2.3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4.27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4.49%</text:p>
          </table:table-cell>
          <table:table-cell office:value-type="string" calcext:value-type="string">
            <text:p>Volume</text:p>
          </table:table-cell>
          <table:table-cell office:value-type="float" office:value="591127" calcext:value-type="float">
            <text:p>59112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43%</text:p>
          </table:table-cell>
        </table:table-row>
      </table:table>
      <table:table table:name="MCD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MCD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NUE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9.76" calcext:value-type="float">
            <text:p>39.76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1.41" calcext:value-type="float">
            <text:p>1.4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03.3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5.3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6.97B</text:p>
          </table:table-cell>
          <table:table-cell office:value-type="string" calcext:value-type="string">
            <text:p>Forward P/E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3.6" calcext:value-type="float">
            <text:p>3.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8.2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99.86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9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27.5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18" calcext:value-type="float">
            <text:p>1.1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8.6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1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3.3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0.01B</text:p>
          </table:table-cell>
          <table:table-cell office:value-type="string" calcext:value-type="string">
            <text:p>P/S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44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23%</text:p>
          </table:table-cell>
          <table:table-cell office:value-type="string" calcext:value-type="string">
            <text:p>Short Ratio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8.4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3.96" calcext:value-type="float">
            <text:p>33.96</text:p>
          </table:table-cell>
          <table:table-cell office:value-type="string" calcext:value-type="string">
            <text:p>P/B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2.8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80%</text:p>
          </table:table-cell>
          <table:table-cell office:value-type="string" calcext:value-type="string">
            <text:p>Target Price</text:p>
          </table:table-cell>
          <table:table-cell office:value-type="float" office:value="53.44" calcext:value-type="float">
            <text:p>53.44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4.7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0.83" calcext:value-type="float">
            <text:p>10.83</text:p>
          </table:table-cell>
          <table:table-cell office:value-type="string" calcext:value-type="string">
            <text:p>P/C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5.66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3.3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27.52 - 57.7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5.3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P/FCF</text:p>
          </table:table-cell>
          <table:table-cell office:value-type="float" office:value="53.08" calcext:value-type="float">
            <text:p>53.0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4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0.1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3.00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89%</text:p>
          </table:table-cell>
          <table:table-cell office:value-type="string" calcext:value-type="string">
            <text:p>Quick Ratio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.4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9.7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03.52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69" calcext:value-type="float">
            <text:p>1.6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6800" calcext:value-type="float">
            <text:p>26800</text:p>
          </table:table-cell>
          <table:table-cell office:value-type="string" calcext:value-type="string">
            <text:p>Current Ratio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9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4.70%</text:p>
          </table:table-cell>
          <table:table-cell office:value-type="string" calcext:value-type="string">
            <text:p>RSI (14)</text:p>
          </table:table-cell>
          <table:table-cell office:value-type="float" office:value="58.46" calcext:value-type="float">
            <text:p>58.46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80% 2.7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9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.70%</text:p>
          </table:table-cell>
          <table:table-cell office:value-type="string" calcext:value-type="string">
            <text:p>Rel Volume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56.19" calcext:value-type="float">
            <text:p>56.1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43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86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56.02" calcext:value-type="float">
            <text:p>56.02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2.7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5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3.46%</text:p>
          </table:table-cell>
          <table:table-cell office:value-type="string" calcext:value-type="string">
            <text:p>Volume</text:p>
          </table:table-cell>
          <table:table-cell office:value-type="float" office:value="2702522" calcext:value-type="float">
            <text:p>270252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30%</text:p>
          </table:table-cell>
        </table:table-row>
      </table:table>
      <table:table table:name="MCK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MCK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NWN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21.36" calcext:value-type="float">
            <text:p>21.36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2.06" calcext:value-type="float">
            <text:p>2.0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0.56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4.4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.34B</text:p>
          </table:table-cell>
          <table:table-cell office:value-type="string" calcext:value-type="string">
            <text:p>Forward P/E</text:p>
          </table:table-cell>
          <table:table-cell office:value-type="float" office:value="17.24" calcext:value-type="float">
            <text:p>17.24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2.55" calcext:value-type="float">
            <text:p>2.5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.2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0.2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7.8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62.80M</text:p>
          </table:table-cell>
          <table:table-cell office:value-type="string" calcext:value-type="string">
            <text:p>PEG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49" calcext:value-type="float">
            <text:p>1.4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4.9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4.1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6.3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760.70M</text:p>
          </table:table-cell>
          <table:table-cell office:value-type="string" calcext:value-type="string">
            <text:p>P/S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6.2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ort Ratio</text:p>
          </table:table-cell>
          <table:table-cell office:value-type="float" office:value="6.22" calcext:value-type="float">
            <text:p>6.2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16.8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7.91" calcext:value-type="float">
            <text:p>27.91</text:p>
          </table:table-cell>
          <table:table-cell office:value-type="string" calcext:value-type="string">
            <text:p>P/B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1.9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70%</text:p>
          </table:table-cell>
          <table:table-cell office:value-type="string" calcext:value-type="string">
            <text:p>Target Price</text:p>
          </table:table-cell>
          <table:table-cell office:value-type="float" office:value="55.38" calcext:value-type="float">
            <text:p>55.3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38.2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P/C</text:p>
          </table:table-cell>
          <table:table-cell office:value-type="float" office:value="37.33" calcext:value-type="float">
            <text:p>37.3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3.1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.0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42.33 - 77.2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4.4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9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43.14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4.37%</text:p>
          </table:table-cell>
          <table:table-cell office:value-type="string" calcext:value-type="string">
            <text:p>Quick Ratio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2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0.0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3.77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Current Ratio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3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7.70%</text:p>
          </table:table-cell>
          <table:table-cell office:value-type="string" calcext:value-type="string">
            <text:p>RSI (14)</text:p>
          </table:table-cell>
          <table:table-cell office:value-type="float" office:value="39.69" calcext:value-type="float">
            <text:p>39.69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53% 3.6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8.10%</text:p>
          </table:table-cell>
          <table:table-cell office:value-type="string" calcext:value-type="string">
            <text:p>Rel Volume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43.85" calcext:value-type="float">
            <text:p>43.8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5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94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03.95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43.93" calcext:value-type="float">
            <text:p>43.9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6.7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7.4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17.35%</text:p>
          </table:table-cell>
          <table:table-cell office:value-type="string" calcext:value-type="string">
            <text:p>Volume</text:p>
          </table:table-cell>
          <table:table-cell office:value-type="float" office:value="374953" calcext:value-type="float">
            <text:p>37495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18%</text:p>
          </table:table-cell>
        </table:table-row>
      </table:table>
      <table:table table:name="MDT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MD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O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49.45" calcext:value-type="float">
            <text:p>49.45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1.21" calcext:value-type="float">
            <text:p>1.2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50.9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3.9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0.67B</text:p>
          </table:table-cell>
          <table:table-cell office:value-type="string" calcext:value-type="string">
            <text:p>Forward P/E</text:p>
          </table:table-cell>
          <table:table-cell office:value-type="float" office:value="41.34" calcext:value-type="float">
            <text:p>41.34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.45" calcext:value-type="float">
            <text:p>1.4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.54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50.27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1.0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06.90M</text:p>
          </table:table-cell>
          <table:table-cell office:value-type="string" calcext:value-type="string">
            <text:p>PEG</text:p>
          </table:table-cell>
          <table:table-cell office:value-type="float" office:value="9.07" calcext:value-type="float">
            <text:p>9.07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35" calcext:value-type="float">
            <text:p>0.3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5.6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3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6.2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63B</text:p>
          </table:table-cell>
          <table:table-cell office:value-type="string" calcext:value-type="string">
            <text:p>P/S</text:p>
          </table:table-cell>
          <table:table-cell office:value-type="float" office:value="12.67" calcext:value-type="float">
            <text:p>12.6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0.1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Short Ratio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4.8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0.22" calcext:value-type="float">
            <text:p>30.22</text:p>
          </table:table-cell>
          <table:table-cell office:value-type="string" calcext:value-type="string">
            <text:p>P/B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3.7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10%</text:p>
          </table:table-cell>
          <table:table-cell office:value-type="string" calcext:value-type="string">
            <text:p>Target Price</text:p>
          </table:table-cell>
          <table:table-cell office:value-type="float" office:value="68.88" calcext:value-type="float">
            <text:p>68.8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8.4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P/C</text:p>
          </table:table-cell>
          <table:table-cell office:value-type="float" office:value="28.52" calcext:value-type="float">
            <text:p>28.5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4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.0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38.00 - 84.9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3.9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P/FCF</text:p>
          </table:table-cell>
          <table:table-cell office:value-type="float" office:value="143.56" calcext:value-type="float">
            <text:p>143.5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.3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9.65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4.70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9.8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93.7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57.21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8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1.60%</text:p>
          </table:table-cell>
          <table:table-cell office:value-type="string" calcext:value-type="string">
            <text:p>RSI (14)</text:p>
          </table:table-cell>
          <table:table-cell office:value-type="float" office:value="45.83" calcext:value-type="float">
            <text:p>45.83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29% 2.0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79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4.90%</text:p>
          </table:table-cell>
          <table:table-cell office:value-type="string" calcext:value-type="string">
            <text:p>Rel Volume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58.9" calcext:value-type="float">
            <text:p>58.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2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29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62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59.74" calcext:value-type="float">
            <text:p>59.7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1.4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1.5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.41%</text:p>
          </table:table-cell>
          <table:table-cell office:value-type="string" calcext:value-type="string">
            <text:p>Volume</text:p>
          </table:table-cell>
          <table:table-cell office:value-type="float" office:value="3193433" calcext:value-type="float">
            <text:p>319343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43%</text:p>
          </table:table-cell>
        </table:table-row>
      </table:table>
      <table:table table:name="MMM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MMM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OTIS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3.22" calcext:value-type="float">
            <text:p>33.22</text:p>
          </table:table-cell>
          <table:table-cell office:value-type="string" calcext:value-type="string">
            <text:p>EPS (ttm)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33.1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1.0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9.36B</text:p>
          </table:table-cell>
          <table:table-cell office:value-type="string" calcext:value-type="string">
            <text:p>Forward P/E</text:p>
          </table:table-cell>
          <table:table-cell office:value-type="float" office:value="25.56" calcext:value-type="float">
            <text:p>25.56</text:p>
          </table:table-cell>
          <table:table-cell office:value-type="string" calcext:value-type="string">
            <text:p>EPS next Y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72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33.07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.0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873.00M</text:p>
          </table:table-cell>
          <table:table-cell office:value-type="string" calcext:value-type="string">
            <text:p>PEG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EPS next Q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5.7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4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2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2.62B</text:p>
          </table:table-cell>
          <table:table-cell office:value-type="string" calcext:value-type="string">
            <text:p>P/S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EPS this Y</text:p>
          </table:table-cell>
          <table:table-cell table:style-name="ce35" office:value-type="string" calcext:value-type="string">
            <text:p>64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12%</text:p>
          </table:table-cell>
          <table:table-cell office:value-type="string" calcext:value-type="string">
            <text:p>Short Ratio</text:p>
          </table:table-cell>
          <table:table-cell office:value-type="float" office:value="3.41" calcext:value-type="float">
            <text:p>3.4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7.2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-9.79" calcext:value-type="float">
            <text:p>-9.79</text:p>
          </table:table-cell>
          <table:table-cell office:value-type="string" calcext:value-type="string">
            <text:p>P/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Y</text:p>
          </table:table-cell>
          <table:table-cell table:style-name="ce35" office:value-type="string" calcext:value-type="string">
            <text:p>6.91%</text:p>
          </table:table-cell>
          <table:table-cell office:value-type="string" calcext:value-type="string">
            <text:p>ROA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Target Price</text:p>
          </table:table-cell>
          <table:table-cell office:value-type="float" office:value="70.13" calcext:value-type="float">
            <text:p>70.13</text:p>
          </table:table-cell>
          <table:table-cell office:value-type="string" calcext:value-type="string">
            <text:p>Perf Year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4.35" calcext:value-type="float">
            <text:p>4.35</text:p>
          </table:table-cell>
          <table:table-cell office:value-type="string" calcext:value-type="string">
            <text:p>P/C</text:p>
          </table:table-cell>
          <table:table-cell office:value-type="float" office:value="15.36" calcext:value-type="float">
            <text:p>15.36</text:p>
          </table:table-cell>
          <table:table-cell office:value-type="string" calcext:value-type="string">
            <text:p>EPS next 5Y</text:p>
          </table:table-cell>
          <table:table-cell table:style-name="ce35" office:value-type="string" calcext:value-type="string">
            <text:p>8.63%</text:p>
          </table:table-cell>
          <table:table-cell office:value-type="string" calcext:value-type="string">
            <text:p>ROE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38.00 - 68.21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1.0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72.2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.02%</text:p>
          </table:table-cell>
          <table:table-cell office:value-type="string" calcext:value-type="string">
            <text:p>Beta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20%</text:p>
          </table:table-cell>
          <table:table-cell office:value-type="string" calcext:value-type="string">
            <text:p>Quick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9.6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75.87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52" calcext:value-type="float">
            <text:p>1.5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69000" calcext:value-type="float">
            <text:p>69000</text:p>
          </table:table-cell>
          <table:table-cell office:value-type="string" calcext:value-type="string">
            <text:p>Current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Q/Q</text:p>
          </table:table-cell>
          <table:table-cell table:style-name="ce35" office:value-type="string" calcext:value-type="string">
            <text:p>-9.60%</text:p>
          </table:table-cell>
          <table:table-cell office:value-type="string" calcext:value-type="string">
            <text:p>Oper. Margin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RSI (14)</text:p>
          </table:table-cell>
          <table:table-cell office:value-type="float" office:value="54.55" calcext:value-type="float">
            <text:p>54.55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88% 2.2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Q/Q</text:p>
          </table:table-cell>
          <table:table-cell table:style-name="ce35" office:value-type="string" calcext:value-type="string">
            <text:p>-27.40%</text:p>
          </table:table-cell>
          <table:table-cell office:value-type="string" calcext:value-type="string">
            <text:p>Profit Margin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Rel Volume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67.78" calcext:value-type="float">
            <text:p>67.7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arnings</text:p>
          </table:table-cell>
          <table:table-cell office:value-type="string" calcext:value-type="string">
            <text:p>Oct 26 BMO</text:p>
          </table:table-cell>
          <table:table-cell office:value-type="string" calcext:value-type="string">
            <text:p>Payout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81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66.83" calcext:value-type="float">
            <text:p>66.8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1.90%</text:p>
          </table:table-cell>
          <table:table-cell office:value-type="string" calcext:value-type="string">
            <text:p>SMA50</text:p>
          </table:table-cell>
          <table:table-cell table:style-name="ce35" office:value-type="string" calcext:value-type="string">
            <text:p>2.5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3.14%</text:p>
          </table:table-cell>
          <table:table-cell office:value-type="string" calcext:value-type="string">
            <text:p>Volume</text:p>
          </table:table-cell>
          <table:table-cell office:value-type="float" office:value="1911004" calcext:value-type="float">
            <text:p>191100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40%</text:p>
          </table:table-cell>
        </table:table-row>
      </table:table>
      <table:table table:name="MO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MO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PBC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1.15" calcext:value-type="float">
            <text:p>1.1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18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8.5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.02B</text:p>
          </table:table-cell>
          <table:table-cell office:value-type="string" calcext:value-type="string">
            <text:p>Forward P/E</text:p>
          </table:table-cell>
          <table:table-cell office:value-type="float" office:value="12.73" calcext:value-type="float">
            <text:p>12.73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.1" calcext:value-type="float">
            <text:p>1.1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6.59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15.8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6.7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88.20M</text:p>
          </table:table-cell>
          <table:table-cell office:value-type="string" calcext:value-type="string">
            <text:p>PEG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33" calcext:value-type="float">
            <text:p>0.3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5.7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9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7.2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89B</text:p>
          </table:table-cell>
          <table:table-cell office:value-type="string" calcext:value-type="string">
            <text:p>P/S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0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8%</text:p>
          </table:table-cell>
          <table:table-cell office:value-type="string" calcext:value-type="string">
            <text:p>Short Ratio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6.1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8.15" calcext:value-type="float">
            <text:p>18.15</text:p>
          </table:table-cell>
          <table:table-cell office:value-type="string" calcext:value-type="string">
            <text:p>P/B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10.1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0.80%</text:p>
          </table:table-cell>
          <table:table-cell office:value-type="string" calcext:value-type="string">
            <text:p>Target Price</text:p>
          </table:table-cell>
          <table:table-cell office:value-type="float" office:value="13.57" calcext:value-type="float">
            <text:p>13.5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5.22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P/C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3.73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6.4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9.37 - 16.6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8.5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P/FCF</text:p>
          </table:table-cell>
          <table:table-cell office:value-type="float" office:value="10.59" calcext:value-type="float">
            <text:p>10.5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8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1.7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5.52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5.13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2.80%</text:p>
          </table:table-cell>
          <table:table-cell office:value-type="string" calcext:value-type="string">
            <text:p>Gross Margin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49.84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7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78.10%</text:p>
          </table:table-cell>
          <table:table-cell office:value-type="string" calcext:value-type="string">
            <text:p>RSI (14)</text:p>
          </table:table-cell>
          <table:table-cell office:value-type="float" office:value="66.54" calcext:value-type="float">
            <text:p>66.54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48% 2.6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5.80%</text:p>
          </table:table-cell>
          <table:table-cell office:value-type="string" calcext:value-type="string">
            <text:p>Rel Volume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4.16" calcext:value-type="float">
            <text:p>14.1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1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1.7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5.02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4.04" calcext:value-type="float">
            <text:p>14.0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7.6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1.4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1.64%</text:p>
          </table:table-cell>
          <table:table-cell office:value-type="string" calcext:value-type="string">
            <text:p>Volume</text:p>
          </table:table-cell>
          <table:table-cell office:value-type="float" office:value="5620796" calcext:value-type="float">
            <text:p>562079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85%</text:p>
          </table:table-cell>
        </table:table-row>
      </table:table>
      <table:table table:name="NDSN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NDSN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PEP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8.47" calcext:value-type="float">
            <text:p>28.47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5.06" calcext:value-type="float">
            <text:p>5.0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38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7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96.89B</text:p>
          </table:table-cell>
          <table:table-cell office:value-type="string" calcext:value-type="string">
            <text:p>Forward P/E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6.06" calcext:value-type="float">
            <text:p>6.0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.7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38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9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.06B</text:p>
          </table:table-cell>
          <table:table-cell office:value-type="string" calcext:value-type="string">
            <text:p>PEG</text:p>
          </table:table-cell>
          <table:table-cell office:value-type="float" office:value="4.65" calcext:value-type="float">
            <text:p>4.65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46" calcext:value-type="float">
            <text:p>1.4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2.9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6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4.5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68.56B</text:p>
          </table:table-cell>
          <table:table-cell office:value-type="string" calcext:value-type="string">
            <text:p>P/S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40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2%</text:p>
          </table:table-cell>
          <table:table-cell office:value-type="string" calcext:value-type="string">
            <text:p>Short Ratio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7.2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9.74" calcext:value-type="float">
            <text:p>9.74</text:p>
          </table:table-cell>
          <table:table-cell office:value-type="string" calcext:value-type="string">
            <text:p>P/B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9.3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8.20%</text:p>
          </table:table-cell>
          <table:table-cell office:value-type="string" calcext:value-type="string">
            <text:p>Target Pric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6.9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7.11" calcext:value-type="float">
            <text:p>7.11</text:p>
          </table:table-cell>
          <table:table-cell office:value-type="string" calcext:value-type="string">
            <text:p>P/C</text:p>
          </table:table-cell>
          <table:table-cell office:value-type="float" office:value="20.29" calcext:value-type="float">
            <text:p>20.2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12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51.9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01.42 - 148.7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7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P/FCF</text:p>
          </table:table-cell>
          <table:table-cell office:value-type="float" office:value="210.58" calcext:value-type="float">
            <text:p>210.5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4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7.8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3.09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84%</text:p>
          </table:table-cell>
          <table:table-cell office:value-type="string" calcext:value-type="string">
            <text:p>Quick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5.2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42.16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16000" calcext:value-type="float">
            <text:p>116000</text:p>
          </table:table-cell>
          <table:table-cell office:value-type="string" calcext:value-type="string">
            <text:p>Current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4.50%</text:p>
          </table:table-cell>
          <table:table-cell office:value-type="string" calcext:value-type="string">
            <text:p>RSI (14)</text:p>
          </table:table-cell>
          <table:table-cell office:value-type="float" office:value="48.35" calcext:value-type="float">
            <text:p>48.35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10% 1.3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0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0.30%</text:p>
          </table:table-cell>
          <table:table-cell office:value-type="string" calcext:value-type="string">
            <text:p>Rel Volume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42.47" calcext:value-type="float">
            <text:p>142.4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78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.77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44.18" calcext:value-type="float">
            <text:p>144.1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0.7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0.7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5.70%</text:p>
          </table:table-cell>
          <table:table-cell office:value-type="string" calcext:value-type="string">
            <text:p>Volume</text:p>
          </table:table-cell>
          <table:table-cell office:value-type="float" office:value="4311455" calcext:value-type="float">
            <text:p>431145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20%</text:p>
          </table:table-cell>
        </table:table-row>
      </table:table>
      <table:table table:name="NFG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NFG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PG" table:filter-name="calc_HTML_WebQuery" table:filter-options="0 0" table:last-column-spanned="12" table:last-row-spanned="12"/>
            <text:p>Index</text:p>
          </table:table-cell>
          <table:table-cell table:style-name="ce36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26.54" calcext:value-type="float">
            <text:p>26.54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5.23" calcext:value-type="float">
            <text:p>5.2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.49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0.2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42.88B</text:p>
          </table:table-cell>
          <table:table-cell office:value-type="string" calcext:value-type="string">
            <text:p>Forward P/E</text:p>
          </table:table-cell>
          <table:table-cell office:value-type="float" office:value="23.37" calcext:value-type="float">
            <text:p>23.37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5.94" calcext:value-type="float">
            <text:p>5.9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7.96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.46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0.54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3.51B</text:p>
          </table:table-cell>
          <table:table-cell office:value-type="string" calcext:value-type="string">
            <text:p>PEG</text:p>
          </table:table-cell>
          <table:table-cell office:value-type="float" office:value="3.13" calcext:value-type="float">
            <text:p>3.13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5" calcext:value-type="float">
            <text:p>1.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6.2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6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2.02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72.47B</text:p>
          </table:table-cell>
          <table:table-cell office:value-type="string" calcext:value-type="string">
            <text:p>P/S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246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7%</text:p>
          </table:table-cell>
          <table:table-cell office:value-type="string" calcext:value-type="string">
            <text:p>Short Ratio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2.0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9.02" calcext:value-type="float">
            <text:p>19.02</text:p>
          </table:table-cell>
          <table:table-cell office:value-type="string" calcext:value-type="string">
            <text:p>P/B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.5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1.50%</text:p>
          </table:table-cell>
          <table:table-cell office:value-type="string" calcext:value-type="string">
            <text:p>Target Price</text:p>
          </table:table-cell>
          <table:table-cell office:value-type="float" office:value="151.34" calcext:value-type="float">
            <text:p>151.34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2.0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47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9.7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94.34 - 146.9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25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P/FCF</text:p>
          </table:table-cell>
          <table:table-cell office:value-type="float" office:value="47.78" calcext:value-type="float">
            <text:p>47.7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1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6.1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5.53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28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1.5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47.12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11" calcext:value-type="float">
            <text:p>2.1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Current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8.5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3.00%</text:p>
          </table:table-cell>
          <table:table-cell office:value-type="string" calcext:value-type="string">
            <text:p>RSI (14)</text:p>
          </table:table-cell>
          <table:table-cell office:value-type="float" office:value="51.77" calcext:value-type="float">
            <text:p>51.77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1.86% 1.45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0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8.60%</text:p>
          </table:table-cell>
          <table:table-cell office:value-type="string" calcext:value-type="string">
            <text:p>Rel Volume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38.85" calcext:value-type="float">
            <text:p>138.8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0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6.5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6.49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38.79" calcext:value-type="float">
            <text:p>138.7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0.8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0.0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7.23%</text:p>
          </table:table-cell>
          <table:table-cell office:value-type="string" calcext:value-type="string">
            <text:p>Volume</text:p>
          </table:table-cell>
          <table:table-cell office:value-type="float" office:value="7442962" calcext:value-type="float">
            <text:p>744296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04%</text:p>
          </table:table-cell>
        </table:table-row>
      </table:table>
      <table:table table:name="NUE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NUE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PH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0.69" calcext:value-type="float">
            <text:p>30.69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9.15" calcext:value-type="float">
            <text:p>9.1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28.71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3.0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6.24B</text:p>
          </table:table-cell>
          <table:table-cell office:value-type="string" calcext:value-type="string">
            <text:p>Forward P/E</text:p>
          </table:table-cell>
          <table:table-cell office:value-type="float" office:value="19.65" calcext:value-type="float">
            <text:p>19.65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4.28" calcext:value-type="float">
            <text:p>14.2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4.9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28.2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.34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19B</text:p>
          </table:table-cell>
          <table:table-cell office:value-type="string" calcext:value-type="string">
            <text:p>PEG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2.53" calcext:value-type="float">
            <text:p>2.5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1.0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0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8.8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3.59B</text:p>
          </table:table-cell>
          <table:table-cell office:value-type="string" calcext:value-type="string">
            <text:p>P/S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9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8%</text:p>
          </table:table-cell>
          <table:table-cell office:value-type="string" calcext:value-type="string">
            <text:p>Short Ratio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60.0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0.73" calcext:value-type="float">
            <text:p>50.73</text:p>
          </table:table-cell>
          <table:table-cell office:value-type="string" calcext:value-type="string">
            <text:p>P/B</text:p>
          </table:table-cell>
          <table:table-cell office:value-type="float" office:value="5.53" calcext:value-type="float">
            <text:p>5.5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6.57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5.90%</text:p>
          </table:table-cell>
          <table:table-cell office:value-type="string" calcext:value-type="string">
            <text:p>Target Price</text:p>
          </table:table-cell>
          <table:table-cell office:value-type="float" office:value="285.53" calcext:value-type="float">
            <text:p>285.5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35.50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01" calcext:value-type="float">
            <text:p>6.01</text:p>
          </table:table-cell>
          <table:table-cell office:value-type="string" calcext:value-type="string">
            <text:p>P/C</text:p>
          </table:table-cell>
          <table:table-cell office:value-type="float" office:value="46.71" calcext:value-type="float">
            <text:p>46.7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2.0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8.8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93.00 - 286.3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3.0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P/FCF</text:p>
          </table:table-cell>
          <table:table-cell office:value-type="float" office:value="21.56" calcext:value-type="float">
            <text:p>21.5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5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8.3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.99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78" calcext:value-type="float">
            <text:p>1.7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25%</text:p>
          </table:table-cell>
          <table:table-cell office:value-type="string" calcext:value-type="string">
            <text:p>Quick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5.5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201.78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6.64" calcext:value-type="float">
            <text:p>6.6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0520" calcext:value-type="float">
            <text:p>5052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1.00%</text:p>
          </table:table-cell>
          <table:table-cell office:value-type="string" calcext:value-type="string">
            <text:p>RSI (14)</text:p>
          </table:table-cell>
          <table:table-cell office:value-type="float" office:value="62.26" calcext:value-type="float">
            <text:p>62.26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24% 2.2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5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8.70%</text:p>
          </table:table-cell>
          <table:table-cell office:value-type="string" calcext:value-type="string">
            <text:p>Rel Volume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281.36" calcext:value-type="float">
            <text:p>281.3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5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8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33.98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280.66" calcext:value-type="float">
            <text:p>280.6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3.08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7.67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39.13%</text:p>
          </table:table-cell>
          <table:table-cell office:value-type="string" calcext:value-type="string">
            <text:p>Volume</text:p>
          </table:table-cell>
          <table:table-cell office:value-type="float" office:value="1278841" calcext:value-type="float">
            <text:p>127884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25%</text:p>
          </table:table-cell>
        </table:table-row>
      </table:table>
      <table:table table:name="NWN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NWN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PNR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6.21" calcext:value-type="float">
            <text:p>26.21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2.14" calcext:value-type="float">
            <text:p>2.1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66.1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5.6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9.15B</text:p>
          </table:table-cell>
          <table:table-cell office:value-type="string" calcext:value-type="string">
            <text:p>Forward P/E</text:p>
          </table:table-cell>
          <table:table-cell office:value-type="float" office:value="20.96" calcext:value-type="float">
            <text:p>20.96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2.68" calcext:value-type="float">
            <text:p>2.6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3.29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65.86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9.74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60.20M</text:p>
          </table:table-cell>
          <table:table-cell office:value-type="string" calcext:value-type="string">
            <text:p>PEG</text:p>
          </table:table-cell>
          <table:table-cell office:value-type="float" office:value="3.97" calcext:value-type="float">
            <text:p>3.97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63" calcext:value-type="float">
            <text:p>0.6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0.7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6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4.8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.98B</text:p>
          </table:table-cell>
          <table:table-cell office:value-type="string" calcext:value-type="string">
            <text:p>P/S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8.1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26%</text:p>
          </table:table-cell>
          <table:table-cell office:value-type="string" calcext:value-type="string">
            <text:p>Short Ratio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45.9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2.34" calcext:value-type="float">
            <text:p>12.34</text:p>
          </table:table-cell>
          <table:table-cell office:value-type="string" calcext:value-type="string">
            <text:p>P/B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0.0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8.40%</text:p>
          </table:table-cell>
          <table:table-cell office:value-type="string" calcext:value-type="string">
            <text:p>Target Price</text:p>
          </table:table-cell>
          <table:table-cell office:value-type="float" office:value="56.59" calcext:value-type="float">
            <text:p>56.5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2.7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P/C</text:p>
          </table:table-cell>
          <table:table-cell office:value-type="float" office:value="110.82" calcext:value-type="float">
            <text:p>110.8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6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8.0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22.01 - 58.8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5.6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/FCF</text:p>
          </table:table-cell>
          <table:table-cell office:value-type="float" office:value="22.62" calcext:value-type="float">
            <text:p>22.6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3.0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4.62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43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8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5.2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54.88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Current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11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5.50%</text:p>
          </table:table-cell>
          <table:table-cell office:value-type="string" calcext:value-type="string">
            <text:p>RSI (14)</text:p>
          </table:table-cell>
          <table:table-cell office:value-type="float" office:value="67.34" calcext:value-type="float">
            <text:p>67.34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08% 2.3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2.4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90%</text:p>
          </table:table-cell>
          <table:table-cell office:value-type="string" calcext:value-type="string">
            <text:p>Rel Volume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55.03" calcext:value-type="float">
            <text:p>55.0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20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5.5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9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56.1" calcext:value-type="float">
            <text:p>56.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7.1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7.5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9.77%</text:p>
          </table:table-cell>
          <table:table-cell office:value-type="string" calcext:value-type="string">
            <text:p>Volume</text:p>
          </table:table-cell>
          <table:table-cell office:value-type="float" office:value="2052662" calcext:value-type="float">
            <text:p>205266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94%</text:p>
          </table:table-cell>
        </table:table-row>
      </table:table>
      <table:table table:name="O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O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PPG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2.7" calcext:value-type="float">
            <text:p>32.7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4.54" calcext:value-type="float">
            <text:p>4.5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36.8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8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5.63B</text:p>
          </table:table-cell>
          <table:table-cell office:value-type="string" calcext:value-type="string">
            <text:p>Forward P/E</text:p>
          </table:table-cell>
          <table:table-cell office:value-type="float" office:value="21.59" calcext:value-type="float">
            <text:p>21.59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6.87" calcext:value-type="float">
            <text:p>6.8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9.9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35.1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.36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08B</text:p>
          </table:table-cell>
          <table:table-cell office:value-type="string" calcext:value-type="string">
            <text:p>PEG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58" calcext:value-type="float">
            <text:p>1.5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9.8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6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9.86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3.75B</text:p>
          </table:table-cell>
          <table:table-cell office:value-type="string" calcext:value-type="string">
            <text:p>P/S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2.2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15%</text:p>
          </table:table-cell>
          <table:table-cell office:value-type="string" calcext:value-type="string">
            <text:p>Short Ratio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8.5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2.42" calcext:value-type="float">
            <text:p>22.42</text:p>
          </table:table-cell>
          <table:table-cell office:value-type="string" calcext:value-type="string">
            <text:p>P/B</text:p>
          </table:table-cell>
          <table:table-cell office:value-type="float" office:value="6.61" calcext:value-type="float">
            <text:p>6.6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0.87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Target Pric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5.2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8.72" calcext:value-type="float">
            <text:p>8.72</text:p>
          </table:table-cell>
          <table:table-cell office:value-type="string" calcext:value-type="string">
            <text:p>P/C</text:p>
          </table:table-cell>
          <table:table-cell office:value-type="float" office:value="17.01" calcext:value-type="float">
            <text:p>17.0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49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1.4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69.77 - 151.3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8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P/FCF</text:p>
          </table:table-cell>
          <table:table-cell office:value-type="float" office:value="31.67" calcext:value-type="float">
            <text:p>31.67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2.6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.00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46%</text:p>
          </table:table-cell>
          <table:table-cell office:value-type="string" calcext:value-type="string">
            <text:p>Quick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3.8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12.56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99" calcext:value-type="float">
            <text:p>2.9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7600" calcext:value-type="float">
            <text:p>476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0.90%</text:p>
          </table:table-cell>
          <table:table-cell office:value-type="string" calcext:value-type="string">
            <text:p>RSI (14)</text:p>
          </table:table-cell>
          <table:table-cell office:value-type="float" office:value="58.07" calcext:value-type="float">
            <text:p>58.07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37% 1.9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1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7.80%</text:p>
          </table:table-cell>
          <table:table-cell office:value-type="string" calcext:value-type="string">
            <text:p>Rel Volume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50.83" calcext:value-type="float">
            <text:p>150.8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1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5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21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48.3" calcext:value-type="float">
            <text:p>148.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2.6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4.1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6.35%</text:p>
          </table:table-cell>
          <table:table-cell office:value-type="string" calcext:value-type="string">
            <text:p>Volume</text:p>
          </table:table-cell>
          <table:table-cell office:value-type="float" office:value="1141435" calcext:value-type="float">
            <text:p>114143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68%</text:p>
          </table:table-cell>
        </table:table-row>
      </table:table>
      <table:table table:name="OTIS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OTIS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ROP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9.05" calcext:value-type="float">
            <text:p>29.05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14.84" calcext:value-type="float">
            <text:p>14.8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04.7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0.0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5.16B</text:p>
          </table:table-cell>
          <table:table-cell office:value-type="string" calcext:value-type="string">
            <text:p>Forward P/E</text:p>
          </table:table-cell>
          <table:table-cell office:value-type="float" office:value="29.46" calcext:value-type="float">
            <text:p>29.46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4.63" calcext:value-type="float">
            <text:p>14.6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3.5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03.2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.8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57B</text:p>
          </table:table-cell>
          <table:table-cell office:value-type="string" calcext:value-type="string">
            <text:p>PEG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3.48" calcext:value-type="float">
            <text:p>3.4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5.4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5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6.8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.42B</text:p>
          </table:table-cell>
          <table:table-cell office:value-type="string" calcext:value-type="string">
            <text:p>P/S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88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6%</text:p>
          </table:table-cell>
          <table:table-cell office:value-type="string" calcext:value-type="string">
            <text:p>Short Ratio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9.9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97.05" calcext:value-type="float">
            <text:p>97.05</text:p>
          </table:table-cell>
          <table:table-cell office:value-type="string" calcext:value-type="string">
            <text:p>P/B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5.6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7.90%</text:p>
          </table:table-cell>
          <table:table-cell office:value-type="string" calcext:value-type="string">
            <text:p>Target Price</text:p>
          </table:table-cell>
          <table:table-cell office:value-type="float" office:value="442.2" calcext:value-type="float">
            <text:p>442.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6.4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P/C</text:p>
          </table:table-cell>
          <table:table-cell office:value-type="float" office:value="149.48" calcext:value-type="float">
            <text:p>149.48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1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6.0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240.00 - 455.7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0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P/FCF</text:p>
          </table:table-cell>
          <table:table-cell office:value-type="float" office:value="38.42" calcext:value-type="float">
            <text:p>38.4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3.3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5.40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0.52%</text:p>
          </table:table-cell>
          <table:table-cell office:value-type="string" calcext:value-type="string">
            <text:p>Quick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8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4.0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79.63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9.34" calcext:value-type="float">
            <text:p>9.3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6460" calcext:value-type="float">
            <text:p>16460</text:p>
          </table:table-cell>
          <table:table-cell office:value-type="string" calcext:value-type="string">
            <text:p>Current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41.50%</text:p>
          </table:table-cell>
          <table:table-cell office:value-type="string" calcext:value-type="string">
            <text:p>RSI (14)</text:p>
          </table:table-cell>
          <table:table-cell office:value-type="float" office:value="58.99" calcext:value-type="float">
            <text:p>58.99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45% 2.0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7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8.90%</text:p>
          </table:table-cell>
          <table:table-cell office:value-type="string" calcext:value-type="string">
            <text:p>Rel Volume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430.58" calcext:value-type="float">
            <text:p>430.5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2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3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540.81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431.1" calcext:value-type="float">
            <text:p>431.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2.1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2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9.57%</text:p>
          </table:table-cell>
          <table:table-cell office:value-type="string" calcext:value-type="string">
            <text:p>Volume</text:p>
          </table:table-cell>
          <table:table-cell office:value-type="float" office:value="309207" calcext:value-type="float">
            <text:p>30920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12%</text:p>
          </table:table-cell>
        </table:table-row>
      </table:table>
      <table:table table:name="PBCT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PBC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RTX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-0.82" calcext:value-type="float">
            <text:p>-0.82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51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3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05.98B</text:p>
          </table:table-cell>
          <table:table-cell office:value-type="string" calcext:value-type="string">
            <text:p>Forward P/E</text:p>
          </table:table-cell>
          <table:table-cell office:value-type="float" office:value="20.05" calcext:value-type="float">
            <text:p>20.05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3.49" calcext:value-type="float">
            <text:p>3.4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5.9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39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6.20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2112.0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71" calcext:value-type="float">
            <text:p>0.7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7.1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1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4.9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9.72B</text:p>
          </table:table-cell>
          <table:table-cell office:value-type="string" calcext:value-type="string">
            <text:p>P/S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3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2%</text:p>
          </table:table-cell>
          <table:table-cell office:value-type="string" calcext:value-type="string">
            <text:p>Short Ratio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7.1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5.24" calcext:value-type="float">
            <text:p>45.24</text:p>
          </table:table-cell>
          <table:table-cell office:value-type="string" calcext:value-type="string">
            <text:p>P/B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8.6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1.70%</text:p>
          </table:table-cell>
          <table:table-cell office:value-type="string" calcext:value-type="string">
            <text:p>Target Price</text:p>
          </table:table-cell>
          <table:table-cell office:value-type="float" office:value="82.13" calcext:value-type="float">
            <text:p>82.1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22.9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59" calcext:value-type="float">
            <text:p>6.59</text:p>
          </table:table-cell>
          <table:table-cell office:value-type="string" calcext:value-type="string">
            <text:p>P/C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EPS next 5Y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4.6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40.71 - 93.4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3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P/FCF</text:p>
          </table:table-cell>
          <table:table-cell office:value-type="float" office:value="972.26" calcext:value-type="float">
            <text:p>972.2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0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7.8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5.24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49" calcext:value-type="float">
            <text:p>1.4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72%</text:p>
          </table:table-cell>
          <table:table-cell office:value-type="string" calcext:value-type="string">
            <text:p>Quick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9.5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71.61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66" calcext:value-type="float">
            <text:p>1.6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43200" calcext:value-type="float">
            <text:p>243200</text:p>
          </table:table-cell>
          <table:table-cell office:value-type="string" calcext:value-type="string">
            <text:p>Current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9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-0.30%</text:p>
          </table:table-cell>
          <table:table-cell office:value-type="string" calcext:value-type="string">
            <text:p>RSI (14)</text:p>
          </table:table-cell>
          <table:table-cell office:value-type="float" office:value="49.15" calcext:value-type="float">
            <text:p>49.15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01% 2.25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91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4.20%</text:p>
          </table:table-cell>
          <table:table-cell office:value-type="string" calcext:value-type="string">
            <text:p>Rel Volume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69.78" calcext:value-type="float">
            <text:p>69.7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6 BMO</text:p>
          </table:table-cell>
          <table:table-cell office:value-type="string" calcext:value-type="string">
            <text:p>Payout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.07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69.86" calcext:value-type="float">
            <text:p>69.8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1.2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2.7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0.93%</text:p>
          </table:table-cell>
          <table:table-cell office:value-type="string" calcext:value-type="string">
            <text:p>Volume</text:p>
          </table:table-cell>
          <table:table-cell office:value-type="float" office:value="5151259" calcext:value-type="float">
            <text:p>515125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11%</text:p>
          </table:table-cell>
        </table:table-row>
      </table:table>
      <table:table table:name="PEP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PEP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SCL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5.1" calcext:value-type="float">
            <text:p>5.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1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2.91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7.1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.94B</text:p>
          </table:table-cell>
          <table:table-cell office:value-type="string" calcext:value-type="string">
            <text:p>Forward P/E</text:p>
          </table:table-cell>
          <table:table-cell office:value-type="float" office:value="20.41" calcext:value-type="float">
            <text:p>20.41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6.27" calcext:value-type="float">
            <text:p>6.2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5.6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1.7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9.46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18.50M</text:p>
          </table:table-cell>
          <table:table-cell office:value-type="string" calcext:value-type="string">
            <text:p>PEG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08" calcext:value-type="float">
            <text:p>1.0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9.2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4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2.1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82B</text:p>
          </table:table-cell>
          <table:table-cell office:value-type="string" calcext:value-type="string">
            <text:p>P/S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6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5%</text:p>
          </table:table-cell>
          <table:table-cell office:value-type="string" calcext:value-type="string">
            <text:p>Short Ratio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4.5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0.96" calcext:value-type="float">
            <text:p>40.96</text:p>
          </table:table-cell>
          <table:table-cell office:value-type="string" calcext:value-type="string">
            <text:p>P/B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7.4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7.60%</text:p>
          </table:table-cell>
          <table:table-cell office:value-type="string" calcext:value-type="string">
            <text:p>Target Pric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5.70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3.48" calcext:value-type="float">
            <text:p>13.48</text:p>
          </table:table-cell>
          <table:table-cell office:value-type="string" calcext:value-type="string">
            <text:p>P/C</text:p>
          </table:table-cell>
          <table:table-cell office:value-type="float" office:value="9.48" calcext:value-type="float">
            <text:p>9.48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4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3.2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69.33 - 131.0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7.1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P/FCF</text:p>
          </table:table-cell>
          <table:table-cell office:value-type="float" office:value="17.74" calcext:value-type="float">
            <text:p>17.7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2.2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9.4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.43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0.95%</text:p>
          </table:table-cell>
          <table:table-cell office:value-type="string" calcext:value-type="string">
            <text:p>Quick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9.8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84.47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3.16" calcext:value-type="float">
            <text:p>3.1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Current Ratio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8.50%</text:p>
          </table:table-cell>
          <table:table-cell office:value-type="string" calcext:value-type="string">
            <text:p>RSI (14)</text:p>
          </table:table-cell>
          <table:table-cell office:value-type="float" office:value="64.79" calcext:value-type="float">
            <text:p>64.79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35% 2.2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8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6.50%</text:p>
          </table:table-cell>
          <table:table-cell office:value-type="string" calcext:value-type="string">
            <text:p>Rel Volume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31.06" calcext:value-type="float">
            <text:p>131.0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21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7.23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27.89" calcext:value-type="float">
            <text:p>127.8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7.0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8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9.62%</text:p>
          </table:table-cell>
          <table:table-cell office:value-type="string" calcext:value-type="string">
            <text:p>Volume</text:p>
          </table:table-cell>
          <table:table-cell office:value-type="float" office:value="106655" calcext:value-type="float">
            <text:p>10665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2.42%</text:p>
          </table:table-cell>
        </table:table-row>
      </table:table>
      <table:table table:name="PG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PG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SHW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5.95" calcext:value-type="float">
            <text:p>35.95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20.27" calcext:value-type="float">
            <text:p>20.2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90.54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0.8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6.77B</text:p>
          </table:table-cell>
          <table:table-cell office:value-type="string" calcext:value-type="string">
            <text:p>Forward P/E</text:p>
          </table:table-cell>
          <table:table-cell office:value-type="float" office:value="27.26" calcext:value-type="float">
            <text:p>27.26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26.74" calcext:value-type="float">
            <text:p>26.7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50.1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82.2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.3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87B</text:p>
          </table:table-cell>
          <table:table-cell office:value-type="string" calcext:value-type="string">
            <text:p>PEG</text:p>
          </table:table-cell>
          <table:table-cell office:value-type="float" office:value="3.76" calcext:value-type="float">
            <text:p>3.76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4.84" calcext:value-type="float">
            <text:p>4.8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0.0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5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5.8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7.99B</text:p>
          </table:table-cell>
          <table:table-cell office:value-type="string" calcext:value-type="string">
            <text:p>P/S</text:p>
          </table:table-cell>
          <table:table-cell office:value-type="float" office:value="3.71" calcext:value-type="float">
            <text:p>3.7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42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3%</text:p>
          </table:table-cell>
          <table:table-cell office:value-type="string" calcext:value-type="string">
            <text:p>Short Ratio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4.8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6.47" calcext:value-type="float">
            <text:p>46.47</text:p>
          </table:table-cell>
          <table:table-cell office:value-type="string" calcext:value-type="string">
            <text:p>P/B</text:p>
          </table:table-cell>
          <table:table-cell office:value-type="float" office:value="15.68" calcext:value-type="float">
            <text:p>15.6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9.9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9.10%</text:p>
          </table:table-cell>
          <table:table-cell office:value-type="string" calcext:value-type="string">
            <text:p>Target Price</text:p>
          </table:table-cell>
          <table:table-cell office:value-type="float" office:value="766.23" calcext:value-type="float">
            <text:p>766.2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8.8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77" calcext:value-type="float">
            <text:p>6.77</text:p>
          </table:table-cell>
          <table:table-cell office:value-type="string" calcext:value-type="string">
            <text:p>P/C</text:p>
          </table:table-cell>
          <table:table-cell office:value-type="float" office:value="107.71" calcext:value-type="float">
            <text:p>107.7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9.57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8.3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325.43 - 758.0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8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P/FCF</text:p>
          </table:table-cell>
          <table:table-cell office:value-type="float" office:value="27.23" calcext:value-type="float">
            <text:p>27.23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3.5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1.8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3.86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0.74%</text:p>
          </table:table-cell>
          <table:table-cell office:value-type="string" calcext:value-type="string">
            <text:p>Quick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7.0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23.94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3.21" calcext:value-type="float">
            <text:p>13.2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61111" calcext:value-type="float">
            <text:p>61111</text:p>
          </table:table-cell>
          <table:table-cell office:value-type="string" calcext:value-type="string">
            <text:p>Current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2.70%</text:p>
          </table:table-cell>
          <table:table-cell office:value-type="string" calcext:value-type="string">
            <text:p>RSI (14)</text:p>
          </table:table-cell>
          <table:table-cell office:value-type="float" office:value="52.13" calcext:value-type="float">
            <text:p>52.13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07% 1.6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4.4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0.40%</text:p>
          </table:table-cell>
          <table:table-cell office:value-type="string" calcext:value-type="string">
            <text:p>Rel Volume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735.13" calcext:value-type="float">
            <text:p>735.1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5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66.19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728.77" calcext:value-type="float">
            <text:p>728.77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0.3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.0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4.98%</text:p>
          </table:table-cell>
          <table:table-cell office:value-type="string" calcext:value-type="string">
            <text:p>Volume</text:p>
          </table:table-cell>
          <table:table-cell office:value-type="float" office:value="399728" calcext:value-type="float">
            <text:p>39972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87%</text:p>
          </table:table-cell>
        </table:table-row>
      </table:table>
      <table:table table:name="PH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PH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SJW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46.91" calcext:value-type="float">
            <text:p>46.91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1.48" calcext:value-type="float">
            <text:p>1.4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6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8.5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0.3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.98B</text:p>
          </table:table-cell>
          <table:table-cell office:value-type="string" calcext:value-type="string">
            <text:p>Forward P/E</text:p>
          </table:table-cell>
          <table:table-cell office:value-type="float" office:value="29.02" calcext:value-type="float">
            <text:p>29.02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2.4" calcext:value-type="float">
            <text:p>2.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.32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6.1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3.7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2.80M</text:p>
          </table:table-cell>
          <table:table-cell office:value-type="string" calcext:value-type="string">
            <text:p>PEG</text:p>
          </table:table-cell>
          <table:table-cell office:value-type="float" office:value="3.42" calcext:value-type="float">
            <text:p>3.42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37" calcext:value-type="float">
            <text:p>0.3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3.7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9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3.6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54.70M</text:p>
          </table:table-cell>
          <table:table-cell office:value-type="string" calcext:value-type="string">
            <text:p>P/S</text:p>
          </table:table-cell>
          <table:table-cell office:value-type="float" office:value="3.57" calcext:value-type="float">
            <text:p>3.5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54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24%</text:p>
          </table:table-cell>
          <table:table-cell office:value-type="string" calcext:value-type="string">
            <text:p>Short Ratio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2.22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/B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6.0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30%</text:p>
          </table:table-cell>
          <table:table-cell office:value-type="string" calcext:value-type="string">
            <text:p>Target Price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.4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P/C</text:p>
          </table:table-cell>
          <table:table-cell office:value-type="float" office:value="98.04" calcext:value-type="float">
            <text:p>98.0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3.7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.8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45.60 - 74.9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36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P/FCF</text:p>
          </table:table-cell>
          <table:table-cell office:value-type="float" office:value="32.84" calcext:value-type="float">
            <text:p>32.8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20.2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.1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7.17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84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85.3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52.65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86" calcext:value-type="float">
            <text:p>1.8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Current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45.5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7.90%</text:p>
          </table:table-cell>
          <table:table-cell office:value-type="string" calcext:value-type="string">
            <text:p>RSI (14)</text:p>
          </table:table-cell>
          <table:table-cell office:value-type="float" office:value="56.89" calcext:value-type="float">
            <text:p>56.89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08% 2.8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73.8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7.70%</text:p>
          </table:table-cell>
          <table:table-cell office:value-type="string" calcext:value-type="string">
            <text:p>Rel Volum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69.36" calcext:value-type="float">
            <text:p>69.3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4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4.5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71.51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69.61" calcext:value-type="float">
            <text:p>69.6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1.5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4.6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0.94%</text:p>
          </table:table-cell>
          <table:table-cell office:value-type="string" calcext:value-type="string">
            <text:p>Volume</text:p>
          </table:table-cell>
          <table:table-cell office:value-type="float" office:value="64708" calcext:value-type="float">
            <text:p>6470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36%</text:p>
          </table:table-cell>
        </table:table-row>
      </table:table>
      <table:table table:name="PNR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PN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SPGI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2.72" calcext:value-type="float">
            <text:p>32.72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9.99" calcext:value-type="float">
            <text:p>9.9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40.6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0.5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79.17B</text:p>
          </table:table-cell>
          <table:table-cell office:value-type="string" calcext:value-type="string">
            <text:p>Forward P/E</text:p>
          </table:table-cell>
          <table:table-cell office:value-type="float" office:value="27.52" calcext:value-type="float">
            <text:p>27.52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1.88" calcext:value-type="float">
            <text:p>11.8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0.5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40.2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2.0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43B</text:p>
          </table:table-cell>
          <table:table-cell office:value-type="string" calcext:value-type="string">
            <text:p>PEG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2.49" calcext:value-type="float">
            <text:p>2.4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5.4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75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8.5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7.31B</text:p>
          </table:table-cell>
          <table:table-cell office:value-type="string" calcext:value-type="string">
            <text:p>P/S</text:p>
          </table:table-cell>
          <table:table-cell office:value-type="float" office:value="10.83" calcext:value-type="float">
            <text:p>10.8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1.2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9%</text:p>
          </table:table-cell>
          <table:table-cell office:value-type="string" calcext:value-type="string">
            <text:p>Short Ratio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7.0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P/B</text:p>
          </table:table-cell>
          <table:table-cell office:value-type="float" office:value="177.64" calcext:value-type="float">
            <text:p>177.6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.57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1.90%</text:p>
          </table:table-cell>
          <table:table-cell office:value-type="string" calcext:value-type="string">
            <text:p>Target Price</text:p>
          </table:table-cell>
          <table:table-cell office:value-type="float" office:value="396.56" calcext:value-type="float">
            <text:p>396.56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2.8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1.83%</text:p>
          </table:table-cell>
          <table:table-cell office:value-type="string" calcext:value-type="string">
            <text:p>ROE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86.05 - 379.8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5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P/FCF</text:p>
          </table:table-cell>
          <table:table-cell office:value-type="float" office:value="29.04" calcext:value-type="float">
            <text:p>29.0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58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56.2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3.96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0.82%</text:p>
          </table:table-cell>
          <table:table-cell office:value-type="string" calcext:value-type="string">
            <text:p>Quick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8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72.7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75.67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7.19" calcext:value-type="float">
            <text:p>7.1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Current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9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47.80%</text:p>
          </table:table-cell>
          <table:table-cell office:value-type="string" calcext:value-type="string">
            <text:p>RSI (14)</text:p>
          </table:table-cell>
          <table:table-cell office:value-type="float" office:value="49.1" calcext:value-type="float">
            <text:p>49.1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32% 1.8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4.8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3.20%</text:p>
          </table:table-cell>
          <table:table-cell office:value-type="string" calcext:value-type="string">
            <text:p>Rel Volume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329.07" calcext:value-type="float">
            <text:p>329.0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2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5.7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38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326.85" calcext:value-type="float">
            <text:p>326.8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1.0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1.5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0.41%</text:p>
          </table:table-cell>
          <table:table-cell office:value-type="string" calcext:value-type="string">
            <text:p>Volume</text:p>
          </table:table-cell>
          <table:table-cell office:value-type="float" office:value="1492061" calcext:value-type="float">
            <text:p>149206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67%</text:p>
          </table:table-cell>
        </table:table-row>
      </table:table>
      <table:table table:name="PPG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PPG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SWK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8.65" calcext:value-type="float">
            <text:p>28.65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6.17" calcext:value-type="float">
            <text:p>6.1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60.22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1.0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8.43B</text:p>
          </table:table-cell>
          <table:table-cell office:value-type="string" calcext:value-type="string">
            <text:p>Forward P/E</text:p>
          </table:table-cell>
          <table:table-cell office:value-type="float" office:value="18.29" calcext:value-type="float">
            <text:p>18.29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9.66" calcext:value-type="float">
            <text:p>9.6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6.3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59.8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2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951.50M</text:p>
          </table:table-cell>
          <table:table-cell office:value-type="string" calcext:value-type="string">
            <text:p>PEG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2.93" calcext:value-type="float">
            <text:p>2.9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0.4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9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.8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3.84B</text:p>
          </table:table-cell>
          <table:table-cell office:value-type="string" calcext:value-type="string">
            <text:p>P/S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9.6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7%</text:p>
          </table:table-cell>
          <table:table-cell office:value-type="string" calcext:value-type="string">
            <text:p>Short Ratio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6.3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6.74" calcext:value-type="float">
            <text:p>56.74</text:p>
          </table:table-cell>
          <table:table-cell office:value-type="string" calcext:value-type="string">
            <text:p>P/B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1.6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30%</text:p>
          </table:table-cell>
          <table:table-cell office:value-type="string" calcext:value-type="string">
            <text:p>Target Price</text:p>
          </table:table-cell>
          <table:table-cell office:value-type="float" office:value="202.47" calcext:value-type="float">
            <text:p>202.4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6.9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P/C</text:p>
          </table:table-cell>
          <table:table-cell office:value-type="float" office:value="41.62" calcext:value-type="float">
            <text:p>41.6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7.43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1.7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70.00 - 195.0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1.0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P/FCF</text:p>
          </table:table-cell>
          <table:table-cell office:value-type="float" office:value="26.63" calcext:value-type="float">
            <text:p>26.63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3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1.1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9.37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58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0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3.6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52.47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4.72" calcext:value-type="float">
            <text:p>4.7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9438" calcext:value-type="float">
            <text:p>59438</text:p>
          </table:table-cell>
          <table:table-cell office:value-type="string" calcext:value-type="string">
            <text:p>Current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8.60%</text:p>
          </table:table-cell>
          <table:table-cell office:value-type="string" calcext:value-type="string">
            <text:p>RSI (14)</text:p>
          </table:table-cell>
          <table:table-cell office:value-type="float" office:value="48.91" calcext:value-type="float">
            <text:p>48.91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14% 2.45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59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6.90%</text:p>
          </table:table-cell>
          <table:table-cell office:value-type="string" calcext:value-type="string">
            <text:p>Rel Volume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77.42" calcext:value-type="float">
            <text:p>177.4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4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7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76.73" calcext:value-type="float">
            <text:p>176.7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0.2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0.9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7.39%</text:p>
          </table:table-cell>
          <table:table-cell office:value-type="string" calcext:value-type="string">
            <text:p>Volume</text:p>
          </table:table-cell>
          <table:table-cell office:value-type="float" office:value="905894" calcext:value-type="float">
            <text:p>90589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39%</text:p>
          </table:table-cell>
        </table:table-row>
      </table:table>
      <table:table table:name="ROP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ROP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SYY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-0.06" calcext:value-type="float">
            <text:p>-0.0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09.1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4.4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8.50B</text:p>
          </table:table-cell>
          <table:table-cell office:value-type="string" calcext:value-type="string">
            <text:p>Forward P/E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3.17" calcext:value-type="float">
            <text:p>3.1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93.8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08.6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.0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21.4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36" calcext:value-type="float">
            <text:p>0.3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3.8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8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4.3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49.37B</text:p>
          </table:table-cell>
          <table:table-cell office:value-type="string" calcext:value-type="string">
            <text:p>P/S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87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2%</text:p>
          </table:table-cell>
          <table:table-cell office:value-type="string" calcext:value-type="string">
            <text:p>Short Ratio</text:p>
          </table:table-cell>
          <table:table-cell office:value-type="float" office:value="3.27" calcext:value-type="float">
            <text:p>3.2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48.2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P/B</text:p>
          </table:table-cell>
          <table:table-cell office:value-type="float" office:value="30.41" calcext:value-type="float">
            <text:p>30.4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77.3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0.10%</text:p>
          </table:table-cell>
          <table:table-cell office:value-type="string" calcext:value-type="string">
            <text:p>Target Price</text:p>
          </table:table-cell>
          <table:table-cell office:value-type="float" office:value="77.56" calcext:value-type="float">
            <text:p>77.56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8.3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2.06" calcext:value-type="float">
            <text:p>12.06</text:p>
          </table:table-cell>
          <table:table-cell office:value-type="string" calcext:value-type="string">
            <text:p>P/C</text:p>
          </table:table-cell>
          <table:table-cell office:value-type="float" office:value="6.43" calcext:value-type="float">
            <text:p>6.4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24.58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1.2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26.00 - 85.13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4.4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P/FCF</text:p>
          </table:table-cell>
          <table:table-cell office:value-type="float" office:value="44.11" calcext:value-type="float">
            <text:p>44.1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18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3.9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8.90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32%</text:p>
          </table:table-cell>
          <table:table-cell office:value-type="string" calcext:value-type="string">
            <text:p>Quick Ratio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8.6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98.27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22" calcext:value-type="float">
            <text:p>2.2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Current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23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RSI (14)</text:p>
          </table:table-cell>
          <table:table-cell office:value-type="float" office:value="62.31" calcext:value-type="float">
            <text:p>62.31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55% 2.7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0.58" calcext:value-type="float">
            <text:p>10.58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51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l Volume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75.59" calcext:value-type="float">
            <text:p>75.5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9.56" calcext:value-type="float">
            <text:p>9.56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3 BMO</text:p>
          </table:table-cell>
          <table:table-cell office:value-type="string" calcext:value-type="string">
            <text:p>Payout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93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77.55" calcext:value-type="float">
            <text:p>77.5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4.9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9.9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9.52%</text:p>
          </table:table-cell>
          <table:table-cell office:value-type="string" calcext:value-type="string">
            <text:p>Volume</text:p>
          </table:table-cell>
          <table:table-cell office:value-type="float" office:value="3681672" calcext:value-type="float">
            <text:p>368167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2.59%</text:p>
          </table:table-cell>
        </table:table-row>
      </table:table>
      <table:table table:name="RTX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RTX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9.09" calcext:value-type="float">
            <text:p>19.09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1.52" calcext:value-type="float">
            <text:p>1.52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8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7.15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0.9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13.14B</text:p>
          </table:table-cell>
          <table:table-cell office:value-type="string" calcext:value-type="string">
            <text:p>Forward P/E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3.18" calcext:value-type="float">
            <text:p>3.1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1.8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7.12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5.81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0.96B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73" calcext:value-type="float">
            <text:p>0.7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53.6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8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.4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72.89B</text:p>
          </table:table-cell>
          <table:table-cell office:value-type="string" calcext:value-type="string">
            <text:p>P/S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30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ort Rat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3.68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4.56" calcext:value-type="float">
            <text:p>24.56</text:p>
          </table:table-cell>
          <table:table-cell office:value-type="string" calcext:value-type="string">
            <text:p>P/B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0.8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Target Price</text:p>
          </table:table-cell>
          <table:table-cell office:value-type="float" office:value="31.04" calcext:value-type="float">
            <text:p>31.04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25.2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P/C</text:p>
          </table:table-cell>
          <table:table-cell office:value-type="float" office:value="21.84" calcext:value-type="float">
            <text:p>21.8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1.74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6.1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26.08 - 39.5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9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P/FCF</text:p>
          </table:table-cell>
          <table:table-cell office:value-type="float" office:value="16.38" calcext:value-type="float">
            <text:p>16.3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8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7.0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6.62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7.17%</text:p>
          </table:table-cell>
          <table:table-cell office:value-type="string" calcext:value-type="string">
            <text:p>Quick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6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3.8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1.27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35000" calcext:value-type="float">
            <text:p>235000</text:p>
          </table:table-cell>
          <table:table-cell office:value-type="string" calcext:value-type="string">
            <text:p>Current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5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3.00%</text:p>
          </table:table-cell>
          <table:table-cell office:value-type="string" calcext:value-type="string">
            <text:p>RSI (14)</text:p>
          </table:table-cell>
          <table:table-cell office:value-type="float" office:value="47.69" calcext:value-type="float">
            <text:p>47.69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1.74% 1.7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3.4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6.30%</text:p>
          </table:table-cell>
          <table:table-cell office:value-type="string" calcext:value-type="string">
            <text:p>Rel Volume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29.91" calcext:value-type="float">
            <text:p>29.9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36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3.06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29.02" calcext:value-type="float">
            <text:p>29.02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1.8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0.5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1.41%</text:p>
          </table:table-cell>
          <table:table-cell office:value-type="string" calcext:value-type="string">
            <text:p>Volume</text:p>
          </table:table-cell>
          <table:table-cell office:value-type="float" office:value="54618949" calcext:value-type="float">
            <text:p>5461894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2.98%</text:p>
          </table:table-cell>
        </table:table-row>
      </table:table>
      <table:table table:name="SCL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SCL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TG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5.66" calcext:value-type="float">
            <text:p>25.66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7.55" calcext:value-type="float">
            <text:p>7.5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00.6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9.6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95.70B</text:p>
          </table:table-cell>
          <table:table-cell office:value-type="string" calcext:value-type="string">
            <text:p>Forward P/E</text:p>
          </table:table-cell>
          <table:table-cell office:value-type="float" office:value="22.79" calcext:value-type="float">
            <text:p>22.79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8.5" calcext:value-type="float">
            <text:p>8.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1.4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99.6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2.0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.82B</text:p>
          </table:table-cell>
          <table:table-cell office:value-type="string" calcext:value-type="string">
            <text:p>PEG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2.27" calcext:value-type="float">
            <text:p>2.2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2.8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5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9.6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8.62B</text:p>
          </table:table-cell>
          <table:table-cell office:value-type="string" calcext:value-type="string">
            <text:p>P/S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6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9%</text:p>
          </table:table-cell>
          <table:table-cell office:value-type="string" calcext:value-type="string">
            <text:p>Short Ratio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62.88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6.61" calcext:value-type="float">
            <text:p>26.61</text:p>
          </table:table-cell>
          <table:table-cell office:value-type="string" calcext:value-type="string">
            <text:p>P/B</text:p>
          </table:table-cell>
          <table:table-cell office:value-type="float" office:value="7.28" calcext:value-type="float">
            <text:p>7.2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6.0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8.20%</text:p>
          </table:table-cell>
          <table:table-cell office:value-type="string" calcext:value-type="string">
            <text:p>Target Price</text:p>
          </table:table-cell>
          <table:table-cell office:value-type="float" office:value="183.33" calcext:value-type="float">
            <text:p>183.3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56.7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2.13" calcext:value-type="float">
            <text:p>12.13</text:p>
          </table:table-cell>
          <table:table-cell office:value-type="string" calcext:value-type="string">
            <text:p>P/C</text:p>
          </table:table-cell>
          <table:table-cell office:value-type="float" office:value="15.96" calcext:value-type="float">
            <text:p>15.9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3.49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31.3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90.17 - 192.3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9.6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72" calcext:value-type="float">
            <text:p>2.72</text:p>
          </table:table-cell>
          <table:table-cell office:value-type="string" calcext:value-type="string">
            <text:p>P/FCF</text:p>
          </table:table-cell>
          <table:table-cell office:value-type="float" office:value="15.87" calcext:value-type="float">
            <text:p>15.87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0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6.0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0.65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40%</text:p>
          </table:table-cell>
          <table:table-cell office:value-type="string" calcext:value-type="string">
            <text:p>Quick Ratio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9.2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14.71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368000" calcext:value-type="float">
            <text:p>368000</text:p>
          </table:table-cell>
          <table:table-cell office:value-type="string" calcext:value-type="string">
            <text:p>Current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RSI (14)</text:p>
          </table:table-cell>
          <table:table-cell office:value-type="float" office:value="82.23" calcext:value-type="float">
            <text:p>82.23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78% 1.8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46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4.30%</text:p>
          </table:table-cell>
          <table:table-cell office:value-type="string" calcext:value-type="string">
            <text:p>Rel Volum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91.1" calcext:value-type="float">
            <text:p>191.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1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4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.67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93.6" calcext:value-type="float">
            <text:p>193.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10.38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3.9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39.00%</text:p>
          </table:table-cell>
          <table:table-cell office:value-type="string" calcext:value-type="string">
            <text:p>Volume</text:p>
          </table:table-cell>
          <table:table-cell office:value-type="float" office:value="3316953" calcext:value-type="float">
            <text:p>331695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31%</text:p>
          </table:table-cell>
        </table:table-row>
      </table:table>
      <table:table table:name="SHW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SHW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TR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34.68" calcext:value-type="float">
            <text:p>34.68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0.88" calcext:value-type="float">
            <text:p>0.8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34.08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66.42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5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.00B</text:p>
          </table:table-cell>
          <table:table-cell office:value-type="string" calcext:value-type="string">
            <text:p>Forward 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Y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6.57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0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58.60M</text:p>
          </table:table-cell>
          <table:table-cell office:value-type="string" calcext:value-type="string">
            <text:p>PEG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EPS next Q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43.6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9.85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3.76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477.70M</text:p>
          </table:table-cell>
          <table:table-cell office:value-type="string" calcext:value-type="string">
            <text:p>P/S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5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41%</text:p>
          </table:table-cell>
          <table:table-cell office:value-type="string" calcext:value-type="string">
            <text:p>Short Ratio</text:p>
          </table:table-cell>
          <table:table-cell office:value-type="float" office:value="37.66" calcext:value-type="float">
            <text:p>37.6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9.9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P/B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EPS next Y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Target P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8.6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P/C</text:p>
          </table:table-cell>
          <table:table-cell office:value-type="float" office:value="12.02" calcext:value-type="float">
            <text:p>12.0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9.0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.7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28.99 - 38.9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5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P/FCF</text:p>
          </table:table-cell>
          <table:table-cell office:value-type="float" office:value="42.71" calcext:value-type="float">
            <text:p>42.7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3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1.76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18%</text:p>
          </table:table-cell>
          <table:table-cell office:value-type="string" calcext:value-type="string">
            <text:p>Quick Ratio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6.7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5.04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urrent Rat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3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2.90%</text:p>
          </table:table-cell>
          <table:table-cell office:value-type="string" calcext:value-type="string">
            <text:p>RSI (14)</text:p>
          </table:table-cell>
          <table:table-cell office:value-type="float" office:value="50.24" calcext:value-type="float">
            <text:p>50.24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66% 2.3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6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2.30%</text:p>
          </table:table-cell>
          <table:table-cell office:value-type="string" calcext:value-type="string">
            <text:p>Rel Volume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1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92.82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30.45" calcext:value-type="float">
            <text:p>30.4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0.7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0.4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6.90%</text:p>
          </table:table-cell>
          <table:table-cell office:value-type="string" calcext:value-type="string">
            <text:p>Volume</text:p>
          </table:table-cell>
          <table:table-cell office:value-type="float" office:value="200159" calcext:value-type="float">
            <text:p>20015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77%</text:p>
          </table:table-cell>
        </table:table-row>
      </table:table>
      <table:table table:name="SJW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SJW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TROW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7.31" calcext:value-type="float">
            <text:p>17.31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8.93" calcext:value-type="float">
            <text:p>8.9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27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0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5.00B</text:p>
          </table:table-cell>
          <table:table-cell office:value-type="string" calcext:value-type="string">
            <text:p>Forward P/E</text:p>
          </table:table-cell>
          <table:table-cell office:value-type="float" office:value="14.56" calcext:value-type="float">
            <text:p>14.56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0.62" calcext:value-type="float">
            <text:p>10.62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7.3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22.5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0.8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08B</text:p>
          </table:table-cell>
          <table:table-cell office:value-type="string" calcext:value-type="string">
            <text:p>PEG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2.5" calcext:value-type="float">
            <text:p>2.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2.1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3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9.72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.94B</text:p>
          </table:table-cell>
          <table:table-cell office:value-type="string" calcext:value-type="string">
            <text:p>P/S</text:p>
          </table:table-cell>
          <table:table-cell office:value-type="float" office:value="5.89" calcext:value-type="float">
            <text:p>5.8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7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4%</text:p>
          </table:table-cell>
          <table:table-cell office:value-type="string" calcext:value-type="string">
            <text:p>Short Ratio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1.4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1.4" calcext:value-type="float">
            <text:p>31.4</text:p>
          </table:table-cell>
          <table:table-cell office:value-type="string" calcext:value-type="string">
            <text:p>P/B</text:p>
          </table:table-cell>
          <table:table-cell office:value-type="float" office:value="4.92" calcext:value-type="float">
            <text:p>4.9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6.5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2.10%</text:p>
          </table:table-cell>
          <table:table-cell office:value-type="string" calcext:value-type="string">
            <text:p>Target Price</text:p>
          </table:table-cell>
          <table:table-cell office:value-type="float" office:value="154.57" calcext:value-type="float">
            <text:p>154.5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0.4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9.84" calcext:value-type="float">
            <text:p>9.84</text:p>
          </table:table-cell>
          <table:table-cell office:value-type="string" calcext:value-type="string">
            <text:p>P/C</text:p>
          </table:table-cell>
          <table:table-cell office:value-type="float" office:value="15.71" calcext:value-type="float">
            <text:p>15.7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2.2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30.3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82.51 - 154.9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0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P/FCF</text:p>
          </table:table-cell>
          <table:table-cell office:value-type="float" office:value="38.52" calcext:value-type="float">
            <text:p>38.5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3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4.1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0.30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33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Gross Margin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87.27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365" calcext:value-type="float">
            <text:p>7365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11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43.30%</text:p>
          </table:table-cell>
          <table:table-cell office:value-type="string" calcext:value-type="string">
            <text:p>RSI (14)</text:p>
          </table:table-cell>
          <table:table-cell office:value-type="float" office:value="63.06" calcext:value-type="float">
            <text:p>63.06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97% 2.3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2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4.90%</text:p>
          </table:table-cell>
          <table:table-cell office:value-type="string" calcext:value-type="string">
            <text:p>Rel Volume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54.55" calcext:value-type="float">
            <text:p>154.5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8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4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54.52" calcext:value-type="float">
            <text:p>154.52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3.19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7.1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9.34%</text:p>
          </table:table-cell>
          <table:table-cell office:value-type="string" calcext:value-type="string">
            <text:p>Volume</text:p>
          </table:table-cell>
          <table:table-cell office:value-type="float" office:value="1176620" calcext:value-type="float">
            <text:p>117662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02%</text:p>
          </table:table-cell>
        </table:table-row>
      </table:table>
      <table:table table:name="SPGI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SPGI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UVV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23.13" calcext:value-type="float">
            <text:p>23.13</text:p>
          </table:table-cell>
          <table:table-cell office:value-type="string" calcext:value-type="string">
            <text:p>EPS (ttm)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4.66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7.4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.34B</text:p>
          </table:table-cell>
          <table:table-cell office:value-type="string" calcext:value-type="string">
            <text:p>Forward 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3.9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7.4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56.3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6.9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3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0.14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83B</text:p>
          </table:table-cell>
          <table:table-cell office:value-type="string" calcext:value-type="string">
            <text:p>P/S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EPS this Y</text:p>
          </table:table-cell>
          <table:table-cell table:style-name="ce35" office:value-type="string" calcext:value-type="string">
            <text:p>-30.5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23%</text:p>
          </table:table-cell>
          <table:table-cell office:value-type="string" calcext:value-type="string">
            <text:p>Short Ratio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6.7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0.27" calcext:value-type="float">
            <text:p>50.27</text:p>
          </table:table-cell>
          <table:table-cell office:value-type="string" calcext:value-type="string">
            <text:p>P/B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60%</text:p>
          </table:table-cell>
          <table:table-cell office:value-type="string" calcext:value-type="string">
            <text:p>Target P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0.1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P/C</text:p>
          </table:table-cell>
          <table:table-cell office:value-type="float" office:value="23.43" calcext:value-type="float">
            <text:p>23.4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37.04 - 58.3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7.4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P/FCF</text:p>
          </table:table-cell>
          <table:table-cell office:value-type="float" office:value="63.7" calcext:value-type="float">
            <text:p>63.7</text:p>
          </table:table-cell>
          <table:table-cell office:value-type="string" calcext:value-type="string">
            <text:p>EPS past 5Y</text:p>
          </table:table-cell>
          <table:table-cell table:style-name="ce35" office:value-type="string" calcext:value-type="string">
            <text:p>-6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5.4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0.38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5.89%</text:p>
          </table:table-cell>
          <table:table-cell office:value-type="string" calcext:value-type="string">
            <text:p>Quick Ratio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ales past 5Y</text:p>
          </table:table-cell>
          <table:table-cell table:style-name="ce35" office:value-type="string" calcext:value-type="string">
            <text:p>-3.4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8.4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41.06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53" calcext:value-type="float">
            <text:p>1.5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Current Ratio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Sales Q/Q</text:p>
          </table:table-cell>
          <table:table-cell table:style-name="ce35" office:value-type="string" calcext:value-type="string">
            <text:p>-20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5.50%</text:p>
          </table:table-cell>
          <table:table-cell office:value-type="string" calcext:value-type="string">
            <text:p>RSI (14)</text:p>
          </table:table-cell>
          <table:table-cell office:value-type="float" office:value="62.01" calcext:value-type="float">
            <text:p>62.01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88% 2.6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EPS Q/Q</text:p>
          </table:table-cell>
          <table:table-cell table:style-name="ce35" office:value-type="string" calcext:value-type="string">
            <text:p>-72.8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.10%</text:p>
          </table:table-cell>
          <table:table-cell office:value-type="string" calcext:value-type="string">
            <text:p>Rel Volume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54.56" calcext:value-type="float">
            <text:p>54.5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Earnings</text:p>
          </table:table-cell>
          <table:table-cell office:value-type="string" calcext:value-type="string">
            <text:p>Nov 05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34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34.41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52.25" calcext:value-type="float">
            <text:p>52.2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4.80%</text:p>
          </table:table-cell>
          <table:table-cell office:value-type="string" calcext:value-type="string">
            <text:p>SMA50</text:p>
          </table:table-cell>
          <table:table-cell table:style-name="ce35" office:value-type="string" calcext:value-type="string">
            <text:p>12.3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8.60%</text:p>
          </table:table-cell>
          <table:table-cell office:value-type="string" calcext:value-type="string">
            <text:p>Volume</text:p>
          </table:table-cell>
          <table:table-cell office:value-type="float" office:value="176565" calcext:value-type="float">
            <text:p>17656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4.23%</text:p>
          </table:table-cell>
        </table:table-row>
      </table:table>
      <table:table table:name="SWK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SWK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VFC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-0.66" calcext:value-type="float">
            <text:p>-0.6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89.22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8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4.43B</text:p>
          </table:table-cell>
          <table:table-cell office:value-type="string" calcext:value-type="string">
            <text:p>Forward P/E</text:p>
          </table:table-cell>
          <table:table-cell office:value-type="float" office:value="30.43" calcext:value-type="float">
            <text:p>30.43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2.89" calcext:value-type="float">
            <text:p>2.8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33.4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61.1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1.5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245.2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89" calcext:value-type="float">
            <text:p>0.8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0.3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2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2.1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.51B</text:p>
          </table:table-cell>
          <table:table-cell office:value-type="string" calcext:value-type="string">
            <text:p>P/S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40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6%</text:p>
          </table:table-cell>
          <table:table-cell office:value-type="string" calcext:value-type="string">
            <text:p>Short Ratio</text:p>
          </table:table-cell>
          <table:table-cell office:value-type="float" office:value="3.73" calcext:value-type="float">
            <text:p>3.7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44.6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7.57" calcext:value-type="float">
            <text:p>7.57</text:p>
          </table:table-cell>
          <table:table-cell office:value-type="string" calcext:value-type="string">
            <text:p>P/B</text:p>
          </table:table-cell>
          <table:table-cell office:value-type="float" office:value="11.61" calcext:value-type="float">
            <text:p>11.6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16.9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0.40%</text:p>
          </table:table-cell>
          <table:table-cell office:value-type="string" calcext:value-type="string">
            <text:p>Target Price</text:p>
          </table:table-cell>
          <table:table-cell office:value-type="float" office:value="90.86" calcext:value-type="float">
            <text:p>90.86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8.2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83" calcext:value-type="float">
            <text:p>6.83</text:p>
          </table:table-cell>
          <table:table-cell office:value-type="string" calcext:value-type="string">
            <text:p>P/C</text:p>
          </table:table-cell>
          <table:table-cell office:value-type="float" office:value="12.86" calcext:value-type="float">
            <text:p>12.8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0.36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1.4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45.07 - 98.1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86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P/FCF</text:p>
          </table:table-cell>
          <table:table-cell office:value-type="float" office:value="122.09" calcext:value-type="float">
            <text:p>122.0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13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9.0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0.52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23%</text:p>
          </table:table-cell>
          <table:table-cell office:value-type="string" calcext:value-type="string">
            <text:p>Quick Ratio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5.2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94.92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09" calcext:value-type="float">
            <text:p>2.0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Current Ratio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23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.40%</text:p>
          </table:table-cell>
          <table:table-cell office:value-type="string" calcext:value-type="string">
            <text:p>RSI (14)</text:p>
          </table:table-cell>
          <table:table-cell office:value-type="float" office:value="59.44" calcext:value-type="float">
            <text:p>59.44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54% 2.1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61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0.60%</text:p>
          </table:table-cell>
          <table:table-cell office:value-type="string" calcext:value-type="string">
            <text:p>Rel Volume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88.28" calcext:value-type="float">
            <text:p>88.2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7 BMO</text:p>
          </table:table-cell>
          <table:table-cell office:value-type="string" calcext:value-type="string">
            <text:p>Payout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21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87.85" calcext:value-type="float">
            <text:p>87.8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2.3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8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9.62%</text:p>
          </table:table-cell>
          <table:table-cell office:value-type="string" calcext:value-type="string">
            <text:p>Volume</text:p>
          </table:table-cell>
          <table:table-cell office:value-type="float" office:value="1827816" calcext:value-type="float">
            <text:p>182781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49%</text:p>
          </table:table-cell>
        </table:table-row>
      </table:table>
      <table:table table:name="SYY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SYY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WBA" table:filter-name="calc_HTML_WebQuery" table:filter-options="0 0" table:last-column-spanned="12" table:last-row-spanned="12"/>
            <text:p>Index</text:p>
          </table:table-cell>
          <table:table-cell table:style-name="ce36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-0.81" calcext:value-type="float">
            <text:p>-0.8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865.3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3.3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9.10B</text:p>
          </table:table-cell>
          <table:table-cell office:value-type="string" calcext:value-type="string">
            <text:p>Forward P/E</text:p>
          </table:table-cell>
          <table:table-cell office:value-type="float" office:value="8.64" calcext:value-type="float">
            <text:p>8.64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5.23" calcext:value-type="float">
            <text:p>5.2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2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714.9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7.6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697.0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2" calcext:value-type="float">
            <text:p>1.2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58.9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37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1.96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41.50B</text:p>
          </table:table-cell>
          <table:table-cell office:value-type="string" calcext:value-type="string">
            <text:p>P/S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88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5%</text:p>
          </table:table-cell>
          <table:table-cell office:value-type="string" calcext:value-type="string">
            <text:p>Short Ratio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2.6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3.18" calcext:value-type="float">
            <text:p>23.18</text:p>
          </table:table-cell>
          <table:table-cell office:value-type="string" calcext:value-type="string">
            <text:p>P/B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8.4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0.80%</text:p>
          </table:table-cell>
          <table:table-cell office:value-type="string" calcext:value-type="string">
            <text:p>Target Price</text:p>
          </table:table-cell>
          <table:table-cell office:value-type="float" office:value="42.17" calcext:value-type="float">
            <text:p>42.1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7.32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P/C</text:p>
          </table:table-cell>
          <table:table-cell office:value-type="float" office:value="21.64" calcext:value-type="float">
            <text:p>21.6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99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3.3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33.36 - 56.8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3.3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P/FCF</text:p>
          </table:table-cell>
          <table:table-cell office:value-type="float" office:value="15.91" calcext:value-type="float">
            <text:p>15.9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33.6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.4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0.40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4.14%</text:p>
          </table:table-cell>
          <table:table-cell office:value-type="string" calcext:value-type="string">
            <text:p>Quick Ratio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6.2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9.7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35.52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23000" calcext:value-type="float">
            <text:p>223000</text:p>
          </table:table-cell>
          <table:table-cell office:value-type="string" calcext:value-type="string">
            <text:p>Current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-0.10%</text:p>
          </table:table-cell>
          <table:table-cell office:value-type="string" calcext:value-type="string">
            <text:p>RSI (14)</text:p>
          </table:table-cell>
          <table:table-cell office:value-type="float" office:value="71.38" calcext:value-type="float">
            <text:p>71.38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4.68% 2.86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37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Rel Volume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45.26" calcext:value-type="float">
            <text:p>45.2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07 BMO</text:p>
          </table:table-cell>
          <table:table-cell office:value-type="string" calcext:value-type="string">
            <text:p>Payout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.22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45.21" calcext:value-type="float">
            <text:p>45.2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10.49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3.77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2.33%</text:p>
          </table:table-cell>
          <table:table-cell office:value-type="string" calcext:value-type="string">
            <text:p>Volume</text:p>
          </table:table-cell>
          <table:table-cell office:value-type="float" office:value="9875403" calcext:value-type="float">
            <text:p>987540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11%</text:p>
          </table:table-cell>
        </table:table-row>
      </table:table>
      <table:table table:name="T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WMT" table:filter-name="calc_HTML_WebQuery" table:filter-options="0 0" table:last-column-spanned="12" table:last-row-spanned="12"/>
            <text:p>Index</text:p>
          </table:table-cell>
          <table:table-cell table:style-name="ce36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21.17" calcext:value-type="float">
            <text:p>21.17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6.93" calcext:value-type="float">
            <text:p>6.9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.83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7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14.91B</text:p>
          </table:table-cell>
          <table:table-cell office:value-type="string" calcext:value-type="string">
            <text:p>Forward P/E</text:p>
          </table:table-cell>
          <table:table-cell office:value-type="float" office:value="25.47" calcext:value-type="float">
            <text:p>25.47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5.76" calcext:value-type="float">
            <text:p>5.7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60.69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38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1.8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9.74B</text:p>
          </table:table-cell>
          <table:table-cell office:value-type="string" calcext:value-type="string">
            <text:p>PEG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5" calcext:value-type="float">
            <text:p>1.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30.4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0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7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48.74B</text:p>
          </table:table-cell>
          <table:table-cell office:value-type="string" calcext:value-type="string">
            <text:p>P/S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14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3%</text:p>
          </table:table-cell>
          <table:table-cell office:value-type="string" calcext:value-type="string">
            <text:p>Short Ratio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2.2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8.74" calcext:value-type="float">
            <text:p>28.74</text:p>
          </table:table-cell>
          <table:table-cell office:value-type="string" calcext:value-type="string">
            <text:p>P/B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.0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8.20%</text:p>
          </table:table-cell>
          <table:table-cell office:value-type="string" calcext:value-type="string">
            <text:p>Target Price</text:p>
          </table:table-cell>
          <table:table-cell office:value-type="float" office:value="162.28" calcext:value-type="float">
            <text:p>162.2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4.9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P/C</text:p>
          </table:table-cell>
          <table:table-cell office:value-type="float" office:value="28.96" calcext:value-type="float">
            <text:p>28.9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93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6.4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02.00 - 153.6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7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P/FCF</text:p>
          </table:table-cell>
          <table:table-cell office:value-type="float" office:value="22.88" calcext:value-type="float">
            <text:p>22.8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2.1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4.57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47%</text:p>
          </table:table-cell>
          <table:table-cell office:value-type="string" calcext:value-type="string">
            <text:p>Quick Ratio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4.8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43.75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200000" calcext:value-type="float">
            <text:p>2200000</text:p>
          </table:table-cell>
          <table:table-cell office:value-type="string" calcext:value-type="string">
            <text:p>Current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4.10%</text:p>
          </table:table-cell>
          <table:table-cell office:value-type="string" calcext:value-type="string">
            <text:p>RSI (14)</text:p>
          </table:table-cell>
          <table:table-cell office:value-type="float" office:value="52.26" calcext:value-type="float">
            <text:p>52.26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1.54% 1.3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56.8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.60%</text:p>
          </table:table-cell>
          <table:table-cell office:value-type="string" calcext:value-type="string">
            <text:p>Rel Volume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46.65" calcext:value-type="float">
            <text:p>146.6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1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0.8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6.84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46.63" calcext:value-type="float">
            <text:p>146.6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0.7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0.0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9.52%</text:p>
          </table:table-cell>
          <table:table-cell office:value-type="string" calcext:value-type="string">
            <text:p>Volume</text:p>
          </table:table-cell>
          <table:table-cell office:value-type="float" office:value="8147102" calcext:value-type="float">
            <text:p>814710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01%</text:p>
          </table:table-cell>
        </table:table-row>
      </table:table>
      <table:table table:name="TGT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TG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XOM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75.26" calcext:value-type="float">
            <text:p>75.26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0.6" calcext:value-type="float">
            <text:p>0.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.27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0.2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90.10B</text:p>
          </table:table-cell>
          <table:table-cell office:value-type="string" calcext:value-type="string">
            <text:p>Forward P/E</text:p>
          </table:table-cell>
          <table:table-cell office:value-type="float" office:value="28.61" calcext:value-type="float">
            <text:p>28.61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.59" calcext:value-type="float">
            <text:p>1.5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3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.22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7.6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58B</text:p>
          </table:table-cell>
          <table:table-cell office:value-type="string" calcext:value-type="string">
            <text:p>PEG</text:p>
          </table:table-cell>
          <table:table-cell office:value-type="float" office:value="6.19" calcext:value-type="float">
            <text:p>6.19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01" calcext:value-type="float">
            <text:p>0.0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52.2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06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8.9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95.86B</text:p>
          </table:table-cell>
          <table:table-cell office:value-type="string" calcext:value-type="string">
            <text:p>P/S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33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8%</text:p>
          </table:table-cell>
          <table:table-cell office:value-type="string" calcext:value-type="string">
            <text:p>Short Ratio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6.5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1.54" calcext:value-type="float">
            <text:p>41.54</text:p>
          </table:table-cell>
          <table:table-cell office:value-type="string" calcext:value-type="string">
            <text:p>P/B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524.3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Target Price</text:p>
          </table:table-cell>
          <table:table-cell office:value-type="float" office:value="48.11" calcext:value-type="float">
            <text:p>48.1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34.8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P/C</text:p>
          </table:table-cell>
          <table:table-cell office:value-type="float" office:value="21.52" calcext:value-type="float">
            <text:p>21.5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2.17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.8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30.11 - 70.2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0.2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16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.3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35.32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7.66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8.3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0.2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50.98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4900" calcext:value-type="float">
            <text:p>74900</text:p>
          </table:table-cell>
          <table:table-cell office:value-type="string" calcext:value-type="string">
            <text:p>Current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28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-0.60%</text:p>
          </table:table-cell>
          <table:table-cell office:value-type="string" calcext:value-type="string">
            <text:p>RSI (14)</text:p>
          </table:table-cell>
          <table:table-cell office:value-type="float" office:value="68.37" calcext:value-type="float">
            <text:p>68.37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52% 2.86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21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.70%</text:p>
          </table:table-cell>
          <table:table-cell office:value-type="string" calcext:value-type="string">
            <text:p>Rel Volume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44.96" calcext:value-type="float">
            <text:p>44.9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Feb 02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47.5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0.69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45.46" calcext:value-type="float">
            <text:p>45.4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6.6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5.7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0.82%</text:p>
          </table:table-cell>
          <table:table-cell office:value-type="string" calcext:value-type="string">
            <text:p>Volume</text:p>
          </table:table-cell>
          <table:table-cell office:value-type="float" office:value="28595396" calcext:value-type="float">
            <text:p>2859539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11%</text:p>
          </table:table-cell>
        </table:table-row>
      </table:table>
      <table:named-expressions/>
      <table:database-ranges>
        <table:database-range table:name="__Anonymous_Sheet_DB__14" table:target-range-address="'Dividend Watch List'.A6:'Dividend Watch List'.N9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cell-protect="none" style:print-content="tru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18:27:22.028440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06T17:54:38.835262473</meta:creation-date>
    <dc:date>2021-01-11T06:52:31.289295719</dc:date>
    <meta:editing-duration>P1DT10H37M34S</meta:editing-duration>
    <meta:editing-cycles>63</meta:editing-cycles>
    <meta:generator>LibreOffice/7.1.0.1$MacOSX_X86_64 LibreOffice_project/b585d7d90ab863bf29b2d110c174c0c2a98f3ee4</meta:generator>
    <meta:document-statistic meta:table-count="92" meta:cell-count="12892" meta:object-count="0"/>
    <meta:user-defined meta:name="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  MsgBox("Module1 attached to your spreadsheet has loaded")
End Sub

sub myTest
  dim document as object
  document = ThisComponent
  if IsNull( document ) then
    MsgBox("myTest could not get a live document to work on")
  end if
  ' MsgBox( document.isProtected() )
  
  ' are any of my cells protected??
  sheet = document.Sheets.getByName("Dividend Watch List")
'  oCells = sheet.getCellRangeByName("A1:N100")  
  oCells = sheet.getCellRangeByName("A12")  
  MsgBox( oCells.CellProtection.IsLocked )
end sub

function stock(ticker as string, datum as string)
  dim document as object
  document = ThisComponent
  ticker = Trim( ticker )	' avoid 'WMT ' problem
  
  ' I'm getting an error when I enable macros
  ' BASIC runtime error. Object variable not set
  ' I *assume* it refers to the document object  
  if IsNull( document ) then
    MsgBox("stock function could not get a live document to work on")
  end if
  
  if not document.Sheets.hasByName( ticker) then
    position = 0	' insert on the left
    document.sheets.insertNewByName(ticker, position)
    populateSheet( ticker )
    exit function
  end if
  sheet = document.Sheets.getByName(ticker)
  row = 0 
  col = 0

  ' grind through the whole table looking for the datum
  do while row &lt;= 12
    do while col &lt;= 10

      if sheet.getCellByPosition(col,row).String = datum then
        col = col + 1
        ' sometimes we want the number (value), sometimes the string
        stock = sheet.getCellByPosition(col,row).String
        exit function
      end if
      col = col + 2
    loop
    col = 0
    row = row + 1
  loop
  stock = "not found"
end function

' to populate sheets for each of the aristocrats, put your cursor
' in this subroutine and hit the run button
sub generateArisocrats
  ' _ underscore is the line continuation char in this version of BASIC
  names() = Array("ABBV", "ABM", "ABT", "ADM", "ADP", "AFL", _
            "ALB", "AMCR", "AOS", "APD", "ATO", "AWR", "BDX", _
            "BEN", "BF-B", "CAH", "CARR", "CAT", "CB", "CBSH", _
            "CL", "CLX", "CINF", "CTAS", "CVS", "CVX", "CWT", _
            "DOV", "ECL", "ED", "EMR", "EPD", "ESS", "EXPD", _
            "FRT", "FUL", "GD", "GPC", "GWW", "HRL", "ITW", _
            "JNJ", "KMB", "KO", "LANC", "LEG", "LIN", "LOW", _
            "MCD", "MCK", "MDT", "MMM", "MO", "NDSN", "NFG", _
            "NUE", "NWN", "O", "OTIS", "PBCT", "PEP", "PG", _
            "PH", "PNR", "PPG", "ROP", "RTX", "SCL", "SHW", _
            "SJW", "SPGI", "SWK", "SYY", "T", "TGT", "TR", _
            "TROW", "UVV", "VFC", "WBA", "WMT", "XOM")

  For n = lbound(names()) To ubound(names())
    sheets = ThisComponent.Sheets
    exists = sheets.hasByName( names(n) )
    if not exists then
      position = 999	' insert on the far right
      sheets.insertNewByName(names(n), position)
      ' populate each sheet
      ' sheet = document.Sheets.getByName(names(n))
      ' getCellByPosition(0, 0).String = names(n)
      ' getCellByPosition(0, 1).setFormula()   
      populateSheet( names(n) ) 
    end if
  next n
end sub


sub populateSheet(ticker as string)

  dim document   as object
  dim dispatcher as object
  document   = ThisComponent.CurrentController.Frame
  dispatcher = createUnoService("com.sun.star.frame.DispatchHelper")
  ticker = Trim( ticker )	' avoid 'WMT ' problem
  
  if IsNull( document ) then
    MsgBox("populateSheet sub could not get a live document to work on")
  end if
  if IsNull( dispatcer ) then
    MsgBox("populateSheet sub could not get a live dispatcher to work on")
  end if
  
  ' must get focus on correct sheet
  sheets = ThisComponent.Sheets
  
  ' remember the sheet we were on before we moved the focus
  fromSheet = document.sheet.getName()
  MsgBox("fromSheet = " &amp; fromSheet)	' DEBUG
  
  sheet = sheets.getByName(ticker)
  sheet.getCellByPosition(0, 0).String = ticker
  ' must make this sheet the focus!
  ' getByName works for some commands, but as soon as we switch to 
  ' the uno stuff, it will scribble in some other sheet, so this
  ' is how we make the sheet active for uno
  Controller = ThisComponent.getcurrentController
  Controller.setActiveSheet(sheet)	' make active
     
  rem ----------------------------------------------------------------------

  dim args1(0) as new com.sun.star.beans.PropertyValue
  args1(0).Name = "ToPoint"
  args1(0).Value = "$A$2"
  dispatcher.executeDispatch(document, ".uno:GoToCell", "", 0, args1())

  rem ----------------------------------------------------------------------
  dim args4(3) as new com.sun.star.beans.PropertyValue
  args4(0).Name = "FileName"
  args4(0).Value = "https://finviz.com/quote.ashx?t=" &amp; ticker
  args4(1).Name = "FilterName"
  args4(1).Value = "calc_HTML_WebQuery"
  args4(2).Name = "Options"
  args4(2).Value = "0 0"
  args4(3).Name = "Source"
  args4(3).Value = "HTML_8"

  dispatcher.executeDispatch(document, ".uno:InsertExternalDataSource", "", 0, args4()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